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24cm" svg:height="15.2cm" svg:x="12.96cm" svg:y="0.472cm">
            <draw:object draw:notify-on-update-of-ranges="LOGGER01.B1:LOGGER01.B1 LOGGER01.B2:LOGGER01.B984 LOGGER01.C1:LOGGER01.C1 LOGGER01.C2:LOGGER01.C9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460.32" calcext:value-type="float">
            <text:p>460.32</text:p>
          </table:table-cell>
          <table:table-cell office:value-type="float" office:value="593.82" calcext:value-type="float">
            <text:p>593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9" calcext:value-type="float">
            <text:p>15929</text:p>
          </table:table-cell>
          <table:table-cell table:formula="of:=[.A3]/1000/(60*60*24)" office:value-type="time" office:time-value="PT00H00M15.929S" calcext:value-type="time">
            <text:p>00:00:16</text:p>
          </table:table-cell>
          <table:table-cell office:value-type="float" office:value="1.29" calcext:value-type="float">
            <text:p>1.29</text:p>
          </table:table-cell>
          <table:table-cell office:value-type="float" office:value="460.12" calcext:value-type="float">
            <text:p>460.12</text:p>
          </table:table-cell>
          <table:table-cell office:value-type="float" office:value="591.71" calcext:value-type="float">
            <text:p>591.71</text:p>
          </table:table-cell>
          <table:table-cell office:value-type="float" office:value="2.04" calcext:value-type="float">
            <text:p>2.04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1929" calcext:value-type="float">
            <text:p>31929</text:p>
          </table:table-cell>
          <table:table-cell table:formula="of:=[.A4]/1000/(60*60*24)" office:value-type="time" office:time-value="PT00H00M31.929S" calcext:value-type="time">
            <text:p>00:00:32</text:p>
          </table:table-cell>
          <table:table-cell office:value-type="float" office:value="1.28" calcext:value-type="float">
            <text:p>1.28</text:p>
          </table:table-cell>
          <table:table-cell office:value-type="float" office:value="459.6" calcext:value-type="float">
            <text:p>459.6</text:p>
          </table:table-cell>
          <table:table-cell office:value-type="float" office:value="589.19" calcext:value-type="float">
            <text:p>589.19</text:p>
          </table:table-cell>
          <table:table-cell office:value-type="float" office:value="4.08" calcext:value-type="float">
            <text:p>4.08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47929" calcext:value-type="float">
            <text:p>47929</text:p>
          </table:table-cell>
          <table:table-cell table:formula="of:=[.A5]/1000/(60*60*24)" office:value-type="time" office:time-value="PT00H00M47.929S" calcext:value-type="time">
            <text:p>00:00:48</text:p>
          </table:table-cell>
          <table:table-cell office:value-type="float" office:value="1.28" calcext:value-type="float">
            <text:p>1.2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7.5" calcext:value-type="float">
            <text:p>587.5</text:p>
          </table:table-cell>
          <table:table-cell office:value-type="float" office:value="6.12" calcext:value-type="float">
            <text:p>6.12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63929" calcext:value-type="float">
            <text:p>63929</text:p>
          </table:table-cell>
          <table:table-cell table:formula="of:=[.A6]/1000/(60*60*24)" office:value-type="time" office:time-value="PT00H01M03.929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5.78" calcext:value-type="float">
            <text:p>585.78</text:p>
          </table:table-cell>
          <table:table-cell office:value-type="float" office:value="8.17" calcext:value-type="float">
            <text:p>8.17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79929" calcext:value-type="float">
            <text:p>79929</text:p>
          </table:table-cell>
          <table:table-cell table:formula="of:=[.A7]/1000/(60*60*24)" office:value-type="time" office:time-value="PT00H01M19.929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5.92" calcext:value-type="float">
            <text:p>585.92</text:p>
          </table:table-cell>
          <table:table-cell office:value-type="float" office:value="10.21" calcext:value-type="float">
            <text:p>10.21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95929" calcext:value-type="float">
            <text:p>95929</text:p>
          </table:table-cell>
          <table:table-cell table:formula="of:=[.A8]/1000/(60*60*24)" office:value-type="time" office:time-value="PT00H01M35.929S" calcext:value-type="time">
            <text:p>00:01:36</text:p>
          </table:table-cell>
          <table:table-cell office:value-type="float" office:value="1.27" calcext:value-type="float">
            <text:p>1.2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4.08" calcext:value-type="float">
            <text:p>584.08</text:p>
          </table:table-cell>
          <table:table-cell office:value-type="float" office:value="12.25" calcext:value-type="float">
            <text:p>12.25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111929" calcext:value-type="float">
            <text:p>111929</text:p>
          </table:table-cell>
          <table:table-cell table:formula="of:=[.A9]/1000/(60*60*24)" office:value-type="time" office:time-value="PT00H01M51.929S" calcext:value-type="time">
            <text:p>00:01:52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3.83" calcext:value-type="float">
            <text:p>583.83</text:p>
          </table:table-cell>
          <table:table-cell office:value-type="float" office:value="14.3" calcext:value-type="float">
            <text:p>14.3</text:p>
          </table:table-cell>
          <table:table-cell office:value-type="float" office:value="18.27" calcext:value-type="float">
            <text:p>18.27</text:p>
          </table:table-cell>
        </table:table-row>
        <table:table-row table:style-name="ro1">
          <table:table-cell office:value-type="float" office:value="127930" calcext:value-type="float">
            <text:p>127930</text:p>
          </table:table-cell>
          <table:table-cell table:formula="of:=[.A10]/1000/(60*60*24)" office:value-type="time" office:time-value="PT00H02M07.93S" calcext:value-type="time">
            <text:p>00:02:08</text:p>
          </table:table-cell>
          <table:table-cell office:value-type="float" office:value="1.27" calcext:value-type="float">
            <text:p>1.2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4.09" calcext:value-type="float">
            <text:p>584.09</text:p>
          </table:table-cell>
          <table:table-cell office:value-type="float" office:value="16.34" calcext:value-type="float">
            <text:p>16.34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143930" calcext:value-type="float">
            <text:p>143930</text:p>
          </table:table-cell>
          <table:table-cell table:formula="of:=[.A11]/1000/(60*60*24)" office:value-type="time" office:time-value="PT00H02M23.93S" calcext:value-type="time">
            <text:p>00:02:24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1.99" calcext:value-type="float">
            <text:p>581.99</text:p>
          </table:table-cell>
          <table:table-cell office:value-type="float" office:value="18.38" calcext:value-type="float">
            <text:p>18.38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float" office:value="159929" calcext:value-type="float">
            <text:p>159929</text:p>
          </table:table-cell>
          <table:table-cell table:formula="of:=[.A12]/1000/(60*60*24)" office:value-type="time" office:time-value="PT00H02M39.929S" calcext:value-type="time">
            <text:p>00:02:40</text:p>
          </table:table-cell>
          <table:table-cell office:value-type="float" office:value="1.27" calcext:value-type="float">
            <text:p>1.2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81.74" calcext:value-type="float">
            <text:p>581.74</text:p>
          </table:table-cell>
          <table:table-cell office:value-type="float" office:value="20.43" calcext:value-type="float">
            <text:p>20.43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float" office:value="175929" calcext:value-type="float">
            <text:p>175929</text:p>
          </table:table-cell>
          <table:table-cell table:formula="of:=[.A13]/1000/(60*60*24)" office:value-type="time" office:time-value="PT00H02M55.929S" calcext:value-type="time">
            <text:p>00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0.15" calcext:value-type="float">
            <text:p>580.15</text:p>
          </table:table-cell>
          <table:table-cell office:value-type="float" office:value="22.47" calcext:value-type="float">
            <text:p>22.47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float" office:value="191929" calcext:value-type="float">
            <text:p>191929</text:p>
          </table:table-cell>
          <table:table-cell table:formula="of:=[.A14]/1000/(60*60*24)" office:value-type="time" office:time-value="PT00H03M11.929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59.8" calcext:value-type="float">
            <text:p>459.8</text:p>
          </table:table-cell>
          <table:table-cell office:value-type="float" office:value="580.25" calcext:value-type="float">
            <text:p>580.25</text:p>
          </table:table-cell>
          <table:table-cell office:value-type="float" office:value="24.51" calcext:value-type="float">
            <text:p>24.51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07929" calcext:value-type="float">
            <text:p>207929</text:p>
          </table:table-cell>
          <table:table-cell table:formula="of:=[.A15]/1000/(60*60*24)" office:value-type="time" office:time-value="PT00H03M27.929S" calcext:value-type="time">
            <text:p>00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80" calcext:value-type="float">
            <text:p>580</text:p>
          </table:table-cell>
          <table:table-cell office:value-type="float" office:value="26.55" calcext:value-type="float">
            <text:p>26.55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float" office:value="223930" calcext:value-type="float">
            <text:p>223930</text:p>
          </table:table-cell>
          <table:table-cell table:formula="of:=[.A16]/1000/(60*60*24)" office:value-type="time" office:time-value="PT00H03M43.93S" calcext:value-type="time">
            <text:p>00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8.16" calcext:value-type="float">
            <text:p>578.16</text:p>
          </table:table-cell>
          <table:table-cell office:value-type="float" office:value="28.6" calcext:value-type="float">
            <text:p>28.6</text:p>
          </table:table-cell>
          <table:table-cell office:value-type="float" office:value="36.35" calcext:value-type="float">
            <text:p>36.35</text:p>
          </table:table-cell>
        </table:table-row>
        <table:table-row table:style-name="ro1">
          <table:table-cell office:value-type="float" office:value="239929" calcext:value-type="float">
            <text:p>239929</text:p>
          </table:table-cell>
          <table:table-cell table:formula="of:=[.A17]/1000/(60*60*24)" office:value-type="time" office:time-value="PT00H03M59.929S" calcext:value-type="time">
            <text:p>00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9.91" calcext:value-type="float">
            <text:p>579.91</text:p>
          </table:table-cell>
          <table:table-cell office:value-type="float" office:value="30.64" calcext:value-type="float">
            <text:p>30.64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float" office:value="255930" calcext:value-type="float">
            <text:p>255930</text:p>
          </table:table-cell>
          <table:table-cell table:formula="of:=[.A18]/1000/(60*60*24)" office:value-type="time" office:time-value="PT00H04M15.93S" calcext:value-type="time">
            <text:p>00:04:16</text:p>
          </table:table-cell>
          <table:table-cell office:value-type="float" office:value="1.26" calcext:value-type="float">
            <text:p>1.2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8.31" calcext:value-type="float">
            <text:p>578.31</text:p>
          </table:table-cell>
          <table:table-cell office:value-type="float" office:value="32.68" calcext:value-type="float">
            <text:p>32.68</text:p>
          </table:table-cell>
          <table:table-cell office:value-type="float" office:value="41.49" calcext:value-type="float">
            <text:p>41.49</text:p>
          </table:table-cell>
        </table:table-row>
        <table:table-row table:style-name="ro1">
          <table:table-cell office:value-type="float" office:value="271929" calcext:value-type="float">
            <text:p>271929</text:p>
          </table:table-cell>
          <table:table-cell table:formula="of:=[.A19]/1000/(60*60*24)" office:value-type="time" office:time-value="PT00H04M31.929S" calcext:value-type="time">
            <text:p>00:04:32</text:p>
          </table:table-cell>
          <table:table-cell office:value-type="float" office:value="1.26" calcext:value-type="float">
            <text:p>1.26</text:p>
          </table:table-cell>
          <table:table-cell office:value-type="float" office:value="459.8" calcext:value-type="float">
            <text:p>459.8</text:p>
          </table:table-cell>
          <table:table-cell office:value-type="float" office:value="578.41" calcext:value-type="float">
            <text:p>578.41</text:p>
          </table:table-cell>
          <table:table-cell office:value-type="float" office:value="34.73" calcext:value-type="float">
            <text:p>34.73</text:p>
          </table:table-cell>
          <table:table-cell office:value-type="float" office:value="44.06" calcext:value-type="float">
            <text:p>44.06</text:p>
          </table:table-cell>
        </table:table-row>
        <table:table-row table:style-name="ro1">
          <table:table-cell office:value-type="float" office:value="287929" calcext:value-type="float">
            <text:p>287929</text:p>
          </table:table-cell>
          <table:table-cell table:formula="of:=[.A20]/1000/(60*60*24)" office:value-type="time" office:time-value="PT00H04M47.929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6.58" calcext:value-type="float">
            <text:p>576.58</text:p>
          </table:table-cell>
          <table:table-cell office:value-type="float" office:value="36.77" calcext:value-type="float">
            <text:p>36.77</text:p>
          </table:table-cell>
          <table:table-cell office:value-type="float" office:value="46.62" calcext:value-type="float">
            <text:p>46.62</text:p>
          </table:table-cell>
        </table:table-row>
        <table:table-row table:style-name="ro1">
          <table:table-cell office:value-type="float" office:value="303929" calcext:value-type="float">
            <text:p>303929</text:p>
          </table:table-cell>
          <table:table-cell table:formula="of:=[.A21]/1000/(60*60*24)" office:value-type="time" office:time-value="PT00H05M03.929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6.72" calcext:value-type="float">
            <text:p>576.72</text:p>
          </table:table-cell>
          <table:table-cell office:value-type="float" office:value="38.81" calcext:value-type="float">
            <text:p>38.81</text:p>
          </table:table-cell>
          <table:table-cell office:value-type="float" office:value="49.18" calcext:value-type="float">
            <text:p>49.18</text:p>
          </table:table-cell>
        </table:table-row>
        <table:table-row table:style-name="ro1">
          <table:table-cell office:value-type="float" office:value="319929" calcext:value-type="float">
            <text:p>319929</text:p>
          </table:table-cell>
          <table:table-cell table:formula="of:=[.A22]/1000/(60*60*24)" office:value-type="time" office:time-value="PT00H05M19.929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4.89" calcext:value-type="float">
            <text:p>574.89</text:p>
          </table:table-cell>
          <table:table-cell office:value-type="float" office:value="40.86" calcext:value-type="float">
            <text:p>40.86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335929" calcext:value-type="float">
            <text:p>335929</text:p>
          </table:table-cell>
          <table:table-cell table:formula="of:=[.A23]/1000/(60*60*24)" office:value-type="time" office:time-value="PT00H05M35.929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6.32" calcext:value-type="float">
            <text:p>576.32</text:p>
          </table:table-cell>
          <table:table-cell office:value-type="float" office:value="42.9" calcext:value-type="float">
            <text:p>42.9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float" office:value="351929" calcext:value-type="float">
            <text:p>351929</text:p>
          </table:table-cell>
          <table:table-cell table:formula="of:=[.A24]/1000/(60*60*24)" office:value-type="time" office:time-value="PT00H05M51.929S" calcext:value-type="time">
            <text:p>00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4.23" calcext:value-type="float">
            <text:p>574.23</text:p>
          </table:table-cell>
          <table:table-cell office:value-type="float" office:value="44.94" calcext:value-type="float">
            <text:p>44.94</text:p>
          </table:table-cell>
          <table:table-cell office:value-type="float" office:value="56.85" calcext:value-type="float">
            <text:p>56.85</text:p>
          </table:table-cell>
        </table:table-row>
        <table:table-row table:style-name="ro1">
          <table:table-cell office:value-type="float" office:value="367929" calcext:value-type="float">
            <text:p>367929</text:p>
          </table:table-cell>
          <table:table-cell table:formula="of:=[.A25]/1000/(60*60*24)" office:value-type="time" office:time-value="PT00H06M07.929S" calcext:value-type="time">
            <text:p>00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4.72" calcext:value-type="float">
            <text:p>574.72</text:p>
          </table:table-cell>
          <table:table-cell office:value-type="float" office:value="46.98" calcext:value-type="float">
            <text:p>46.98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383929" calcext:value-type="float">
            <text:p>383929</text:p>
          </table:table-cell>
          <table:table-cell table:formula="of:=[.A26]/1000/(60*60*24)" office:value-type="time" office:time-value="PT00H06M23.929S" calcext:value-type="time">
            <text:p>00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3.04" calcext:value-type="float">
            <text:p>573.04</text:p>
          </table:table-cell>
          <table:table-cell office:value-type="float" office:value="49.03" calcext:value-type="float">
            <text:p>49.03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399930" calcext:value-type="float">
            <text:p>399930</text:p>
          </table:table-cell>
          <table:table-cell table:formula="of:=[.A27]/1000/(60*60*24)" office:value-type="time" office:time-value="PT00H06M39.93S" calcext:value-type="time">
            <text:p>00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4.63" calcext:value-type="float">
            <text:p>574.63</text:p>
          </table:table-cell>
          <table:table-cell office:value-type="float" office:value="51.07" calcext:value-type="float">
            <text:p>51.07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415929" calcext:value-type="float">
            <text:p>415929</text:p>
          </table:table-cell>
          <table:table-cell table:formula="of:=[.A28]/1000/(60*60*24)" office:value-type="time" office:time-value="PT00H06M55.929S" calcext:value-type="time">
            <text:p>00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2.89" calcext:value-type="float">
            <text:p>572.89</text:p>
          </table:table-cell>
          <table:table-cell office:value-type="float" office:value="53.11" calcext:value-type="float">
            <text:p>53.11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431929" calcext:value-type="float">
            <text:p>431929</text:p>
          </table:table-cell>
          <table:table-cell table:formula="of:=[.A29]/1000/(60*60*24)" office:value-type="time" office:time-value="PT00H07M11.929S" calcext:value-type="time">
            <text:p>00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3.05" calcext:value-type="float">
            <text:p>573.05</text:p>
          </table:table-cell>
          <table:table-cell office:value-type="float" office:value="55.16" calcext:value-type="float">
            <text:p>55.16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1">
          <table:table-cell office:value-type="float" office:value="447929" calcext:value-type="float">
            <text:p>447929</text:p>
          </table:table-cell>
          <table:table-cell table:formula="of:=[.A30]/1000/(60*60*24)" office:value-type="time" office:time-value="PT00H07M27.929S" calcext:value-type="time">
            <text:p>00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2.8" calcext:value-type="float">
            <text:p>572.8</text:p>
          </table:table-cell>
          <table:table-cell office:value-type="float" office:value="57.2" calcext:value-type="float">
            <text:p>57.2</text:p>
          </table:table-cell>
          <table:table-cell office:value-type="float" office:value="72.13" calcext:value-type="float">
            <text:p>72.13</text:p>
          </table:table-cell>
        </table:table-row>
        <table:table-row table:style-name="ro1">
          <table:table-cell office:value-type="float" office:value="463929" calcext:value-type="float">
            <text:p>463929</text:p>
          </table:table-cell>
          <table:table-cell table:formula="of:=[.A31]/1000/(60*60*24)" office:value-type="time" office:time-value="PT00H07M43.929S" calcext:value-type="time">
            <text:p>00:07:44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5" calcext:value-type="float">
            <text:p>572.65</text:p>
          </table:table-cell>
          <table:table-cell office:value-type="float" office:value="59.24" calcext:value-type="float">
            <text:p>59.24</text:p>
          </table:table-cell>
          <table:table-cell office:value-type="float" office:value="74.67" calcext:value-type="float">
            <text:p>74.67</text:p>
          </table:table-cell>
        </table:table-row>
        <table:table-row table:style-name="ro1">
          <table:table-cell office:value-type="float" office:value="479929" calcext:value-type="float">
            <text:p>479929</text:p>
          </table:table-cell>
          <table:table-cell table:formula="of:=[.A32]/1000/(60*60*24)" office:value-type="time" office:time-value="PT00H07M59.929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0.96" calcext:value-type="float">
            <text:p>570.96</text:p>
          </table:table-cell>
          <table:table-cell office:value-type="float" office:value="61.28" calcext:value-type="float">
            <text:p>61.28</text:p>
          </table:table-cell>
          <table:table-cell office:value-type="float" office:value="77.21" calcext:value-type="float">
            <text:p>77.21</text:p>
          </table:table-cell>
        </table:table-row>
        <table:table-row table:style-name="ro1">
          <table:table-cell office:value-type="float" office:value="495929" calcext:value-type="float">
            <text:p>495929</text:p>
          </table:table-cell>
          <table:table-cell table:formula="of:=[.A33]/1000/(60*60*24)" office:value-type="time" office:time-value="PT00H08M15.929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0.94" calcext:value-type="float">
            <text:p>570.94</text:p>
          </table:table-cell>
          <table:table-cell office:value-type="float" office:value="63.33" calcext:value-type="float">
            <text:p>63.33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511930" calcext:value-type="float">
            <text:p>511930</text:p>
          </table:table-cell>
          <table:table-cell table:formula="of:=[.A34]/1000/(60*60*24)" office:value-type="time" office:time-value="PT00H08M31.93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70.82" calcext:value-type="float">
            <text:p>570.82</text:p>
          </table:table-cell>
          <table:table-cell office:value-type="float" office:value="65.37" calcext:value-type="float">
            <text:p>65.37</text:p>
          </table:table-cell>
          <table:table-cell office:value-type="float" office:value="82.28" calcext:value-type="float">
            <text:p>82.28</text:p>
          </table:table-cell>
        </table:table-row>
        <table:table-row table:style-name="ro1">
          <table:table-cell office:value-type="float" office:value="527929" calcext:value-type="float">
            <text:p>527929</text:p>
          </table:table-cell>
          <table:table-cell table:formula="of:=[.A35]/1000/(60*60*24)" office:value-type="time" office:time-value="PT00H08M47.929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68.97" calcext:value-type="float">
            <text:p>568.97</text:p>
          </table:table-cell>
          <table:table-cell office:value-type="float" office:value="67.41" calcext:value-type="float">
            <text:p>67.41</text:p>
          </table:table-cell>
          <table:table-cell office:value-type="float" office:value="84.82" calcext:value-type="float">
            <text:p>84.82</text:p>
          </table:table-cell>
        </table:table-row>
        <table:table-row table:style-name="ro1">
          <table:table-cell office:value-type="float" office:value="543929" calcext:value-type="float">
            <text:p>543929</text:p>
          </table:table-cell>
          <table:table-cell table:formula="of:=[.A36]/1000/(60*60*24)" office:value-type="time" office:time-value="PT00H09M03.929S" calcext:value-type="time">
            <text:p>00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459.2" calcext:value-type="float">
            <text:p>459.2</text:p>
          </table:table-cell>
          <table:table-cell office:value-type="float" office:value="568.47" calcext:value-type="float">
            <text:p>568.47</text:p>
          </table:table-cell>
          <table:table-cell office:value-type="float" office:value="69.46" calcext:value-type="float">
            <text:p>69.46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559929" calcext:value-type="float">
            <text:p>559929</text:p>
          </table:table-cell>
          <table:table-cell table:formula="of:=[.A37]/1000/(60*60*24)" office:value-type="time" office:time-value="PT00H09M19.929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70.55" calcext:value-type="float">
            <text:p>570.55</text:p>
          </table:table-cell>
          <table:table-cell office:value-type="float" office:value="71.5" calcext:value-type="float">
            <text:p>71.5</text:p>
          </table:table-cell>
          <table:table-cell office:value-type="float" office:value="89.88" calcext:value-type="float">
            <text:p>89.88</text:p>
          </table:table-cell>
        </table:table-row>
        <table:table-row table:style-name="ro1">
          <table:table-cell office:value-type="float" office:value="575929" calcext:value-type="float">
            <text:p>575929</text:p>
          </table:table-cell>
          <table:table-cell table:formula="of:=[.A38]/1000/(60*60*24)" office:value-type="time" office:time-value="PT00H09M35.929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6.78" calcext:value-type="float">
            <text:p>566.7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41" calcext:value-type="float">
            <text:p>92.41</text:p>
          </table:table-cell>
        </table:table-row>
        <table:table-row table:style-name="ro1">
          <table:table-cell office:value-type="float" office:value="591929" calcext:value-type="float">
            <text:p>591929</text:p>
          </table:table-cell>
          <table:table-cell table:formula="of:=[.A39]/1000/(60*60*24)" office:value-type="time" office:time-value="PT00H09M51.929S" calcext:value-type="time">
            <text:p>00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68.97" calcext:value-type="float">
            <text:p>568.97</text:p>
          </table:table-cell>
          <table:table-cell office:value-type="float" office:value="75.58" calcext:value-type="float">
            <text:p>75.58</text:p>
          </table:table-cell>
          <table:table-cell office:value-type="float" office:value="94.93" calcext:value-type="float">
            <text:p>94.93</text:p>
          </table:table-cell>
        </table:table-row>
        <table:table-row table:style-name="ro1">
          <table:table-cell office:value-type="float" office:value="607929" calcext:value-type="float">
            <text:p>607929</text:p>
          </table:table-cell>
          <table:table-cell table:formula="of:=[.A40]/1000/(60*60*24)" office:value-type="time" office:time-value="PT00H10M07.929S" calcext:value-type="time">
            <text:p>00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0.95" calcext:value-type="float">
            <text:p>570.95</text:p>
          </table:table-cell>
          <table:table-cell office:value-type="float" office:value="77.63" calcext:value-type="float">
            <text:p>77.63</text:p>
          </table:table-cell>
          <table:table-cell office:value-type="float" office:value="97.46" calcext:value-type="float">
            <text:p>97.46</text:p>
          </table:table-cell>
        </table:table-row>
        <table:table-row table:style-name="ro1">
          <table:table-cell office:value-type="float" office:value="623929" calcext:value-type="float">
            <text:p>623929</text:p>
          </table:table-cell>
          <table:table-cell table:formula="of:=[.A41]/1000/(60*60*24)" office:value-type="time" office:time-value="PT00H10M23.929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6.77" calcext:value-type="float">
            <text:p>566.77</text:p>
          </table:table-cell>
          <table:table-cell office:value-type="float" office:value="79.67" calcext:value-type="float">
            <text:p>79.67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639930" calcext:value-type="float">
            <text:p>639930</text:p>
          </table:table-cell>
          <table:table-cell table:formula="of:=[.A42]/1000/(60*60*24)" office:value-type="time" office:time-value="PT00H10M39.93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3" calcext:value-type="float">
            <text:p>567.13</text:p>
          </table:table-cell>
          <table:table-cell office:value-type="float" office:value="81.71" calcext:value-type="float">
            <text:p>81.71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655929" calcext:value-type="float">
            <text:p>655929</text:p>
          </table:table-cell>
          <table:table-cell table:formula="of:=[.A43]/1000/(60*60*24)" office:value-type="time" office:time-value="PT00H10M55.929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2" calcext:value-type="float">
            <text:p>567.12</text:p>
          </table:table-cell>
          <table:table-cell office:value-type="float" office:value="83.75" calcext:value-type="float">
            <text:p>83.75</text:p>
          </table:table-cell>
          <table:table-cell office:value-type="float" office:value="105.03" calcext:value-type="float">
            <text:p>105.03</text:p>
          </table:table-cell>
        </table:table-row>
        <table:table-row table:style-name="ro1">
          <table:table-cell office:value-type="float" office:value="671929" calcext:value-type="float">
            <text:p>671929</text:p>
          </table:table-cell>
          <table:table-cell table:formula="of:=[.A44]/1000/(60*60*24)" office:value-type="time" office:time-value="PT00H11M11.929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7.53" calcext:value-type="float">
            <text:p>567.53</text:p>
          </table:table-cell>
          <table:table-cell office:value-type="float" office:value="85.8" calcext:value-type="float">
            <text:p>85.8</text:p>
          </table:table-cell>
          <table:table-cell office:value-type="float" office:value="107.55" calcext:value-type="float">
            <text:p>107.55</text:p>
          </table:table-cell>
        </table:table-row>
        <table:table-row table:style-name="ro1">
          <table:table-cell office:value-type="float" office:value="687930" calcext:value-type="float">
            <text:p>687930</text:p>
          </table:table-cell>
          <table:table-cell table:formula="of:=[.A45]/1000/(60*60*24)" office:value-type="time" office:time-value="PT00H11M27.93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9" calcext:value-type="float">
            <text:p>565.29</text:p>
          </table:table-cell>
          <table:table-cell office:value-type="float" office:value="87.84" calcext:value-type="float">
            <text:p>87.84</text:p>
          </table:table-cell>
          <table:table-cell office:value-type="float" office:value="110.06" calcext:value-type="float">
            <text:p>110.06</text:p>
          </table:table-cell>
        </table:table-row>
        <table:table-row table:style-name="ro1">
          <table:table-cell office:value-type="float" office:value="703929" calcext:value-type="float">
            <text:p>703929</text:p>
          </table:table-cell>
          <table:table-cell table:formula="of:=[.A46]/1000/(60*60*24)" office:value-type="time" office:time-value="PT00H11M43.929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7.04" calcext:value-type="float">
            <text:p>567.04</text:p>
          </table:table-cell>
          <table:table-cell office:value-type="float" office:value="89.88" calcext:value-type="float">
            <text:p>89.88</text:p>
          </table:table-cell>
          <table:table-cell office:value-type="float" office:value="112.58" calcext:value-type="float">
            <text:p>112.58</text:p>
          </table:table-cell>
        </table:table-row>
        <table:table-row table:style-name="ro1">
          <table:table-cell office:value-type="float" office:value="719930" calcext:value-type="float">
            <text:p>719930</text:p>
          </table:table-cell>
          <table:table-cell table:formula="of:=[.A47]/1000/(60*60*24)" office:value-type="time" office:time-value="PT00H11M59.93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9" calcext:value-type="float">
            <text:p>565.29</text:p>
          </table:table-cell>
          <table:table-cell office:value-type="float" office:value="91.93" calcext:value-type="float">
            <text:p>91.93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735930" calcext:value-type="float">
            <text:p>735930</text:p>
          </table:table-cell>
          <table:table-cell table:formula="of:=[.A48]/1000/(60*60*24)" office:value-type="time" office:time-value="PT00H12M15.93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3" calcext:value-type="float">
            <text:p>565.3</text:p>
          </table:table-cell>
          <table:table-cell office:value-type="float" office:value="93.97" calcext:value-type="float">
            <text:p>93.97</text:p>
          </table:table-cell>
          <table:table-cell office:value-type="float" office:value="117.61" calcext:value-type="float">
            <text:p>117.61</text:p>
          </table:table-cell>
        </table:table-row>
        <table:table-row table:style-name="ro1">
          <table:table-cell office:value-type="float" office:value="751929" calcext:value-type="float">
            <text:p>751929</text:p>
          </table:table-cell>
          <table:table-cell table:formula="of:=[.A49]/1000/(60*60*24)" office:value-type="time" office:time-value="PT00H12M31.929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4.95" calcext:value-type="float">
            <text:p>564.95</text:p>
          </table:table-cell>
          <table:table-cell office:value-type="float" office:value="96.01" calcext:value-type="float">
            <text:p>96.01</text:p>
          </table:table-cell>
          <table:table-cell office:value-type="float" office:value="120.13" calcext:value-type="float">
            <text:p>120.13</text:p>
          </table:table-cell>
        </table:table-row>
        <table:table-row table:style-name="ro1">
          <table:table-cell office:value-type="float" office:value="767930" calcext:value-type="float">
            <text:p>767930</text:p>
          </table:table-cell>
          <table:table-cell table:formula="of:=[.A50]/1000/(60*60*24)" office:value-type="time" office:time-value="PT00H12M47.93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6.88" calcext:value-type="float">
            <text:p>566.88</text:p>
          </table:table-cell>
          <table:table-cell office:value-type="float" office:value="98.05" calcext:value-type="float">
            <text:p>98.05</text:p>
          </table:table-cell>
          <table:table-cell office:value-type="float" office:value="122.64" calcext:value-type="float">
            <text:p>122.64</text:p>
          </table:table-cell>
        </table:table-row>
        <table:table-row table:style-name="ro1">
          <table:table-cell office:value-type="float" office:value="783929" calcext:value-type="float">
            <text:p>783929</text:p>
          </table:table-cell>
          <table:table-cell table:formula="of:=[.A51]/1000/(60*60*24)" office:value-type="time" office:time-value="PT00H13M03.929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9" calcext:value-type="float">
            <text:p>565.29</text:p>
          </table:table-cell>
          <table:table-cell office:value-type="float" office:value="100.1" calcext:value-type="float">
            <text:p>100.1</text:p>
          </table:table-cell>
          <table:table-cell office:value-type="float" office:value="125.15" calcext:value-type="float">
            <text:p>125.15</text:p>
          </table:table-cell>
        </table:table-row>
        <table:table-row table:style-name="ro1">
          <table:table-cell office:value-type="float" office:value="799930" calcext:value-type="float">
            <text:p>799930</text:p>
          </table:table-cell>
          <table:table-cell table:formula="of:=[.A52]/1000/(60*60*24)" office:value-type="time" office:time-value="PT00H13M19.93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5.54" calcext:value-type="float">
            <text:p>565.54</text:p>
          </table:table-cell>
          <table:table-cell office:value-type="float" office:value="102.14" calcext:value-type="float">
            <text:p>102.14</text:p>
          </table:table-cell>
          <table:table-cell office:value-type="float" office:value="127.66" calcext:value-type="float">
            <text:p>127.66</text:p>
          </table:table-cell>
        </table:table-row>
        <table:table-row table:style-name="ro1">
          <table:table-cell office:value-type="float" office:value="815928" calcext:value-type="float">
            <text:p>815928</text:p>
          </table:table-cell>
          <table:table-cell table:formula="of:=[.A53]/1000/(60*60*24)" office:value-type="time" office:time-value="PT00H13M35.928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5" calcext:value-type="float">
            <text:p>565.05</text:p>
          </table:table-cell>
          <table:table-cell office:value-type="float" office:value="104.18" calcext:value-type="float">
            <text:p>104.18</text:p>
          </table:table-cell>
          <table:table-cell office:value-type="float" office:value="130.17" calcext:value-type="float">
            <text:p>130.17</text:p>
          </table:table-cell>
        </table:table-row>
        <table:table-row table:style-name="ro1">
          <table:table-cell office:value-type="float" office:value="831929" calcext:value-type="float">
            <text:p>831929</text:p>
          </table:table-cell>
          <table:table-cell table:formula="of:=[.A54]/1000/(60*60*24)" office:value-type="time" office:time-value="PT00H13M51.929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5.43" calcext:value-type="float">
            <text:p>565.43</text:p>
          </table:table-cell>
          <table:table-cell office:value-type="float" office:value="106.22" calcext:value-type="float">
            <text:p>106.22</text:p>
          </table:table-cell>
          <table:table-cell office:value-type="float" office:value="132.68" calcext:value-type="float">
            <text:p>132.68</text:p>
          </table:table-cell>
        </table:table-row>
        <table:table-row table:style-name="ro1">
          <table:table-cell office:value-type="float" office:value="847930" calcext:value-type="float">
            <text:p>847930</text:p>
          </table:table-cell>
          <table:table-cell table:formula="of:=[.A55]/1000/(60*60*24)" office:value-type="time" office:time-value="PT00H14M07.93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3" calcext:value-type="float">
            <text:p>565.03</text:p>
          </table:table-cell>
          <table:table-cell office:value-type="float" office:value="108.27" calcext:value-type="float">
            <text:p>108.27</text:p>
          </table:table-cell>
          <table:table-cell office:value-type="float" office:value="135.19" calcext:value-type="float">
            <text:p>135.19</text:p>
          </table:table-cell>
        </table:table-row>
        <table:table-row table:style-name="ro1">
          <table:table-cell office:value-type="float" office:value="863930" calcext:value-type="float">
            <text:p>863930</text:p>
          </table:table-cell>
          <table:table-cell table:formula="of:=[.A56]/1000/(60*60*24)" office:value-type="time" office:time-value="PT00H14M23.93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59" calcext:value-type="float">
            <text:p>563.59</text:p>
          </table:table-cell>
          <table:table-cell office:value-type="float" office:value="110.31" calcext:value-type="float">
            <text:p>110.31</text:p>
          </table:table-cell>
          <table:table-cell office:value-type="float" office:value="137.69" calcext:value-type="float">
            <text:p>137.69</text:p>
          </table:table-cell>
        </table:table-row>
        <table:table-row table:style-name="ro1">
          <table:table-cell office:value-type="float" office:value="879928" calcext:value-type="float">
            <text:p>879928</text:p>
          </table:table-cell>
          <table:table-cell table:formula="of:=[.A57]/1000/(60*60*24)" office:value-type="time" office:time-value="PT00H14M39.928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3.7" calcext:value-type="float">
            <text:p>563.7</text:p>
          </table:table-cell>
          <table:table-cell office:value-type="float" office:value="112.35" calcext:value-type="float">
            <text:p>112.35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895928" calcext:value-type="float">
            <text:p>895928</text:p>
          </table:table-cell>
          <table:table-cell table:formula="of:=[.A58]/1000/(60*60*24)" office:value-type="time" office:time-value="PT00H14M55.928S" calcext:value-type="time">
            <text:p>00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59" calcext:value-type="float">
            <text:p>563.59</text:p>
          </table:table-cell>
          <table:table-cell office:value-type="float" office:value="114.4" calcext:value-type="float">
            <text:p>114.4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float" office:value="911929" calcext:value-type="float">
            <text:p>911929</text:p>
          </table:table-cell>
          <table:table-cell table:formula="of:=[.A59]/1000/(60*60*24)" office:value-type="time" office:time-value="PT00H15M11.929S" calcext:value-type="time">
            <text:p>00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6" calcext:value-type="float">
            <text:p>563.6</text:p>
          </table:table-cell>
          <table:table-cell office:value-type="float" office:value="116.44" calcext:value-type="float">
            <text:p>116.44</text:p>
          </table:table-cell>
          <table:table-cell office:value-type="float" office:value="145.21" calcext:value-type="float">
            <text:p>145.21</text:p>
          </table:table-cell>
        </table:table-row>
        <table:table-row table:style-name="ro1">
          <table:table-cell office:value-type="float" office:value="927929" calcext:value-type="float">
            <text:p>927929</text:p>
          </table:table-cell>
          <table:table-cell table:formula="of:=[.A60]/1000/(60*60*24)" office:value-type="time" office:time-value="PT00H15M27.929S" calcext:value-type="time">
            <text:p>00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" calcext:value-type="float">
            <text:p>561.6</text:p>
          </table:table-cell>
          <table:table-cell office:value-type="float" office:value="118.48" calcext:value-type="float">
            <text:p>118.48</text:p>
          </table:table-cell>
          <table:table-cell office:value-type="float" office:value="147.71" calcext:value-type="float">
            <text:p>147.71</text:p>
          </table:table-cell>
        </table:table-row>
        <table:table-row table:style-name="ro1">
          <table:table-cell office:value-type="float" office:value="943929" calcext:value-type="float">
            <text:p>943929</text:p>
          </table:table-cell>
          <table:table-cell table:formula="of:=[.A61]/1000/(60*60*24)" office:value-type="time" office:time-value="PT00H15M43.929S" calcext:value-type="time">
            <text:p>00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1" calcext:value-type="float">
            <text:p>563.21</text:p>
          </table:table-cell>
          <table:table-cell office:value-type="float" office:value="120.52" calcext:value-type="float">
            <text:p>120.52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office:value-type="float" office:value="959929" calcext:value-type="float">
            <text:p>959929</text:p>
          </table:table-cell>
          <table:table-cell table:formula="of:=[.A62]/1000/(60*60*24)" office:value-type="time" office:time-value="PT00H15M59.929S" calcext:value-type="time">
            <text:p>00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59" calcext:value-type="float">
            <text:p>563.59</text:p>
          </table:table-cell>
          <table:table-cell office:value-type="float" office:value="122.57" calcext:value-type="float">
            <text:p>122.57</text:p>
          </table:table-cell>
          <table:table-cell office:value-type="float" office:value="152.71" calcext:value-type="float">
            <text:p>152.71</text:p>
          </table:table-cell>
        </table:table-row>
        <table:table-row table:style-name="ro1">
          <table:table-cell office:value-type="float" office:value="975929" calcext:value-type="float">
            <text:p>975929</text:p>
          </table:table-cell>
          <table:table-cell table:formula="of:=[.A63]/1000/(60*60*24)" office:value-type="time" office:time-value="PT00H16M15.929S" calcext:value-type="time">
            <text:p>00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2" calcext:value-type="float">
            <text:p>561.62</text:p>
          </table:table-cell>
          <table:table-cell office:value-type="float" office:value="124.61" calcext:value-type="float">
            <text:p>124.61</text:p>
          </table:table-cell>
          <table:table-cell office:value-type="float" office:value="155.21" calcext:value-type="float">
            <text:p>155.21</text:p>
          </table:table-cell>
        </table:table-row>
        <table:table-row table:style-name="ro1">
          <table:table-cell office:value-type="float" office:value="991929" calcext:value-type="float">
            <text:p>991929</text:p>
          </table:table-cell>
          <table:table-cell table:formula="of:=[.A64]/1000/(60*60*24)" office:value-type="time" office:time-value="PT00H16M31.929S" calcext:value-type="time">
            <text:p>00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3.45" calcext:value-type="float">
            <text:p>563.45</text:p>
          </table:table-cell>
          <table:table-cell office:value-type="float" office:value="126.65" calcext:value-type="float">
            <text:p>126.65</text:p>
          </table:table-cell>
          <table:table-cell office:value-type="float" office:value="157.71" calcext:value-type="float">
            <text:p>157.71</text:p>
          </table:table-cell>
        </table:table-row>
        <table:table-row table:style-name="ro1">
          <table:table-cell office:value-type="float" office:value="1007929" calcext:value-type="float">
            <text:p>1007929</text:p>
          </table:table-cell>
          <table:table-cell table:formula="of:=[.A65]/1000/(60*60*24)" office:value-type="time" office:time-value="PT00H16M47.929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1.85" calcext:value-type="float">
            <text:p>561.85</text:p>
          </table:table-cell>
          <table:table-cell office:value-type="float" office:value="128.69" calcext:value-type="float">
            <text:p>128.69</text:p>
          </table:table-cell>
          <table:table-cell office:value-type="float" office:value="160.21" calcext:value-type="float">
            <text:p>160.21</text:p>
          </table:table-cell>
        </table:table-row>
        <table:table-row table:style-name="ro1">
          <table:table-cell office:value-type="float" office:value="1023930" calcext:value-type="float">
            <text:p>1023930</text:p>
          </table:table-cell>
          <table:table-cell table:formula="of:=[.A66]/1000/(60*60*24)" office:value-type="time" office:time-value="PT00H17M03.93S" calcext:value-type="time">
            <text:p>00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6" calcext:value-type="float">
            <text:p>561.76</text:p>
          </table:table-cell>
          <table:table-cell office:value-type="float" office:value="130.74" calcext:value-type="float">
            <text:p>130.74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float" office:value="1039929" calcext:value-type="float">
            <text:p>1039929</text:p>
          </table:table-cell>
          <table:table-cell table:formula="of:=[.A67]/1000/(60*60*24)" office:value-type="time" office:time-value="PT00H17M19.929S" calcext:value-type="time">
            <text:p>00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6" calcext:value-type="float">
            <text:p>561.76</text:p>
          </table:table-cell>
          <table:table-cell office:value-type="float" office:value="132.78" calcext:value-type="float">
            <text:p>132.78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float" office:value="1055929" calcext:value-type="float">
            <text:p>1055929</text:p>
          </table:table-cell>
          <table:table-cell table:formula="of:=[.A68]/1000/(60*60*24)" office:value-type="time" office:time-value="PT00H17M35.929S" calcext:value-type="time">
            <text:p>00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6" calcext:value-type="float">
            <text:p>561.76</text:p>
          </table:table-cell>
          <table:table-cell office:value-type="float" office:value="134.82" calcext:value-type="float">
            <text:p>134.82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1">
          <table:table-cell office:value-type="float" office:value="1071929" calcext:value-type="float">
            <text:p>1071929</text:p>
          </table:table-cell>
          <table:table-cell table:formula="of:=[.A69]/1000/(60*60*24)" office:value-type="time" office:time-value="PT00H17M51.929S" calcext:value-type="time">
            <text:p>00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" calcext:value-type="float">
            <text:p>563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170.19" calcext:value-type="float">
            <text:p>170.19</text:p>
          </table:table-cell>
        </table:table-row>
        <table:table-row table:style-name="ro1">
          <table:table-cell office:value-type="float" office:value="1087930" calcext:value-type="float">
            <text:p>1087930</text:p>
          </table:table-cell>
          <table:table-cell table:formula="of:=[.A70]/1000/(60*60*24)" office:value-type="time" office:time-value="PT00H18M07.93S" calcext:value-type="time">
            <text:p>00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8" calcext:value-type="float">
            <text:p>559.68</text:p>
          </table:table-cell>
          <table:table-cell office:value-type="float" office:value="138.91" calcext:value-type="float">
            <text:p>138.91</text:p>
          </table:table-cell>
          <table:table-cell office:value-type="float" office:value="172.68" calcext:value-type="float">
            <text:p>172.68</text:p>
          </table:table-cell>
        </table:table-row>
        <table:table-row table:style-name="ro1">
          <table:table-cell office:value-type="float" office:value="1103930" calcext:value-type="float">
            <text:p>1103930</text:p>
          </table:table-cell>
          <table:table-cell table:formula="of:=[.A71]/1000/(60*60*24)" office:value-type="time" office:time-value="PT00H18M23.93S" calcext:value-type="time">
            <text:p>00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8" calcext:value-type="float">
            <text:p>559.68</text:p>
          </table:table-cell>
          <table:table-cell office:value-type="float" office:value="140.95" calcext:value-type="float">
            <text:p>140.95</text:p>
          </table:table-cell>
          <table:table-cell office:value-type="float" office:value="175.17" calcext:value-type="float">
            <text:p>175.17</text:p>
          </table:table-cell>
        </table:table-row>
        <table:table-row table:style-name="ro1">
          <table:table-cell office:value-type="float" office:value="1119929" calcext:value-type="float">
            <text:p>1119929</text:p>
          </table:table-cell>
          <table:table-cell table:formula="of:=[.A72]/1000/(60*60*24)" office:value-type="time" office:time-value="PT00H18M39.929S" calcext:value-type="time">
            <text:p>00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5" calcext:value-type="float">
            <text:p>561.75</text:p>
          </table:table-cell>
          <table:table-cell office:value-type="float" office:value="142.99" calcext:value-type="float">
            <text:p>142.99</text:p>
          </table:table-cell>
          <table:table-cell office:value-type="float" office:value="177.66" calcext:value-type="float">
            <text:p>177.66</text:p>
          </table:table-cell>
        </table:table-row>
        <table:table-row table:style-name="ro1">
          <table:table-cell office:value-type="float" office:value="1135930" calcext:value-type="float">
            <text:p>1135930</text:p>
          </table:table-cell>
          <table:table-cell table:formula="of:=[.A73]/1000/(60*60*24)" office:value-type="time" office:time-value="PT00H18M55.93S" calcext:value-type="time">
            <text:p>00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59.77" calcext:value-type="float">
            <text:p>559.77</text:p>
          </table:table-cell>
          <table:table-cell office:value-type="float" office:value="145.03" calcext:value-type="float">
            <text:p>145.03</text:p>
          </table:table-cell>
          <table:table-cell office:value-type="float" office:value="180.15" calcext:value-type="float">
            <text:p>180.15</text:p>
          </table:table-cell>
        </table:table-row>
        <table:table-row table:style-name="ro1">
          <table:table-cell office:value-type="float" office:value="1151929" calcext:value-type="float">
            <text:p>1151929</text:p>
          </table:table-cell>
          <table:table-cell table:formula="of:=[.A74]/1000/(60*60*24)" office:value-type="time" office:time-value="PT00H19M11.929S" calcext:value-type="time">
            <text:p>00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7" calcext:value-type="float">
            <text:p>559.67</text:p>
          </table:table-cell>
          <table:table-cell office:value-type="float" office:value="147.08" calcext:value-type="float">
            <text:p>147.08</text:p>
          </table:table-cell>
          <table:table-cell office:value-type="float" office:value="182.64" calcext:value-type="float">
            <text:p>182.64</text:p>
          </table:table-cell>
        </table:table-row>
        <table:table-row table:style-name="ro1">
          <table:table-cell office:value-type="float" office:value="1167929" calcext:value-type="float">
            <text:p>1167929</text:p>
          </table:table-cell>
          <table:table-cell table:formula="of:=[.A75]/1000/(60*60*24)" office:value-type="time" office:time-value="PT00H19M27.929S" calcext:value-type="time">
            <text:p>00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3" calcext:value-type="float">
            <text:p>559.53</text:p>
          </table:table-cell>
          <table:table-cell office:value-type="float" office:value="149.12" calcext:value-type="float">
            <text:p>149.12</text:p>
          </table:table-cell>
          <table:table-cell office:value-type="float" office:value="185.13" calcext:value-type="float">
            <text:p>185.13</text:p>
          </table:table-cell>
        </table:table-row>
        <table:table-row table:style-name="ro1">
          <table:table-cell office:value-type="float" office:value="1183928" calcext:value-type="float">
            <text:p>1183928</text:p>
          </table:table-cell>
          <table:table-cell table:formula="of:=[.A76]/1000/(60*60*24)" office:value-type="time" office:time-value="PT00H19M43.928S" calcext:value-type="time">
            <text:p>00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8.32" calcext:value-type="float">
            <text:p>558.32</text:p>
          </table:table-cell>
          <table:table-cell office:value-type="float" office:value="151.16" calcext:value-type="float">
            <text:p>151.16</text:p>
          </table:table-cell>
          <table:table-cell office:value-type="float" office:value="187.61" calcext:value-type="float">
            <text:p>187.61</text:p>
          </table:table-cell>
        </table:table-row>
        <table:table-row table:style-name="ro1">
          <table:table-cell office:value-type="float" office:value="1199930" calcext:value-type="float">
            <text:p>1199930</text:p>
          </table:table-cell>
          <table:table-cell table:formula="of:=[.A77]/1000/(60*60*24)" office:value-type="time" office:time-value="PT00H19M59.93S" calcext:value-type="time">
            <text:p>00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9" calcext:value-type="float">
            <text:p>559.69</text:p>
          </table:table-cell>
          <table:table-cell office:value-type="float" office:value="153.2" calcext:value-type="float">
            <text:p>153.2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1">
          <table:table-cell office:value-type="float" office:value="1215930" calcext:value-type="float">
            <text:p>1215930</text:p>
          </table:table-cell>
          <table:table-cell table:formula="of:=[.A78]/1000/(60*60*24)" office:value-type="time" office:time-value="PT00H20M15.93S" calcext:value-type="time">
            <text:p>00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5" calcext:value-type="float">
            <text:p>557.95</text:p>
          </table:table-cell>
          <table:table-cell office:value-type="float" office:value="155.25" calcext:value-type="float">
            <text:p>155.25</text:p>
          </table:table-cell>
          <table:table-cell office:value-type="float" office:value="192.59" calcext:value-type="float">
            <text:p>192.59</text:p>
          </table:table-cell>
        </table:table-row>
        <table:table-row table:style-name="ro1">
          <table:table-cell office:value-type="float" office:value="1231930" calcext:value-type="float">
            <text:p>1231930</text:p>
          </table:table-cell>
          <table:table-cell table:formula="of:=[.A79]/1000/(60*60*24)" office:value-type="time" office:time-value="PT00H20M31.93S" calcext:value-type="time">
            <text:p>00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0.02" calcext:value-type="float">
            <text:p>560.02</text:p>
          </table:table-cell>
          <table:table-cell office:value-type="float" office:value="157.29" calcext:value-type="float">
            <text:p>157.29</text:p>
          </table:table-cell>
          <table:table-cell office:value-type="float" office:value="195.07" calcext:value-type="float">
            <text:p>195.07</text:p>
          </table:table-cell>
        </table:table-row>
        <table:table-row table:style-name="ro1">
          <table:table-cell office:value-type="float" office:value="1247928" calcext:value-type="float">
            <text:p>1247928</text:p>
          </table:table-cell>
          <table:table-cell table:formula="of:=[.A80]/1000/(60*60*24)" office:value-type="time" office:time-value="PT00H20M47.928S" calcext:value-type="time">
            <text:p>00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4" calcext:value-type="float">
            <text:p>557.94</text:p>
          </table:table-cell>
          <table:table-cell office:value-type="float" office:value="159.33" calcext:value-type="float">
            <text:p>159.33</text:p>
          </table:table-cell>
          <table:table-cell office:value-type="float" office:value="197.56" calcext:value-type="float">
            <text:p>197.56</text:p>
          </table:table-cell>
        </table:table-row>
        <table:table-row table:style-name="ro1">
          <table:table-cell office:value-type="float" office:value="1263930" calcext:value-type="float">
            <text:p>1263930</text:p>
          </table:table-cell>
          <table:table-cell table:formula="of:=[.A81]/1000/(60*60*24)" office:value-type="time" office:time-value="PT00H21M03.93S" calcext:value-type="time">
            <text:p>00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0" calcext:value-type="float">
            <text:p>560</text:p>
          </table:table-cell>
          <table:table-cell office:value-type="float" office:value="161.38" calcext:value-type="float">
            <text:p>161.38</text:p>
          </table:table-cell>
          <table:table-cell office:value-type="float" office:value="200.04" calcext:value-type="float">
            <text:p>200.04</text:p>
          </table:table-cell>
        </table:table-row>
        <table:table-row table:style-name="ro1">
          <table:table-cell office:value-type="float" office:value="1279930" calcext:value-type="float">
            <text:p>1279930</text:p>
          </table:table-cell>
          <table:table-cell table:formula="of:=[.A82]/1000/(60*60*24)" office:value-type="time" office:time-value="PT00H21M19.93S" calcext:value-type="time">
            <text:p>00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2" calcext:value-type="float">
            <text:p>557.92</text:p>
          </table:table-cell>
          <table:table-cell office:value-type="float" office:value="163.42" calcext:value-type="float">
            <text:p>163.42</text:p>
          </table:table-cell>
          <table:table-cell office:value-type="float" office:value="202.52" calcext:value-type="float">
            <text:p>202.52</text:p>
          </table:table-cell>
        </table:table-row>
        <table:table-row table:style-name="ro1">
          <table:table-cell office:value-type="float" office:value="1295928" calcext:value-type="float">
            <text:p>1295928</text:p>
          </table:table-cell>
          <table:table-cell table:formula="of:=[.A83]/1000/(60*60*24)" office:value-type="time" office:time-value="PT00H21M35.928S" calcext:value-type="time">
            <text:p>00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3" calcext:value-type="float">
            <text:p>559.53</text:p>
          </table:table-cell>
          <table:table-cell office:value-type="float" office:value="165.46" calcext:value-type="float">
            <text:p>165.4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311930" calcext:value-type="float">
            <text:p>1311930</text:p>
          </table:table-cell>
          <table:table-cell table:formula="of:=[.A84]/1000/(60*60*24)" office:value-type="time" office:time-value="PT00H21M51.93S" calcext:value-type="time">
            <text:p>00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5" calcext:value-type="float">
            <text:p>559.65</text:p>
          </table:table-cell>
          <table:table-cell office:value-type="float" office:value="167.5" calcext:value-type="float">
            <text:p>167.5</text:p>
          </table:table-cell>
          <table:table-cell office:value-type="float" office:value="207.48" calcext:value-type="float">
            <text:p>207.48</text:p>
          </table:table-cell>
        </table:table-row>
        <table:table-row table:style-name="ro1">
          <table:table-cell office:value-type="float" office:value="1327929" calcext:value-type="float">
            <text:p>1327929</text:p>
          </table:table-cell>
          <table:table-cell table:formula="of:=[.A85]/1000/(60*60*24)" office:value-type="time" office:time-value="PT00H22M07.929S" calcext:value-type="time">
            <text:p>00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59" calcext:value-type="float">
            <text:p>557.59</text:p>
          </table:table-cell>
          <table:table-cell office:value-type="float" office:value="169.54" calcext:value-type="float">
            <text:p>169.54</text:p>
          </table:table-cell>
          <table:table-cell office:value-type="float" office:value="209.96" calcext:value-type="float">
            <text:p>209.96</text:p>
          </table:table-cell>
        </table:table-row>
        <table:table-row table:style-name="ro1">
          <table:table-cell office:value-type="float" office:value="1343929" calcext:value-type="float">
            <text:p>1343929</text:p>
          </table:table-cell>
          <table:table-cell table:formula="of:=[.A86]/1000/(60*60*24)" office:value-type="time" office:time-value="PT00H22M23.929S" calcext:value-type="time">
            <text:p>00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59" calcext:value-type="float">
            <text:p>557.59</text:p>
          </table:table-cell>
          <table:table-cell office:value-type="float" office:value="171.59" calcext:value-type="float">
            <text:p>171.59</text:p>
          </table:table-cell>
          <table:table-cell office:value-type="float" office:value="212.44" calcext:value-type="float">
            <text:p>212.44</text:p>
          </table:table-cell>
        </table:table-row>
        <table:table-row table:style-name="ro1">
          <table:table-cell office:value-type="float" office:value="1359929" calcext:value-type="float">
            <text:p>1359929</text:p>
          </table:table-cell>
          <table:table-cell table:formula="of:=[.A87]/1000/(60*60*24)" office:value-type="time" office:time-value="PT00H22M39.929S" calcext:value-type="time">
            <text:p>00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73.63" calcext:value-type="float">
            <text:p>173.63</text:p>
          </table:table-cell>
          <table:table-cell office:value-type="float" office:value="214.92" calcext:value-type="float">
            <text:p>214.92</text:p>
          </table:table-cell>
        </table:table-row>
        <table:table-row table:style-name="ro1">
          <table:table-cell office:value-type="float" office:value="1375929" calcext:value-type="float">
            <text:p>1375929</text:p>
          </table:table-cell>
          <table:table-cell table:formula="of:=[.A88]/1000/(60*60*24)" office:value-type="time" office:time-value="PT00H22M55.929S" calcext:value-type="time">
            <text:p>00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9" calcext:value-type="float">
            <text:p>557.69</text:p>
          </table:table-cell>
          <table:table-cell office:value-type="float" office:value="175.67" calcext:value-type="float">
            <text:p>175.67</text:p>
          </table:table-cell>
          <table:table-cell office:value-type="float" office:value="217.39" calcext:value-type="float">
            <text:p>217.39</text:p>
          </table:table-cell>
        </table:table-row>
        <table:table-row table:style-name="ro1">
          <table:table-cell office:value-type="float" office:value="1391929" calcext:value-type="float">
            <text:p>1391929</text:p>
          </table:table-cell>
          <table:table-cell table:formula="of:=[.A89]/1000/(60*60*24)" office:value-type="time" office:time-value="PT00H23M11.929S" calcext:value-type="time">
            <text:p>00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8.09" calcext:value-type="float">
            <text:p>558.09</text:p>
          </table:table-cell>
          <table:table-cell office:value-type="float" office:value="177.71" calcext:value-type="float">
            <text:p>177.71</text:p>
          </table:table-cell>
          <table:table-cell office:value-type="float" office:value="219.87" calcext:value-type="float">
            <text:p>219.87</text:p>
          </table:table-cell>
        </table:table-row>
        <table:table-row table:style-name="ro1">
          <table:table-cell office:value-type="float" office:value="1407929" calcext:value-type="float">
            <text:p>1407929</text:p>
          </table:table-cell>
          <table:table-cell table:formula="of:=[.A90]/1000/(60*60*24)" office:value-type="time" office:time-value="PT00H23M27.929S" calcext:value-type="time">
            <text:p>00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4" calcext:value-type="float">
            <text:p>556.24</text:p>
          </table:table-cell>
          <table:table-cell office:value-type="float" office:value="179.75" calcext:value-type="float">
            <text:p>179.75</text:p>
          </table:table-cell>
          <table:table-cell office:value-type="float" office:value="222.35" calcext:value-type="float">
            <text:p>222.35</text:p>
          </table:table-cell>
        </table:table-row>
        <table:table-row table:style-name="ro1">
          <table:table-cell office:value-type="float" office:value="1423929" calcext:value-type="float">
            <text:p>1423929</text:p>
          </table:table-cell>
          <table:table-cell table:formula="of:=[.A91]/1000/(60*60*24)" office:value-type="time" office:time-value="PT00H23M43.929S" calcext:value-type="time">
            <text:p>00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8" calcext:value-type="float">
            <text:p>555.98</text:p>
          </table:table-cell>
          <table:table-cell office:value-type="float" office:value="181.8" calcext:value-type="float">
            <text:p>181.8</text:p>
          </table:table-cell>
          <table:table-cell office:value-type="float" office:value="224.82" calcext:value-type="float">
            <text:p>224.82</text:p>
          </table:table-cell>
        </table:table-row>
        <table:table-row table:style-name="ro1">
          <table:table-cell office:value-type="float" office:value="1439930" calcext:value-type="float">
            <text:p>1439930</text:p>
          </table:table-cell>
          <table:table-cell table:formula="of:=[.A92]/1000/(60*60*24)" office:value-type="time" office:time-value="PT00H23M59.93S" calcext:value-type="time">
            <text:p>00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.01" calcext:value-type="float">
            <text:p>556.01</text:p>
          </table:table-cell>
          <table:table-cell office:value-type="float" office:value="183.84" calcext:value-type="float">
            <text:p>183.84</text:p>
          </table:table-cell>
          <table:table-cell office:value-type="float" office:value="227.3" calcext:value-type="float">
            <text:p>227.3</text:p>
          </table:table-cell>
        </table:table-row>
        <table:table-row table:style-name="ro1">
          <table:table-cell office:value-type="float" office:value="1455928" calcext:value-type="float">
            <text:p>1455928</text:p>
          </table:table-cell>
          <table:table-cell table:formula="of:=[.A93]/1000/(60*60*24)" office:value-type="time" office:time-value="PT00H24M15.928S" calcext:value-type="time">
            <text:p>00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85.88" calcext:value-type="float">
            <text:p>185.88</text:p>
          </table:table-cell>
          <table:table-cell office:value-type="float" office:value="229.77" calcext:value-type="float">
            <text:p>229.77</text:p>
          </table:table-cell>
        </table:table-row>
        <table:table-row table:style-name="ro1">
          <table:table-cell office:value-type="float" office:value="1471928" calcext:value-type="float">
            <text:p>1471928</text:p>
          </table:table-cell>
          <table:table-cell table:formula="of:=[.A94]/1000/(60*60*24)" office:value-type="time" office:time-value="PT00H24M31.928S" calcext:value-type="time">
            <text:p>00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87.92" calcext:value-type="float">
            <text:p>187.92</text:p>
          </table:table-cell>
          <table:table-cell office:value-type="float" office:value="232.24" calcext:value-type="float">
            <text:p>232.24</text:p>
          </table:table-cell>
        </table:table-row>
        <table:table-row table:style-name="ro1">
          <table:table-cell office:value-type="float" office:value="1487929" calcext:value-type="float">
            <text:p>1487929</text:p>
          </table:table-cell>
          <table:table-cell table:formula="of:=[.A95]/1000/(60*60*24)" office:value-type="time" office:time-value="PT00H24M47.929S" calcext:value-type="time">
            <text:p>00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09" calcext:value-type="float">
            <text:p>556.09</text:p>
          </table:table-cell>
          <table:table-cell office:value-type="float" office:value="189.97" calcext:value-type="float">
            <text:p>189.97</text:p>
          </table:table-cell>
          <table:table-cell office:value-type="float" office:value="234.71" calcext:value-type="float">
            <text:p>234.71</text:p>
          </table:table-cell>
        </table:table-row>
        <table:table-row table:style-name="ro1">
          <table:table-cell office:value-type="float" office:value="1503929" calcext:value-type="float">
            <text:p>1503929</text:p>
          </table:table-cell>
          <table:table-cell table:formula="of:=[.A96]/1000/(60*60*24)" office:value-type="time" office:time-value="PT00H25M03.929S" calcext:value-type="time">
            <text:p>00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09" calcext:value-type="float">
            <text:p>556.09</text:p>
          </table:table-cell>
          <table:table-cell office:value-type="float" office:value="192.01" calcext:value-type="float">
            <text:p>192.01</text:p>
          </table:table-cell>
          <table:table-cell office:value-type="float" office:value="237.19" calcext:value-type="float">
            <text:p>237.19</text:p>
          </table:table-cell>
        </table:table-row>
        <table:table-row table:style-name="ro1">
          <table:table-cell office:value-type="float" office:value="1519928" calcext:value-type="float">
            <text:p>1519928</text:p>
          </table:table-cell>
          <table:table-cell table:formula="of:=[.A97]/1000/(60*60*24)" office:value-type="time" office:time-value="PT00H25M19.928S" calcext:value-type="time">
            <text:p>00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6" calcext:value-type="float">
            <text:p>555.86</text:p>
          </table:table-cell>
          <table:table-cell office:value-type="float" office:value="194.05" calcext:value-type="float">
            <text:p>194.05</text:p>
          </table:table-cell>
          <table:table-cell office:value-type="float" office:value="239.66" calcext:value-type="float">
            <text:p>239.66</text:p>
          </table:table-cell>
        </table:table-row>
        <table:table-row table:style-name="ro1">
          <table:table-cell office:value-type="float" office:value="1535928" calcext:value-type="float">
            <text:p>1535928</text:p>
          </table:table-cell>
          <table:table-cell table:formula="of:=[.A98]/1000/(60*60*24)" office:value-type="time" office:time-value="PT00H25M35.928S" calcext:value-type="time">
            <text:p>00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196.09" calcext:value-type="float">
            <text:p>196.09</text:p>
          </table:table-cell>
          <table:table-cell office:value-type="float" office:value="242.13" calcext:value-type="float">
            <text:p>242.13</text:p>
          </table:table-cell>
        </table:table-row>
        <table:table-row table:style-name="ro1">
          <table:table-cell office:value-type="float" office:value="1551929" calcext:value-type="float">
            <text:p>1551929</text:p>
          </table:table-cell>
          <table:table-cell table:formula="of:=[.A99]/1000/(60*60*24)" office:value-type="time" office:time-value="PT00H25M51.929S" calcext:value-type="time">
            <text:p>00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5" calcext:value-type="float">
            <text:p>554.15</text:p>
          </table:table-cell>
          <table:table-cell office:value-type="float" office:value="198.14" calcext:value-type="float">
            <text:p>198.14</text:p>
          </table:table-cell>
          <table:table-cell office:value-type="float" office:value="244.6" calcext:value-type="float">
            <text:p>244.6</text:p>
          </table:table-cell>
        </table:table-row>
        <table:table-row table:style-name="ro1">
          <table:table-cell office:value-type="float" office:value="1567929" calcext:value-type="float">
            <text:p>1567929</text:p>
          </table:table-cell>
          <table:table-cell table:formula="of:=[.A100]/1000/(60*60*24)" office:value-type="time" office:time-value="PT00H26M07.929S" calcext:value-type="time">
            <text:p>00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2" calcext:value-type="float">
            <text:p>554.02</text:p>
          </table:table-cell>
          <table:table-cell office:value-type="float" office:value="200.18" calcext:value-type="float">
            <text:p>200.18</text:p>
          </table:table-cell>
          <table:table-cell office:value-type="float" office:value="247.07" calcext:value-type="float">
            <text:p>247.07</text:p>
          </table:table-cell>
        </table:table-row>
        <table:table-row table:style-name="ro1">
          <table:table-cell office:value-type="float" office:value="1583929" calcext:value-type="float">
            <text:p>1583929</text:p>
          </table:table-cell>
          <table:table-cell table:formula="of:=[.A101]/1000/(60*60*24)" office:value-type="time" office:time-value="PT00H26M23.929S" calcext:value-type="time">
            <text:p>00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202.22" calcext:value-type="float">
            <text:p>202.22</text:p>
          </table:table-cell>
          <table:table-cell office:value-type="float" office:value="249.54" calcext:value-type="float">
            <text:p>249.54</text:p>
          </table:table-cell>
        </table:table-row>
        <table:table-row table:style-name="ro1">
          <table:table-cell office:value-type="float" office:value="1599930" calcext:value-type="float">
            <text:p>1599930</text:p>
          </table:table-cell>
          <table:table-cell table:formula="of:=[.A102]/1000/(60*60*24)" office:value-type="time" office:time-value="PT00H26M39.93S" calcext:value-type="time">
            <text:p>00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5" calcext:value-type="float">
            <text:p>556.25</text:p>
          </table:table-cell>
          <table:table-cell office:value-type="float" office:value="204.26" calcext:value-type="float">
            <text:p>204.26</text:p>
          </table:table-cell>
          <table:table-cell office:value-type="float" office:value="252.01" calcext:value-type="float">
            <text:p>252.01</text:p>
          </table:table-cell>
        </table:table-row>
        <table:table-row table:style-name="ro1">
          <table:table-cell office:value-type="float" office:value="1615929" calcext:value-type="float">
            <text:p>1615929</text:p>
          </table:table-cell>
          <table:table-cell table:formula="of:=[.A103]/1000/(60*60*24)" office:value-type="time" office:time-value="PT00H26M55.929S" calcext:value-type="time">
            <text:p>00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2" calcext:value-type="float">
            <text:p>553.92</text:p>
          </table:table-cell>
          <table:table-cell office:value-type="float" office:value="206.3" calcext:value-type="float">
            <text:p>206.3</text:p>
          </table:table-cell>
          <table:table-cell office:value-type="float" office:value="254.48" calcext:value-type="float">
            <text:p>254.48</text:p>
          </table:table-cell>
        </table:table-row>
        <table:table-row table:style-name="ro1">
          <table:table-cell office:value-type="float" office:value="1631928" calcext:value-type="float">
            <text:p>1631928</text:p>
          </table:table-cell>
          <table:table-cell table:formula="of:=[.A104]/1000/(60*60*24)" office:value-type="time" office:time-value="PT00H27M11.928S" calcext:value-type="time">
            <text:p>00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08.35" calcext:value-type="float">
            <text:p>208.35</text:p>
          </table:table-cell>
          <table:table-cell office:value-type="float" office:value="256.94" calcext:value-type="float">
            <text:p>256.94</text:p>
          </table:table-cell>
        </table:table-row>
        <table:table-row table:style-name="ro1">
          <table:table-cell office:value-type="float" office:value="1647930" calcext:value-type="float">
            <text:p>1647930</text:p>
          </table:table-cell>
          <table:table-cell table:formula="of:=[.A105]/1000/(60*60*24)" office:value-type="time" office:time-value="PT00H27M27.93S" calcext:value-type="time">
            <text:p>00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10.39" calcext:value-type="float">
            <text:p>210.39</text:p>
          </table:table-cell>
          <table:table-cell office:value-type="float" office:value="259.41" calcext:value-type="float">
            <text:p>259.41</text:p>
          </table:table-cell>
        </table:table-row>
        <table:table-row table:style-name="ro1">
          <table:table-cell office:value-type="float" office:value="1663929" calcext:value-type="float">
            <text:p>1663929</text:p>
          </table:table-cell>
          <table:table-cell table:formula="of:=[.A106]/1000/(60*60*24)" office:value-type="time" office:time-value="PT00H27M43.929S" calcext:value-type="time">
            <text:p>00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6" calcext:value-type="float">
            <text:p>554.16</text:p>
          </table:table-cell>
          <table:table-cell office:value-type="float" office:value="212.43" calcext:value-type="float">
            <text:p>212.43</text:p>
          </table:table-cell>
          <table:table-cell office:value-type="float" office:value="261.88" calcext:value-type="float">
            <text:p>261.88</text:p>
          </table:table-cell>
        </table:table-row>
        <table:table-row table:style-name="ro1">
          <table:table-cell office:value-type="float" office:value="1679928" calcext:value-type="float">
            <text:p>1679928</text:p>
          </table:table-cell>
          <table:table-cell table:formula="of:=[.A107]/1000/(60*60*24)" office:value-type="time" office:time-value="PT00H27M59.928S" calcext:value-type="time">
            <text:p>00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14.47" calcext:value-type="float">
            <text:p>214.47</text:p>
          </table:table-cell>
          <table:table-cell office:value-type="float" office:value="264.34" calcext:value-type="float">
            <text:p>264.34</text:p>
          </table:table-cell>
        </table:table-row>
        <table:table-row table:style-name="ro1">
          <table:table-cell office:value-type="float" office:value="1695930" calcext:value-type="float">
            <text:p>1695930</text:p>
          </table:table-cell>
          <table:table-cell table:formula="of:=[.A108]/1000/(60*60*24)" office:value-type="time" office:time-value="PT00H28M15.93S" calcext:value-type="time">
            <text:p>00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16.52" calcext:value-type="float">
            <text:p>216.52</text:p>
          </table:table-cell>
          <table:table-cell office:value-type="float" office:value="266.81" calcext:value-type="float">
            <text:p>266.81</text:p>
          </table:table-cell>
        </table:table-row>
        <table:table-row table:style-name="ro1">
          <table:table-cell office:value-type="float" office:value="1711928" calcext:value-type="float">
            <text:p>1711928</text:p>
          </table:table-cell>
          <table:table-cell table:formula="of:=[.A109]/1000/(60*60*24)" office:value-type="time" office:time-value="PT00H28M31.928S" calcext:value-type="time">
            <text:p>00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6" calcext:value-type="float">
            <text:p>554.26</text:p>
          </table:table-cell>
          <table:table-cell office:value-type="float" office:value="218.56" calcext:value-type="float">
            <text:p>218.56</text:p>
          </table:table-cell>
          <table:table-cell office:value-type="float" office:value="269.27" calcext:value-type="float">
            <text:p>269.27</text:p>
          </table:table-cell>
        </table:table-row>
        <table:table-row table:style-name="ro1">
          <table:table-cell office:value-type="float" office:value="1727928" calcext:value-type="float">
            <text:p>1727928</text:p>
          </table:table-cell>
          <table:table-cell table:formula="of:=[.A110]/1000/(60*60*24)" office:value-type="time" office:time-value="PT00H28M47.928S" calcext:value-type="time">
            <text:p>00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6" calcext:value-type="float">
            <text:p>554.16</text:p>
          </table:table-cell>
          <table:table-cell office:value-type="float" office:value="220.6" calcext:value-type="float">
            <text:p>220.6</text:p>
          </table:table-cell>
          <table:table-cell office:value-type="float" office:value="271.74" calcext:value-type="float">
            <text:p>271.74</text:p>
          </table:table-cell>
        </table:table-row>
        <table:table-row table:style-name="ro1">
          <table:table-cell office:value-type="float" office:value="1743929" calcext:value-type="float">
            <text:p>1743929</text:p>
          </table:table-cell>
          <table:table-cell table:formula="of:=[.A111]/1000/(60*60*24)" office:value-type="time" office:time-value="PT00H29M03.929S" calcext:value-type="time">
            <text:p>00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1" calcext:value-type="float">
            <text:p>556.1</text:p>
          </table:table-cell>
          <table:table-cell office:value-type="float" office:value="222.64" calcext:value-type="float">
            <text:p>222.64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759929" calcext:value-type="float">
            <text:p>1759929</text:p>
          </table:table-cell>
          <table:table-cell table:formula="of:=[.A112]/1000/(60*60*24)" office:value-type="time" office:time-value="PT00H29M19.929S" calcext:value-type="time">
            <text:p>00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224.68" calcext:value-type="float">
            <text:p>224.68</text:p>
          </table:table-cell>
          <table:table-cell office:value-type="float" office:value="276.66" calcext:value-type="float">
            <text:p>276.66</text:p>
          </table:table-cell>
        </table:table-row>
        <table:table-row table:style-name="ro1">
          <table:table-cell office:value-type="float" office:value="1775929" calcext:value-type="float">
            <text:p>1775929</text:p>
          </table:table-cell>
          <table:table-cell table:formula="of:=[.A113]/1000/(60*60*24)" office:value-type="time" office:time-value="PT00H29M35.929S" calcext:value-type="time">
            <text:p>00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39" calcext:value-type="float">
            <text:p>554.39</text:p>
          </table:table-cell>
          <table:table-cell office:value-type="float" office:value="226.73" calcext:value-type="float">
            <text:p>226.73</text:p>
          </table:table-cell>
          <table:table-cell office:value-type="float" office:value="279.13" calcext:value-type="float">
            <text:p>279.13</text:p>
          </table:table-cell>
        </table:table-row>
        <table:table-row table:style-name="ro1">
          <table:table-cell office:value-type="float" office:value="1791928" calcext:value-type="float">
            <text:p>1791928</text:p>
          </table:table-cell>
          <table:table-cell table:formula="of:=[.A114]/1000/(60*60*24)" office:value-type="time" office:time-value="PT00H29M51.928S" calcext:value-type="time">
            <text:p>00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28.77" calcext:value-type="float">
            <text:p>228.77</text:p>
          </table:table-cell>
          <table:table-cell office:value-type="float" office:value="281.59" calcext:value-type="float">
            <text:p>281.59</text:p>
          </table:table-cell>
        </table:table-row>
        <table:table-row table:style-name="ro1">
          <table:table-cell office:value-type="float" office:value="1807930" calcext:value-type="float">
            <text:p>1807930</text:p>
          </table:table-cell>
          <table:table-cell table:formula="of:=[.A115]/1000/(60*60*24)" office:value-type="time" office:time-value="PT00H30M07.93S" calcext:value-type="time">
            <text:p>00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6" calcext:value-type="float">
            <text:p>554.26</text:p>
          </table:table-cell>
          <table:table-cell office:value-type="float" office:value="230.81" calcext:value-type="float">
            <text:p>230.81</text:p>
          </table:table-cell>
          <table:table-cell office:value-type="float" office:value="284.05" calcext:value-type="float">
            <text:p>284.05</text:p>
          </table:table-cell>
        </table:table-row>
        <table:table-row table:style-name="ro1">
          <table:table-cell office:value-type="float" office:value="1823928" calcext:value-type="float">
            <text:p>1823928</text:p>
          </table:table-cell>
          <table:table-cell table:formula="of:=[.A116]/1000/(60*60*24)" office:value-type="time" office:time-value="PT00H30M23.928S" calcext:value-type="time">
            <text:p>00:30:2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7" calcext:value-type="float">
            <text:p>552.17</text:p>
          </table:table-cell>
          <table:table-cell office:value-type="float" office:value="232.85" calcext:value-type="float">
            <text:p>232.85</text:p>
          </table:table-cell>
          <table:table-cell office:value-type="float" office:value="286.51" calcext:value-type="float">
            <text:p>286.51</text:p>
          </table:table-cell>
        </table:table-row>
        <table:table-row table:style-name="ro1">
          <table:table-cell office:value-type="float" office:value="1839929" calcext:value-type="float">
            <text:p>1839929</text:p>
          </table:table-cell>
          <table:table-cell table:formula="of:=[.A117]/1000/(60*60*24)" office:value-type="time" office:time-value="PT00H30M39.929S" calcext:value-type="time">
            <text:p>00:30:40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2" calcext:value-type="float">
            <text:p>551.92</text:p>
          </table:table-cell>
          <table:table-cell office:value-type="float" office:value="234.89" calcext:value-type="float">
            <text:p>234.89</text:p>
          </table:table-cell>
          <table:table-cell office:value-type="float" office:value="288.97" calcext:value-type="float">
            <text:p>288.97</text:p>
          </table:table-cell>
        </table:table-row>
        <table:table-row table:style-name="ro1">
          <table:table-cell office:value-type="float" office:value="1855929" calcext:value-type="float">
            <text:p>1855929</text:p>
          </table:table-cell>
          <table:table-cell table:formula="of:=[.A118]/1000/(60*60*24)" office:value-type="time" office:time-value="PT00H30M55.929S" calcext:value-type="time">
            <text:p>00:30:5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36.94" calcext:value-type="float">
            <text:p>236.94</text:p>
          </table:table-cell>
          <table:table-cell office:value-type="float" office:value="291.43" calcext:value-type="float">
            <text:p>291.43</text:p>
          </table:table-cell>
        </table:table-row>
        <table:table-row table:style-name="ro1">
          <table:table-cell office:value-type="float" office:value="1871929" calcext:value-type="float">
            <text:p>1871929</text:p>
          </table:table-cell>
          <table:table-cell table:formula="of:=[.A119]/1000/(60*60*24)" office:value-type="time" office:time-value="PT00H31M11.929S" calcext:value-type="time">
            <text:p>00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" calcext:value-type="float">
            <text:p>554</text:p>
          </table:table-cell>
          <table:table-cell office:value-type="float" office:value="238.98" calcext:value-type="float">
            <text:p>238.98</text:p>
          </table:table-cell>
          <table:table-cell office:value-type="float" office:value="293.9" calcext:value-type="float">
            <text:p>293.9</text:p>
          </table:table-cell>
        </table:table-row>
        <table:table-row table:style-name="ro1">
          <table:table-cell office:value-type="float" office:value="1887928" calcext:value-type="float">
            <text:p>1887928</text:p>
          </table:table-cell>
          <table:table-cell table:formula="of:=[.A120]/1000/(60*60*24)" office:value-type="time" office:time-value="PT00H31M27.928S" calcext:value-type="time">
            <text:p>00:31:28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1" calcext:value-type="float">
            <text:p>552.41</text:p>
          </table:table-cell>
          <table:table-cell office:value-type="float" office:value="241.02" calcext:value-type="float">
            <text:p>241.02</text:p>
          </table:table-cell>
          <table:table-cell office:value-type="float" office:value="296.35" calcext:value-type="float">
            <text:p>296.35</text:p>
          </table:table-cell>
        </table:table-row>
        <table:table-row table:style-name="ro1">
          <table:table-cell office:value-type="float" office:value="1903929" calcext:value-type="float">
            <text:p>1903929</text:p>
          </table:table-cell>
          <table:table-cell table:formula="of:=[.A121]/1000/(60*60*24)" office:value-type="time" office:time-value="PT00H31M43.929S" calcext:value-type="time">
            <text:p>00:31:44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3" calcext:value-type="float">
            <text:p>552.33</text:p>
          </table:table-cell>
          <table:table-cell office:value-type="float" office:value="243.06" calcext:value-type="float">
            <text:p>243.06</text:p>
          </table:table-cell>
          <table:table-cell office:value-type="float" office:value="298.81" calcext:value-type="float">
            <text:p>298.81</text:p>
          </table:table-cell>
        </table:table-row>
        <table:table-row table:style-name="ro1">
          <table:table-cell office:value-type="float" office:value="1919929" calcext:value-type="float">
            <text:p>1919929</text:p>
          </table:table-cell>
          <table:table-cell table:formula="of:=[.A122]/1000/(60*60*24)" office:value-type="time" office:time-value="PT00H31M59.929S" calcext:value-type="time">
            <text:p>00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6" calcext:value-type="float">
            <text:p>554.16</text:p>
          </table:table-cell>
          <table:table-cell office:value-type="float" office:value="245.1" calcext:value-type="float">
            <text:p>245.1</text:p>
          </table:table-cell>
          <table:table-cell office:value-type="float" office:value="301.27" calcext:value-type="float">
            <text:p>301.27</text:p>
          </table:table-cell>
        </table:table-row>
        <table:table-row table:style-name="ro1">
          <table:table-cell office:value-type="float" office:value="1935930" calcext:value-type="float">
            <text:p>1935930</text:p>
          </table:table-cell>
          <table:table-cell table:formula="of:=[.A123]/1000/(60*60*24)" office:value-type="time" office:time-value="PT00H32M15.93S" calcext:value-type="time">
            <text:p>00:32:16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7" calcext:value-type="float">
            <text:p>552.07</text:p>
          </table:table-cell>
          <table:table-cell office:value-type="float" office:value="247.15" calcext:value-type="float">
            <text:p>247.15</text:p>
          </table:table-cell>
          <table:table-cell office:value-type="float" office:value="303.73" calcext:value-type="float">
            <text:p>303.73</text:p>
          </table:table-cell>
        </table:table-row>
        <table:table-row table:style-name="ro1">
          <table:table-cell office:value-type="float" office:value="1951928" calcext:value-type="float">
            <text:p>1951928</text:p>
          </table:table-cell>
          <table:table-cell table:formula="of:=[.A124]/1000/(60*60*24)" office:value-type="time" office:time-value="PT00H32M31.928S" calcext:value-type="time">
            <text:p>00:32:32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49.19" calcext:value-type="float">
            <text:p>249.19</text:p>
          </table:table-cell>
          <table:table-cell office:value-type="float" office:value="306.19" calcext:value-type="float">
            <text:p>306.19</text:p>
          </table:table-cell>
        </table:table-row>
        <table:table-row table:style-name="ro1">
          <table:table-cell office:value-type="float" office:value="1967928" calcext:value-type="float">
            <text:p>1967928</text:p>
          </table:table-cell>
          <table:table-cell table:formula="of:=[.A125]/1000/(60*60*24)" office:value-type="time" office:time-value="PT00H32M47.928S" calcext:value-type="time">
            <text:p>00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53.67" calcext:value-type="float">
            <text:p>553.67</text:p>
          </table:table-cell>
          <table:table-cell office:value-type="float" office:value="251.23" calcext:value-type="float">
            <text:p>251.23</text:p>
          </table:table-cell>
          <table:table-cell office:value-type="float" office:value="308.65" calcext:value-type="float">
            <text:p>308.65</text:p>
          </table:table-cell>
        </table:table-row>
        <table:table-row table:style-name="ro1">
          <table:table-cell office:value-type="float" office:value="1983930" calcext:value-type="float">
            <text:p>1983930</text:p>
          </table:table-cell>
          <table:table-cell table:formula="of:=[.A126]/1000/(60*60*24)" office:value-type="time" office:time-value="PT00H33M03.93S" calcext:value-type="time">
            <text:p>00:33:04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53.27" calcext:value-type="float">
            <text:p>253.27</text:p>
          </table:table-cell>
          <table:table-cell office:value-type="float" office:value="311.1" calcext:value-type="float">
            <text:p>311.1</text:p>
          </table:table-cell>
        </table:table-row>
        <table:table-row table:style-name="ro1">
          <table:table-cell office:value-type="float" office:value="1999928" calcext:value-type="float">
            <text:p>1999928</text:p>
          </table:table-cell>
          <table:table-cell table:formula="of:=[.A127]/1000/(60*60*24)" office:value-type="time" office:time-value="PT00H33M19.928S" calcext:value-type="time">
            <text:p>00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" calcext:value-type="float">
            <text:p>554.5</text:p>
          </table:table-cell>
          <table:table-cell office:value-type="float" office:value="255.31" calcext:value-type="float">
            <text:p>255.31</text:p>
          </table:table-cell>
          <table:table-cell office:value-type="float" office:value="313.56" calcext:value-type="float">
            <text:p>313.56</text:p>
          </table:table-cell>
        </table:table-row>
        <table:table-row table:style-name="ro1">
          <table:table-cell office:value-type="float" office:value="2015929" calcext:value-type="float">
            <text:p>2015929</text:p>
          </table:table-cell>
          <table:table-cell table:formula="of:=[.A128]/1000/(60*60*24)" office:value-type="time" office:time-value="PT00H33M35.929S" calcext:value-type="time">
            <text:p>00:33:3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57.36" calcext:value-type="float">
            <text:p>257.36</text:p>
          </table:table-cell>
          <table:table-cell office:value-type="float" office:value="316.02" calcext:value-type="float">
            <text:p>316.02</text:p>
          </table:table-cell>
        </table:table-row>
        <table:table-row table:style-name="ro1">
          <table:table-cell office:value-type="float" office:value="2031929" calcext:value-type="float">
            <text:p>2031929</text:p>
          </table:table-cell>
          <table:table-cell table:formula="of:=[.A129]/1000/(60*60*24)" office:value-type="time" office:time-value="PT00H33M51.929S" calcext:value-type="time">
            <text:p>00:33:52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4" calcext:value-type="float">
            <text:p>551.94</text:p>
          </table:table-cell>
          <table:table-cell office:value-type="float" office:value="259.4" calcext:value-type="float">
            <text:p>259.4</text:p>
          </table:table-cell>
          <table:table-cell office:value-type="float" office:value="318.47" calcext:value-type="float">
            <text:p>318.47</text:p>
          </table:table-cell>
        </table:table-row>
        <table:table-row table:style-name="ro1">
          <table:table-cell office:value-type="float" office:value="2047929" calcext:value-type="float">
            <text:p>2047929</text:p>
          </table:table-cell>
          <table:table-cell table:formula="of:=[.A130]/1000/(60*60*24)" office:value-type="time" office:time-value="PT00H34M07.929S" calcext:value-type="time">
            <text:p>00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5" calcext:value-type="float">
            <text:p>554.15</text:p>
          </table:table-cell>
          <table:table-cell office:value-type="float" office:value="261.44" calcext:value-type="float">
            <text:p>261.44</text:p>
          </table:table-cell>
          <table:table-cell office:value-type="float" office:value="320.92" calcext:value-type="float">
            <text:p>320.92</text:p>
          </table:table-cell>
        </table:table-row>
        <table:table-row table:style-name="ro1">
          <table:table-cell office:value-type="float" office:value="2063929" calcext:value-type="float">
            <text:p>2063929</text:p>
          </table:table-cell>
          <table:table-cell table:formula="of:=[.A131]/1000/(60*60*24)" office:value-type="time" office:time-value="PT00H34M23.929S" calcext:value-type="time">
            <text:p>00:34:24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1" calcext:value-type="float">
            <text:p>552.31</text:p>
          </table:table-cell>
          <table:table-cell office:value-type="float" office:value="263.48" calcext:value-type="float">
            <text:p>263.48</text:p>
          </table:table-cell>
          <table:table-cell office:value-type="float" office:value="323.38" calcext:value-type="float">
            <text:p>323.38</text:p>
          </table:table-cell>
        </table:table-row>
        <table:table-row table:style-name="ro1">
          <table:table-cell office:value-type="float" office:value="2079928" calcext:value-type="float">
            <text:p>2079928</text:p>
          </table:table-cell>
          <table:table-cell table:formula="of:=[.A132]/1000/(60*60*24)" office:value-type="time" office:time-value="PT00H34M39.928S" calcext:value-type="time">
            <text:p>00:34:40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1" calcext:value-type="float">
            <text:p>552.41</text:p>
          </table:table-cell>
          <table:table-cell office:value-type="float" office:value="265.52" calcext:value-type="float">
            <text:p>265.52</text:p>
          </table:table-cell>
          <table:table-cell office:value-type="float" office:value="325.83" calcext:value-type="float">
            <text:p>325.83</text:p>
          </table:table-cell>
        </table:table-row>
        <table:table-row table:style-name="ro1">
          <table:table-cell office:value-type="float" office:value="2095930" calcext:value-type="float">
            <text:p>2095930</text:p>
          </table:table-cell>
          <table:table-cell table:formula="of:=[.A133]/1000/(60*60*24)" office:value-type="time" office:time-value="PT00H34M55.93S" calcext:value-type="time">
            <text:p>00:34:5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1" calcext:value-type="float">
            <text:p>552.31</text:p>
          </table:table-cell>
          <table:table-cell office:value-type="float" office:value="267.57" calcext:value-type="float">
            <text:p>267.57</text:p>
          </table:table-cell>
          <table:table-cell office:value-type="float" office:value="328.28" calcext:value-type="float">
            <text:p>328.28</text:p>
          </table:table-cell>
        </table:table-row>
        <table:table-row table:style-name="ro1">
          <table:table-cell office:value-type="float" office:value="2111928" calcext:value-type="float">
            <text:p>2111928</text:p>
          </table:table-cell>
          <table:table-cell table:formula="of:=[.A134]/1000/(60*60*24)" office:value-type="time" office:time-value="PT00H35M11.928S" calcext:value-type="time">
            <text:p>00:35:12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8" calcext:value-type="float">
            <text:p>552.08</text:p>
          </table:table-cell>
          <table:table-cell office:value-type="float" office:value="269.61" calcext:value-type="float">
            <text:p>269.61</text:p>
          </table:table-cell>
          <table:table-cell office:value-type="float" office:value="330.74" calcext:value-type="float">
            <text:p>330.74</text:p>
          </table:table-cell>
        </table:table-row>
        <table:table-row table:style-name="ro1">
          <table:table-cell office:value-type="float" office:value="2127928" calcext:value-type="float">
            <text:p>2127928</text:p>
          </table:table-cell>
          <table:table-cell table:formula="of:=[.A135]/1000/(60*60*24)" office:value-type="time" office:time-value="PT00H35M27.928S" calcext:value-type="time">
            <text:p>00:35:28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271.65" calcext:value-type="float">
            <text:p>271.65</text:p>
          </table:table-cell>
          <table:table-cell office:value-type="float" office:value="333.19" calcext:value-type="float">
            <text:p>333.19</text:p>
          </table:table-cell>
        </table:table-row>
        <table:table-row table:style-name="ro1">
          <table:table-cell office:value-type="float" office:value="2143928" calcext:value-type="float">
            <text:p>2143928</text:p>
          </table:table-cell>
          <table:table-cell table:formula="of:=[.A136]/1000/(60*60*24)" office:value-type="time" office:time-value="PT00H35M43.928S" calcext:value-type="time">
            <text:p>00:35:4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73.69" calcext:value-type="float">
            <text:p>273.69</text:p>
          </table:table-cell>
          <table:table-cell office:value-type="float" office:value="335.64" calcext:value-type="float">
            <text:p>335.64</text:p>
          </table:table-cell>
        </table:table-row>
        <table:table-row table:style-name="ro1">
          <table:table-cell office:value-type="float" office:value="2159929" calcext:value-type="float">
            <text:p>2159929</text:p>
          </table:table-cell>
          <table:table-cell table:formula="of:=[.A137]/1000/(60*60*24)" office:value-type="time" office:time-value="PT00H35M59.929S" calcext:value-type="time">
            <text:p>00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6" calcext:value-type="float">
            <text:p>554.26</text:p>
          </table:table-cell>
          <table:table-cell office:value-type="float" office:value="275.73" calcext:value-type="float">
            <text:p>275.73</text:p>
          </table:table-cell>
          <table:table-cell office:value-type="float" office:value="338.09" calcext:value-type="float">
            <text:p>338.09</text:p>
          </table:table-cell>
        </table:table-row>
        <table:table-row table:style-name="ro1">
          <table:table-cell office:value-type="float" office:value="2175928" calcext:value-type="float">
            <text:p>2175928</text:p>
          </table:table-cell>
          <table:table-cell table:formula="of:=[.A138]/1000/(60*60*24)" office:value-type="time" office:time-value="PT00H36M15.928S" calcext:value-type="time">
            <text:p>00:36:16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77.78" calcext:value-type="float">
            <text:p>277.78</text:p>
          </table:table-cell>
          <table:table-cell office:value-type="float" office:value="340.54" calcext:value-type="float">
            <text:p>340.54</text:p>
          </table:table-cell>
        </table:table-row>
        <table:table-row table:style-name="ro1">
          <table:table-cell office:value-type="float" office:value="2191929" calcext:value-type="float">
            <text:p>2191929</text:p>
          </table:table-cell>
          <table:table-cell table:formula="of:=[.A139]/1000/(60*60*24)" office:value-type="time" office:time-value="PT00H36M31.929S" calcext:value-type="time">
            <text:p>00:36:32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8" calcext:value-type="float">
            <text:p>552.08</text:p>
          </table:table-cell>
          <table:table-cell office:value-type="float" office:value="279.82" calcext:value-type="float">
            <text:p>279.82</text:p>
          </table:table-cell>
          <table:table-cell office:value-type="float" office:value="342.99" calcext:value-type="float">
            <text:p>342.99</text:p>
          </table:table-cell>
        </table:table-row>
        <table:table-row table:style-name="ro1">
          <table:table-cell office:value-type="float" office:value="2207929" calcext:value-type="float">
            <text:p>2207929</text:p>
          </table:table-cell>
          <table:table-cell table:formula="of:=[.A140]/1000/(60*60*24)" office:value-type="time" office:time-value="PT00H36M47.929S" calcext:value-type="time">
            <text:p>00:36:48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81.86" calcext:value-type="float">
            <text:p>281.86</text:p>
          </table:table-cell>
          <table:table-cell office:value-type="float" office:value="345.44" calcext:value-type="float">
            <text:p>345.44</text:p>
          </table:table-cell>
        </table:table-row>
        <table:table-row table:style-name="ro1">
          <table:table-cell office:value-type="float" office:value="2223928" calcext:value-type="float">
            <text:p>2223928</text:p>
          </table:table-cell>
          <table:table-cell table:formula="of:=[.A141]/1000/(60*60*24)" office:value-type="time" office:time-value="PT00H37M03.928S" calcext:value-type="time">
            <text:p>00:37:04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283.9" calcext:value-type="float">
            <text:p>283.9</text:p>
          </table:table-cell>
          <table:table-cell office:value-type="float" office:value="347.89" calcext:value-type="float">
            <text:p>347.89</text:p>
          </table:table-cell>
        </table:table-row>
        <table:table-row table:style-name="ro1">
          <table:table-cell office:value-type="float" office:value="2239929" calcext:value-type="float">
            <text:p>2239929</text:p>
          </table:table-cell>
          <table:table-cell table:formula="of:=[.A142]/1000/(60*60*24)" office:value-type="time" office:time-value="PT00H37M19.929S" calcext:value-type="time">
            <text:p>00:37:2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285.94" calcext:value-type="float">
            <text:p>285.94</text:p>
          </table:table-cell>
          <table:table-cell office:value-type="float" office:value="350.34" calcext:value-type="float">
            <text:p>350.34</text:p>
          </table:table-cell>
        </table:table-row>
        <table:table-row table:style-name="ro1">
          <table:table-cell office:value-type="float" office:value="2255929" calcext:value-type="float">
            <text:p>2255929</text:p>
          </table:table-cell>
          <table:table-cell table:formula="of:=[.A143]/1000/(60*60*24)" office:value-type="time" office:time-value="PT00H37M35.929S" calcext:value-type="time">
            <text:p>00:37:36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287.99" calcext:value-type="float">
            <text:p>287.99</text:p>
          </table:table-cell>
          <table:table-cell office:value-type="float" office:value="352.78" calcext:value-type="float">
            <text:p>352.78</text:p>
          </table:table-cell>
        </table:table-row>
        <table:table-row table:style-name="ro1">
          <table:table-cell office:value-type="float" office:value="2271929" calcext:value-type="float">
            <text:p>2271929</text:p>
          </table:table-cell>
          <table:table-cell table:formula="of:=[.A144]/1000/(60*60*24)" office:value-type="time" office:time-value="PT00H37M51.929S" calcext:value-type="time">
            <text:p>00:37:52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90.03" calcext:value-type="float">
            <text:p>290.03</text:p>
          </table:table-cell>
          <table:table-cell office:value-type="float" office:value="355.23" calcext:value-type="float">
            <text:p>355.23</text:p>
          </table:table-cell>
        </table:table-row>
        <table:table-row table:style-name="ro1">
          <table:table-cell office:value-type="float" office:value="2287930" calcext:value-type="float">
            <text:p>2287930</text:p>
          </table:table-cell>
          <table:table-cell table:formula="of:=[.A145]/1000/(60*60*24)" office:value-type="time" office:time-value="PT00H38M07.93S" calcext:value-type="time">
            <text:p>00:38:08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92.07" calcext:value-type="float">
            <text:p>292.07</text:p>
          </table:table-cell>
          <table:table-cell office:value-type="float" office:value="357.68" calcext:value-type="float">
            <text:p>357.68</text:p>
          </table:table-cell>
        </table:table-row>
        <table:table-row table:style-name="ro1">
          <table:table-cell office:value-type="float" office:value="2303928" calcext:value-type="float">
            <text:p>2303928</text:p>
          </table:table-cell>
          <table:table-cell table:formula="of:=[.A146]/1000/(60*60*24)" office:value-type="time" office:time-value="PT00H38M23.928S" calcext:value-type="time">
            <text:p>00:38:24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294.11" calcext:value-type="float">
            <text:p>294.11</text:p>
          </table:table-cell>
          <table:table-cell office:value-type="float" office:value="360.12" calcext:value-type="float">
            <text:p>360.12</text:p>
          </table:table-cell>
        </table:table-row>
        <table:table-row table:style-name="ro1">
          <table:table-cell office:value-type="float" office:value="2319930" calcext:value-type="float">
            <text:p>2319930</text:p>
          </table:table-cell>
          <table:table-cell table:formula="of:=[.A147]/1000/(60*60*24)" office:value-type="time" office:time-value="PT00H38M39.93S" calcext:value-type="time">
            <text:p>00:38:40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96.15" calcext:value-type="float">
            <text:p>296.15</text:p>
          </table:table-cell>
          <table:table-cell office:value-type="float" office:value="362.57" calcext:value-type="float">
            <text:p>362.57</text:p>
          </table:table-cell>
        </table:table-row>
        <table:table-row table:style-name="ro1">
          <table:table-cell office:value-type="float" office:value="2335929" calcext:value-type="float">
            <text:p>2335929</text:p>
          </table:table-cell>
          <table:table-cell table:formula="of:=[.A148]/1000/(60*60*24)" office:value-type="time" office:time-value="PT00H38M55.929S" calcext:value-type="time">
            <text:p>00:38:56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98.2" calcext:value-type="float">
            <text:p>298.2</text:p>
          </table:table-cell>
          <table:table-cell office:value-type="float" office:value="365.02" calcext:value-type="float">
            <text:p>365.02</text:p>
          </table:table-cell>
        </table:table-row>
        <table:table-row table:style-name="ro1">
          <table:table-cell office:value-type="float" office:value="2351930" calcext:value-type="float">
            <text:p>2351930</text:p>
          </table:table-cell>
          <table:table-cell table:formula="of:=[.A149]/1000/(60*60*24)" office:value-type="time" office:time-value="PT00H39M11.93S" calcext:value-type="time">
            <text:p>00:39:12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300.24" calcext:value-type="float">
            <text:p>300.24</text:p>
          </table:table-cell>
          <table:table-cell office:value-type="float" office:value="367.46" calcext:value-type="float">
            <text:p>367.46</text:p>
          </table:table-cell>
        </table:table-row>
        <table:table-row table:style-name="ro1">
          <table:table-cell office:value-type="float" office:value="2367929" calcext:value-type="float">
            <text:p>2367929</text:p>
          </table:table-cell>
          <table:table-cell table:formula="of:=[.A150]/1000/(60*60*24)" office:value-type="time" office:time-value="PT00H39M27.929S" calcext:value-type="time">
            <text:p>00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02.28" calcext:value-type="float">
            <text:p>302.28</text:p>
          </table:table-cell>
          <table:table-cell office:value-type="float" office:value="369.91" calcext:value-type="float">
            <text:p>369.91</text:p>
          </table:table-cell>
        </table:table-row>
        <table:table-row table:style-name="ro1">
          <table:table-cell office:value-type="float" office:value="2383929" calcext:value-type="float">
            <text:p>2383929</text:p>
          </table:table-cell>
          <table:table-cell table:formula="of:=[.A151]/1000/(60*60*24)" office:value-type="time" office:time-value="PT00H39M43.929S" calcext:value-type="time">
            <text:p>00:39:44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304.32" calcext:value-type="float">
            <text:p>304.32</text:p>
          </table:table-cell>
          <table:table-cell office:value-type="float" office:value="372.36" calcext:value-type="float">
            <text:p>372.36</text:p>
          </table:table-cell>
        </table:table-row>
        <table:table-row table:style-name="ro1">
          <table:table-cell office:value-type="float" office:value="2399930" calcext:value-type="float">
            <text:p>2399930</text:p>
          </table:table-cell>
          <table:table-cell table:formula="of:=[.A152]/1000/(60*60*24)" office:value-type="time" office:time-value="PT00H39M59.93S" calcext:value-type="time">
            <text:p>00:40:0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306.36" calcext:value-type="float">
            <text:p>306.36</text:p>
          </table:table-cell>
          <table:table-cell office:value-type="float" office:value="374.8" calcext:value-type="float">
            <text:p>374.8</text:p>
          </table:table-cell>
        </table:table-row>
        <table:table-row table:style-name="ro1">
          <table:table-cell office:value-type="float" office:value="2415929" calcext:value-type="float">
            <text:p>2415929</text:p>
          </table:table-cell>
          <table:table-cell table:formula="of:=[.A153]/1000/(60*60*24)" office:value-type="time" office:time-value="PT00H40M15.929S" calcext:value-type="time">
            <text:p>00:40:1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3" calcext:value-type="float">
            <text:p>552.33</text:p>
          </table:table-cell>
          <table:table-cell office:value-type="float" office:value="308.4" calcext:value-type="float">
            <text:p>308.4</text:p>
          </table:table-cell>
          <table:table-cell office:value-type="float" office:value="377.25" calcext:value-type="float">
            <text:p>377.25</text:p>
          </table:table-cell>
        </table:table-row>
        <table:table-row table:style-name="ro1">
          <table:table-cell office:value-type="float" office:value="2431930" calcext:value-type="float">
            <text:p>2431930</text:p>
          </table:table-cell>
          <table:table-cell table:formula="of:=[.A154]/1000/(60*60*24)" office:value-type="time" office:time-value="PT00H40M31.93S" calcext:value-type="time">
            <text:p>00:40:32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310.45" calcext:value-type="float">
            <text:p>310.45</text:p>
          </table:table-cell>
          <table:table-cell office:value-type="float" office:value="379.7" calcext:value-type="float">
            <text:p>379.7</text:p>
          </table:table-cell>
        </table:table-row>
        <table:table-row table:style-name="ro1">
          <table:table-cell office:value-type="float" office:value="2447929" calcext:value-type="float">
            <text:p>2447929</text:p>
          </table:table-cell>
          <table:table-cell table:formula="of:=[.A155]/1000/(60*60*24)" office:value-type="time" office:time-value="PT00H40M47.929S" calcext:value-type="time">
            <text:p>00:40:48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312.49" calcext:value-type="float">
            <text:p>312.49</text:p>
          </table:table-cell>
          <table:table-cell office:value-type="float" office:value="382.14" calcext:value-type="float">
            <text:p>382.14</text:p>
          </table:table-cell>
        </table:table-row>
        <table:table-row table:style-name="ro1">
          <table:table-cell office:value-type="float" office:value="2463929" calcext:value-type="float">
            <text:p>2463929</text:p>
          </table:table-cell>
          <table:table-cell table:formula="of:=[.A156]/1000/(60*60*24)" office:value-type="time" office:time-value="PT00H41M03.929S" calcext:value-type="time">
            <text:p>00:41:0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314.53" calcext:value-type="float">
            <text:p>314.53</text:p>
          </table:table-cell>
          <table:table-cell office:value-type="float" office:value="384.59" calcext:value-type="float">
            <text:p>384.59</text:p>
          </table:table-cell>
        </table:table-row>
        <table:table-row table:style-name="ro1">
          <table:table-cell office:value-type="float" office:value="2479928" calcext:value-type="float">
            <text:p>2479928</text:p>
          </table:table-cell>
          <table:table-cell table:formula="of:=[.A157]/1000/(60*60*24)" office:value-type="time" office:time-value="PT00H41M19.928S" calcext:value-type="time">
            <text:p>00:41:20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8" calcext:value-type="float">
            <text:p>550.58</text:p>
          </table:table-cell>
          <table:table-cell office:value-type="float" office:value="316.57" calcext:value-type="float">
            <text:p>316.57</text:p>
          </table:table-cell>
          <table:table-cell office:value-type="float" office:value="387.03" calcext:value-type="float">
            <text:p>387.03</text:p>
          </table:table-cell>
        </table:table-row>
        <table:table-row table:style-name="ro1">
          <table:table-cell office:value-type="float" office:value="2495929" calcext:value-type="float">
            <text:p>2495929</text:p>
          </table:table-cell>
          <table:table-cell table:formula="of:=[.A158]/1000/(60*60*24)" office:value-type="time" office:time-value="PT00H41M35.929S" calcext:value-type="time">
            <text:p>00:41:3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318.61" calcext:value-type="float">
            <text:p>318.61</text:p>
          </table:table-cell>
          <table:table-cell office:value-type="float" office:value="389.48" calcext:value-type="float">
            <text:p>389.48</text:p>
          </table:table-cell>
        </table:table-row>
        <table:table-row table:style-name="ro1">
          <table:table-cell office:value-type="float" office:value="2511929" calcext:value-type="float">
            <text:p>2511929</text:p>
          </table:table-cell>
          <table:table-cell table:formula="of:=[.A159]/1000/(60*60*24)" office:value-type="time" office:time-value="PT00H41M51.929S" calcext:value-type="time">
            <text:p>00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20.66" calcext:value-type="float">
            <text:p>320.66</text:p>
          </table:table-cell>
          <table:table-cell office:value-type="float" office:value="391.92" calcext:value-type="float">
            <text:p>391.92</text:p>
          </table:table-cell>
        </table:table-row>
        <table:table-row table:style-name="ro1">
          <table:table-cell office:value-type="float" office:value="2527929" calcext:value-type="float">
            <text:p>2527929</text:p>
          </table:table-cell>
          <table:table-cell table:formula="of:=[.A160]/1000/(60*60*24)" office:value-type="time" office:time-value="PT00H42M07.929S" calcext:value-type="time">
            <text:p>00:42:08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322.7" calcext:value-type="float">
            <text:p>322.7</text:p>
          </table:table-cell>
          <table:table-cell office:value-type="float" office:value="394.37" calcext:value-type="float">
            <text:p>394.37</text:p>
          </table:table-cell>
        </table:table-row>
        <table:table-row table:style-name="ro1">
          <table:table-cell office:value-type="float" office:value="2543929" calcext:value-type="float">
            <text:p>2543929</text:p>
          </table:table-cell>
          <table:table-cell table:formula="of:=[.A161]/1000/(60*60*24)" office:value-type="time" office:time-value="PT00H42M23.929S" calcext:value-type="time">
            <text:p>00:42:2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324.74" calcext:value-type="float">
            <text:p>324.74</text:p>
          </table:table-cell>
          <table:table-cell office:value-type="float" office:value="396.81" calcext:value-type="float">
            <text:p>396.81</text:p>
          </table:table-cell>
        </table:table-row>
        <table:table-row table:style-name="ro1">
          <table:table-cell office:value-type="float" office:value="2559928" calcext:value-type="float">
            <text:p>2559928</text:p>
          </table:table-cell>
          <table:table-cell table:formula="of:=[.A162]/1000/(60*60*24)" office:value-type="time" office:time-value="PT00H42M39.928S" calcext:value-type="time">
            <text:p>00:42:40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326.78" calcext:value-type="float">
            <text:p>326.78</text:p>
          </table:table-cell>
          <table:table-cell office:value-type="float" office:value="399.25" calcext:value-type="float">
            <text:p>399.25</text:p>
          </table:table-cell>
        </table:table-row>
        <table:table-row table:style-name="ro1">
          <table:table-cell office:value-type="float" office:value="2575928" calcext:value-type="float">
            <text:p>2575928</text:p>
          </table:table-cell>
          <table:table-cell table:formula="of:=[.A163]/1000/(60*60*24)" office:value-type="time" office:time-value="PT00H42M55.928S" calcext:value-type="time">
            <text:p>00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28.83" calcext:value-type="float">
            <text:p>328.83</text:p>
          </table:table-cell>
          <table:table-cell office:value-type="float" office:value="401.7" calcext:value-type="float">
            <text:p>401.7</text:p>
          </table:table-cell>
        </table:table-row>
        <table:table-row table:style-name="ro1">
          <table:table-cell office:value-type="float" office:value="2591930" calcext:value-type="float">
            <text:p>2591930</text:p>
          </table:table-cell>
          <table:table-cell table:formula="of:=[.A164]/1000/(60*60*24)" office:value-type="time" office:time-value="PT00H43M11.93S" calcext:value-type="time">
            <text:p>00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30.87" calcext:value-type="float">
            <text:p>330.87</text:p>
          </table:table-cell>
          <table:table-cell office:value-type="float" office:value="404.14" calcext:value-type="float">
            <text:p>404.14</text:p>
          </table:table-cell>
        </table:table-row>
        <table:table-row table:style-name="ro1">
          <table:table-cell office:value-type="float" office:value="2607929" calcext:value-type="float">
            <text:p>2607929</text:p>
          </table:table-cell>
          <table:table-cell table:formula="of:=[.A165]/1000/(60*60*24)" office:value-type="time" office:time-value="PT00H43M27.929S" calcext:value-type="time">
            <text:p>00:43:28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332.91" calcext:value-type="float">
            <text:p>332.91</text:p>
          </table:table-cell>
          <table:table-cell office:value-type="float" office:value="406.58" calcext:value-type="float">
            <text:p>406.58</text:p>
          </table:table-cell>
        </table:table-row>
        <table:table-row table:style-name="ro1">
          <table:table-cell office:value-type="float" office:value="2623930" calcext:value-type="float">
            <text:p>2623930</text:p>
          </table:table-cell>
          <table:table-cell table:formula="of:=[.A166]/1000/(60*60*24)" office:value-type="time" office:time-value="PT00H43M43.93S" calcext:value-type="time">
            <text:p>00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34.96" calcext:value-type="float">
            <text:p>334.96</text:p>
          </table:table-cell>
          <table:table-cell office:value-type="float" office:value="409.03" calcext:value-type="float">
            <text:p>409.03</text:p>
          </table:table-cell>
        </table:table-row>
        <table:table-row table:style-name="ro1">
          <table:table-cell office:value-type="float" office:value="2639929" calcext:value-type="float">
            <text:p>2639929</text:p>
          </table:table-cell>
          <table:table-cell table:formula="of:=[.A167]/1000/(60*60*24)" office:value-type="time" office:time-value="PT00H43M59.929S" calcext:value-type="time">
            <text:p>00:44:00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337" calcext:value-type="float">
            <text:p>337</text:p>
          </table:table-cell>
          <table:table-cell office:value-type="float" office:value="411.47" calcext:value-type="float">
            <text:p>411.47</text:p>
          </table:table-cell>
        </table:table-row>
        <table:table-row table:style-name="ro1">
          <table:table-cell office:value-type="float" office:value="2655930" calcext:value-type="float">
            <text:p>2655930</text:p>
          </table:table-cell>
          <table:table-cell table:formula="of:=[.A168]/1000/(60*60*24)" office:value-type="time" office:time-value="PT00H44M15.93S" calcext:value-type="time">
            <text:p>00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39.04" calcext:value-type="float">
            <text:p>339.04</text:p>
          </table:table-cell>
          <table:table-cell office:value-type="float" office:value="413.91" calcext:value-type="float">
            <text:p>413.91</text:p>
          </table:table-cell>
        </table:table-row>
        <table:table-row table:style-name="ro1">
          <table:table-cell office:value-type="float" office:value="2671929" calcext:value-type="float">
            <text:p>2671929</text:p>
          </table:table-cell>
          <table:table-cell table:formula="of:=[.A169]/1000/(60*60*24)" office:value-type="time" office:time-value="PT00H44M31.929S" calcext:value-type="time">
            <text:p>00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41.08" calcext:value-type="float">
            <text:p>341.08</text:p>
          </table:table-cell>
          <table:table-cell office:value-type="float" office:value="416.35" calcext:value-type="float">
            <text:p>416.35</text:p>
          </table:table-cell>
        </table:table-row>
        <table:table-row table:style-name="ro1">
          <table:table-cell office:value-type="float" office:value="2687928" calcext:value-type="float">
            <text:p>2687928</text:p>
          </table:table-cell>
          <table:table-cell table:formula="of:=[.A170]/1000/(60*60*24)" office:value-type="time" office:time-value="PT00H44M47.928S" calcext:value-type="time">
            <text:p>00:44:48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343.13" calcext:value-type="float">
            <text:p>343.13</text:p>
          </table:table-cell>
          <table:table-cell office:value-type="float" office:value="418.8" calcext:value-type="float">
            <text:p>418.8</text:p>
          </table:table-cell>
        </table:table-row>
        <table:table-row table:style-name="ro1">
          <table:table-cell office:value-type="float" office:value="2703930" calcext:value-type="float">
            <text:p>2703930</text:p>
          </table:table-cell>
          <table:table-cell table:formula="of:=[.A171]/1000/(60*60*24)" office:value-type="time" office:time-value="PT00H45M03.93S" calcext:value-type="time">
            <text:p>00:45:04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3" calcext:value-type="float">
            <text:p>550.73</text:p>
          </table:table-cell>
          <table:table-cell office:value-type="float" office:value="345.17" calcext:value-type="float">
            <text:p>345.17</text:p>
          </table:table-cell>
          <table:table-cell office:value-type="float" office:value="421.24" calcext:value-type="float">
            <text:p>421.24</text:p>
          </table:table-cell>
        </table:table-row>
        <table:table-row table:style-name="ro1">
          <table:table-cell office:value-type="float" office:value="2719929" calcext:value-type="float">
            <text:p>2719929</text:p>
          </table:table-cell>
          <table:table-cell table:formula="of:=[.A172]/1000/(60*60*24)" office:value-type="time" office:time-value="PT00H45M19.929S" calcext:value-type="time">
            <text:p>00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49" calcext:value-type="float">
            <text:p>548.49</text:p>
          </table:table-cell>
          <table:table-cell office:value-type="float" office:value="347.21" calcext:value-type="float">
            <text:p>347.21</text:p>
          </table:table-cell>
          <table:table-cell office:value-type="float" office:value="423.68" calcext:value-type="float">
            <text:p>423.68</text:p>
          </table:table-cell>
        </table:table-row>
        <table:table-row table:style-name="ro1">
          <table:table-cell office:value-type="float" office:value="2735929" calcext:value-type="float">
            <text:p>2735929</text:p>
          </table:table-cell>
          <table:table-cell table:formula="of:=[.A173]/1000/(60*60*24)" office:value-type="time" office:time-value="PT00H45M35.929S" calcext:value-type="time">
            <text:p>00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49.25" calcext:value-type="float">
            <text:p>349.25</text:p>
          </table:table-cell>
          <table:table-cell office:value-type="float" office:value="426.12" calcext:value-type="float">
            <text:p>426.12</text:p>
          </table:table-cell>
        </table:table-row>
        <table:table-row table:style-name="ro1">
          <table:table-cell office:value-type="float" office:value="2751929" calcext:value-type="float">
            <text:p>2751929</text:p>
          </table:table-cell>
          <table:table-cell table:formula="of:=[.A174]/1000/(60*60*24)" office:value-type="time" office:time-value="PT00H45M51.929S" calcext:value-type="time">
            <text:p>00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51.29" calcext:value-type="float">
            <text:p>351.29</text:p>
          </table:table-cell>
          <table:table-cell office:value-type="float" office:value="428.56" calcext:value-type="float">
            <text:p>428.56</text:p>
          </table:table-cell>
        </table:table-row>
        <table:table-row table:style-name="ro1">
          <table:table-cell office:value-type="float" office:value="2767929" calcext:value-type="float">
            <text:p>2767929</text:p>
          </table:table-cell>
          <table:table-cell table:formula="of:=[.A175]/1000/(60*60*24)" office:value-type="time" office:time-value="PT00H46M07.929S" calcext:value-type="time">
            <text:p>00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8.99" calcext:value-type="float">
            <text:p>548.99</text:p>
          </table:table-cell>
          <table:table-cell office:value-type="float" office:value="353.34" calcext:value-type="float">
            <text:p>353.3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783929" calcext:value-type="float">
            <text:p>2783929</text:p>
          </table:table-cell>
          <table:table-cell table:formula="of:=[.A176]/1000/(60*60*24)" office:value-type="time" office:time-value="PT00H46M23.929S" calcext:value-type="time">
            <text:p>00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8.98" calcext:value-type="float">
            <text:p>548.98</text:p>
          </table:table-cell>
          <table:table-cell office:value-type="float" office:value="355.38" calcext:value-type="float">
            <text:p>355.38</text:p>
          </table:table-cell>
          <table:table-cell office:value-type="float" office:value="433.44" calcext:value-type="float">
            <text:p>433.44</text:p>
          </table:table-cell>
        </table:table-row>
        <table:table-row table:style-name="ro1">
          <table:table-cell office:value-type="float" office:value="2799929" calcext:value-type="float">
            <text:p>2799929</text:p>
          </table:table-cell>
          <table:table-cell table:formula="of:=[.A177]/1000/(60*60*24)" office:value-type="time" office:time-value="PT00H46M39.929S" calcext:value-type="time">
            <text:p>00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57.42" calcext:value-type="float">
            <text:p>357.42</text:p>
          </table:table-cell>
          <table:table-cell office:value-type="float" office:value="435.88" calcext:value-type="float">
            <text:p>435.88</text:p>
          </table:table-cell>
        </table:table-row>
        <table:table-row table:style-name="ro1">
          <table:table-cell office:value-type="float" office:value="2815930" calcext:value-type="float">
            <text:p>2815930</text:p>
          </table:table-cell>
          <table:table-cell table:formula="of:=[.A178]/1000/(60*60*24)" office:value-type="time" office:time-value="PT00H46M55.93S" calcext:value-type="time">
            <text:p>00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59.47" calcext:value-type="float">
            <text:p>359.47</text:p>
          </table:table-cell>
          <table:table-cell office:value-type="float" office:value="438.32" calcext:value-type="float">
            <text:p>438.32</text:p>
          </table:table-cell>
        </table:table-row>
        <table:table-row table:style-name="ro1">
          <table:table-cell office:value-type="float" office:value="2831930" calcext:value-type="float">
            <text:p>2831930</text:p>
          </table:table-cell>
          <table:table-cell table:formula="of:=[.A179]/1000/(60*60*24)" office:value-type="time" office:time-value="PT00H47M11.93S" calcext:value-type="time">
            <text:p>00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61.51" calcext:value-type="float">
            <text:p>361.51</text:p>
          </table:table-cell>
          <table:table-cell office:value-type="float" office:value="440.76" calcext:value-type="float">
            <text:p>440.76</text:p>
          </table:table-cell>
        </table:table-row>
        <table:table-row table:style-name="ro1">
          <table:table-cell office:value-type="float" office:value="2847928" calcext:value-type="float">
            <text:p>2847928</text:p>
          </table:table-cell>
          <table:table-cell table:formula="of:=[.A180]/1000/(60*60*24)" office:value-type="time" office:time-value="PT00H47M27.928S" calcext:value-type="time">
            <text:p>00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63.55" calcext:value-type="float">
            <text:p>363.55</text:p>
          </table:table-cell>
          <table:table-cell office:value-type="float" office:value="443.2" calcext:value-type="float">
            <text:p>443.2</text:p>
          </table:table-cell>
        </table:table-row>
        <table:table-row table:style-name="ro1">
          <table:table-cell office:value-type="float" office:value="2863929" calcext:value-type="float">
            <text:p>2863929</text:p>
          </table:table-cell>
          <table:table-cell table:formula="of:=[.A181]/1000/(60*60*24)" office:value-type="time" office:time-value="PT00H47M43.929S" calcext:value-type="time">
            <text:p>00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365.59" calcext:value-type="float">
            <text:p>365.59</text:p>
          </table:table-cell>
          <table:table-cell office:value-type="float" office:value="445.64" calcext:value-type="float">
            <text:p>445.64</text:p>
          </table:table-cell>
        </table:table-row>
        <table:table-row table:style-name="ro1">
          <table:table-cell office:value-type="float" office:value="2879929" calcext:value-type="float">
            <text:p>2879929</text:p>
          </table:table-cell>
          <table:table-cell table:formula="of:=[.A182]/1000/(60*60*24)" office:value-type="time" office:time-value="PT00H47M59.929S" calcext:value-type="time">
            <text:p>00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67.63" calcext:value-type="float">
            <text:p>367.63</text:p>
          </table:table-cell>
          <table:table-cell office:value-type="float" office:value="448.08" calcext:value-type="float">
            <text:p>448.08</text:p>
          </table:table-cell>
        </table:table-row>
        <table:table-row table:style-name="ro1">
          <table:table-cell office:value-type="float" office:value="2895930" calcext:value-type="float">
            <text:p>2895930</text:p>
          </table:table-cell>
          <table:table-cell table:formula="of:=[.A183]/1000/(60*60*24)" office:value-type="time" office:time-value="PT00H48M15.93S" calcext:value-type="time">
            <text:p>00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69.68" calcext:value-type="float">
            <text:p>369.68</text:p>
          </table:table-cell>
          <table:table-cell office:value-type="float" office:value="450.51" calcext:value-type="float">
            <text:p>450.51</text:p>
          </table:table-cell>
        </table:table-row>
        <table:table-row table:style-name="ro1">
          <table:table-cell office:value-type="float" office:value="2911930" calcext:value-type="float">
            <text:p>2911930</text:p>
          </table:table-cell>
          <table:table-cell table:formula="of:=[.A184]/1000/(60*60*24)" office:value-type="time" office:time-value="PT00H48M31.93S" calcext:value-type="time">
            <text:p>00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371.72" calcext:value-type="float">
            <text:p>371.72</text:p>
          </table:table-cell>
          <table:table-cell office:value-type="float" office:value="452.95" calcext:value-type="float">
            <text:p>452.95</text:p>
          </table:table-cell>
        </table:table-row>
        <table:table-row table:style-name="ro1">
          <table:table-cell office:value-type="float" office:value="2927929" calcext:value-type="float">
            <text:p>2927929</text:p>
          </table:table-cell>
          <table:table-cell table:formula="of:=[.A185]/1000/(60*60*24)" office:value-type="time" office:time-value="PT00H48M47.929S" calcext:value-type="time">
            <text:p>00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73.76" calcext:value-type="float">
            <text:p>373.76</text:p>
          </table:table-cell>
          <table:table-cell office:value-type="float" office:value="455.39" calcext:value-type="float">
            <text:p>455.39</text:p>
          </table:table-cell>
        </table:table-row>
        <table:table-row table:style-name="ro1">
          <table:table-cell office:value-type="float" office:value="2943929" calcext:value-type="float">
            <text:p>2943929</text:p>
          </table:table-cell>
          <table:table-cell table:formula="of:=[.A186]/1000/(60*60*24)" office:value-type="time" office:time-value="PT00H49M03.929S" calcext:value-type="time">
            <text:p>00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28" calcext:value-type="float">
            <text:p>547.28</text:p>
          </table:table-cell>
          <table:table-cell office:value-type="float" office:value="375.8" calcext:value-type="float">
            <text:p>375.8</text:p>
          </table:table-cell>
          <table:table-cell office:value-type="float" office:value="457.83" calcext:value-type="float">
            <text:p>457.83</text:p>
          </table:table-cell>
        </table:table-row>
        <table:table-row table:style-name="ro1">
          <table:table-cell office:value-type="float" office:value="2959929" calcext:value-type="float">
            <text:p>2959929</text:p>
          </table:table-cell>
          <table:table-cell table:formula="of:=[.A187]/1000/(60*60*24)" office:value-type="time" office:time-value="PT00H49M19.929S" calcext:value-type="time">
            <text:p>00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9" calcext:value-type="float">
            <text:p>548.89</text:p>
          </table:table-cell>
          <table:table-cell office:value-type="float" office:value="377.85" calcext:value-type="float">
            <text:p>377.85</text:p>
          </table:table-cell>
          <table:table-cell office:value-type="float" office:value="460.27" calcext:value-type="float">
            <text:p>460.27</text:p>
          </table:table-cell>
        </table:table-row>
        <table:table-row table:style-name="ro1">
          <table:table-cell office:value-type="float" office:value="2975929" calcext:value-type="float">
            <text:p>2975929</text:p>
          </table:table-cell>
          <table:table-cell table:formula="of:=[.A188]/1000/(60*60*24)" office:value-type="time" office:time-value="PT00H49M35.929S" calcext:value-type="time">
            <text:p>00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379.89" calcext:value-type="float">
            <text:p>379.89</text:p>
          </table:table-cell>
          <table:table-cell office:value-type="float" office:value="462.7" calcext:value-type="float">
            <text:p>462.7</text:p>
          </table:table-cell>
        </table:table-row>
        <table:table-row table:style-name="ro1">
          <table:table-cell office:value-type="float" office:value="2991930" calcext:value-type="float">
            <text:p>2991930</text:p>
          </table:table-cell>
          <table:table-cell table:formula="of:=[.A189]/1000/(60*60*24)" office:value-type="time" office:time-value="PT00H49M51.93S" calcext:value-type="time">
            <text:p>00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9" calcext:value-type="float">
            <text:p>548.89</text:p>
          </table:table-cell>
          <table:table-cell office:value-type="float" office:value="381.93" calcext:value-type="float">
            <text:p>381.93</text:p>
          </table:table-cell>
          <table:table-cell office:value-type="float" office:value="465.14" calcext:value-type="float">
            <text:p>465.14</text:p>
          </table:table-cell>
        </table:table-row>
        <table:table-row table:style-name="ro1">
          <table:table-cell office:value-type="float" office:value="3007929" calcext:value-type="float">
            <text:p>3007929</text:p>
          </table:table-cell>
          <table:table-cell table:formula="of:=[.A190]/1000/(60*60*24)" office:value-type="time" office:time-value="PT00H50M07.929S" calcext:value-type="time">
            <text:p>00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383.97" calcext:value-type="float">
            <text:p>383.97</text:p>
          </table:table-cell>
          <table:table-cell office:value-type="float" office:value="467.58" calcext:value-type="float">
            <text:p>467.58</text:p>
          </table:table-cell>
        </table:table-row>
        <table:table-row table:style-name="ro1">
          <table:table-cell office:value-type="float" office:value="3023929" calcext:value-type="float">
            <text:p>3023929</text:p>
          </table:table-cell>
          <table:table-cell table:formula="of:=[.A191]/1000/(60*60*24)" office:value-type="time" office:time-value="PT00H50M23.929S" calcext:value-type="time">
            <text:p>00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386.02" calcext:value-type="float">
            <text:p>386.02</text:p>
          </table:table-cell>
          <table:table-cell office:value-type="float" office:value="470.02" calcext:value-type="float">
            <text:p>470.02</text:p>
          </table:table-cell>
        </table:table-row>
        <table:table-row table:style-name="ro1">
          <table:table-cell office:value-type="float" office:value="3039929" calcext:value-type="float">
            <text:p>3039929</text:p>
          </table:table-cell>
          <table:table-cell table:formula="of:=[.A192]/1000/(60*60*24)" office:value-type="time" office:time-value="PT00H50M39.929S" calcext:value-type="time">
            <text:p>00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88.06" calcext:value-type="float">
            <text:p>388.06</text:p>
          </table:table-cell>
          <table:table-cell office:value-type="float" office:value="472.45" calcext:value-type="float">
            <text:p>472.45</text:p>
          </table:table-cell>
        </table:table-row>
        <table:table-row table:style-name="ro1">
          <table:table-cell office:value-type="float" office:value="3055929" calcext:value-type="float">
            <text:p>3055929</text:p>
          </table:table-cell>
          <table:table-cell table:formula="of:=[.A193]/1000/(60*60*24)" office:value-type="time" office:time-value="PT00H50M55.929S" calcext:value-type="time">
            <text:p>00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90.1" calcext:value-type="float">
            <text:p>390.1</text:p>
          </table:table-cell>
          <table:table-cell office:value-type="float" office:value="474.89" calcext:value-type="float">
            <text:p>474.89</text:p>
          </table:table-cell>
        </table:table-row>
        <table:table-row table:style-name="ro1">
          <table:table-cell office:value-type="float" office:value="3071929" calcext:value-type="float">
            <text:p>3071929</text:p>
          </table:table-cell>
          <table:table-cell table:formula="of:=[.A194]/1000/(60*60*24)" office:value-type="time" office:time-value="PT00H51M11.929S" calcext:value-type="time">
            <text:p>00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92.14" calcext:value-type="float">
            <text:p>392.14</text:p>
          </table:table-cell>
          <table:table-cell office:value-type="float" office:value="477.32" calcext:value-type="float">
            <text:p>477.32</text:p>
          </table:table-cell>
        </table:table-row>
        <table:table-row table:style-name="ro1">
          <table:table-cell office:value-type="float" office:value="3087929" calcext:value-type="float">
            <text:p>3087929</text:p>
          </table:table-cell>
          <table:table-cell table:formula="of:=[.A195]/1000/(60*60*24)" office:value-type="time" office:time-value="PT00H51M27.929S" calcext:value-type="time">
            <text:p>00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94.19" calcext:value-type="float">
            <text:p>394.19</text:p>
          </table:table-cell>
          <table:table-cell office:value-type="float" office:value="479.76" calcext:value-type="float">
            <text:p>479.76</text:p>
          </table:table-cell>
        </table:table-row>
        <table:table-row table:style-name="ro1">
          <table:table-cell office:value-type="float" office:value="3103928" calcext:value-type="float">
            <text:p>3103928</text:p>
          </table:table-cell>
          <table:table-cell table:formula="of:=[.A196]/1000/(60*60*24)" office:value-type="time" office:time-value="PT00H51M43.928S" calcext:value-type="time">
            <text:p>00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396.23" calcext:value-type="float">
            <text:p>396.23</text:p>
          </table:table-cell>
          <table:table-cell office:value-type="float" office:value="482.2" calcext:value-type="float">
            <text:p>482.2</text:p>
          </table:table-cell>
        </table:table-row>
        <table:table-row table:style-name="ro1">
          <table:table-cell office:value-type="float" office:value="3119930" calcext:value-type="float">
            <text:p>3119930</text:p>
          </table:table-cell>
          <table:table-cell table:formula="of:=[.A197]/1000/(60*60*24)" office:value-type="time" office:time-value="PT00H51M59.93S" calcext:value-type="time">
            <text:p>00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98.27" calcext:value-type="float">
            <text:p>398.27</text:p>
          </table:table-cell>
          <table:table-cell office:value-type="float" office:value="484.63" calcext:value-type="float">
            <text:p>484.63</text:p>
          </table:table-cell>
        </table:table-row>
        <table:table-row table:style-name="ro1">
          <table:table-cell office:value-type="float" office:value="3135930" calcext:value-type="float">
            <text:p>3135930</text:p>
          </table:table-cell>
          <table:table-cell table:formula="of:=[.A198]/1000/(60*60*24)" office:value-type="time" office:time-value="PT00H52M15.93S" calcext:value-type="time">
            <text:p>00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4" calcext:value-type="float">
            <text:p>547.14</text:p>
          </table:table-cell>
          <table:table-cell office:value-type="float" office:value="400.31" calcext:value-type="float">
            <text:p>400.31</text:p>
          </table:table-cell>
          <table:table-cell office:value-type="float" office:value="487.07" calcext:value-type="float">
            <text:p>487.07</text:p>
          </table:table-cell>
        </table:table-row>
        <table:table-row table:style-name="ro1">
          <table:table-cell office:value-type="float" office:value="3151929" calcext:value-type="float">
            <text:p>3151929</text:p>
          </table:table-cell>
          <table:table-cell table:formula="of:=[.A199]/1000/(60*60*24)" office:value-type="time" office:time-value="PT00H52M31.929S" calcext:value-type="time">
            <text:p>00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402.36" calcext:value-type="float">
            <text:p>402.36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float" office:value="3167929" calcext:value-type="float">
            <text:p>3167929</text:p>
          </table:table-cell>
          <table:table-cell table:formula="of:=[.A200]/1000/(60*60*24)" office:value-type="time" office:time-value="PT00H52M47.929S" calcext:value-type="time">
            <text:p>00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404.4" calcext:value-type="float">
            <text:p>404.4</text:p>
          </table:table-cell>
          <table:table-cell office:value-type="float" office:value="491.94" calcext:value-type="float">
            <text:p>491.94</text:p>
          </table:table-cell>
        </table:table-row>
        <table:table-row table:style-name="ro1">
          <table:table-cell office:value-type="float" office:value="3183928" calcext:value-type="float">
            <text:p>3183928</text:p>
          </table:table-cell>
          <table:table-cell table:formula="of:=[.A201]/1000/(60*60*24)" office:value-type="time" office:time-value="PT00H53M03.928S" calcext:value-type="time">
            <text:p>00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406.44" calcext:value-type="float">
            <text:p>406.44</text:p>
          </table:table-cell>
          <table:table-cell office:value-type="float" office:value="494.37" calcext:value-type="float">
            <text:p>494.37</text:p>
          </table:table-cell>
        </table:table-row>
        <table:table-row table:style-name="ro1">
          <table:table-cell office:value-type="float" office:value="3199929" calcext:value-type="float">
            <text:p>3199929</text:p>
          </table:table-cell>
          <table:table-cell table:formula="of:=[.A202]/1000/(60*60*24)" office:value-type="time" office:time-value="PT00H53M19.929S" calcext:value-type="time">
            <text:p>00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408.48" calcext:value-type="float">
            <text:p>408.48</text:p>
          </table:table-cell>
          <table:table-cell office:value-type="float" office:value="496.81" calcext:value-type="float">
            <text:p>496.81</text:p>
          </table:table-cell>
        </table:table-row>
        <table:table-row table:style-name="ro1">
          <table:table-cell office:value-type="float" office:value="3215929" calcext:value-type="float">
            <text:p>3215929</text:p>
          </table:table-cell>
          <table:table-cell table:formula="of:=[.A203]/1000/(60*60*24)" office:value-type="time" office:time-value="PT00H53M35.929S" calcext:value-type="time">
            <text:p>00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10.53" calcext:value-type="float">
            <text:p>410.53</text:p>
          </table:table-cell>
          <table:table-cell office:value-type="float" office:value="499.24" calcext:value-type="float">
            <text:p>499.24</text:p>
          </table:table-cell>
        </table:table-row>
        <table:table-row table:style-name="ro1">
          <table:table-cell office:value-type="float" office:value="3231929" calcext:value-type="float">
            <text:p>3231929</text:p>
          </table:table-cell>
          <table:table-cell table:formula="of:=[.A204]/1000/(60*60*24)" office:value-type="time" office:time-value="PT00H53M51.929S" calcext:value-type="time">
            <text:p>00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412.57" calcext:value-type="float">
            <text:p>412.57</text:p>
          </table:table-cell>
          <table:table-cell office:value-type="float" office:value="501.67" calcext:value-type="float">
            <text:p>501.67</text:p>
          </table:table-cell>
        </table:table-row>
        <table:table-row table:style-name="ro1">
          <table:table-cell office:value-type="float" office:value="3247930" calcext:value-type="float">
            <text:p>3247930</text:p>
          </table:table-cell>
          <table:table-cell table:formula="of:=[.A205]/1000/(60*60*24)" office:value-type="time" office:time-value="PT00H54M07.93S" calcext:value-type="time">
            <text:p>00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14.61" calcext:value-type="float">
            <text:p>414.61</text:p>
          </table:table-cell>
          <table:table-cell office:value-type="float" office:value="504.11" calcext:value-type="float">
            <text:p>504.11</text:p>
          </table:table-cell>
        </table:table-row>
        <table:table-row table:style-name="ro1">
          <table:table-cell office:value-type="float" office:value="3263929" calcext:value-type="float">
            <text:p>3263929</text:p>
          </table:table-cell>
          <table:table-cell table:formula="of:=[.A206]/1000/(60*60*24)" office:value-type="time" office:time-value="PT00H54M23.929S" calcext:value-type="time">
            <text:p>00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416.65" calcext:value-type="float">
            <text:p>416.65</text:p>
          </table:table-cell>
          <table:table-cell office:value-type="float" office:value="506.54" calcext:value-type="float">
            <text:p>506.54</text:p>
          </table:table-cell>
        </table:table-row>
        <table:table-row table:style-name="ro1">
          <table:table-cell office:value-type="float" office:value="3279929" calcext:value-type="float">
            <text:p>3279929</text:p>
          </table:table-cell>
          <table:table-cell table:formula="of:=[.A207]/1000/(60*60*24)" office:value-type="time" office:time-value="PT00H54M39.929S" calcext:value-type="time">
            <text:p>00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18.7" calcext:value-type="float">
            <text:p>418.7</text:p>
          </table:table-cell>
          <table:table-cell office:value-type="float" office:value="508.97" calcext:value-type="float">
            <text:p>508.97</text:p>
          </table:table-cell>
        </table:table-row>
        <table:table-row table:style-name="ro1">
          <table:table-cell office:value-type="float" office:value="3295929" calcext:value-type="float">
            <text:p>3295929</text:p>
          </table:table-cell>
          <table:table-cell table:formula="of:=[.A208]/1000/(60*60*24)" office:value-type="time" office:time-value="PT00H54M55.929S" calcext:value-type="time">
            <text:p>00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20.74" calcext:value-type="float">
            <text:p>420.74</text:p>
          </table:table-cell>
          <table:table-cell office:value-type="float" office:value="511.4" calcext:value-type="float">
            <text:p>511.4</text:p>
          </table:table-cell>
        </table:table-row>
        <table:table-row table:style-name="ro1">
          <table:table-cell office:value-type="float" office:value="3311929" calcext:value-type="float">
            <text:p>3311929</text:p>
          </table:table-cell>
          <table:table-cell table:formula="of:=[.A209]/1000/(60*60*24)" office:value-type="time" office:time-value="PT00H55M11.929S" calcext:value-type="time">
            <text:p>00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422.78" calcext:value-type="float">
            <text:p>422.78</text:p>
          </table:table-cell>
          <table:table-cell office:value-type="float" office:value="513.83" calcext:value-type="float">
            <text:p>513.83</text:p>
          </table:table-cell>
        </table:table-row>
        <table:table-row table:style-name="ro1">
          <table:table-cell office:value-type="float" office:value="3327929" calcext:value-type="float">
            <text:p>3327929</text:p>
          </table:table-cell>
          <table:table-cell table:formula="of:=[.A210]/1000/(60*60*24)" office:value-type="time" office:time-value="PT00H55M27.929S" calcext:value-type="time">
            <text:p>00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424.82" calcext:value-type="float">
            <text:p>424.82</text:p>
          </table:table-cell>
          <table:table-cell office:value-type="float" office:value="516.27" calcext:value-type="float">
            <text:p>516.27</text:p>
          </table:table-cell>
        </table:table-row>
        <table:table-row table:style-name="ro1">
          <table:table-cell office:value-type="float" office:value="3343929" calcext:value-type="float">
            <text:p>3343929</text:p>
          </table:table-cell>
          <table:table-cell table:formula="of:=[.A211]/1000/(60*60*24)" office:value-type="time" office:time-value="PT00H55M43.929S" calcext:value-type="time">
            <text:p>00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26.87" calcext:value-type="float">
            <text:p>426.87</text:p>
          </table:table-cell>
          <table:table-cell office:value-type="float" office:value="518.7" calcext:value-type="float">
            <text:p>518.7</text:p>
          </table:table-cell>
        </table:table-row>
        <table:table-row table:style-name="ro1">
          <table:table-cell office:value-type="float" office:value="3359928" calcext:value-type="float">
            <text:p>3359928</text:p>
          </table:table-cell>
          <table:table-cell table:formula="of:=[.A212]/1000/(60*60*24)" office:value-type="time" office:time-value="PT00H55M59.928S" calcext:value-type="time">
            <text:p>00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89" calcext:value-type="float">
            <text:p>546.89</text:p>
          </table:table-cell>
          <table:table-cell office:value-type="float" office:value="428.91" calcext:value-type="float">
            <text:p>428.91</text:p>
          </table:table-cell>
          <table:table-cell office:value-type="float" office:value="521.13" calcext:value-type="float">
            <text:p>521.13</text:p>
          </table:table-cell>
        </table:table-row>
        <table:table-row table:style-name="ro1">
          <table:table-cell office:value-type="float" office:value="3375930" calcext:value-type="float">
            <text:p>3375930</text:p>
          </table:table-cell>
          <table:table-cell table:formula="of:=[.A213]/1000/(60*60*24)" office:value-type="time" office:time-value="PT00H56M15.93S" calcext:value-type="time">
            <text:p>00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30.95" calcext:value-type="float">
            <text:p>430.95</text:p>
          </table:table-cell>
          <table:table-cell office:value-type="float" office:value="523.57" calcext:value-type="float">
            <text:p>523.57</text:p>
          </table:table-cell>
        </table:table-row>
        <table:table-row table:style-name="ro1">
          <table:table-cell office:value-type="float" office:value="3391929" calcext:value-type="float">
            <text:p>3391929</text:p>
          </table:table-cell>
          <table:table-cell table:formula="of:=[.A214]/1000/(60*60*24)" office:value-type="time" office:time-value="PT00H56M31.929S" calcext:value-type="time">
            <text:p>00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32.99" calcext:value-type="float">
            <text:p>432.9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407928" calcext:value-type="float">
            <text:p>3407928</text:p>
          </table:table-cell>
          <table:table-cell table:formula="of:=[.A215]/1000/(60*60*24)" office:value-type="time" office:time-value="PT00H56M47.928S" calcext:value-type="time">
            <text:p>00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435.04" calcext:value-type="float">
            <text:p>435.04</text:p>
          </table:table-cell>
          <table:table-cell office:value-type="float" office:value="528.43" calcext:value-type="float">
            <text:p>528.43</text:p>
          </table:table-cell>
        </table:table-row>
        <table:table-row table:style-name="ro1">
          <table:table-cell office:value-type="float" office:value="3423928" calcext:value-type="float">
            <text:p>3423928</text:p>
          </table:table-cell>
          <table:table-cell table:formula="of:=[.A216]/1000/(60*60*24)" office:value-type="time" office:time-value="PT00H57M03.928S" calcext:value-type="time">
            <text:p>00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37.08" calcext:value-type="float">
            <text:p>437.08</text:p>
          </table:table-cell>
          <table:table-cell office:value-type="float" office:value="530.86" calcext:value-type="float">
            <text:p>530.86</text:p>
          </table:table-cell>
        </table:table-row>
        <table:table-row table:style-name="ro1">
          <table:table-cell office:value-type="float" office:value="3439928" calcext:value-type="float">
            <text:p>3439928</text:p>
          </table:table-cell>
          <table:table-cell table:formula="of:=[.A217]/1000/(60*60*24)" office:value-type="time" office:time-value="PT00H57M19.928S" calcext:value-type="time">
            <text:p>00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439.12" calcext:value-type="float">
            <text:p>439.12</text:p>
          </table:table-cell>
          <table:table-cell office:value-type="float" office:value="533.29" calcext:value-type="float">
            <text:p>533.29</text:p>
          </table:table-cell>
        </table:table-row>
        <table:table-row table:style-name="ro1">
          <table:table-cell office:value-type="float" office:value="3455929" calcext:value-type="float">
            <text:p>3455929</text:p>
          </table:table-cell>
          <table:table-cell table:formula="of:=[.A218]/1000/(60*60*24)" office:value-type="time" office:time-value="PT00H57M35.929S" calcext:value-type="time">
            <text:p>00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441.16" calcext:value-type="float">
            <text:p>441.16</text:p>
          </table:table-cell>
          <table:table-cell office:value-type="float" office:value="535.73" calcext:value-type="float">
            <text:p>535.73</text:p>
          </table:table-cell>
        </table:table-row>
        <table:table-row table:style-name="ro1">
          <table:table-cell office:value-type="float" office:value="3471928" calcext:value-type="float">
            <text:p>3471928</text:p>
          </table:table-cell>
          <table:table-cell table:formula="of:=[.A219]/1000/(60*60*24)" office:value-type="time" office:time-value="PT00H57M51.928S" calcext:value-type="time">
            <text:p>00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43.21" calcext:value-type="float">
            <text:p>443.21</text:p>
          </table:table-cell>
          <table:table-cell office:value-type="float" office:value="538.15" calcext:value-type="float">
            <text:p>538.15</text:p>
          </table:table-cell>
        </table:table-row>
        <table:table-row table:style-name="ro1">
          <table:table-cell office:value-type="float" office:value="3487929" calcext:value-type="float">
            <text:p>3487929</text:p>
          </table:table-cell>
          <table:table-cell table:formula="of:=[.A220]/1000/(60*60*24)" office:value-type="time" office:time-value="PT00H58M07.929S" calcext:value-type="time">
            <text:p>00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29" calcext:value-type="float">
            <text:p>547.29</text:p>
          </table:table-cell>
          <table:table-cell office:value-type="float" office:value="445.25" calcext:value-type="float">
            <text:p>445.25</text:p>
          </table:table-cell>
          <table:table-cell office:value-type="float" office:value="540.59" calcext:value-type="float">
            <text:p>540.59</text:p>
          </table:table-cell>
        </table:table-row>
        <table:table-row table:style-name="ro1">
          <table:table-cell office:value-type="float" office:value="3503930" calcext:value-type="float">
            <text:p>3503930</text:p>
          </table:table-cell>
          <table:table-cell table:formula="of:=[.A221]/1000/(60*60*24)" office:value-type="time" office:time-value="PT00H58M23.93S" calcext:value-type="time">
            <text:p>00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47.29" calcext:value-type="float">
            <text:p>447.29</text:p>
          </table:table-cell>
          <table:table-cell office:value-type="float" office:value="543.02" calcext:value-type="float">
            <text:p>543.02</text:p>
          </table:table-cell>
        </table:table-row>
        <table:table-row table:style-name="ro1">
          <table:table-cell office:value-type="float" office:value="3519930" calcext:value-type="float">
            <text:p>3519930</text:p>
          </table:table-cell>
          <table:table-cell table:formula="of:=[.A222]/1000/(60*60*24)" office:value-type="time" office:time-value="PT00H58M39.93S" calcext:value-type="time">
            <text:p>00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49.33" calcext:value-type="float">
            <text:p>449.33</text:p>
          </table:table-cell>
          <table:table-cell office:value-type="float" office:value="545.45" calcext:value-type="float">
            <text:p>545.45</text:p>
          </table:table-cell>
        </table:table-row>
        <table:table-row table:style-name="ro1">
          <table:table-cell office:value-type="float" office:value="3535929" calcext:value-type="float">
            <text:p>3535929</text:p>
          </table:table-cell>
          <table:table-cell table:formula="of:=[.A223]/1000/(60*60*24)" office:value-type="time" office:time-value="PT00H58M55.929S" calcext:value-type="time">
            <text:p>00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51.37" calcext:value-type="float">
            <text:p>451.37</text:p>
          </table:table-cell>
          <table:table-cell office:value-type="float" office:value="547.88" calcext:value-type="float">
            <text:p>547.88</text:p>
          </table:table-cell>
        </table:table-row>
        <table:table-row table:style-name="ro1">
          <table:table-cell office:value-type="float" office:value="3551929" calcext:value-type="float">
            <text:p>3551929</text:p>
          </table:table-cell>
          <table:table-cell table:formula="of:=[.A224]/1000/(60*60*24)" office:value-type="time" office:time-value="PT00H59M11.929S" calcext:value-type="time">
            <text:p>00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53.42" calcext:value-type="float">
            <text:p>453.42</text:p>
          </table:table-cell>
          <table:table-cell office:value-type="float" office:value="550.31" calcext:value-type="float">
            <text:p>550.31</text:p>
          </table:table-cell>
        </table:table-row>
        <table:table-row table:style-name="ro1">
          <table:table-cell office:value-type="float" office:value="3567930" calcext:value-type="float">
            <text:p>3567930</text:p>
          </table:table-cell>
          <table:table-cell table:formula="of:=[.A225]/1000/(60*60*24)" office:value-type="time" office:time-value="PT00H59M27.93S" calcext:value-type="time">
            <text:p>00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55.46" calcext:value-type="float">
            <text:p>455.46</text:p>
          </table:table-cell>
          <table:table-cell office:value-type="float" office:value="552.74" calcext:value-type="float">
            <text:p>552.74</text:p>
          </table:table-cell>
        </table:table-row>
        <table:table-row table:style-name="ro1">
          <table:table-cell office:value-type="float" office:value="3583929" calcext:value-type="float">
            <text:p>3583929</text:p>
          </table:table-cell>
          <table:table-cell table:formula="of:=[.A226]/1000/(60*60*24)" office:value-type="time" office:time-value="PT00H59M43.929S" calcext:value-type="time">
            <text:p>00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57.5" calcext:value-type="float">
            <text:p>457.5</text:p>
          </table:table-cell>
          <table:table-cell office:value-type="float" office:value="555.17" calcext:value-type="float">
            <text:p>555.17</text:p>
          </table:table-cell>
        </table:table-row>
        <table:table-row table:style-name="ro1">
          <table:table-cell office:value-type="float" office:value="3599929" calcext:value-type="float">
            <text:p>3599929</text:p>
          </table:table-cell>
          <table:table-cell table:formula="of:=[.A227]/1000/(60*60*24)" office:value-type="time" office:time-value="PT00H59M59.929S" calcext:value-type="time">
            <text:p>01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459.54" calcext:value-type="float">
            <text:p>459.54</text:p>
          </table:table-cell>
          <table:table-cell office:value-type="float" office:value="557.6" calcext:value-type="float">
            <text:p>557.6</text:p>
          </table:table-cell>
        </table:table-row>
        <table:table-row table:style-name="ro1">
          <table:table-cell office:value-type="float" office:value="3615929" calcext:value-type="float">
            <text:p>3615929</text:p>
          </table:table-cell>
          <table:table-cell table:formula="of:=[.A228]/1000/(60*60*24)" office:value-type="time" office:time-value="PT01H00M15.929S" calcext:value-type="time">
            <text:p>01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61.59" calcext:value-type="float">
            <text:p>461.59</text:p>
          </table:table-cell>
          <table:table-cell office:value-type="float" office:value="560.03" calcext:value-type="float">
            <text:p>560.03</text:p>
          </table:table-cell>
        </table:table-row>
        <table:table-row table:style-name="ro1">
          <table:table-cell office:value-type="float" office:value="3631929" calcext:value-type="float">
            <text:p>3631929</text:p>
          </table:table-cell>
          <table:table-cell table:formula="of:=[.A229]/1000/(60*60*24)" office:value-type="time" office:time-value="PT01H00M31.929S" calcext:value-type="time">
            <text:p>01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19" calcext:value-type="float">
            <text:p>545.19</text:p>
          </table:table-cell>
          <table:table-cell office:value-type="float" office:value="463.63" calcext:value-type="float">
            <text:p>463.63</text:p>
          </table:table-cell>
          <table:table-cell office:value-type="float" office:value="562.46" calcext:value-type="float">
            <text:p>562.46</text:p>
          </table:table-cell>
        </table:table-row>
        <table:table-row table:style-name="ro1">
          <table:table-cell office:value-type="float" office:value="3647929" calcext:value-type="float">
            <text:p>3647929</text:p>
          </table:table-cell>
          <table:table-cell table:formula="of:=[.A230]/1000/(60*60*24)" office:value-type="time" office:time-value="PT01H00M47.929S" calcext:value-type="time">
            <text:p>01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65.67" calcext:value-type="float">
            <text:p>465.67</text:p>
          </table:table-cell>
          <table:table-cell office:value-type="float" office:value="564.88" calcext:value-type="float">
            <text:p>564.88</text:p>
          </table:table-cell>
        </table:table-row>
        <table:table-row table:style-name="ro1">
          <table:table-cell office:value-type="float" office:value="3663929" calcext:value-type="float">
            <text:p>3663929</text:p>
          </table:table-cell>
          <table:table-cell table:formula="of:=[.A231]/1000/(60*60*24)" office:value-type="time" office:time-value="PT01H01M03.929S" calcext:value-type="time">
            <text:p>01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467.71" calcext:value-type="float">
            <text:p>467.71</text:p>
          </table:table-cell>
          <table:table-cell office:value-type="float" office:value="567.31" calcext:value-type="float">
            <text:p>567.31</text:p>
          </table:table-cell>
        </table:table-row>
        <table:table-row table:style-name="ro1">
          <table:table-cell office:value-type="float" office:value="3679929" calcext:value-type="float">
            <text:p>3679929</text:p>
          </table:table-cell>
          <table:table-cell table:formula="of:=[.A232]/1000/(60*60*24)" office:value-type="time" office:time-value="PT01H01M19.929S" calcext:value-type="time">
            <text:p>01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469.76" calcext:value-type="float">
            <text:p>469.76</text:p>
          </table:table-cell>
          <table:table-cell office:value-type="float" office:value="569.74" calcext:value-type="float">
            <text:p>569.74</text:p>
          </table:table-cell>
        </table:table-row>
        <table:table-row table:style-name="ro1">
          <table:table-cell office:value-type="float" office:value="3695930" calcext:value-type="float">
            <text:p>3695930</text:p>
          </table:table-cell>
          <table:table-cell table:formula="of:=[.A233]/1000/(60*60*24)" office:value-type="time" office:time-value="PT01H01M35.93S" calcext:value-type="time">
            <text:p>01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71.8" calcext:value-type="float">
            <text:p>471.8</text:p>
          </table:table-cell>
          <table:table-cell office:value-type="float" office:value="572.17" calcext:value-type="float">
            <text:p>572.17</text:p>
          </table:table-cell>
        </table:table-row>
        <table:table-row table:style-name="ro1">
          <table:table-cell office:value-type="float" office:value="3711929" calcext:value-type="float">
            <text:p>3711929</text:p>
          </table:table-cell>
          <table:table-cell table:formula="of:=[.A234]/1000/(60*60*24)" office:value-type="time" office:time-value="PT01H01M51.929S" calcext:value-type="time">
            <text:p>01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473.84" calcext:value-type="float">
            <text:p>473.84</text:p>
          </table:table-cell>
          <table:table-cell office:value-type="float" office:value="574.6" calcext:value-type="float">
            <text:p>574.6</text:p>
          </table:table-cell>
        </table:table-row>
        <table:table-row table:style-name="ro1">
          <table:table-cell office:value-type="float" office:value="3727930" calcext:value-type="float">
            <text:p>3727930</text:p>
          </table:table-cell>
          <table:table-cell table:formula="of:=[.A235]/1000/(60*60*24)" office:value-type="time" office:time-value="PT01H02M07.93S" calcext:value-type="time">
            <text:p>01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1" calcext:value-type="float">
            <text:p>544.81</text:p>
          </table:table-cell>
          <table:table-cell office:value-type="float" office:value="475.88" calcext:value-type="float">
            <text:p>475.88</text:p>
          </table:table-cell>
          <table:table-cell office:value-type="float" office:value="577.03" calcext:value-type="float">
            <text:p>577.03</text:p>
          </table:table-cell>
        </table:table-row>
        <table:table-row table:style-name="ro1">
          <table:table-cell office:value-type="float" office:value="3743929" calcext:value-type="float">
            <text:p>3743929</text:p>
          </table:table-cell>
          <table:table-cell table:formula="of:=[.A236]/1000/(60*60*24)" office:value-type="time" office:time-value="PT01H02M23.929S" calcext:value-type="time">
            <text:p>01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77.92" calcext:value-type="float">
            <text:p>477.92</text:p>
          </table:table-cell>
          <table:table-cell office:value-type="float" office:value="579.46" calcext:value-type="float">
            <text:p>579.46</text:p>
          </table:table-cell>
        </table:table-row>
        <table:table-row table:style-name="ro1">
          <table:table-cell office:value-type="float" office:value="3759929" calcext:value-type="float">
            <text:p>3759929</text:p>
          </table:table-cell>
          <table:table-cell table:formula="of:=[.A237]/1000/(60*60*24)" office:value-type="time" office:time-value="PT01H02M39.929S" calcext:value-type="time">
            <text:p>01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479.97" calcext:value-type="float">
            <text:p>479.97</text:p>
          </table:table-cell>
          <table:table-cell office:value-type="float" office:value="581.89" calcext:value-type="float">
            <text:p>581.89</text:p>
          </table:table-cell>
        </table:table-row>
        <table:table-row table:style-name="ro1">
          <table:table-cell office:value-type="float" office:value="3775929" calcext:value-type="float">
            <text:p>3775929</text:p>
          </table:table-cell>
          <table:table-cell table:formula="of:=[.A238]/1000/(60*60*24)" office:value-type="time" office:time-value="PT01H02M55.929S" calcext:value-type="time">
            <text:p>01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82.01" calcext:value-type="float">
            <text:p>482.01</text:p>
          </table:table-cell>
          <table:table-cell office:value-type="float" office:value="584.32" calcext:value-type="float">
            <text:p>584.32</text:p>
          </table:table-cell>
        </table:table-row>
        <table:table-row table:style-name="ro1">
          <table:table-cell office:value-type="float" office:value="3791928" calcext:value-type="float">
            <text:p>3791928</text:p>
          </table:table-cell>
          <table:table-cell table:formula="of:=[.A239]/1000/(60*60*24)" office:value-type="time" office:time-value="PT01H03M11.928S" calcext:value-type="time">
            <text:p>01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484.05" calcext:value-type="float">
            <text:p>484.05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float" office:value="3807929" calcext:value-type="float">
            <text:p>3807929</text:p>
          </table:table-cell>
          <table:table-cell table:formula="of:=[.A240]/1000/(60*60*24)" office:value-type="time" office:time-value="PT01H03M27.929S" calcext:value-type="time">
            <text:p>01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8" calcext:value-type="float">
            <text:p>546.58</text:p>
          </table:table-cell>
          <table:table-cell office:value-type="float" office:value="486.09" calcext:value-type="float">
            <text:p>486.09</text:p>
          </table:table-cell>
          <table:table-cell office:value-type="float" office:value="589.17" calcext:value-type="float">
            <text:p>589.17</text:p>
          </table:table-cell>
        </table:table-row>
        <table:table-row table:style-name="ro1">
          <table:table-cell office:value-type="float" office:value="3823928" calcext:value-type="float">
            <text:p>3823928</text:p>
          </table:table-cell>
          <table:table-cell table:formula="of:=[.A241]/1000/(60*60*24)" office:value-type="time" office:time-value="PT01H03M43.928S" calcext:value-type="time">
            <text:p>01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88.14" calcext:value-type="float">
            <text:p>488.14</text:p>
          </table:table-cell>
          <table:table-cell office:value-type="float" office:value="591.6" calcext:value-type="float">
            <text:p>591.6</text:p>
          </table:table-cell>
        </table:table-row>
        <table:table-row table:style-name="ro1">
          <table:table-cell office:value-type="float" office:value="3839929" calcext:value-type="float">
            <text:p>3839929</text:p>
          </table:table-cell>
          <table:table-cell table:formula="of:=[.A242]/1000/(60*60*24)" office:value-type="time" office:time-value="PT01H03M59.929S" calcext:value-type="time">
            <text:p>01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490.18" calcext:value-type="float">
            <text:p>490.18</text:p>
          </table:table-cell>
          <table:table-cell office:value-type="float" office:value="594.02" calcext:value-type="float">
            <text:p>594.02</text:p>
          </table:table-cell>
        </table:table-row>
        <table:table-row table:style-name="ro1">
          <table:table-cell office:value-type="float" office:value="3855928" calcext:value-type="float">
            <text:p>3855928</text:p>
          </table:table-cell>
          <table:table-cell table:formula="of:=[.A243]/1000/(60*60*24)" office:value-type="time" office:time-value="PT01H04M15.928S" calcext:value-type="time">
            <text:p>01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492.22" calcext:value-type="float">
            <text:p>492.22</text:p>
          </table:table-cell>
          <table:table-cell office:value-type="float" office:value="596.45" calcext:value-type="float">
            <text:p>596.45</text:p>
          </table:table-cell>
        </table:table-row>
        <table:table-row table:style-name="ro1">
          <table:table-cell office:value-type="float" office:value="3871929" calcext:value-type="float">
            <text:p>3871929</text:p>
          </table:table-cell>
          <table:table-cell table:formula="of:=[.A244]/1000/(60*60*24)" office:value-type="time" office:time-value="PT01H04M31.929S" calcext:value-type="time">
            <text:p>01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94.26" calcext:value-type="float">
            <text:p>494.26</text:p>
          </table:table-cell>
          <table:table-cell office:value-type="float" office:value="598.88" calcext:value-type="float">
            <text:p>598.88</text:p>
          </table:table-cell>
        </table:table-row>
        <table:table-row table:style-name="ro1">
          <table:table-cell office:value-type="float" office:value="3887929" calcext:value-type="float">
            <text:p>3887929</text:p>
          </table:table-cell>
          <table:table-cell table:formula="of:=[.A245]/1000/(60*60*24)" office:value-type="time" office:time-value="PT01H04M47.929S" calcext:value-type="time">
            <text:p>01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96.31" calcext:value-type="float">
            <text:p>496.31</text:p>
          </table:table-cell>
          <table:table-cell office:value-type="float" office:value="601.31" calcext:value-type="float">
            <text:p>601.31</text:p>
          </table:table-cell>
        </table:table-row>
        <table:table-row table:style-name="ro1">
          <table:table-cell office:value-type="float" office:value="3903929" calcext:value-type="float">
            <text:p>3903929</text:p>
          </table:table-cell>
          <table:table-cell table:formula="of:=[.A246]/1000/(60*60*24)" office:value-type="time" office:time-value="PT01H05M03.929S" calcext:value-type="time">
            <text:p>01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498.35" calcext:value-type="float">
            <text:p>498.35</text:p>
          </table:table-cell>
          <table:table-cell office:value-type="float" office:value="603.73" calcext:value-type="float">
            <text:p>603.73</text:p>
          </table:table-cell>
        </table:table-row>
        <table:table-row table:style-name="ro1">
          <table:table-cell office:value-type="float" office:value="3919929" calcext:value-type="float">
            <text:p>3919929</text:p>
          </table:table-cell>
          <table:table-cell table:formula="of:=[.A247]/1000/(60*60*24)" office:value-type="time" office:time-value="PT01H05M19.929S" calcext:value-type="time">
            <text:p>01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500.39" calcext:value-type="float">
            <text:p>500.39</text:p>
          </table:table-cell>
          <table:table-cell office:value-type="float" office:value="606.16" calcext:value-type="float">
            <text:p>606.16</text:p>
          </table:table-cell>
        </table:table-row>
        <table:table-row table:style-name="ro1">
          <table:table-cell office:value-type="float" office:value="3935929" calcext:value-type="float">
            <text:p>3935929</text:p>
          </table:table-cell>
          <table:table-cell table:formula="of:=[.A248]/1000/(60*60*24)" office:value-type="time" office:time-value="PT01H05M35.929S" calcext:value-type="time">
            <text:p>01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" calcext:value-type="float">
            <text:p>542.9</text:p>
          </table:table-cell>
          <table:table-cell office:value-type="float" office:value="502.43" calcext:value-type="float">
            <text:p>502.43</text:p>
          </table:table-cell>
          <table:table-cell office:value-type="float" office:value="608.58" calcext:value-type="float">
            <text:p>608.58</text:p>
          </table:table-cell>
        </table:table-row>
        <table:table-row table:style-name="ro1">
          <table:table-cell office:value-type="float" office:value="3951928" calcext:value-type="float">
            <text:p>3951928</text:p>
          </table:table-cell>
          <table:table-cell table:formula="of:=[.A249]/1000/(60*60*24)" office:value-type="time" office:time-value="PT01H05M51.928S" calcext:value-type="time">
            <text:p>01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04.47" calcext:value-type="float">
            <text:p>504.47</text:p>
          </table:table-cell>
          <table:table-cell office:value-type="float" office:value="611.01" calcext:value-type="float">
            <text:p>611.01</text:p>
          </table:table-cell>
        </table:table-row>
        <table:table-row table:style-name="ro1">
          <table:table-cell office:value-type="float" office:value="3967929" calcext:value-type="float">
            <text:p>3967929</text:p>
          </table:table-cell>
          <table:table-cell table:formula="of:=[.A250]/1000/(60*60*24)" office:value-type="time" office:time-value="PT01H06M07.929S" calcext:value-type="time">
            <text:p>01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506.52" calcext:value-type="float">
            <text:p>506.52</text:p>
          </table:table-cell>
          <table:table-cell office:value-type="float" office:value="613.43" calcext:value-type="float">
            <text:p>613.43</text:p>
          </table:table-cell>
        </table:table-row>
        <table:table-row table:style-name="ro1">
          <table:table-cell office:value-type="float" office:value="3983929" calcext:value-type="float">
            <text:p>3983929</text:p>
          </table:table-cell>
          <table:table-cell table:formula="of:=[.A251]/1000/(60*60*24)" office:value-type="time" office:time-value="PT01H06M23.929S" calcext:value-type="time">
            <text:p>01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5" calcext:value-type="float">
            <text:p>545.05</text:p>
          </table:table-cell>
          <table:table-cell office:value-type="float" office:value="508.56" calcext:value-type="float">
            <text:p>508.56</text:p>
          </table:table-cell>
          <table:table-cell office:value-type="float" office:value="615.86" calcext:value-type="float">
            <text:p>615.86</text:p>
          </table:table-cell>
        </table:table-row>
        <table:table-row table:style-name="ro1">
          <table:table-cell office:value-type="float" office:value="3999929" calcext:value-type="float">
            <text:p>3999929</text:p>
          </table:table-cell>
          <table:table-cell table:formula="of:=[.A252]/1000/(60*60*24)" office:value-type="time" office:time-value="PT01H06M39.929S" calcext:value-type="time">
            <text:p>01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510.6" calcext:value-type="float">
            <text:p>510.6</text:p>
          </table:table-cell>
          <table:table-cell office:value-type="float" office:value="618.28" calcext:value-type="float">
            <text:p>618.28</text:p>
          </table:table-cell>
        </table:table-row>
        <table:table-row table:style-name="ro1">
          <table:table-cell office:value-type="float" office:value="4015929" calcext:value-type="float">
            <text:p>4015929</text:p>
          </table:table-cell>
          <table:table-cell table:formula="of:=[.A253]/1000/(60*60*24)" office:value-type="time" office:time-value="PT01H06M55.929S" calcext:value-type="time">
            <text:p>01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19" calcext:value-type="float">
            <text:p>545.19</text:p>
          </table:table-cell>
          <table:table-cell office:value-type="float" office:value="512.64" calcext:value-type="float">
            <text:p>512.64</text:p>
          </table:table-cell>
          <table:table-cell office:value-type="float" office:value="620.71" calcext:value-type="float">
            <text:p>620.71</text:p>
          </table:table-cell>
        </table:table-row>
        <table:table-row table:style-name="ro1">
          <table:table-cell office:value-type="float" office:value="4031930" calcext:value-type="float">
            <text:p>4031930</text:p>
          </table:table-cell>
          <table:table-cell table:formula="of:=[.A254]/1000/(60*60*24)" office:value-type="time" office:time-value="PT01H07M11.93S" calcext:value-type="time">
            <text:p>01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514.68" calcext:value-type="float">
            <text:p>514.68</text:p>
          </table:table-cell>
          <table:table-cell office:value-type="float" office:value="623.13" calcext:value-type="float">
            <text:p>623.13</text:p>
          </table:table-cell>
        </table:table-row>
        <table:table-row table:style-name="ro1">
          <table:table-cell office:value-type="float" office:value="4047930" calcext:value-type="float">
            <text:p>4047930</text:p>
          </table:table-cell>
          <table:table-cell table:formula="of:=[.A255]/1000/(60*60*24)" office:value-type="time" office:time-value="PT01H07M27.93S" calcext:value-type="time">
            <text:p>01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16.73" calcext:value-type="float">
            <text:p>516.73</text:p>
          </table:table-cell>
          <table:table-cell office:value-type="float" office:value="625.55" calcext:value-type="float">
            <text:p>625.55</text:p>
          </table:table-cell>
        </table:table-row>
        <table:table-row table:style-name="ro1">
          <table:table-cell office:value-type="float" office:value="4063929" calcext:value-type="float">
            <text:p>4063929</text:p>
          </table:table-cell>
          <table:table-cell table:formula="of:=[.A256]/1000/(60*60*24)" office:value-type="time" office:time-value="PT01H07M43.929S" calcext:value-type="time">
            <text:p>01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518.77" calcext:value-type="float">
            <text:p>518.77</text:p>
          </table:table-cell>
          <table:table-cell office:value-type="float" office:value="627.98" calcext:value-type="float">
            <text:p>627.98</text:p>
          </table:table-cell>
        </table:table-row>
        <table:table-row table:style-name="ro1">
          <table:table-cell office:value-type="float" office:value="4079929" calcext:value-type="float">
            <text:p>4079929</text:p>
          </table:table-cell>
          <table:table-cell table:formula="of:=[.A257]/1000/(60*60*24)" office:value-type="time" office:time-value="PT01H07M59.929S" calcext:value-type="time">
            <text:p>01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20.81" calcext:value-type="float">
            <text:p>520.81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4095929" calcext:value-type="float">
            <text:p>4095929</text:p>
          </table:table-cell>
          <table:table-cell table:formula="of:=[.A258]/1000/(60*60*24)" office:value-type="time" office:time-value="PT01H08M15.929S" calcext:value-type="time">
            <text:p>01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4.59" calcext:value-type="float">
            <text:p>544.59</text:p>
          </table:table-cell>
          <table:table-cell office:value-type="float" office:value="522.85" calcext:value-type="float">
            <text:p>522.85</text:p>
          </table:table-cell>
          <table:table-cell office:value-type="float" office:value="632.82" calcext:value-type="float">
            <text:p>632.82</text:p>
          </table:table-cell>
        </table:table-row>
        <table:table-row table:style-name="ro1">
          <table:table-cell office:value-type="float" office:value="4111930" calcext:value-type="float">
            <text:p>4111930</text:p>
          </table:table-cell>
          <table:table-cell table:formula="of:=[.A259]/1000/(60*60*24)" office:value-type="time" office:time-value="PT01H08M31.93S" calcext:value-type="time">
            <text:p>01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24.9" calcext:value-type="float">
            <text:p>524.9</text:p>
          </table:table-cell>
          <table:table-cell office:value-type="float" office:value="635.25" calcext:value-type="float">
            <text:p>635.25</text:p>
          </table:table-cell>
        </table:table-row>
        <table:table-row table:style-name="ro1">
          <table:table-cell office:value-type="float" office:value="4127930" calcext:value-type="float">
            <text:p>4127930</text:p>
          </table:table-cell>
          <table:table-cell table:formula="of:=[.A260]/1000/(60*60*24)" office:value-type="time" office:time-value="PT01H08M47.93S" calcext:value-type="time">
            <text:p>01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26.94" calcext:value-type="float">
            <text:p>526.94</text:p>
          </table:table-cell>
          <table:table-cell office:value-type="float" office:value="637.67" calcext:value-type="float">
            <text:p>637.67</text:p>
          </table:table-cell>
        </table:table-row>
        <table:table-row table:style-name="ro1">
          <table:table-cell office:value-type="float" office:value="4143929" calcext:value-type="float">
            <text:p>4143929</text:p>
          </table:table-cell>
          <table:table-cell table:formula="of:=[.A261]/1000/(60*60*24)" office:value-type="time" office:time-value="PT01H09M03.929S" calcext:value-type="time">
            <text:p>01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528.98" calcext:value-type="float">
            <text:p>528.98</text:p>
          </table:table-cell>
          <table:table-cell office:value-type="float" office:value="640.09" calcext:value-type="float">
            <text:p>640.09</text:p>
          </table:table-cell>
        </table:table-row>
        <table:table-row table:style-name="ro1">
          <table:table-cell office:value-type="float" office:value="4159930" calcext:value-type="float">
            <text:p>4159930</text:p>
          </table:table-cell>
          <table:table-cell table:formula="of:=[.A262]/1000/(60*60*24)" office:value-type="time" office:time-value="PT01H09M19.93S" calcext:value-type="time">
            <text:p>01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31.02" calcext:value-type="float">
            <text:p>531.02</text:p>
          </table:table-cell>
          <table:table-cell office:value-type="float" office:value="642.52" calcext:value-type="float">
            <text:p>642.52</text:p>
          </table:table-cell>
        </table:table-row>
        <table:table-row table:style-name="ro1">
          <table:table-cell office:value-type="float" office:value="4175930" calcext:value-type="float">
            <text:p>4175930</text:p>
          </table:table-cell>
          <table:table-cell table:formula="of:=[.A263]/1000/(60*60*24)" office:value-type="time" office:time-value="PT01H09M35.93S" calcext:value-type="time">
            <text:p>01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33.06" calcext:value-type="float">
            <text:p>533.06</text:p>
          </table:table-cell>
          <table:table-cell office:value-type="float" office:value="644.94" calcext:value-type="float">
            <text:p>644.94</text:p>
          </table:table-cell>
        </table:table-row>
        <table:table-row table:style-name="ro1">
          <table:table-cell office:value-type="float" office:value="4191929" calcext:value-type="float">
            <text:p>4191929</text:p>
          </table:table-cell>
          <table:table-cell table:formula="of:=[.A264]/1000/(60*60*24)" office:value-type="time" office:time-value="PT01H09M51.929S" calcext:value-type="time">
            <text:p>01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535.11" calcext:value-type="float">
            <text:p>535.11</text:p>
          </table:table-cell>
          <table:table-cell office:value-type="float" office:value="647.36" calcext:value-type="float">
            <text:p>647.36</text:p>
          </table:table-cell>
        </table:table-row>
        <table:table-row table:style-name="ro1">
          <table:table-cell office:value-type="float" office:value="4207929" calcext:value-type="float">
            <text:p>4207929</text:p>
          </table:table-cell>
          <table:table-cell table:formula="of:=[.A265]/1000/(60*60*24)" office:value-type="time" office:time-value="PT01H10M07.929S" calcext:value-type="time">
            <text:p>01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37.15" calcext:value-type="float">
            <text:p>537.15</text:p>
          </table:table-cell>
          <table:table-cell office:value-type="float" office:value="649.78" calcext:value-type="float">
            <text:p>649.78</text:p>
          </table:table-cell>
        </table:table-row>
        <table:table-row table:style-name="ro1">
          <table:table-cell office:value-type="float" office:value="4223929" calcext:value-type="float">
            <text:p>4223929</text:p>
          </table:table-cell>
          <table:table-cell table:formula="of:=[.A266]/1000/(60*60*24)" office:value-type="time" office:time-value="PT01H10M23.929S" calcext:value-type="time">
            <text:p>01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5" calcext:value-type="float">
            <text:p>545.05</text:p>
          </table:table-cell>
          <table:table-cell office:value-type="float" office:value="539.19" calcext:value-type="float">
            <text:p>539.19</text:p>
          </table:table-cell>
          <table:table-cell office:value-type="float" office:value="652.2" calcext:value-type="float">
            <text:p>652.2</text:p>
          </table:table-cell>
        </table:table-row>
        <table:table-row table:style-name="ro1">
          <table:table-cell office:value-type="float" office:value="4239929" calcext:value-type="float">
            <text:p>4239929</text:p>
          </table:table-cell>
          <table:table-cell table:formula="of:=[.A267]/1000/(60*60*24)" office:value-type="time" office:time-value="PT01H10M39.929S" calcext:value-type="time">
            <text:p>01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1" calcext:value-type="float">
            <text:p>543.11</text:p>
          </table:table-cell>
          <table:table-cell office:value-type="float" office:value="541.23" calcext:value-type="float">
            <text:p>541.23</text:p>
          </table:table-cell>
          <table:table-cell office:value-type="float" office:value="654.63" calcext:value-type="float">
            <text:p>654.63</text:p>
          </table:table-cell>
        </table:table-row>
        <table:table-row table:style-name="ro1">
          <table:table-cell office:value-type="float" office:value="4255928" calcext:value-type="float">
            <text:p>4255928</text:p>
          </table:table-cell>
          <table:table-cell table:formula="of:=[.A268]/1000/(60*60*24)" office:value-type="time" office:time-value="PT01H10M55.928S" calcext:value-type="time">
            <text:p>01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43.27" calcext:value-type="float">
            <text:p>543.27</text:p>
          </table:table-cell>
          <table:table-cell office:value-type="float" office:value="657.05" calcext:value-type="float">
            <text:p>657.05</text:p>
          </table:table-cell>
        </table:table-row>
        <table:table-row table:style-name="ro1">
          <table:table-cell office:value-type="float" office:value="4271928" calcext:value-type="float">
            <text:p>4271928</text:p>
          </table:table-cell>
          <table:table-cell table:formula="of:=[.A269]/1000/(60*60*24)" office:value-type="time" office:time-value="PT01H11M11.928S" calcext:value-type="time">
            <text:p>01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29" calcext:value-type="float">
            <text:p>545.29</text:p>
          </table:table-cell>
          <table:table-cell office:value-type="float" office:value="545.32" calcext:value-type="float">
            <text:p>545.32</text:p>
          </table:table-cell>
          <table:table-cell office:value-type="float" office:value="659.47" calcext:value-type="float">
            <text:p>659.47</text:p>
          </table:table-cell>
        </table:table-row>
        <table:table-row table:style-name="ro1">
          <table:table-cell office:value-type="float" office:value="4287930" calcext:value-type="float">
            <text:p>4287930</text:p>
          </table:table-cell>
          <table:table-cell table:formula="of:=[.A270]/1000/(60*60*24)" office:value-type="time" office:time-value="PT01H11M27.93S" calcext:value-type="time">
            <text:p>01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47.36" calcext:value-type="float">
            <text:p>547.36</text:p>
          </table:table-cell>
          <table:table-cell office:value-type="float" office:value="661.89" calcext:value-type="float">
            <text:p>661.89</text:p>
          </table:table-cell>
        </table:table-row>
        <table:table-row table:style-name="ro1">
          <table:table-cell office:value-type="float" office:value="4303930" calcext:value-type="float">
            <text:p>4303930</text:p>
          </table:table-cell>
          <table:table-cell table:formula="of:=[.A271]/1000/(60*60*24)" office:value-type="time" office:time-value="PT01H11M43.93S" calcext:value-type="time">
            <text:p>01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49.4" calcext:value-type="float">
            <text:p>549.4</text:p>
          </table:table-cell>
          <table:table-cell office:value-type="float" office:value="664.31" calcext:value-type="float">
            <text:p>664.31</text:p>
          </table:table-cell>
        </table:table-row>
        <table:table-row table:style-name="ro1">
          <table:table-cell office:value-type="float" office:value="4319929" calcext:value-type="float">
            <text:p>4319929</text:p>
          </table:table-cell>
          <table:table-cell table:formula="of:=[.A272]/1000/(60*60*24)" office:value-type="time" office:time-value="PT01H11M59.929S" calcext:value-type="time">
            <text:p>01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551.44" calcext:value-type="float">
            <text:p>551.44</text:p>
          </table:table-cell>
          <table:table-cell office:value-type="float" office:value="666.73" calcext:value-type="float">
            <text:p>666.73</text:p>
          </table:table-cell>
        </table:table-row>
        <table:table-row table:style-name="ro1">
          <table:table-cell office:value-type="float" office:value="4335929" calcext:value-type="float">
            <text:p>4335929</text:p>
          </table:table-cell>
          <table:table-cell table:formula="of:=[.A273]/1000/(60*60*24)" office:value-type="time" office:time-value="PT01H12M15.929S" calcext:value-type="time">
            <text:p>01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53.48" calcext:value-type="float">
            <text:p>553.48</text:p>
          </table:table-cell>
          <table:table-cell office:value-type="float" office:value="669.15" calcext:value-type="float">
            <text:p>669.15</text:p>
          </table:table-cell>
        </table:table-row>
        <table:table-row table:style-name="ro1">
          <table:table-cell office:value-type="float" office:value="4351930" calcext:value-type="float">
            <text:p>4351930</text:p>
          </table:table-cell>
          <table:table-cell table:formula="of:=[.A274]/1000/(60*60*24)" office:value-type="time" office:time-value="PT01H12M31.93S" calcext:value-type="time">
            <text:p>01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55.53" calcext:value-type="float">
            <text:p>555.53</text:p>
          </table:table-cell>
          <table:table-cell office:value-type="float" office:value="671.57" calcext:value-type="float">
            <text:p>671.57</text:p>
          </table:table-cell>
        </table:table-row>
        <table:table-row table:style-name="ro1">
          <table:table-cell office:value-type="float" office:value="4367929" calcext:value-type="float">
            <text:p>4367929</text:p>
          </table:table-cell>
          <table:table-cell table:formula="of:=[.A275]/1000/(60*60*24)" office:value-type="time" office:time-value="PT01H12M47.929S" calcext:value-type="time">
            <text:p>01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4.59" calcext:value-type="float">
            <text:p>544.59</text:p>
          </table:table-cell>
          <table:table-cell office:value-type="float" office:value="557.57" calcext:value-type="float">
            <text:p>557.57</text:p>
          </table:table-cell>
          <table:table-cell office:value-type="float" office:value="673.99" calcext:value-type="float">
            <text:p>673.99</text:p>
          </table:table-cell>
        </table:table-row>
        <table:table-row table:style-name="ro1">
          <table:table-cell office:value-type="float" office:value="4383930" calcext:value-type="float">
            <text:p>4383930</text:p>
          </table:table-cell>
          <table:table-cell table:formula="of:=[.A276]/1000/(60*60*24)" office:value-type="time" office:time-value="PT01H13M03.93S" calcext:value-type="time">
            <text:p>01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559.61" calcext:value-type="float">
            <text:p>559.61</text:p>
          </table:table-cell>
          <table:table-cell office:value-type="float" office:value="676.41" calcext:value-type="float">
            <text:p>676.41</text:p>
          </table:table-cell>
        </table:table-row>
        <table:table-row table:style-name="ro1">
          <table:table-cell office:value-type="float" office:value="4399929" calcext:value-type="float">
            <text:p>4399929</text:p>
          </table:table-cell>
          <table:table-cell table:formula="of:=[.A277]/1000/(60*60*24)" office:value-type="time" office:time-value="PT01H13M19.929S" calcext:value-type="time">
            <text:p>01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61.65" calcext:value-type="float">
            <text:p>561.65</text:p>
          </table:table-cell>
          <table:table-cell office:value-type="float" office:value="678.83" calcext:value-type="float">
            <text:p>678.83</text:p>
          </table:table-cell>
        </table:table-row>
        <table:table-row table:style-name="ro1">
          <table:table-cell office:value-type="float" office:value="4415929" calcext:value-type="float">
            <text:p>4415929</text:p>
          </table:table-cell>
          <table:table-cell table:formula="of:=[.A278]/1000/(60*60*24)" office:value-type="time" office:time-value="PT01H13M35.929S" calcext:value-type="time">
            <text:p>01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63.7" calcext:value-type="float">
            <text:p>563.7</text:p>
          </table:table-cell>
          <table:table-cell office:value-type="float" office:value="681.25" calcext:value-type="float">
            <text:p>681.25</text:p>
          </table:table-cell>
        </table:table-row>
        <table:table-row table:style-name="ro1">
          <table:table-cell office:value-type="float" office:value="4431929" calcext:value-type="float">
            <text:p>4431929</text:p>
          </table:table-cell>
          <table:table-cell table:formula="of:=[.A279]/1000/(60*60*24)" office:value-type="time" office:time-value="PT01H13M51.929S" calcext:value-type="time">
            <text:p>01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565.74" calcext:value-type="float">
            <text:p>565.74</text:p>
          </table:table-cell>
          <table:table-cell office:value-type="float" office:value="683.67" calcext:value-type="float">
            <text:p>683.67</text:p>
          </table:table-cell>
        </table:table-row>
        <table:table-row table:style-name="ro1">
          <table:table-cell office:value-type="float" office:value="4447930" calcext:value-type="float">
            <text:p>4447930</text:p>
          </table:table-cell>
          <table:table-cell table:formula="of:=[.A280]/1000/(60*60*24)" office:value-type="time" office:time-value="PT01H14M07.93S" calcext:value-type="time">
            <text:p>01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567.78" calcext:value-type="float">
            <text:p>567.78</text:p>
          </table:table-cell>
          <table:table-cell office:value-type="float" office:value="686.09" calcext:value-type="float">
            <text:p>686.09</text:p>
          </table:table-cell>
        </table:table-row>
        <table:table-row table:style-name="ro1">
          <table:table-cell office:value-type="float" office:value="4463929" calcext:value-type="float">
            <text:p>4463929</text:p>
          </table:table-cell>
          <table:table-cell table:formula="of:=[.A281]/1000/(60*60*24)" office:value-type="time" office:time-value="PT01H14M23.929S" calcext:value-type="time">
            <text:p>01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69.82" calcext:value-type="float">
            <text:p>569.82</text:p>
          </table:table-cell>
          <table:table-cell office:value-type="float" office:value="688.51" calcext:value-type="float">
            <text:p>688.51</text:p>
          </table:table-cell>
        </table:table-row>
        <table:table-row table:style-name="ro1">
          <table:table-cell office:value-type="float" office:value="4479930" calcext:value-type="float">
            <text:p>4479930</text:p>
          </table:table-cell>
          <table:table-cell table:formula="of:=[.A282]/1000/(60*60*24)" office:value-type="time" office:time-value="PT01H14M39.93S" calcext:value-type="time">
            <text:p>01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71.87" calcext:value-type="float">
            <text:p>571.87</text:p>
          </table:table-cell>
          <table:table-cell office:value-type="float" office:value="690.93" calcext:value-type="float">
            <text:p>690.93</text:p>
          </table:table-cell>
        </table:table-row>
        <table:table-row table:style-name="ro1">
          <table:table-cell office:value-type="float" office:value="4495929" calcext:value-type="float">
            <text:p>4495929</text:p>
          </table:table-cell>
          <table:table-cell table:formula="of:=[.A283]/1000/(60*60*24)" office:value-type="time" office:time-value="PT01H14M55.929S" calcext:value-type="time">
            <text:p>01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573.91" calcext:value-type="float">
            <text:p>573.91</text:p>
          </table:table-cell>
          <table:table-cell office:value-type="float" office:value="693.35" calcext:value-type="float">
            <text:p>693.35</text:p>
          </table:table-cell>
        </table:table-row>
        <table:table-row table:style-name="ro1">
          <table:table-cell office:value-type="float" office:value="4511929" calcext:value-type="float">
            <text:p>4511929</text:p>
          </table:table-cell>
          <table:table-cell table:formula="of:=[.A284]/1000/(60*60*24)" office:value-type="time" office:time-value="PT01H15M11.929S" calcext:value-type="time">
            <text:p>01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75.95" calcext:value-type="float">
            <text:p>575.95</text:p>
          </table:table-cell>
          <table:table-cell office:value-type="float" office:value="695.76" calcext:value-type="float">
            <text:p>695.76</text:p>
          </table:table-cell>
        </table:table-row>
        <table:table-row table:style-name="ro1">
          <table:table-cell office:value-type="float" office:value="4527930" calcext:value-type="float">
            <text:p>4527930</text:p>
          </table:table-cell>
          <table:table-cell table:formula="of:=[.A285]/1000/(60*60*24)" office:value-type="time" office:time-value="PT01H15M27.93S" calcext:value-type="time">
            <text:p>01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77.99" calcext:value-type="float">
            <text:p>577.99</text:p>
          </table:table-cell>
          <table:table-cell office:value-type="float" office:value="698.18" calcext:value-type="float">
            <text:p>698.18</text:p>
          </table:table-cell>
        </table:table-row>
        <table:table-row table:style-name="ro1">
          <table:table-cell office:value-type="float" office:value="4543930" calcext:value-type="float">
            <text:p>4543930</text:p>
          </table:table-cell>
          <table:table-cell table:formula="of:=[.A286]/1000/(60*60*24)" office:value-type="time" office:time-value="PT01H15M43.93S" calcext:value-type="time">
            <text:p>01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580.03" calcext:value-type="float">
            <text:p>580.03</text:p>
          </table:table-cell>
          <table:table-cell office:value-type="float" office:value="700.6" calcext:value-type="float">
            <text:p>700.6</text:p>
          </table:table-cell>
        </table:table-row>
        <table:table-row table:style-name="ro1">
          <table:table-cell office:value-type="float" office:value="4559929" calcext:value-type="float">
            <text:p>4559929</text:p>
          </table:table-cell>
          <table:table-cell table:formula="of:=[.A287]/1000/(60*60*24)" office:value-type="time" office:time-value="PT01H15M59.929S" calcext:value-type="time">
            <text:p>01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582.08" calcext:value-type="float">
            <text:p>582.08</text:p>
          </table:table-cell>
          <table:table-cell office:value-type="float" office:value="703.02" calcext:value-type="float">
            <text:p>703.02</text:p>
          </table:table-cell>
        </table:table-row>
        <table:table-row table:style-name="ro1">
          <table:table-cell office:value-type="float" office:value="4575929" calcext:value-type="float">
            <text:p>4575929</text:p>
          </table:table-cell>
          <table:table-cell table:formula="of:=[.A288]/1000/(60*60*24)" office:value-type="time" office:time-value="PT01H16M15.929S" calcext:value-type="time">
            <text:p>01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584.12" calcext:value-type="float">
            <text:p>584.12</text:p>
          </table:table-cell>
          <table:table-cell office:value-type="float" office:value="705.44" calcext:value-type="float">
            <text:p>705.44</text:p>
          </table:table-cell>
        </table:table-row>
        <table:table-row table:style-name="ro1">
          <table:table-cell office:value-type="float" office:value="4591929" calcext:value-type="float">
            <text:p>4591929</text:p>
          </table:table-cell>
          <table:table-cell table:formula="of:=[.A289]/1000/(60*60*24)" office:value-type="time" office:time-value="PT01H16M31.929S" calcext:value-type="time">
            <text:p>01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86.16" calcext:value-type="float">
            <text:p>586.16</text:p>
          </table:table-cell>
          <table:table-cell office:value-type="float" office:value="707.86" calcext:value-type="float">
            <text:p>707.86</text:p>
          </table:table-cell>
        </table:table-row>
        <table:table-row table:style-name="ro1">
          <table:table-cell office:value-type="float" office:value="4607929" calcext:value-type="float">
            <text:p>4607929</text:p>
          </table:table-cell>
          <table:table-cell table:formula="of:=[.A290]/1000/(60*60*24)" office:value-type="time" office:time-value="PT01H16M47.929S" calcext:value-type="time">
            <text:p>01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88.2" calcext:value-type="float">
            <text:p>588.2</text:p>
          </table:table-cell>
          <table:table-cell office:value-type="float" office:value="710.28" calcext:value-type="float">
            <text:p>710.28</text:p>
          </table:table-cell>
        </table:table-row>
        <table:table-row table:style-name="ro1">
          <table:table-cell office:value-type="float" office:value="4623929" calcext:value-type="float">
            <text:p>4623929</text:p>
          </table:table-cell>
          <table:table-cell table:formula="of:=[.A291]/1000/(60*60*24)" office:value-type="time" office:time-value="PT01H17M03.929S" calcext:value-type="time">
            <text:p>01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90.25" calcext:value-type="float">
            <text:p>590.25</text:p>
          </table:table-cell>
          <table:table-cell office:value-type="float" office:value="712.7" calcext:value-type="float">
            <text:p>712.7</text:p>
          </table:table-cell>
        </table:table-row>
        <table:table-row table:style-name="ro1">
          <table:table-cell office:value-type="float" office:value="4639930" calcext:value-type="float">
            <text:p>4639930</text:p>
          </table:table-cell>
          <table:table-cell table:formula="of:=[.A292]/1000/(60*60*24)" office:value-type="time" office:time-value="PT01H17M19.93S" calcext:value-type="time">
            <text:p>01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92.29" calcext:value-type="float">
            <text:p>592.29</text:p>
          </table:table-cell>
          <table:table-cell office:value-type="float" office:value="715.11" calcext:value-type="float">
            <text:p>715.11</text:p>
          </table:table-cell>
        </table:table-row>
        <table:table-row table:style-name="ro1">
          <table:table-cell office:value-type="float" office:value="4655929" calcext:value-type="float">
            <text:p>4655929</text:p>
          </table:table-cell>
          <table:table-cell table:formula="of:=[.A293]/1000/(60*60*24)" office:value-type="time" office:time-value="PT01H17M35.929S" calcext:value-type="time">
            <text:p>01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594.33" calcext:value-type="float">
            <text:p>594.33</text:p>
          </table:table-cell>
          <table:table-cell office:value-type="float" office:value="717.53" calcext:value-type="float">
            <text:p>717.53</text:p>
          </table:table-cell>
        </table:table-row>
        <table:table-row table:style-name="ro1">
          <table:table-cell office:value-type="float" office:value="4671929" calcext:value-type="float">
            <text:p>4671929</text:p>
          </table:table-cell>
          <table:table-cell table:formula="of:=[.A294]/1000/(60*60*24)" office:value-type="time" office:time-value="PT01H17M51.929S" calcext:value-type="time">
            <text:p>01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96.38" calcext:value-type="float">
            <text:p>596.38</text:p>
          </table:table-cell>
          <table:table-cell office:value-type="float" office:value="719.95" calcext:value-type="float">
            <text:p>719.95</text:p>
          </table:table-cell>
        </table:table-row>
        <table:table-row table:style-name="ro1">
          <table:table-cell office:value-type="float" office:value="4687929" calcext:value-type="float">
            <text:p>4687929</text:p>
          </table:table-cell>
          <table:table-cell table:formula="of:=[.A295]/1000/(60*60*24)" office:value-type="time" office:time-value="PT01H18M07.929S" calcext:value-type="time">
            <text:p>01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98.42" calcext:value-type="float">
            <text:p>598.42</text:p>
          </table:table-cell>
          <table:table-cell office:value-type="float" office:value="722.37" calcext:value-type="float">
            <text:p>722.37</text:p>
          </table:table-cell>
        </table:table-row>
        <table:table-row table:style-name="ro1">
          <table:table-cell office:value-type="float" office:value="4703930" calcext:value-type="float">
            <text:p>4703930</text:p>
          </table:table-cell>
          <table:table-cell table:formula="of:=[.A296]/1000/(60*60*24)" office:value-type="time" office:time-value="PT01H18M23.93S" calcext:value-type="time">
            <text:p>01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00.46" calcext:value-type="float">
            <text:p>600.46</text:p>
          </table:table-cell>
          <table:table-cell office:value-type="float" office:value="724.78" calcext:value-type="float">
            <text:p>724.78</text:p>
          </table:table-cell>
        </table:table-row>
        <table:table-row table:style-name="ro1">
          <table:table-cell office:value-type="float" office:value="4719929" calcext:value-type="float">
            <text:p>4719929</text:p>
          </table:table-cell>
          <table:table-cell table:formula="of:=[.A297]/1000/(60*60*24)" office:value-type="time" office:time-value="PT01H18M39.929S" calcext:value-type="time">
            <text:p>01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02.5" calcext:value-type="float">
            <text:p>602.5</text:p>
          </table:table-cell>
          <table:table-cell office:value-type="float" office:value="727.2" calcext:value-type="float">
            <text:p>727.2</text:p>
          </table:table-cell>
        </table:table-row>
        <table:table-row table:style-name="ro1">
          <table:table-cell office:value-type="float" office:value="4735929" calcext:value-type="float">
            <text:p>4735929</text:p>
          </table:table-cell>
          <table:table-cell table:formula="of:=[.A298]/1000/(60*60*24)" office:value-type="time" office:time-value="PT01H18M55.929S" calcext:value-type="time">
            <text:p>01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04.55" calcext:value-type="float">
            <text:p>604.55</text:p>
          </table:table-cell>
          <table:table-cell office:value-type="float" office:value="729.62" calcext:value-type="float">
            <text:p>729.62</text:p>
          </table:table-cell>
        </table:table-row>
        <table:table-row table:style-name="ro1">
          <table:table-cell office:value-type="float" office:value="4751930" calcext:value-type="float">
            <text:p>4751930</text:p>
          </table:table-cell>
          <table:table-cell table:formula="of:=[.A299]/1000/(60*60*24)" office:value-type="time" office:time-value="PT01H19M11.93S" calcext:value-type="time">
            <text:p>01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06.59" calcext:value-type="float">
            <text:p>606.59</text:p>
          </table:table-cell>
          <table:table-cell office:value-type="float" office:value="732.03" calcext:value-type="float">
            <text:p>732.03</text:p>
          </table:table-cell>
        </table:table-row>
        <table:table-row table:style-name="ro1">
          <table:table-cell office:value-type="float" office:value="4767930" calcext:value-type="float">
            <text:p>4767930</text:p>
          </table:table-cell>
          <table:table-cell table:formula="of:=[.A300]/1000/(60*60*24)" office:value-type="time" office:time-value="PT01H19M27.93S" calcext:value-type="time">
            <text:p>01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08.63" calcext:value-type="float">
            <text:p>608.63</text:p>
          </table:table-cell>
          <table:table-cell office:value-type="float" office:value="734.45" calcext:value-type="float">
            <text:p>734.45</text:p>
          </table:table-cell>
        </table:table-row>
        <table:table-row table:style-name="ro1">
          <table:table-cell office:value-type="float" office:value="4783929" calcext:value-type="float">
            <text:p>4783929</text:p>
          </table:table-cell>
          <table:table-cell table:formula="of:=[.A301]/1000/(60*60*24)" office:value-type="time" office:time-value="PT01H19M43.929S" calcext:value-type="time">
            <text:p>01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1" calcext:value-type="float">
            <text:p>542.91</text:p>
          </table:table-cell>
          <table:table-cell office:value-type="float" office:value="610.67" calcext:value-type="float">
            <text:p>610.67</text:p>
          </table:table-cell>
          <table:table-cell office:value-type="float" office:value="736.86" calcext:value-type="float">
            <text:p>736.86</text:p>
          </table:table-cell>
        </table:table-row>
        <table:table-row table:style-name="ro1">
          <table:table-cell office:value-type="float" office:value="4799929" calcext:value-type="float">
            <text:p>4799929</text:p>
          </table:table-cell>
          <table:table-cell table:formula="of:=[.A302]/1000/(60*60*24)" office:value-type="time" office:time-value="PT01H19M59.929S" calcext:value-type="time">
            <text:p>01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12.71" calcext:value-type="float">
            <text:p>612.71</text:p>
          </table:table-cell>
          <table:table-cell office:value-type="float" office:value="739.28" calcext:value-type="float">
            <text:p>739.28</text:p>
          </table:table-cell>
        </table:table-row>
        <table:table-row table:style-name="ro1">
          <table:table-cell office:value-type="float" office:value="4815929" calcext:value-type="float">
            <text:p>4815929</text:p>
          </table:table-cell>
          <table:table-cell table:formula="of:=[.A303]/1000/(60*60*24)" office:value-type="time" office:time-value="PT01H20M15.929S" calcext:value-type="time">
            <text:p>01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614.76" calcext:value-type="float">
            <text:p>614.76</text:p>
          </table:table-cell>
          <table:table-cell office:value-type="float" office:value="741.69" calcext:value-type="float">
            <text:p>741.69</text:p>
          </table:table-cell>
        </table:table-row>
        <table:table-row table:style-name="ro1">
          <table:table-cell office:value-type="float" office:value="4831928" calcext:value-type="float">
            <text:p>4831928</text:p>
          </table:table-cell>
          <table:table-cell table:formula="of:=[.A304]/1000/(60*60*24)" office:value-type="time" office:time-value="PT01H20M31.928S" calcext:value-type="time">
            <text:p>01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16.8" calcext:value-type="float">
            <text:p>616.8</text:p>
          </table:table-cell>
          <table:table-cell office:value-type="float" office:value="744.11" calcext:value-type="float">
            <text:p>744.11</text:p>
          </table:table-cell>
        </table:table-row>
        <table:table-row table:style-name="ro1">
          <table:table-cell office:value-type="float" office:value="4847929" calcext:value-type="float">
            <text:p>4847929</text:p>
          </table:table-cell>
          <table:table-cell table:formula="of:=[.A305]/1000/(60*60*24)" office:value-type="time" office:time-value="PT01H20M47.929S" calcext:value-type="time">
            <text:p>01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18.84" calcext:value-type="float">
            <text:p>618.84</text:p>
          </table:table-cell>
          <table:table-cell office:value-type="float" office:value="746.52" calcext:value-type="float">
            <text:p>746.52</text:p>
          </table:table-cell>
        </table:table-row>
        <table:table-row table:style-name="ro1">
          <table:table-cell office:value-type="float" office:value="4863929" calcext:value-type="float">
            <text:p>4863929</text:p>
          </table:table-cell>
          <table:table-cell table:formula="of:=[.A306]/1000/(60*60*24)" office:value-type="time" office:time-value="PT01H21M03.929S" calcext:value-type="time">
            <text:p>01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20.89" calcext:value-type="float">
            <text:p>620.89</text:p>
          </table:table-cell>
          <table:table-cell office:value-type="float" office:value="748.94" calcext:value-type="float">
            <text:p>748.94</text:p>
          </table:table-cell>
        </table:table-row>
        <table:table-row table:style-name="ro1">
          <table:table-cell office:value-type="float" office:value="4879929" calcext:value-type="float">
            <text:p>4879929</text:p>
          </table:table-cell>
          <table:table-cell table:formula="of:=[.A307]/1000/(60*60*24)" office:value-type="time" office:time-value="PT01H21M19.929S" calcext:value-type="time">
            <text:p>01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622.93" calcext:value-type="float">
            <text:p>622.93</text:p>
          </table:table-cell>
          <table:table-cell office:value-type="float" office:value="751.35" calcext:value-type="float">
            <text:p>751.35</text:p>
          </table:table-cell>
        </table:table-row>
        <table:table-row table:style-name="ro1">
          <table:table-cell office:value-type="float" office:value="4895929" calcext:value-type="float">
            <text:p>4895929</text:p>
          </table:table-cell>
          <table:table-cell table:formula="of:=[.A308]/1000/(60*60*24)" office:value-type="time" office:time-value="PT01H21M35.929S" calcext:value-type="time">
            <text:p>01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24.97" calcext:value-type="float">
            <text:p>624.97</text:p>
          </table:table-cell>
          <table:table-cell office:value-type="float" office:value="753.77" calcext:value-type="float">
            <text:p>753.77</text:p>
          </table:table-cell>
        </table:table-row>
        <table:table-row table:style-name="ro1">
          <table:table-cell office:value-type="float" office:value="4911930" calcext:value-type="float">
            <text:p>4911930</text:p>
          </table:table-cell>
          <table:table-cell table:formula="of:=[.A309]/1000/(60*60*24)" office:value-type="time" office:time-value="PT01H21M51.93S" calcext:value-type="time">
            <text:p>01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" calcext:value-type="float">
            <text:p>542.9</text:p>
          </table:table-cell>
          <table:table-cell office:value-type="float" office:value="627.01" calcext:value-type="float">
            <text:p>627.01</text:p>
          </table:table-cell>
          <table:table-cell office:value-type="float" office:value="756.18" calcext:value-type="float">
            <text:p>756.18</text:p>
          </table:table-cell>
        </table:table-row>
        <table:table-row table:style-name="ro1">
          <table:table-cell office:value-type="float" office:value="4927930" calcext:value-type="float">
            <text:p>4927930</text:p>
          </table:table-cell>
          <table:table-cell table:formula="of:=[.A310]/1000/(60*60*24)" office:value-type="time" office:time-value="PT01H22M07.93S" calcext:value-type="time">
            <text:p>01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6" calcext:value-type="float">
            <text:p>543.36</text:p>
          </table:table-cell>
          <table:table-cell office:value-type="float" office:value="629.06" calcext:value-type="float">
            <text:p>629.06</text:p>
          </table:table-cell>
          <table:table-cell office:value-type="float" office:value="758.6" calcext:value-type="float">
            <text:p>758.6</text:p>
          </table:table-cell>
        </table:table-row>
        <table:table-row table:style-name="ro1">
          <table:table-cell office:value-type="float" office:value="4943929" calcext:value-type="float">
            <text:p>4943929</text:p>
          </table:table-cell>
          <table:table-cell table:formula="of:=[.A311]/1000/(60*60*24)" office:value-type="time" office:time-value="PT01H22M23.929S" calcext:value-type="time">
            <text:p>01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631.1" calcext:value-type="float">
            <text:p>631.1</text:p>
          </table:table-cell>
          <table:table-cell office:value-type="float" office:value="761.01" calcext:value-type="float">
            <text:p>761.01</text:p>
          </table:table-cell>
        </table:table-row>
        <table:table-row table:style-name="ro1">
          <table:table-cell office:value-type="float" office:value="4959929" calcext:value-type="float">
            <text:p>4959929</text:p>
          </table:table-cell>
          <table:table-cell table:formula="of:=[.A312]/1000/(60*60*24)" office:value-type="time" office:time-value="PT01H22M39.929S" calcext:value-type="time">
            <text:p>01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33.14" calcext:value-type="float">
            <text:p>633.14</text:p>
          </table:table-cell>
          <table:table-cell office:value-type="float" office:value="763.42" calcext:value-type="float">
            <text:p>763.42</text:p>
          </table:table-cell>
        </table:table-row>
        <table:table-row table:style-name="ro1">
          <table:table-cell office:value-type="float" office:value="4975930" calcext:value-type="float">
            <text:p>4975930</text:p>
          </table:table-cell>
          <table:table-cell table:formula="of:=[.A313]/1000/(60*60*24)" office:value-type="time" office:time-value="PT01H22M55.93S" calcext:value-type="time">
            <text:p>01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5" calcext:value-type="float">
            <text:p>543.35</text:p>
          </table:table-cell>
          <table:table-cell office:value-type="float" office:value="635.18" calcext:value-type="float">
            <text:p>635.18</text:p>
          </table:table-cell>
          <table:table-cell office:value-type="float" office:value="765.84" calcext:value-type="float">
            <text:p>765.84</text:p>
          </table:table-cell>
        </table:table-row>
        <table:table-row table:style-name="ro1">
          <table:table-cell office:value-type="float" office:value="4991930" calcext:value-type="float">
            <text:p>4991930</text:p>
          </table:table-cell>
          <table:table-cell table:formula="of:=[.A314]/1000/(60*60*24)" office:value-type="time" office:time-value="PT01H23M11.93S" calcext:value-type="time">
            <text:p>01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37.23" calcext:value-type="float">
            <text:p>637.23</text:p>
          </table:table-cell>
          <table:table-cell office:value-type="float" office:value="768.25" calcext:value-type="float">
            <text:p>768.25</text:p>
          </table:table-cell>
        </table:table-row>
        <table:table-row table:style-name="ro1">
          <table:table-cell office:value-type="float" office:value="5007929" calcext:value-type="float">
            <text:p>5007929</text:p>
          </table:table-cell>
          <table:table-cell table:formula="of:=[.A315]/1000/(60*60*24)" office:value-type="time" office:time-value="PT01H23M27.929S" calcext:value-type="time">
            <text:p>01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39.27" calcext:value-type="float">
            <text:p>639.27</text:p>
          </table:table-cell>
          <table:table-cell office:value-type="float" office:value="770.66" calcext:value-type="float">
            <text:p>770.66</text:p>
          </table:table-cell>
        </table:table-row>
        <table:table-row table:style-name="ro1">
          <table:table-cell office:value-type="float" office:value="5023929" calcext:value-type="float">
            <text:p>5023929</text:p>
          </table:table-cell>
          <table:table-cell table:formula="of:=[.A316]/1000/(60*60*24)" office:value-type="time" office:time-value="PT01H23M43.929S" calcext:value-type="time">
            <text:p>01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3" calcext:value-type="float">
            <text:p>543</text:p>
          </table:table-cell>
          <table:table-cell office:value-type="float" office:value="641.31" calcext:value-type="float">
            <text:p>641.31</text:p>
          </table:table-cell>
          <table:table-cell office:value-type="float" office:value="773.08" calcext:value-type="float">
            <text:p>773.08</text:p>
          </table:table-cell>
        </table:table-row>
        <table:table-row table:style-name="ro1">
          <table:table-cell office:value-type="float" office:value="5039929" calcext:value-type="float">
            <text:p>5039929</text:p>
          </table:table-cell>
          <table:table-cell table:formula="of:=[.A317]/1000/(60*60*24)" office:value-type="time" office:time-value="PT01H23M59.929S" calcext:value-type="time">
            <text:p>01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43.35" calcext:value-type="float">
            <text:p>643.35</text:p>
          </table:table-cell>
          <table:table-cell office:value-type="float" office:value="775.49" calcext:value-type="float">
            <text:p>775.49</text:p>
          </table:table-cell>
        </table:table-row>
        <table:table-row table:style-name="ro1">
          <table:table-cell office:value-type="float" office:value="5055929" calcext:value-type="float">
            <text:p>5055929</text:p>
          </table:table-cell>
          <table:table-cell table:formula="of:=[.A318]/1000/(60*60*24)" office:value-type="time" office:time-value="PT01H24M15.929S" calcext:value-type="time">
            <text:p>01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7" calcext:value-type="float">
            <text:p>543.47</text:p>
          </table:table-cell>
          <table:table-cell office:value-type="float" office:value="645.4" calcext:value-type="float">
            <text:p>645.4</text:p>
          </table:table-cell>
          <table:table-cell office:value-type="float" office:value="777.9" calcext:value-type="float">
            <text:p>777.9</text:p>
          </table:table-cell>
        </table:table-row>
        <table:table-row table:style-name="ro1">
          <table:table-cell office:value-type="float" office:value="5071930" calcext:value-type="float">
            <text:p>5071930</text:p>
          </table:table-cell>
          <table:table-cell table:formula="of:=[.A319]/1000/(60*60*24)" office:value-type="time" office:time-value="PT01H24M31.93S" calcext:value-type="time">
            <text:p>01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647.44" calcext:value-type="float">
            <text:p>647.44</text:p>
          </table:table-cell>
          <table:table-cell office:value-type="float" office:value="780.31" calcext:value-type="float">
            <text:p>780.31</text:p>
          </table:table-cell>
        </table:table-row>
        <table:table-row table:style-name="ro1">
          <table:table-cell office:value-type="float" office:value="5087930" calcext:value-type="float">
            <text:p>5087930</text:p>
          </table:table-cell>
          <table:table-cell table:formula="of:=[.A320]/1000/(60*60*24)" office:value-type="time" office:time-value="PT01H24M47.93S" calcext:value-type="time">
            <text:p>01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649.48" calcext:value-type="float">
            <text:p>649.48</text:p>
          </table:table-cell>
          <table:table-cell office:value-type="float" office:value="782.73" calcext:value-type="float">
            <text:p>782.73</text:p>
          </table:table-cell>
        </table:table-row>
        <table:table-row table:style-name="ro1">
          <table:table-cell office:value-type="float" office:value="5103929" calcext:value-type="float">
            <text:p>5103929</text:p>
          </table:table-cell>
          <table:table-cell table:formula="of:=[.A321]/1000/(60*60*24)" office:value-type="time" office:time-value="PT01H25M03.929S" calcext:value-type="time">
            <text:p>01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51.52" calcext:value-type="float">
            <text:p>651.52</text:p>
          </table:table-cell>
          <table:table-cell office:value-type="float" office:value="785.14" calcext:value-type="float">
            <text:p>785.14</text:p>
          </table:table-cell>
        </table:table-row>
        <table:table-row table:style-name="ro1">
          <table:table-cell office:value-type="float" office:value="5119929" calcext:value-type="float">
            <text:p>5119929</text:p>
          </table:table-cell>
          <table:table-cell table:formula="of:=[.A322]/1000/(60*60*24)" office:value-type="time" office:time-value="PT01H25M19.929S" calcext:value-type="time">
            <text:p>01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53.57" calcext:value-type="float">
            <text:p>653.57</text:p>
          </table:table-cell>
          <table:table-cell office:value-type="float" office:value="787.55" calcext:value-type="float">
            <text:p>787.55</text:p>
          </table:table-cell>
        </table:table-row>
        <table:table-row table:style-name="ro1">
          <table:table-cell office:value-type="float" office:value="5135929" calcext:value-type="float">
            <text:p>5135929</text:p>
          </table:table-cell>
          <table:table-cell table:formula="of:=[.A323]/1000/(60*60*24)" office:value-type="time" office:time-value="PT01H25M35.929S" calcext:value-type="time">
            <text:p>01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55.61" calcext:value-type="float">
            <text:p>655.61</text:p>
          </table:table-cell>
          <table:table-cell office:value-type="float" office:value="789.96" calcext:value-type="float">
            <text:p>789.96</text:p>
          </table:table-cell>
        </table:table-row>
        <table:table-row table:style-name="ro1">
          <table:table-cell office:value-type="float" office:value="5151928" calcext:value-type="float">
            <text:p>5151928</text:p>
          </table:table-cell>
          <table:table-cell table:formula="of:=[.A324]/1000/(60*60*24)" office:value-type="time" office:time-value="PT01H25M51.928S" calcext:value-type="time">
            <text:p>01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57.65" calcext:value-type="float">
            <text:p>657.65</text:p>
          </table:table-cell>
          <table:table-cell office:value-type="float" office:value="792.37" calcext:value-type="float">
            <text:p>792.37</text:p>
          </table:table-cell>
        </table:table-row>
        <table:table-row table:style-name="ro1">
          <table:table-cell office:value-type="float" office:value="5167929" calcext:value-type="float">
            <text:p>5167929</text:p>
          </table:table-cell>
          <table:table-cell table:formula="of:=[.A325]/1000/(60*60*24)" office:value-type="time" office:time-value="PT01H26M07.929S" calcext:value-type="time">
            <text:p>01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59.69" calcext:value-type="float">
            <text:p>659.69</text:p>
          </table:table-cell>
          <table:table-cell office:value-type="float" office:value="794.78" calcext:value-type="float">
            <text:p>794.78</text:p>
          </table:table-cell>
        </table:table-row>
        <table:table-row table:style-name="ro1">
          <table:table-cell office:value-type="float" office:value="5183930" calcext:value-type="float">
            <text:p>5183930</text:p>
          </table:table-cell>
          <table:table-cell table:formula="of:=[.A326]/1000/(60*60*24)" office:value-type="time" office:time-value="PT01H26M23.93S" calcext:value-type="time">
            <text:p>01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61.74" calcext:value-type="float">
            <text:p>661.74</text:p>
          </table:table-cell>
          <table:table-cell office:value-type="float" office:value="797.2" calcext:value-type="float">
            <text:p>797.2</text:p>
          </table:table-cell>
        </table:table-row>
        <table:table-row table:style-name="ro1">
          <table:table-cell office:value-type="float" office:value="5199930" calcext:value-type="float">
            <text:p>5199930</text:p>
          </table:table-cell>
          <table:table-cell table:formula="of:=[.A327]/1000/(60*60*24)" office:value-type="time" office:time-value="PT01H26M39.93S" calcext:value-type="time">
            <text:p>01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63.78" calcext:value-type="float">
            <text:p>663.78</text:p>
          </table:table-cell>
          <table:table-cell office:value-type="float" office:value="799.61" calcext:value-type="float">
            <text:p>799.61</text:p>
          </table:table-cell>
        </table:table-row>
        <table:table-row table:style-name="ro1">
          <table:table-cell office:value-type="float" office:value="5215929" calcext:value-type="float">
            <text:p>5215929</text:p>
          </table:table-cell>
          <table:table-cell table:formula="of:=[.A328]/1000/(60*60*24)" office:value-type="time" office:time-value="PT01H26M55.929S" calcext:value-type="time">
            <text:p>01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65.82" calcext:value-type="float">
            <text:p>665.82</text:p>
          </table:table-cell>
          <table:table-cell office:value-type="float" office:value="802.02" calcext:value-type="float">
            <text:p>802.02</text:p>
          </table:table-cell>
        </table:table-row>
        <table:table-row table:style-name="ro1">
          <table:table-cell office:value-type="float" office:value="5231929" calcext:value-type="float">
            <text:p>5231929</text:p>
          </table:table-cell>
          <table:table-cell table:formula="of:=[.A329]/1000/(60*60*24)" office:value-type="time" office:time-value="PT01H27M11.929S" calcext:value-type="time">
            <text:p>01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4" calcext:value-type="float">
            <text:p>543.24</text:p>
          </table:table-cell>
          <table:table-cell office:value-type="float" office:value="667.86" calcext:value-type="float">
            <text:p>667.86</text:p>
          </table:table-cell>
          <table:table-cell office:value-type="float" office:value="804.43" calcext:value-type="float">
            <text:p>804.43</text:p>
          </table:table-cell>
        </table:table-row>
        <table:table-row table:style-name="ro1">
          <table:table-cell office:value-type="float" office:value="5247929" calcext:value-type="float">
            <text:p>5247929</text:p>
          </table:table-cell>
          <table:table-cell table:formula="of:=[.A330]/1000/(60*60*24)" office:value-type="time" office:time-value="PT01H27M27.929S" calcext:value-type="time">
            <text:p>01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669.91" calcext:value-type="float">
            <text:p>669.91</text:p>
          </table:table-cell>
          <table:table-cell office:value-type="float" office:value="806.84" calcext:value-type="float">
            <text:p>806.84</text:p>
          </table:table-cell>
        </table:table-row>
        <table:table-row table:style-name="ro1">
          <table:table-cell office:value-type="float" office:value="5263929" calcext:value-type="float">
            <text:p>5263929</text:p>
          </table:table-cell>
          <table:table-cell table:formula="of:=[.A331]/1000/(60*60*24)" office:value-type="time" office:time-value="PT01H27M43.929S" calcext:value-type="time">
            <text:p>01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1" calcext:value-type="float">
            <text:p>542.91</text:p>
          </table:table-cell>
          <table:table-cell office:value-type="float" office:value="671.95" calcext:value-type="float">
            <text:p>671.95</text:p>
          </table:table-cell>
          <table:table-cell office:value-type="float" office:value="809.25" calcext:value-type="float">
            <text:p>809.25</text:p>
          </table:table-cell>
        </table:table-row>
        <table:table-row table:style-name="ro1">
          <table:table-cell office:value-type="float" office:value="5279929" calcext:value-type="float">
            <text:p>5279929</text:p>
          </table:table-cell>
          <table:table-cell table:formula="of:=[.A332]/1000/(60*60*24)" office:value-type="time" office:time-value="PT01H27M59.929S" calcext:value-type="time">
            <text:p>01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673.99" calcext:value-type="float">
            <text:p>673.99</text:p>
          </table:table-cell>
          <table:table-cell office:value-type="float" office:value="811.66" calcext:value-type="float">
            <text:p>811.66</text:p>
          </table:table-cell>
        </table:table-row>
        <table:table-row table:style-name="ro1">
          <table:table-cell office:value-type="float" office:value="5295930" calcext:value-type="float">
            <text:p>5295930</text:p>
          </table:table-cell>
          <table:table-cell table:formula="of:=[.A333]/1000/(60*60*24)" office:value-type="time" office:time-value="PT01H28M15.93S" calcext:value-type="time">
            <text:p>01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676.03" calcext:value-type="float">
            <text:p>676.03</text:p>
          </table:table-cell>
          <table:table-cell office:value-type="float" office:value="814.07" calcext:value-type="float">
            <text:p>814.07</text:p>
          </table:table-cell>
        </table:table-row>
        <table:table-row table:style-name="ro1">
          <table:table-cell office:value-type="float" office:value="5311928" calcext:value-type="float">
            <text:p>5311928</text:p>
          </table:table-cell>
          <table:table-cell table:formula="of:=[.A334]/1000/(60*60*24)" office:value-type="time" office:time-value="PT01H28M31.928S" calcext:value-type="time">
            <text:p>01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78.07" calcext:value-type="float">
            <text:p>678.07</text:p>
          </table:table-cell>
          <table:table-cell office:value-type="float" office:value="816.48" calcext:value-type="float">
            <text:p>816.48</text:p>
          </table:table-cell>
        </table:table-row>
        <table:table-row table:style-name="ro1">
          <table:table-cell office:value-type="float" office:value="5327929" calcext:value-type="float">
            <text:p>5327929</text:p>
          </table:table-cell>
          <table:table-cell table:formula="of:=[.A335]/1000/(60*60*24)" office:value-type="time" office:time-value="PT01H28M47.929S" calcext:value-type="time">
            <text:p>01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80.12" calcext:value-type="float">
            <text:p>680.12</text:p>
          </table:table-cell>
          <table:table-cell office:value-type="float" office:value="818.89" calcext:value-type="float">
            <text:p>818.89</text:p>
          </table:table-cell>
        </table:table-row>
        <table:table-row table:style-name="ro1">
          <table:table-cell office:value-type="float" office:value="5343928" calcext:value-type="float">
            <text:p>5343928</text:p>
          </table:table-cell>
          <table:table-cell table:formula="of:=[.A336]/1000/(60*60*24)" office:value-type="time" office:time-value="PT01H29M03.928S" calcext:value-type="time">
            <text:p>01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2" calcext:value-type="float">
            <text:p>543.12</text:p>
          </table:table-cell>
          <table:table-cell office:value-type="float" office:value="682.16" calcext:value-type="float">
            <text:p>682.16</text:p>
          </table:table-cell>
          <table:table-cell office:value-type="float" office:value="821.3" calcext:value-type="float">
            <text:p>821.3</text:p>
          </table:table-cell>
        </table:table-row>
        <table:table-row table:style-name="ro1">
          <table:table-cell office:value-type="float" office:value="5359930" calcext:value-type="float">
            <text:p>5359930</text:p>
          </table:table-cell>
          <table:table-cell table:formula="of:=[.A337]/1000/(60*60*24)" office:value-type="time" office:time-value="PT01H29M19.93S" calcext:value-type="time">
            <text:p>01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684.2" calcext:value-type="float">
            <text:p>684.2</text:p>
          </table:table-cell>
          <table:table-cell office:value-type="float" office:value="823.71" calcext:value-type="float">
            <text:p>823.71</text:p>
          </table:table-cell>
        </table:table-row>
        <table:table-row table:style-name="ro1">
          <table:table-cell office:value-type="float" office:value="5375930" calcext:value-type="float">
            <text:p>5375930</text:p>
          </table:table-cell>
          <table:table-cell table:formula="of:=[.A338]/1000/(60*60*24)" office:value-type="time" office:time-value="PT01H29M35.93S" calcext:value-type="time">
            <text:p>01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86.24" calcext:value-type="float">
            <text:p>686.24</text:p>
          </table:table-cell>
          <table:table-cell office:value-type="float" office:value="826.12" calcext:value-type="float">
            <text:p>826.12</text:p>
          </table:table-cell>
        </table:table-row>
        <table:table-row table:style-name="ro1">
          <table:table-cell office:value-type="float" office:value="5391929" calcext:value-type="float">
            <text:p>5391929</text:p>
          </table:table-cell>
          <table:table-cell table:formula="of:=[.A339]/1000/(60*60*24)" office:value-type="time" office:time-value="PT01H29M51.929S" calcext:value-type="time">
            <text:p>01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88.29" calcext:value-type="float">
            <text:p>688.29</text:p>
          </table:table-cell>
          <table:table-cell office:value-type="float" office:value="828.53" calcext:value-type="float">
            <text:p>828.53</text:p>
          </table:table-cell>
        </table:table-row>
        <table:table-row table:style-name="ro1">
          <table:table-cell office:value-type="float" office:value="5407930" calcext:value-type="float">
            <text:p>5407930</text:p>
          </table:table-cell>
          <table:table-cell table:formula="of:=[.A340]/1000/(60*60*24)" office:value-type="time" office:time-value="PT01H30M07.93S" calcext:value-type="time">
            <text:p>01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90.33" calcext:value-type="float">
            <text:p>690.33</text:p>
          </table:table-cell>
          <table:table-cell office:value-type="float" office:value="830.94" calcext:value-type="float">
            <text:p>830.94</text:p>
          </table:table-cell>
        </table:table-row>
        <table:table-row table:style-name="ro1">
          <table:table-cell office:value-type="float" office:value="5423928" calcext:value-type="float">
            <text:p>5423928</text:p>
          </table:table-cell>
          <table:table-cell table:formula="of:=[.A341]/1000/(60*60*24)" office:value-type="time" office:time-value="PT01H30M23.928S" calcext:value-type="time">
            <text:p>01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92.37" calcext:value-type="float">
            <text:p>692.37</text:p>
          </table:table-cell>
          <table:table-cell office:value-type="float" office:value="833.35" calcext:value-type="float">
            <text:p>833.35</text:p>
          </table:table-cell>
        </table:table-row>
        <table:table-row table:style-name="ro1">
          <table:table-cell office:value-type="float" office:value="5439928" calcext:value-type="float">
            <text:p>5439928</text:p>
          </table:table-cell>
          <table:table-cell table:formula="of:=[.A342]/1000/(60*60*24)" office:value-type="time" office:time-value="PT01H30M39.928S" calcext:value-type="time">
            <text:p>01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94.41" calcext:value-type="float">
            <text:p>694.41</text:p>
          </table:table-cell>
          <table:table-cell office:value-type="float" office:value="835.76" calcext:value-type="float">
            <text:p>835.76</text:p>
          </table:table-cell>
        </table:table-row>
        <table:table-row table:style-name="ro1">
          <table:table-cell office:value-type="float" office:value="5455929" calcext:value-type="float">
            <text:p>5455929</text:p>
          </table:table-cell>
          <table:table-cell table:formula="of:=[.A343]/1000/(60*60*24)" office:value-type="time" office:time-value="PT01H30M55.929S" calcext:value-type="time">
            <text:p>01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96.46" calcext:value-type="float">
            <text:p>696.46</text:p>
          </table:table-cell>
          <table:table-cell office:value-type="float" office:value="838.17" calcext:value-type="float">
            <text:p>838.17</text:p>
          </table:table-cell>
        </table:table-row>
        <table:table-row table:style-name="ro1">
          <table:table-cell office:value-type="float" office:value="5471929" calcext:value-type="float">
            <text:p>5471929</text:p>
          </table:table-cell>
          <table:table-cell table:formula="of:=[.A344]/1000/(60*60*24)" office:value-type="time" office:time-value="PT01H31M11.929S" calcext:value-type="time">
            <text:p>01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98.5" calcext:value-type="float">
            <text:p>698.5</text:p>
          </table:table-cell>
          <table:table-cell office:value-type="float" office:value="840.58" calcext:value-type="float">
            <text:p>840.58</text:p>
          </table:table-cell>
        </table:table-row>
        <table:table-row table:style-name="ro1">
          <table:table-cell office:value-type="float" office:value="5487929" calcext:value-type="float">
            <text:p>5487929</text:p>
          </table:table-cell>
          <table:table-cell table:formula="of:=[.A345]/1000/(60*60*24)" office:value-type="time" office:time-value="PT01H31M27.929S" calcext:value-type="time">
            <text:p>01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700.54" calcext:value-type="float">
            <text:p>700.54</text:p>
          </table:table-cell>
          <table:table-cell office:value-type="float" office:value="842.98" calcext:value-type="float">
            <text:p>842.98</text:p>
          </table:table-cell>
        </table:table-row>
        <table:table-row table:style-name="ro1">
          <table:table-cell office:value-type="float" office:value="5503929" calcext:value-type="float">
            <text:p>5503929</text:p>
          </table:table-cell>
          <table:table-cell table:formula="of:=[.A346]/1000/(60*60*24)" office:value-type="time" office:time-value="PT01H31M43.929S" calcext:value-type="time">
            <text:p>01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702.58" calcext:value-type="float">
            <text:p>702.58</text:p>
          </table:table-cell>
          <table:table-cell office:value-type="float" office:value="845.39" calcext:value-type="float">
            <text:p>845.39</text:p>
          </table:table-cell>
        </table:table-row>
        <table:table-row table:style-name="ro1">
          <table:table-cell office:value-type="float" office:value="5519929" calcext:value-type="float">
            <text:p>5519929</text:p>
          </table:table-cell>
          <table:table-cell table:formula="of:=[.A347]/1000/(60*60*24)" office:value-type="time" office:time-value="PT01H31M59.929S" calcext:value-type="time">
            <text:p>01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04.62" calcext:value-type="float">
            <text:p>704.62</text:p>
          </table:table-cell>
          <table:table-cell office:value-type="float" office:value="847.8" calcext:value-type="float">
            <text:p>847.8</text:p>
          </table:table-cell>
        </table:table-row>
        <table:table-row table:style-name="ro1">
          <table:table-cell office:value-type="float" office:value="5535929" calcext:value-type="float">
            <text:p>5535929</text:p>
          </table:table-cell>
          <table:table-cell table:formula="of:=[.A348]/1000/(60*60*24)" office:value-type="time" office:time-value="PT01H32M15.929S" calcext:value-type="time">
            <text:p>01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06.67" calcext:value-type="float">
            <text:p>706.67</text:p>
          </table:table-cell>
          <table:table-cell office:value-type="float" office:value="850.21" calcext:value-type="float">
            <text:p>850.21</text:p>
          </table:table-cell>
        </table:table-row>
        <table:table-row table:style-name="ro1">
          <table:table-cell office:value-type="float" office:value="5551930" calcext:value-type="float">
            <text:p>5551930</text:p>
          </table:table-cell>
          <table:table-cell table:formula="of:=[.A349]/1000/(60*60*24)" office:value-type="time" office:time-value="PT01H32M31.93S" calcext:value-type="time">
            <text:p>01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708.71" calcext:value-type="float">
            <text:p>708.71</text:p>
          </table:table-cell>
          <table:table-cell office:value-type="float" office:value="852.61" calcext:value-type="float">
            <text:p>852.61</text:p>
          </table:table-cell>
        </table:table-row>
        <table:table-row table:style-name="ro1">
          <table:table-cell office:value-type="float" office:value="5567930" calcext:value-type="float">
            <text:p>5567930</text:p>
          </table:table-cell>
          <table:table-cell table:formula="of:=[.A350]/1000/(60*60*24)" office:value-type="time" office:time-value="PT01H32M47.93S" calcext:value-type="time">
            <text:p>01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10.75" calcext:value-type="float">
            <text:p>710.75</text:p>
          </table:table-cell>
          <table:table-cell office:value-type="float" office:value="855.02" calcext:value-type="float">
            <text:p>855.02</text:p>
          </table:table-cell>
        </table:table-row>
        <table:table-row table:style-name="ro1">
          <table:table-cell office:value-type="float" office:value="5583930" calcext:value-type="float">
            <text:p>5583930</text:p>
          </table:table-cell>
          <table:table-cell table:formula="of:=[.A351]/1000/(60*60*24)" office:value-type="time" office:time-value="PT01H33M03.93S" calcext:value-type="time">
            <text:p>01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712.79" calcext:value-type="float">
            <text:p>712.79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5599929" calcext:value-type="float">
            <text:p>5599929</text:p>
          </table:table-cell>
          <table:table-cell table:formula="of:=[.A352]/1000/(60*60*24)" office:value-type="time" office:time-value="PT01H33M19.929S" calcext:value-type="time">
            <text:p>01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14.83" calcext:value-type="float">
            <text:p>714.83</text:p>
          </table:table-cell>
          <table:table-cell office:value-type="float" office:value="859.83" calcext:value-type="float">
            <text:p>859.83</text:p>
          </table:table-cell>
        </table:table-row>
        <table:table-row table:style-name="ro1">
          <table:table-cell office:value-type="float" office:value="5615929" calcext:value-type="float">
            <text:p>5615929</text:p>
          </table:table-cell>
          <table:table-cell table:formula="of:=[.A353]/1000/(60*60*24)" office:value-type="time" office:time-value="PT01H33M35.929S" calcext:value-type="time">
            <text:p>01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716.88" calcext:value-type="float">
            <text:p>716.88</text:p>
          </table:table-cell>
          <table:table-cell office:value-type="float" office:value="862.24" calcext:value-type="float">
            <text:p>862.24</text:p>
          </table:table-cell>
        </table:table-row>
        <table:table-row table:style-name="ro1">
          <table:table-cell office:value-type="float" office:value="5631929" calcext:value-type="float">
            <text:p>5631929</text:p>
          </table:table-cell>
          <table:table-cell table:formula="of:=[.A354]/1000/(60*60*24)" office:value-type="time" office:time-value="PT01H33M51.929S" calcext:value-type="time">
            <text:p>01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18.92" calcext:value-type="float">
            <text:p>718.92</text:p>
          </table:table-cell>
          <table:table-cell office:value-type="float" office:value="864.65" calcext:value-type="float">
            <text:p>864.65</text:p>
          </table:table-cell>
        </table:table-row>
        <table:table-row table:style-name="ro1">
          <table:table-cell office:value-type="float" office:value="5647929" calcext:value-type="float">
            <text:p>5647929</text:p>
          </table:table-cell>
          <table:table-cell table:formula="of:=[.A355]/1000/(60*60*24)" office:value-type="time" office:time-value="PT01H34M07.929S" calcext:value-type="time">
            <text:p>01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720.96" calcext:value-type="float">
            <text:p>720.96</text:p>
          </table:table-cell>
          <table:table-cell office:value-type="float" office:value="867.05" calcext:value-type="float">
            <text:p>867.05</text:p>
          </table:table-cell>
        </table:table-row>
        <table:table-row table:style-name="ro1">
          <table:table-cell office:value-type="float" office:value="5663930" calcext:value-type="float">
            <text:p>5663930</text:p>
          </table:table-cell>
          <table:table-cell table:formula="of:=[.A356]/1000/(60*60*24)" office:value-type="time" office:time-value="PT01H34M23.93S" calcext:value-type="time">
            <text:p>01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723" calcext:value-type="float">
            <text:p>723</text:p>
          </table:table-cell>
          <table:table-cell office:value-type="float" office:value="869.46" calcext:value-type="float">
            <text:p>869.46</text:p>
          </table:table-cell>
        </table:table-row>
        <table:table-row table:style-name="ro1">
          <table:table-cell office:value-type="float" office:value="5679929" calcext:value-type="float">
            <text:p>5679929</text:p>
          </table:table-cell>
          <table:table-cell table:formula="of:=[.A357]/1000/(60*60*24)" office:value-type="time" office:time-value="PT01H34M39.929S" calcext:value-type="time">
            <text:p>01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725.05" calcext:value-type="float">
            <text:p>725.05</text:p>
          </table:table-cell>
          <table:table-cell office:value-type="float" office:value="871.87" calcext:value-type="float">
            <text:p>871.87</text:p>
          </table:table-cell>
        </table:table-row>
        <table:table-row table:style-name="ro1">
          <table:table-cell office:value-type="float" office:value="5695929" calcext:value-type="float">
            <text:p>5695929</text:p>
          </table:table-cell>
          <table:table-cell table:formula="of:=[.A358]/1000/(60*60*24)" office:value-type="time" office:time-value="PT01H34M55.929S" calcext:value-type="time">
            <text:p>01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27.09" calcext:value-type="float">
            <text:p>727.09</text:p>
          </table:table-cell>
          <table:table-cell office:value-type="float" office:value="874.27" calcext:value-type="float">
            <text:p>874.27</text:p>
          </table:table-cell>
        </table:table-row>
        <table:table-row table:style-name="ro1">
          <table:table-cell office:value-type="float" office:value="5711929" calcext:value-type="float">
            <text:p>5711929</text:p>
          </table:table-cell>
          <table:table-cell table:formula="of:=[.A359]/1000/(60*60*24)" office:value-type="time" office:time-value="PT01H35M11.929S" calcext:value-type="time">
            <text:p>01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4" calcext:value-type="float">
            <text:p>541.04</text:p>
          </table:table-cell>
          <table:table-cell office:value-type="float" office:value="729.13" calcext:value-type="float">
            <text:p>729.13</text:p>
          </table:table-cell>
          <table:table-cell office:value-type="float" office:value="876.68" calcext:value-type="float">
            <text:p>876.68</text:p>
          </table:table-cell>
        </table:table-row>
        <table:table-row table:style-name="ro1">
          <table:table-cell office:value-type="float" office:value="5727930" calcext:value-type="float">
            <text:p>5727930</text:p>
          </table:table-cell>
          <table:table-cell table:formula="of:=[.A360]/1000/(60*60*24)" office:value-type="time" office:time-value="PT01H35M27.93S" calcext:value-type="time">
            <text:p>01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31.17" calcext:value-type="float">
            <text:p>731.17</text:p>
          </table:table-cell>
          <table:table-cell office:value-type="float" office:value="879.08" calcext:value-type="float">
            <text:p>879.08</text:p>
          </table:table-cell>
        </table:table-row>
        <table:table-row table:style-name="ro1">
          <table:table-cell office:value-type="float" office:value="5743929" calcext:value-type="float">
            <text:p>5743929</text:p>
          </table:table-cell>
          <table:table-cell table:formula="of:=[.A361]/1000/(60*60*24)" office:value-type="time" office:time-value="PT01H35M43.929S" calcext:value-type="time">
            <text:p>01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733.21" calcext:value-type="float">
            <text:p>733.21</text:p>
          </table:table-cell>
          <table:table-cell office:value-type="float" office:value="881.49" calcext:value-type="float">
            <text:p>881.49</text:p>
          </table:table-cell>
        </table:table-row>
        <table:table-row table:style-name="ro1">
          <table:table-cell office:value-type="float" office:value="5759929" calcext:value-type="float">
            <text:p>5759929</text:p>
          </table:table-cell>
          <table:table-cell table:formula="of:=[.A362]/1000/(60*60*24)" office:value-type="time" office:time-value="PT01H35M59.929S" calcext:value-type="time">
            <text:p>01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735.26" calcext:value-type="float">
            <text:p>735.26</text:p>
          </table:table-cell>
          <table:table-cell office:value-type="float" office:value="883.9" calcext:value-type="float">
            <text:p>883.9</text:p>
          </table:table-cell>
        </table:table-row>
        <table:table-row table:style-name="ro1">
          <table:table-cell office:value-type="float" office:value="5775929" calcext:value-type="float">
            <text:p>5775929</text:p>
          </table:table-cell>
          <table:table-cell table:formula="of:=[.A363]/1000/(60*60*24)" office:value-type="time" office:time-value="PT01H36M15.929S" calcext:value-type="time">
            <text:p>01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37.3" calcext:value-type="float">
            <text:p>737.3</text:p>
          </table:table-cell>
          <table:table-cell office:value-type="float" office:value="886.3" calcext:value-type="float">
            <text:p>886.3</text:p>
          </table:table-cell>
        </table:table-row>
        <table:table-row table:style-name="ro1">
          <table:table-cell office:value-type="float" office:value="5791930" calcext:value-type="float">
            <text:p>5791930</text:p>
          </table:table-cell>
          <table:table-cell table:formula="of:=[.A364]/1000/(60*60*24)" office:value-type="time" office:time-value="PT01H36M31.93S" calcext:value-type="time">
            <text:p>01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39.34" calcext:value-type="float">
            <text:p>739.34</text:p>
          </table:table-cell>
          <table:table-cell office:value-type="float" office:value="888.71" calcext:value-type="float">
            <text:p>888.71</text:p>
          </table:table-cell>
        </table:table-row>
        <table:table-row table:style-name="ro1">
          <table:table-cell office:value-type="float" office:value="5807928" calcext:value-type="float">
            <text:p>5807928</text:p>
          </table:table-cell>
          <table:table-cell table:formula="of:=[.A365]/1000/(60*60*24)" office:value-type="time" office:time-value="PT01H36M47.928S" calcext:value-type="time">
            <text:p>01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41.38" calcext:value-type="float">
            <text:p>741.38</text:p>
          </table:table-cell>
          <table:table-cell office:value-type="float" office:value="891.11" calcext:value-type="float">
            <text:p>891.11</text:p>
          </table:table-cell>
        </table:table-row>
        <table:table-row table:style-name="ro1">
          <table:table-cell office:value-type="float" office:value="5823930" calcext:value-type="float">
            <text:p>5823930</text:p>
          </table:table-cell>
          <table:table-cell table:formula="of:=[.A366]/1000/(60*60*24)" office:value-type="time" office:time-value="PT01H37M03.93S" calcext:value-type="time">
            <text:p>01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43.43" calcext:value-type="float">
            <text:p>743.43</text:p>
          </table:table-cell>
          <table:table-cell office:value-type="float" office:value="893.52" calcext:value-type="float">
            <text:p>893.52</text:p>
          </table:table-cell>
        </table:table-row>
        <table:table-row table:style-name="ro1">
          <table:table-cell office:value-type="float" office:value="5839930" calcext:value-type="float">
            <text:p>5839930</text:p>
          </table:table-cell>
          <table:table-cell table:formula="of:=[.A367]/1000/(60*60*24)" office:value-type="time" office:time-value="PT01H37M19.93S" calcext:value-type="time">
            <text:p>01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45.47" calcext:value-type="float">
            <text:p>745.47</text:p>
          </table:table-cell>
          <table:table-cell office:value-type="float" office:value="895.92" calcext:value-type="float">
            <text:p>895.92</text:p>
          </table:table-cell>
        </table:table-row>
        <table:table-row table:style-name="ro1">
          <table:table-cell office:value-type="float" office:value="5855929" calcext:value-type="float">
            <text:p>5855929</text:p>
          </table:table-cell>
          <table:table-cell table:formula="of:=[.A368]/1000/(60*60*24)" office:value-type="time" office:time-value="PT01H37M35.929S" calcext:value-type="time">
            <text:p>01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7" calcext:value-type="float">
            <text:p>541.07</text:p>
          </table:table-cell>
          <table:table-cell office:value-type="float" office:value="747.51" calcext:value-type="float">
            <text:p>747.51</text:p>
          </table:table-cell>
          <table:table-cell office:value-type="float" office:value="898.33" calcext:value-type="float">
            <text:p>898.33</text:p>
          </table:table-cell>
        </table:table-row>
        <table:table-row table:style-name="ro1">
          <table:table-cell office:value-type="float" office:value="5871928" calcext:value-type="float">
            <text:p>5871928</text:p>
          </table:table-cell>
          <table:table-cell table:formula="of:=[.A369]/1000/(60*60*24)" office:value-type="time" office:time-value="PT01H37M51.928S" calcext:value-type="time">
            <text:p>01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49.55" calcext:value-type="float">
            <text:p>749.55</text:p>
          </table:table-cell>
          <table:table-cell office:value-type="float" office:value="900.73" calcext:value-type="float">
            <text:p>900.73</text:p>
          </table:table-cell>
        </table:table-row>
        <table:table-row table:style-name="ro1">
          <table:table-cell office:value-type="float" office:value="5887930" calcext:value-type="float">
            <text:p>5887930</text:p>
          </table:table-cell>
          <table:table-cell table:formula="of:=[.A370]/1000/(60*60*24)" office:value-type="time" office:time-value="PT01H38M07.93S" calcext:value-type="time">
            <text:p>01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751.59" calcext:value-type="float">
            <text:p>751.59</text:p>
          </table:table-cell>
          <table:table-cell office:value-type="float" office:value="903.14" calcext:value-type="float">
            <text:p>903.14</text:p>
          </table:table-cell>
        </table:table-row>
        <table:table-row table:style-name="ro1">
          <table:table-cell office:value-type="float" office:value="5903929" calcext:value-type="float">
            <text:p>5903929</text:p>
          </table:table-cell>
          <table:table-cell table:formula="of:=[.A371]/1000/(60*60*24)" office:value-type="time" office:time-value="PT01H38M23.929S" calcext:value-type="time">
            <text:p>01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753.64" calcext:value-type="float">
            <text:p>753.64</text:p>
          </table:table-cell>
          <table:table-cell office:value-type="float" office:value="905.54" calcext:value-type="float">
            <text:p>905.54</text:p>
          </table:table-cell>
        </table:table-row>
        <table:table-row table:style-name="ro1">
          <table:table-cell office:value-type="float" office:value="5919929" calcext:value-type="float">
            <text:p>5919929</text:p>
          </table:table-cell>
          <table:table-cell table:formula="of:=[.A372]/1000/(60*60*24)" office:value-type="time" office:time-value="PT01H38M39.929S" calcext:value-type="time">
            <text:p>01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755.68" calcext:value-type="float">
            <text:p>755.68</text:p>
          </table:table-cell>
          <table:table-cell office:value-type="float" office:value="907.95" calcext:value-type="float">
            <text:p>907.95</text:p>
          </table:table-cell>
        </table:table-row>
        <table:table-row table:style-name="ro1">
          <table:table-cell office:value-type="float" office:value="5935929" calcext:value-type="float">
            <text:p>5935929</text:p>
          </table:table-cell>
          <table:table-cell table:formula="of:=[.A373]/1000/(60*60*24)" office:value-type="time" office:time-value="PT01H38M55.929S" calcext:value-type="time">
            <text:p>01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757.72" calcext:value-type="float">
            <text:p>757.72</text:p>
          </table:table-cell>
          <table:table-cell office:value-type="float" office:value="910.35" calcext:value-type="float">
            <text:p>910.35</text:p>
          </table:table-cell>
        </table:table-row>
        <table:table-row table:style-name="ro1">
          <table:table-cell office:value-type="float" office:value="5951930" calcext:value-type="float">
            <text:p>5951930</text:p>
          </table:table-cell>
          <table:table-cell table:formula="of:=[.A374]/1000/(60*60*24)" office:value-type="time" office:time-value="PT01H39M11.93S" calcext:value-type="time">
            <text:p>01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759.76" calcext:value-type="float">
            <text:p>759.76</text:p>
          </table:table-cell>
          <table:table-cell office:value-type="float" office:value="912.75" calcext:value-type="float">
            <text:p>912.75</text:p>
          </table:table-cell>
        </table:table-row>
        <table:table-row table:style-name="ro1">
          <table:table-cell office:value-type="float" office:value="5967929" calcext:value-type="float">
            <text:p>5967929</text:p>
          </table:table-cell>
          <table:table-cell table:formula="of:=[.A375]/1000/(60*60*24)" office:value-type="time" office:time-value="PT01H39M27.929S" calcext:value-type="time">
            <text:p>01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7" calcext:value-type="float">
            <text:p>539.67</text:p>
          </table:table-cell>
          <table:table-cell office:value-type="float" office:value="761.8" calcext:value-type="float">
            <text:p>761.8</text:p>
          </table:table-cell>
          <table:table-cell office:value-type="float" office:value="915.16" calcext:value-type="float">
            <text:p>915.16</text:p>
          </table:table-cell>
        </table:table-row>
        <table:table-row table:style-name="ro1">
          <table:table-cell office:value-type="float" office:value="5983928" calcext:value-type="float">
            <text:p>5983928</text:p>
          </table:table-cell>
          <table:table-cell table:formula="of:=[.A376]/1000/(60*60*24)" office:value-type="time" office:time-value="PT01H39M43.928S" calcext:value-type="time">
            <text:p>01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763.85" calcext:value-type="float">
            <text:p>763.85</text:p>
          </table:table-cell>
          <table:table-cell office:value-type="float" office:value="917.56" calcext:value-type="float">
            <text:p>917.56</text:p>
          </table:table-cell>
        </table:table-row>
        <table:table-row table:style-name="ro1">
          <table:table-cell office:value-type="float" office:value="5999929" calcext:value-type="float">
            <text:p>5999929</text:p>
          </table:table-cell>
          <table:table-cell table:formula="of:=[.A377]/1000/(60*60*24)" office:value-type="time" office:time-value="PT01H39M59.929S" calcext:value-type="time">
            <text:p>01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765.89" calcext:value-type="float">
            <text:p>765.89</text:p>
          </table:table-cell>
          <table:table-cell office:value-type="float" office:value="919.96" calcext:value-type="float">
            <text:p>919.96</text:p>
          </table:table-cell>
        </table:table-row>
        <table:table-row table:style-name="ro1">
          <table:table-cell office:value-type="float" office:value="6015929" calcext:value-type="float">
            <text:p>6015929</text:p>
          </table:table-cell>
          <table:table-cell table:formula="of:=[.A378]/1000/(60*60*24)" office:value-type="time" office:time-value="PT01H40M15.929S" calcext:value-type="time">
            <text:p>01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67.93" calcext:value-type="float">
            <text:p>767.93</text:p>
          </table:table-cell>
          <table:table-cell office:value-type="float" office:value="922.36" calcext:value-type="float">
            <text:p>922.36</text:p>
          </table:table-cell>
        </table:table-row>
        <table:table-row table:style-name="ro1">
          <table:table-cell office:value-type="float" office:value="6031930" calcext:value-type="float">
            <text:p>6031930</text:p>
          </table:table-cell>
          <table:table-cell table:formula="of:=[.A379]/1000/(60*60*24)" office:value-type="time" office:time-value="PT01H40M31.93S" calcext:value-type="time">
            <text:p>01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69.97" calcext:value-type="float">
            <text:p>769.97</text:p>
          </table:table-cell>
          <table:table-cell office:value-type="float" office:value="924.77" calcext:value-type="float">
            <text:p>924.77</text:p>
          </table:table-cell>
        </table:table-row>
        <table:table-row table:style-name="ro1">
          <table:table-cell office:value-type="float" office:value="6047930" calcext:value-type="float">
            <text:p>6047930</text:p>
          </table:table-cell>
          <table:table-cell table:formula="of:=[.A380]/1000/(60*60*24)" office:value-type="time" office:time-value="PT01H40M47.93S" calcext:value-type="time">
            <text:p>01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8.98" calcext:value-type="float">
            <text:p>538.98</text:p>
          </table:table-cell>
          <table:table-cell office:value-type="float" office:value="772.01" calcext:value-type="float">
            <text:p>772.01</text:p>
          </table:table-cell>
          <table:table-cell office:value-type="float" office:value="927.17" calcext:value-type="float">
            <text:p>927.17</text:p>
          </table:table-cell>
        </table:table-row>
        <table:table-row table:style-name="ro1">
          <table:table-cell office:value-type="float" office:value="6063929" calcext:value-type="float">
            <text:p>6063929</text:p>
          </table:table-cell>
          <table:table-cell table:formula="of:=[.A381]/1000/(60*60*24)" office:value-type="time" office:time-value="PT01H41M03.929S" calcext:value-type="time">
            <text:p>01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74.06" calcext:value-type="float">
            <text:p>774.06</text:p>
          </table:table-cell>
          <table:table-cell office:value-type="float" office:value="929.57" calcext:value-type="float">
            <text:p>929.57</text:p>
          </table:table-cell>
        </table:table-row>
        <table:table-row table:style-name="ro1">
          <table:table-cell office:value-type="float" office:value="6079929" calcext:value-type="float">
            <text:p>6079929</text:p>
          </table:table-cell>
          <table:table-cell table:formula="of:=[.A382]/1000/(60*60*24)" office:value-type="time" office:time-value="PT01H41M19.929S" calcext:value-type="time">
            <text:p>01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76.1" calcext:value-type="float">
            <text:p>776.1</text:p>
          </table:table-cell>
          <table:table-cell office:value-type="float" office:value="931.98" calcext:value-type="float">
            <text:p>931.98</text:p>
          </table:table-cell>
        </table:table-row>
        <table:table-row table:style-name="ro1">
          <table:table-cell office:value-type="float" office:value="6095929" calcext:value-type="float">
            <text:p>6095929</text:p>
          </table:table-cell>
          <table:table-cell table:formula="of:=[.A383]/1000/(60*60*24)" office:value-type="time" office:time-value="PT01H41M35.929S" calcext:value-type="time">
            <text:p>01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3" calcext:value-type="float">
            <text:p>539.23</text:p>
          </table:table-cell>
          <table:table-cell office:value-type="float" office:value="778.14" calcext:value-type="float">
            <text:p>778.14</text:p>
          </table:table-cell>
          <table:table-cell office:value-type="float" office:value="934.38" calcext:value-type="float">
            <text:p>934.38</text:p>
          </table:table-cell>
        </table:table-row>
        <table:table-row table:style-name="ro1">
          <table:table-cell office:value-type="float" office:value="6111929" calcext:value-type="float">
            <text:p>6111929</text:p>
          </table:table-cell>
          <table:table-cell table:formula="of:=[.A384]/1000/(60*60*24)" office:value-type="time" office:time-value="PT01H41M51.929S" calcext:value-type="time">
            <text:p>01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80.18" calcext:value-type="float">
            <text:p>780.18</text:p>
          </table:table-cell>
          <table:table-cell office:value-type="float" office:value="936.78" calcext:value-type="float">
            <text:p>936.78</text:p>
          </table:table-cell>
        </table:table-row>
        <table:table-row table:style-name="ro1">
          <table:table-cell office:value-type="float" office:value="6127928" calcext:value-type="float">
            <text:p>6127928</text:p>
          </table:table-cell>
          <table:table-cell table:formula="of:=[.A385]/1000/(60*60*24)" office:value-type="time" office:time-value="PT01H42M07.928S" calcext:value-type="time">
            <text:p>01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82.22" calcext:value-type="float">
            <text:p>782.22</text:p>
          </table:table-cell>
          <table:table-cell office:value-type="float" office:value="939.18" calcext:value-type="float">
            <text:p>939.18</text:p>
          </table:table-cell>
        </table:table-row>
        <table:table-row table:style-name="ro1">
          <table:table-cell office:value-type="float" office:value="6143929" calcext:value-type="float">
            <text:p>6143929</text:p>
          </table:table-cell>
          <table:table-cell table:formula="of:=[.A386]/1000/(60*60*24)" office:value-type="time" office:time-value="PT01H42M23.929S" calcext:value-type="time">
            <text:p>01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1" calcext:value-type="float">
            <text:p>540.91</text:p>
          </table:table-cell>
          <table:table-cell office:value-type="float" office:value="784.27" calcext:value-type="float">
            <text:p>784.27</text:p>
          </table:table-cell>
          <table:table-cell office:value-type="float" office:value="941.59" calcext:value-type="float">
            <text:p>941.59</text:p>
          </table:table-cell>
        </table:table-row>
        <table:table-row table:style-name="ro1">
          <table:table-cell office:value-type="float" office:value="6159930" calcext:value-type="float">
            <text:p>6159930</text:p>
          </table:table-cell>
          <table:table-cell table:formula="of:=[.A387]/1000/(60*60*24)" office:value-type="time" office:time-value="PT01H42M39.93S" calcext:value-type="time">
            <text:p>01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86.31" calcext:value-type="float">
            <text:p>786.31</text:p>
          </table:table-cell>
          <table:table-cell office:value-type="float" office:value="943.99" calcext:value-type="float">
            <text:p>943.99</text:p>
          </table:table-cell>
        </table:table-row>
        <table:table-row table:style-name="ro1">
          <table:table-cell office:value-type="float" office:value="6175930" calcext:value-type="float">
            <text:p>6175930</text:p>
          </table:table-cell>
          <table:table-cell table:formula="of:=[.A388]/1000/(60*60*24)" office:value-type="time" office:time-value="PT01H42M55.93S" calcext:value-type="time">
            <text:p>01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88.35" calcext:value-type="float">
            <text:p>788.35</text:p>
          </table:table-cell>
          <table:table-cell office:value-type="float" office:value="946.39" calcext:value-type="float">
            <text:p>946.39</text:p>
          </table:table-cell>
        </table:table-row>
        <table:table-row table:style-name="ro1">
          <table:table-cell office:value-type="float" office:value="6191930" calcext:value-type="float">
            <text:p>6191930</text:p>
          </table:table-cell>
          <table:table-cell table:formula="of:=[.A389]/1000/(60*60*24)" office:value-type="time" office:time-value="PT01H43M11.93S" calcext:value-type="time">
            <text:p>01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90.39" calcext:value-type="float">
            <text:p>790.39</text:p>
          </table:table-cell>
          <table:table-cell office:value-type="float" office:value="948.79" calcext:value-type="float">
            <text:p>948.79</text:p>
          </table:table-cell>
        </table:table-row>
        <table:table-row table:style-name="ro1">
          <table:table-cell office:value-type="float" office:value="6207929" calcext:value-type="float">
            <text:p>6207929</text:p>
          </table:table-cell>
          <table:table-cell table:formula="of:=[.A390]/1000/(60*60*24)" office:value-type="time" office:time-value="PT01H43M27.929S" calcext:value-type="time">
            <text:p>01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792.44" calcext:value-type="float">
            <text:p>792.44</text:p>
          </table:table-cell>
          <table:table-cell office:value-type="float" office:value="951.19" calcext:value-type="float">
            <text:p>951.19</text:p>
          </table:table-cell>
        </table:table-row>
        <table:table-row table:style-name="ro1">
          <table:table-cell office:value-type="float" office:value="6223929" calcext:value-type="float">
            <text:p>6223929</text:p>
          </table:table-cell>
          <table:table-cell table:formula="of:=[.A391]/1000/(60*60*24)" office:value-type="time" office:time-value="PT01H43M43.929S" calcext:value-type="time">
            <text:p>01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794.48" calcext:value-type="float">
            <text:p>794.48</text:p>
          </table:table-cell>
          <table:table-cell office:value-type="float" office:value="953.59" calcext:value-type="float">
            <text:p>953.59</text:p>
          </table:table-cell>
        </table:table-row>
        <table:table-row table:style-name="ro1">
          <table:table-cell office:value-type="float" office:value="6239930" calcext:value-type="float">
            <text:p>6239930</text:p>
          </table:table-cell>
          <table:table-cell table:formula="of:=[.A392]/1000/(60*60*24)" office:value-type="time" office:time-value="PT01H43M59.93S" calcext:value-type="time">
            <text:p>01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96.52" calcext:value-type="float">
            <text:p>796.5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6255930" calcext:value-type="float">
            <text:p>6255930</text:p>
          </table:table-cell>
          <table:table-cell table:formula="of:=[.A393]/1000/(60*60*24)" office:value-type="time" office:time-value="PT01H44M15.93S" calcext:value-type="time">
            <text:p>01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7" calcext:value-type="float">
            <text:p>539.7</text:p>
          </table:table-cell>
          <table:table-cell office:value-type="float" office:value="798.56" calcext:value-type="float">
            <text:p>798.56</text:p>
          </table:table-cell>
          <table:table-cell office:value-type="float" office:value="958.4" calcext:value-type="float">
            <text:p>958.4</text:p>
          </table:table-cell>
        </table:table-row>
        <table:table-row table:style-name="ro1">
          <table:table-cell office:value-type="float" office:value="6271929" calcext:value-type="float">
            <text:p>6271929</text:p>
          </table:table-cell>
          <table:table-cell table:formula="of:=[.A394]/1000/(60*60*24)" office:value-type="time" office:time-value="PT01H44M31.929S" calcext:value-type="time">
            <text:p>01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800.61" calcext:value-type="float">
            <text:p>800.61</text:p>
          </table:table-cell>
          <table:table-cell office:value-type="float" office:value="960.8" calcext:value-type="float">
            <text:p>960.8</text:p>
          </table:table-cell>
        </table:table-row>
        <table:table-row table:style-name="ro1">
          <table:table-cell office:value-type="float" office:value="6287930" calcext:value-type="float">
            <text:p>6287930</text:p>
          </table:table-cell>
          <table:table-cell table:formula="of:=[.A395]/1000/(60*60*24)" office:value-type="time" office:time-value="PT01H44M47.93S" calcext:value-type="time">
            <text:p>01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802.65" calcext:value-type="float">
            <text:p>802.65</text:p>
          </table:table-cell>
          <table:table-cell office:value-type="float" office:value="963.2" calcext:value-type="float">
            <text:p>963.2</text:p>
          </table:table-cell>
        </table:table-row>
        <table:table-row table:style-name="ro1">
          <table:table-cell office:value-type="float" office:value="6303929" calcext:value-type="float">
            <text:p>6303929</text:p>
          </table:table-cell>
          <table:table-cell table:formula="of:=[.A396]/1000/(60*60*24)" office:value-type="time" office:time-value="PT01H45M03.929S" calcext:value-type="time">
            <text:p>01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04.69" calcext:value-type="float">
            <text:p>804.69</text:p>
          </table:table-cell>
          <table:table-cell office:value-type="float" office:value="965.6" calcext:value-type="float">
            <text:p>965.6</text:p>
          </table:table-cell>
        </table:table-row>
        <table:table-row table:style-name="ro1">
          <table:table-cell office:value-type="float" office:value="6319929" calcext:value-type="float">
            <text:p>6319929</text:p>
          </table:table-cell>
          <table:table-cell table:formula="of:=[.A397]/1000/(60*60*24)" office:value-type="time" office:time-value="PT01H45M19.929S" calcext:value-type="time">
            <text:p>01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06.73" calcext:value-type="float">
            <text:p>806.7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335929" calcext:value-type="float">
            <text:p>6335929</text:p>
          </table:table-cell>
          <table:table-cell table:formula="of:=[.A398]/1000/(60*60*24)" office:value-type="time" office:time-value="PT01H45M35.929S" calcext:value-type="time">
            <text:p>01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08.78" calcext:value-type="float">
            <text:p>808.78</text:p>
          </table:table-cell>
          <table:table-cell office:value-type="float" office:value="970.4" calcext:value-type="float">
            <text:p>970.4</text:p>
          </table:table-cell>
        </table:table-row>
        <table:table-row table:style-name="ro1">
          <table:table-cell office:value-type="float" office:value="6351929" calcext:value-type="float">
            <text:p>6351929</text:p>
          </table:table-cell>
          <table:table-cell table:formula="of:=[.A399]/1000/(60*60*24)" office:value-type="time" office:time-value="PT01H45M51.929S" calcext:value-type="time">
            <text:p>01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1" calcext:value-type="float">
            <text:p>541.31</text:p>
          </table:table-cell>
          <table:table-cell office:value-type="float" office:value="810.82" calcext:value-type="float">
            <text:p>810.82</text:p>
          </table:table-cell>
          <table:table-cell office:value-type="float" office:value="972.8" calcext:value-type="float">
            <text:p>972.8</text:p>
          </table:table-cell>
        </table:table-row>
        <table:table-row table:style-name="ro1">
          <table:table-cell office:value-type="float" office:value="6367930" calcext:value-type="float">
            <text:p>6367930</text:p>
          </table:table-cell>
          <table:table-cell table:formula="of:=[.A400]/1000/(60*60*24)" office:value-type="time" office:time-value="PT01H46M07.93S" calcext:value-type="time">
            <text:p>01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12.86" calcext:value-type="float">
            <text:p>812.86</text:p>
          </table:table-cell>
          <table:table-cell office:value-type="float" office:value="975.2" calcext:value-type="float">
            <text:p>975.2</text:p>
          </table:table-cell>
        </table:table-row>
        <table:table-row table:style-name="ro1">
          <table:table-cell office:value-type="float" office:value="6383929" calcext:value-type="float">
            <text:p>6383929</text:p>
          </table:table-cell>
          <table:table-cell table:formula="of:=[.A401]/1000/(60*60*24)" office:value-type="time" office:time-value="PT01H46M23.929S" calcext:value-type="time">
            <text:p>01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814.9" calcext:value-type="float">
            <text:p>814.9</text:p>
          </table:table-cell>
          <table:table-cell office:value-type="float" office:value="977.6" calcext:value-type="float">
            <text:p>977.6</text:p>
          </table:table-cell>
        </table:table-row>
        <table:table-row table:style-name="ro1">
          <table:table-cell office:value-type="float" office:value="6399930" calcext:value-type="float">
            <text:p>6399930</text:p>
          </table:table-cell>
          <table:table-cell table:formula="of:=[.A402]/1000/(60*60*24)" office:value-type="time" office:time-value="PT01H46M39.93S" calcext:value-type="time">
            <text:p>01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16.95" calcext:value-type="float">
            <text:p>816.9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415929" calcext:value-type="float">
            <text:p>6415929</text:p>
          </table:table-cell>
          <table:table-cell table:formula="of:=[.A403]/1000/(60*60*24)" office:value-type="time" office:time-value="PT01H46M55.929S" calcext:value-type="time">
            <text:p>01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18.99" calcext:value-type="float">
            <text:p>818.99</text:p>
          </table:table-cell>
          <table:table-cell office:value-type="float" office:value="982.4" calcext:value-type="float">
            <text:p>982.4</text:p>
          </table:table-cell>
        </table:table-row>
        <table:table-row table:style-name="ro1">
          <table:table-cell office:value-type="float" office:value="6431929" calcext:value-type="float">
            <text:p>6431929</text:p>
          </table:table-cell>
          <table:table-cell table:formula="of:=[.A404]/1000/(60*60*24)" office:value-type="time" office:time-value="PT01H47M11.929S" calcext:value-type="time">
            <text:p>01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9.92" calcext:value-type="float">
            <text:p>539.92</text:p>
          </table:table-cell>
          <table:table-cell office:value-type="float" office:value="821.03" calcext:value-type="float">
            <text:p>821.03</text:p>
          </table:table-cell>
          <table:table-cell office:value-type="float" office:value="984.8" calcext:value-type="float">
            <text:p>984.8</text:p>
          </table:table-cell>
        </table:table-row>
        <table:table-row table:style-name="ro1">
          <table:table-cell office:value-type="float" office:value="6447930" calcext:value-type="float">
            <text:p>6447930</text:p>
          </table:table-cell>
          <table:table-cell table:formula="of:=[.A405]/1000/(60*60*24)" office:value-type="time" office:time-value="PT01H47M27.93S" calcext:value-type="time">
            <text:p>01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7" calcext:value-type="float">
            <text:p>539.7</text:p>
          </table:table-cell>
          <table:table-cell office:value-type="float" office:value="823.07" calcext:value-type="float">
            <text:p>823.07</text:p>
          </table:table-cell>
          <table:table-cell office:value-type="float" office:value="987.2" calcext:value-type="float">
            <text:p>987.2</text:p>
          </table:table-cell>
        </table:table-row>
        <table:table-row table:style-name="ro1">
          <table:table-cell office:value-type="float" office:value="6463929" calcext:value-type="float">
            <text:p>6463929</text:p>
          </table:table-cell>
          <table:table-cell table:formula="of:=[.A406]/1000/(60*60*24)" office:value-type="time" office:time-value="PT01H47M43.929S" calcext:value-type="time">
            <text:p>01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825.12" calcext:value-type="float">
            <text:p>825.12</text:p>
          </table:table-cell>
          <table:table-cell office:value-type="float" office:value="989.59" calcext:value-type="float">
            <text:p>989.59</text:p>
          </table:table-cell>
        </table:table-row>
        <table:table-row table:style-name="ro1">
          <table:table-cell office:value-type="float" office:value="6479930" calcext:value-type="float">
            <text:p>6479930</text:p>
          </table:table-cell>
          <table:table-cell table:formula="of:=[.A407]/1000/(60*60*24)" office:value-type="time" office:time-value="PT01H47M59.93S" calcext:value-type="time">
            <text:p>01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827.16" calcext:value-type="float">
            <text:p>827.16</text:p>
          </table:table-cell>
          <table:table-cell office:value-type="float" office:value="991.99" calcext:value-type="float">
            <text:p>991.99</text:p>
          </table:table-cell>
        </table:table-row>
        <table:table-row table:style-name="ro1">
          <table:table-cell office:value-type="float" office:value="6495929" calcext:value-type="float">
            <text:p>6495929</text:p>
          </table:table-cell>
          <table:table-cell table:formula="of:=[.A408]/1000/(60*60*24)" office:value-type="time" office:time-value="PT01H48M15.929S" calcext:value-type="time">
            <text:p>01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8" calcext:value-type="float">
            <text:p>539.78</text:p>
          </table:table-cell>
          <table:table-cell office:value-type="float" office:value="829.2" calcext:value-type="float">
            <text:p>829.2</text:p>
          </table:table-cell>
          <table:table-cell office:value-type="float" office:value="994.39" calcext:value-type="float">
            <text:p>994.39</text:p>
          </table:table-cell>
        </table:table-row>
        <table:table-row table:style-name="ro1">
          <table:table-cell office:value-type="float" office:value="6511929" calcext:value-type="float">
            <text:p>6511929</text:p>
          </table:table-cell>
          <table:table-cell table:formula="of:=[.A409]/1000/(60*60*24)" office:value-type="time" office:time-value="PT01H48M31.929S" calcext:value-type="time">
            <text:p>01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31.24" calcext:value-type="float">
            <text:p>831.24</text:p>
          </table:table-cell>
          <table:table-cell office:value-type="float" office:value="996.79" calcext:value-type="float">
            <text:p>996.79</text:p>
          </table:table-cell>
        </table:table-row>
        <table:table-row table:style-name="ro1">
          <table:table-cell office:value-type="float" office:value="6527929" calcext:value-type="float">
            <text:p>6527929</text:p>
          </table:table-cell>
          <table:table-cell table:formula="of:=[.A410]/1000/(60*60*24)" office:value-type="time" office:time-value="PT01H48M47.929S" calcext:value-type="time">
            <text:p>01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33.29" calcext:value-type="float">
            <text:p>833.29</text:p>
          </table:table-cell>
          <table:table-cell office:value-type="float" office:value="999.19" calcext:value-type="float">
            <text:p>999.19</text:p>
          </table:table-cell>
        </table:table-row>
        <table:table-row table:style-name="ro1">
          <table:table-cell office:value-type="float" office:value="6543929" calcext:value-type="float">
            <text:p>6543929</text:p>
          </table:table-cell>
          <table:table-cell table:formula="of:=[.A411]/1000/(60*60*24)" office:value-type="time" office:time-value="PT01H49M03.929S" calcext:value-type="time">
            <text:p>01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835.33" calcext:value-type="float">
            <text:p>835.33</text:p>
          </table:table-cell>
          <table:table-cell office:value-type="float" office:value="1001.59" calcext:value-type="float">
            <text:p>1001.59</text:p>
          </table:table-cell>
        </table:table-row>
        <table:table-row table:style-name="ro1">
          <table:table-cell office:value-type="float" office:value="6559930" calcext:value-type="float">
            <text:p>6559930</text:p>
          </table:table-cell>
          <table:table-cell table:formula="of:=[.A412]/1000/(60*60*24)" office:value-type="time" office:time-value="PT01H49M19.93S" calcext:value-type="time">
            <text:p>01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37.37" calcext:value-type="float">
            <text:p>837.37</text:p>
          </table:table-cell>
          <table:table-cell office:value-type="float" office:value="1003.99" calcext:value-type="float">
            <text:p>1003.99</text:p>
          </table:table-cell>
        </table:table-row>
        <table:table-row table:style-name="ro1">
          <table:table-cell office:value-type="float" office:value="6575930" calcext:value-type="float">
            <text:p>6575930</text:p>
          </table:table-cell>
          <table:table-cell table:formula="of:=[.A413]/1000/(60*60*24)" office:value-type="time" office:time-value="PT01H49M35.93S" calcext:value-type="time">
            <text:p>01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39.41" calcext:value-type="float">
            <text:p>839.41</text:p>
          </table:table-cell>
          <table:table-cell office:value-type="float" office:value="1006.38" calcext:value-type="float">
            <text:p>1006.38</text:p>
          </table:table-cell>
        </table:table-row>
        <table:table-row table:style-name="ro1">
          <table:table-cell office:value-type="float" office:value="6591929" calcext:value-type="float">
            <text:p>6591929</text:p>
          </table:table-cell>
          <table:table-cell table:formula="of:=[.A414]/1000/(60*60*24)" office:value-type="time" office:time-value="PT01H49M51.929S" calcext:value-type="time">
            <text:p>01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41.46" calcext:value-type="float">
            <text:p>841.46</text:p>
          </table:table-cell>
          <table:table-cell office:value-type="float" office:value="1008.78" calcext:value-type="float">
            <text:p>1008.78</text:p>
          </table:table-cell>
        </table:table-row>
        <table:table-row table:style-name="ro1">
          <table:table-cell office:value-type="float" office:value="6607929" calcext:value-type="float">
            <text:p>6607929</text:p>
          </table:table-cell>
          <table:table-cell table:formula="of:=[.A415]/1000/(60*60*24)" office:value-type="time" office:time-value="PT01H50M07.929S" calcext:value-type="time">
            <text:p>01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8" calcext:value-type="float">
            <text:p>539.78</text:p>
          </table:table-cell>
          <table:table-cell office:value-type="float" office:value="843.5" calcext:value-type="float">
            <text:p>843.5</text:p>
          </table:table-cell>
          <table:table-cell office:value-type="float" office:value="1011.18" calcext:value-type="float">
            <text:p>1011.18</text:p>
          </table:table-cell>
        </table:table-row>
        <table:table-row table:style-name="ro1">
          <table:table-cell office:value-type="float" office:value="6623930" calcext:value-type="float">
            <text:p>6623930</text:p>
          </table:table-cell>
          <table:table-cell table:formula="of:=[.A416]/1000/(60*60*24)" office:value-type="time" office:time-value="PT01H50M23.93S" calcext:value-type="time">
            <text:p>01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45.54" calcext:value-type="float">
            <text:p>845.54</text:p>
          </table:table-cell>
          <table:table-cell office:value-type="float" office:value="1013.58" calcext:value-type="float">
            <text:p>1013.58</text:p>
          </table:table-cell>
        </table:table-row>
        <table:table-row table:style-name="ro1">
          <table:table-cell office:value-type="float" office:value="6639929" calcext:value-type="float">
            <text:p>6639929</text:p>
          </table:table-cell>
          <table:table-cell table:formula="of:=[.A417]/1000/(60*60*24)" office:value-type="time" office:time-value="PT01H50M39.929S" calcext:value-type="time">
            <text:p>01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47.58" calcext:value-type="float">
            <text:p>847.58</text:p>
          </table:table-cell>
          <table:table-cell office:value-type="float" office:value="1015.98" calcext:value-type="float">
            <text:p>1015.98</text:p>
          </table:table-cell>
        </table:table-row>
        <table:table-row table:style-name="ro1">
          <table:table-cell office:value-type="float" office:value="6655928" calcext:value-type="float">
            <text:p>6655928</text:p>
          </table:table-cell>
          <table:table-cell table:formula="of:=[.A418]/1000/(60*60*24)" office:value-type="time" office:time-value="PT01H50M55.928S" calcext:value-type="time">
            <text:p>01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49.63" calcext:value-type="float">
            <text:p>849.63</text:p>
          </table:table-cell>
          <table:table-cell office:value-type="float" office:value="1018.38" calcext:value-type="float">
            <text:p>1018.38</text:p>
          </table:table-cell>
        </table:table-row>
        <table:table-row table:style-name="ro1">
          <table:table-cell office:value-type="float" office:value="6671930" calcext:value-type="float">
            <text:p>6671930</text:p>
          </table:table-cell>
          <table:table-cell table:formula="of:=[.A419]/1000/(60*60*24)" office:value-type="time" office:time-value="PT01H51M11.93S" calcext:value-type="time">
            <text:p>01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851.67" calcext:value-type="float">
            <text:p>851.67</text:p>
          </table:table-cell>
          <table:table-cell office:value-type="float" office:value="1020.77" calcext:value-type="float">
            <text:p>1020.77</text:p>
          </table:table-cell>
        </table:table-row>
        <table:table-row table:style-name="ro1">
          <table:table-cell office:value-type="float" office:value="6687929" calcext:value-type="float">
            <text:p>6687929</text:p>
          </table:table-cell>
          <table:table-cell table:formula="of:=[.A420]/1000/(60*60*24)" office:value-type="time" office:time-value="PT01H51M27.929S" calcext:value-type="time">
            <text:p>01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853.71" calcext:value-type="float">
            <text:p>853.71</text:p>
          </table:table-cell>
          <table:table-cell office:value-type="float" office:value="1023.17" calcext:value-type="float">
            <text:p>1023.17</text:p>
          </table:table-cell>
        </table:table-row>
        <table:table-row table:style-name="ro1">
          <table:table-cell office:value-type="float" office:value="6703929" calcext:value-type="float">
            <text:p>6703929</text:p>
          </table:table-cell>
          <table:table-cell table:formula="of:=[.A421]/1000/(60*60*24)" office:value-type="time" office:time-value="PT01H51M43.929S" calcext:value-type="time">
            <text:p>01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55.75" calcext:value-type="float">
            <text:p>855.75</text:p>
          </table:table-cell>
          <table:table-cell office:value-type="float" office:value="1025.57" calcext:value-type="float">
            <text:p>1025.57</text:p>
          </table:table-cell>
        </table:table-row>
        <table:table-row table:style-name="ro1">
          <table:table-cell office:value-type="float" office:value="6719929" calcext:value-type="float">
            <text:p>6719929</text:p>
          </table:table-cell>
          <table:table-cell table:formula="of:=[.A422]/1000/(60*60*24)" office:value-type="time" office:time-value="PT01H51M59.929S" calcext:value-type="time">
            <text:p>01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57.8" calcext:value-type="float">
            <text:p>857.8</text:p>
          </table:table-cell>
          <table:table-cell office:value-type="float" office:value="1027.96" calcext:value-type="float">
            <text:p>1027.96</text:p>
          </table:table-cell>
        </table:table-row>
        <table:table-row table:style-name="ro1">
          <table:table-cell office:value-type="float" office:value="6735928" calcext:value-type="float">
            <text:p>6735928</text:p>
          </table:table-cell>
          <table:table-cell table:formula="of:=[.A423]/1000/(60*60*24)" office:value-type="time" office:time-value="PT01H52M15.928S" calcext:value-type="time">
            <text:p>01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59.84" calcext:value-type="float">
            <text:p>859.84</text:p>
          </table:table-cell>
          <table:table-cell office:value-type="float" office:value="1030.36" calcext:value-type="float">
            <text:p>1030.36</text:p>
          </table:table-cell>
        </table:table-row>
        <table:table-row table:style-name="ro1">
          <table:table-cell office:value-type="float" office:value="6751929" calcext:value-type="float">
            <text:p>6751929</text:p>
          </table:table-cell>
          <table:table-cell table:formula="of:=[.A424]/1000/(60*60*24)" office:value-type="time" office:time-value="PT01H52M31.929S" calcext:value-type="time">
            <text:p>01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7" calcext:value-type="float">
            <text:p>539.77</text:p>
          </table:table-cell>
          <table:table-cell office:value-type="float" office:value="861.88" calcext:value-type="float">
            <text:p>861.88</text:p>
          </table:table-cell>
          <table:table-cell office:value-type="float" office:value="1032.75" calcext:value-type="float">
            <text:p>1032.75</text:p>
          </table:table-cell>
        </table:table-row>
        <table:table-row table:style-name="ro1">
          <table:table-cell office:value-type="float" office:value="6767928" calcext:value-type="float">
            <text:p>6767928</text:p>
          </table:table-cell>
          <table:table-cell table:formula="of:=[.A425]/1000/(60*60*24)" office:value-type="time" office:time-value="PT01H52M47.928S" calcext:value-type="time">
            <text:p>01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9" calcext:value-type="float">
            <text:p>539.79</text:p>
          </table:table-cell>
          <table:table-cell office:value-type="float" office:value="863.92" calcext:value-type="float">
            <text:p>863.92</text:p>
          </table:table-cell>
          <table:table-cell office:value-type="float" office:value="1035.15" calcext:value-type="float">
            <text:p>1035.15</text:p>
          </table:table-cell>
        </table:table-row>
        <table:table-row table:style-name="ro1">
          <table:table-cell office:value-type="float" office:value="6783930" calcext:value-type="float">
            <text:p>6783930</text:p>
          </table:table-cell>
          <table:table-cell table:formula="of:=[.A426]/1000/(60*60*24)" office:value-type="time" office:time-value="PT01H53M03.93S" calcext:value-type="time">
            <text:p>01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65.97" calcext:value-type="float">
            <text:p>865.97</text:p>
          </table:table-cell>
          <table:table-cell office:value-type="float" office:value="1037.55" calcext:value-type="float">
            <text:p>1037.55</text:p>
          </table:table-cell>
        </table:table-row>
        <table:table-row table:style-name="ro1">
          <table:table-cell office:value-type="float" office:value="6799928" calcext:value-type="float">
            <text:p>6799928</text:p>
          </table:table-cell>
          <table:table-cell table:formula="of:=[.A427]/1000/(60*60*24)" office:value-type="time" office:time-value="PT01H53M19.928S" calcext:value-type="time">
            <text:p>01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68.01" calcext:value-type="float">
            <text:p>868.01</text:p>
          </table:table-cell>
          <table:table-cell office:value-type="float" office:value="1039.94" calcext:value-type="float">
            <text:p>1039.94</text:p>
          </table:table-cell>
        </table:table-row>
        <table:table-row table:style-name="ro1">
          <table:table-cell office:value-type="float" office:value="6815930" calcext:value-type="float">
            <text:p>6815930</text:p>
          </table:table-cell>
          <table:table-cell table:formula="of:=[.A428]/1000/(60*60*24)" office:value-type="time" office:time-value="PT01H53M35.93S" calcext:value-type="time">
            <text:p>01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7" calcext:value-type="float">
            <text:p>539.7</text:p>
          </table:table-cell>
          <table:table-cell office:value-type="float" office:value="870.05" calcext:value-type="float">
            <text:p>870.05</text:p>
          </table:table-cell>
          <table:table-cell office:value-type="float" office:value="1042.34" calcext:value-type="float">
            <text:p>1042.34</text:p>
          </table:table-cell>
        </table:table-row>
        <table:table-row table:style-name="ro1">
          <table:table-cell office:value-type="float" office:value="6831928" calcext:value-type="float">
            <text:p>6831928</text:p>
          </table:table-cell>
          <table:table-cell table:formula="of:=[.A429]/1000/(60*60*24)" office:value-type="time" office:time-value="PT01H53M51.928S" calcext:value-type="time">
            <text:p>01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72.09" calcext:value-type="float">
            <text:p>872.09</text:p>
          </table:table-cell>
          <table:table-cell office:value-type="float" office:value="1044.74" calcext:value-type="float">
            <text:p>1044.74</text:p>
          </table:table-cell>
        </table:table-row>
        <table:table-row table:style-name="ro1">
          <table:table-cell office:value-type="float" office:value="6847928" calcext:value-type="float">
            <text:p>6847928</text:p>
          </table:table-cell>
          <table:table-cell table:formula="of:=[.A430]/1000/(60*60*24)" office:value-type="time" office:time-value="PT01H54M07.928S" calcext:value-type="time">
            <text:p>01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874.14" calcext:value-type="float">
            <text:p>874.14</text:p>
          </table:table-cell>
          <table:table-cell office:value-type="float" office:value="1047.13" calcext:value-type="float">
            <text:p>1047.13</text:p>
          </table:table-cell>
        </table:table-row>
        <table:table-row table:style-name="ro1">
          <table:table-cell office:value-type="float" office:value="6863928" calcext:value-type="float">
            <text:p>6863928</text:p>
          </table:table-cell>
          <table:table-cell table:formula="of:=[.A431]/1000/(60*60*24)" office:value-type="time" office:time-value="PT01H54M23.928S" calcext:value-type="time">
            <text:p>01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76.18" calcext:value-type="float">
            <text:p>876.18</text:p>
          </table:table-cell>
          <table:table-cell office:value-type="float" office:value="1049.53" calcext:value-type="float">
            <text:p>1049.53</text:p>
          </table:table-cell>
        </table:table-row>
        <table:table-row table:style-name="ro1">
          <table:table-cell office:value-type="float" office:value="6879930" calcext:value-type="float">
            <text:p>6879930</text:p>
          </table:table-cell>
          <table:table-cell table:formula="of:=[.A432]/1000/(60*60*24)" office:value-type="time" office:time-value="PT01H54M39.93S" calcext:value-type="time">
            <text:p>01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78.22" calcext:value-type="float">
            <text:p>878.22</text:p>
          </table:table-cell>
          <table:table-cell office:value-type="float" office:value="1051.92" calcext:value-type="float">
            <text:p>1051.92</text:p>
          </table:table-cell>
        </table:table-row>
        <table:table-row table:style-name="ro1">
          <table:table-cell office:value-type="float" office:value="6895930" calcext:value-type="float">
            <text:p>6895930</text:p>
          </table:table-cell>
          <table:table-cell table:formula="of:=[.A433]/1000/(60*60*24)" office:value-type="time" office:time-value="PT01H54M55.93S" calcext:value-type="time">
            <text:p>01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880.26" calcext:value-type="float">
            <text:p>880.26</text:p>
          </table:table-cell>
          <table:table-cell office:value-type="float" office:value="1054.32" calcext:value-type="float">
            <text:p>1054.32</text:p>
          </table:table-cell>
        </table:table-row>
        <table:table-row table:style-name="ro1">
          <table:table-cell office:value-type="float" office:value="6911928" calcext:value-type="float">
            <text:p>6911928</text:p>
          </table:table-cell>
          <table:table-cell table:formula="of:=[.A434]/1000/(60*60*24)" office:value-type="time" office:time-value="PT01H55M11.928S" calcext:value-type="time">
            <text:p>01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82.31" calcext:value-type="float">
            <text:p>882.31</text:p>
          </table:table-cell>
          <table:table-cell office:value-type="float" office:value="1056.71" calcext:value-type="float">
            <text:p>1056.71</text:p>
          </table:table-cell>
        </table:table-row>
        <table:table-row table:style-name="ro1">
          <table:table-cell office:value-type="float" office:value="6927928" calcext:value-type="float">
            <text:p>6927928</text:p>
          </table:table-cell>
          <table:table-cell table:formula="of:=[.A435]/1000/(60*60*24)" office:value-type="time" office:time-value="PT01H55M27.928S" calcext:value-type="time">
            <text:p>01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884.35" calcext:value-type="float">
            <text:p>884.35</text:p>
          </table:table-cell>
          <table:table-cell office:value-type="float" office:value="1059.11" calcext:value-type="float">
            <text:p>1059.11</text:p>
          </table:table-cell>
        </table:table-row>
        <table:table-row table:style-name="ro1">
          <table:table-cell office:value-type="float" office:value="6943929" calcext:value-type="float">
            <text:p>6943929</text:p>
          </table:table-cell>
          <table:table-cell table:formula="of:=[.A436]/1000/(60*60*24)" office:value-type="time" office:time-value="PT01H55M43.929S" calcext:value-type="time">
            <text:p>01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86.39" calcext:value-type="float">
            <text:p>886.39</text:p>
          </table:table-cell>
          <table:table-cell office:value-type="float" office:value="1061.5" calcext:value-type="float">
            <text:p>1061.5</text:p>
          </table:table-cell>
        </table:table-row>
        <table:table-row table:style-name="ro1">
          <table:table-cell office:value-type="float" office:value="6959928" calcext:value-type="float">
            <text:p>6959928</text:p>
          </table:table-cell>
          <table:table-cell table:formula="of:=[.A437]/1000/(60*60*24)" office:value-type="time" office:time-value="PT01H55M59.928S" calcext:value-type="time">
            <text:p>01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6" calcext:value-type="float">
            <text:p>537.96</text:p>
          </table:table-cell>
          <table:table-cell office:value-type="float" office:value="888.43" calcext:value-type="float">
            <text:p>888.43</text:p>
          </table:table-cell>
          <table:table-cell office:value-type="float" office:value="1063.89" calcext:value-type="float">
            <text:p>1063.89</text:p>
          </table:table-cell>
        </table:table-row>
        <table:table-row table:style-name="ro1">
          <table:table-cell office:value-type="float" office:value="6975928" calcext:value-type="float">
            <text:p>6975928</text:p>
          </table:table-cell>
          <table:table-cell table:formula="of:=[.A438]/1000/(60*60*24)" office:value-type="time" office:time-value="PT01H56M15.928S" calcext:value-type="time">
            <text:p>01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890.48" calcext:value-type="float">
            <text:p>890.48</text:p>
          </table:table-cell>
          <table:table-cell office:value-type="float" office:value="1066.29" calcext:value-type="float">
            <text:p>1066.29</text:p>
          </table:table-cell>
        </table:table-row>
        <table:table-row table:style-name="ro1">
          <table:table-cell office:value-type="float" office:value="6991928" calcext:value-type="float">
            <text:p>6991928</text:p>
          </table:table-cell>
          <table:table-cell table:formula="of:=[.A439]/1000/(60*60*24)" office:value-type="time" office:time-value="PT01H56M31.928S" calcext:value-type="time">
            <text:p>01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892.52" calcext:value-type="float">
            <text:p>892.52</text:p>
          </table:table-cell>
          <table:table-cell office:value-type="float" office:value="1068.68" calcext:value-type="float">
            <text:p>1068.68</text:p>
          </table:table-cell>
        </table:table-row>
        <table:table-row table:style-name="ro1">
          <table:table-cell office:value-type="float" office:value="7007928" calcext:value-type="float">
            <text:p>7007928</text:p>
          </table:table-cell>
          <table:table-cell table:formula="of:=[.A440]/1000/(60*60*24)" office:value-type="time" office:time-value="PT01H56M47.928S" calcext:value-type="time">
            <text:p>01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94.56" calcext:value-type="float">
            <text:p>894.56</text:p>
          </table:table-cell>
          <table:table-cell office:value-type="float" office:value="1071.08" calcext:value-type="float">
            <text:p>1071.08</text:p>
          </table:table-cell>
        </table:table-row>
        <table:table-row table:style-name="ro1">
          <table:table-cell office:value-type="float" office:value="7023929" calcext:value-type="float">
            <text:p>7023929</text:p>
          </table:table-cell>
          <table:table-cell table:formula="of:=[.A441]/1000/(60*60*24)" office:value-type="time" office:time-value="PT01H57M03.929S" calcext:value-type="time">
            <text:p>01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96.6" calcext:value-type="float">
            <text:p>896.6</text:p>
          </table:table-cell>
          <table:table-cell office:value-type="float" office:value="1073.47" calcext:value-type="float">
            <text:p>1073.47</text:p>
          </table:table-cell>
        </table:table-row>
        <table:table-row table:style-name="ro1">
          <table:table-cell office:value-type="float" office:value="7039929" calcext:value-type="float">
            <text:p>7039929</text:p>
          </table:table-cell>
          <table:table-cell table:formula="of:=[.A442]/1000/(60*60*24)" office:value-type="time" office:time-value="PT01H57M19.929S" calcext:value-type="time">
            <text:p>01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98.65" calcext:value-type="float">
            <text:p>898.65</text:p>
          </table:table-cell>
          <table:table-cell office:value-type="float" office:value="1075.86" calcext:value-type="float">
            <text:p>1075.86</text:p>
          </table:table-cell>
        </table:table-row>
        <table:table-row table:style-name="ro1">
          <table:table-cell office:value-type="float" office:value="7055929" calcext:value-type="float">
            <text:p>7055929</text:p>
          </table:table-cell>
          <table:table-cell table:formula="of:=[.A443]/1000/(60*60*24)" office:value-type="time" office:time-value="PT01H57M35.929S" calcext:value-type="time">
            <text:p>01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00.69" calcext:value-type="float">
            <text:p>900.69</text:p>
          </table:table-cell>
          <table:table-cell office:value-type="float" office:value="1078.25" calcext:value-type="float">
            <text:p>1078.25</text:p>
          </table:table-cell>
        </table:table-row>
        <table:table-row table:style-name="ro1">
          <table:table-cell office:value-type="float" office:value="7071929" calcext:value-type="float">
            <text:p>7071929</text:p>
          </table:table-cell>
          <table:table-cell table:formula="of:=[.A444]/1000/(60*60*24)" office:value-type="time" office:time-value="PT01H57M51.929S" calcext:value-type="time">
            <text:p>01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902.73" calcext:value-type="float">
            <text:p>902.73</text:p>
          </table:table-cell>
          <table:table-cell office:value-type="float" office:value="1080.64" calcext:value-type="float">
            <text:p>1080.64</text:p>
          </table:table-cell>
        </table:table-row>
        <table:table-row table:style-name="ro1">
          <table:table-cell office:value-type="float" office:value="7087928" calcext:value-type="float">
            <text:p>7087928</text:p>
          </table:table-cell>
          <table:table-cell table:formula="of:=[.A445]/1000/(60*60*24)" office:value-type="time" office:time-value="PT01H58M07.928S" calcext:value-type="time">
            <text:p>01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8" calcext:value-type="float">
            <text:p>539.78</text:p>
          </table:table-cell>
          <table:table-cell office:value-type="float" office:value="904.77" calcext:value-type="float">
            <text:p>904.77</text:p>
          </table:table-cell>
          <table:table-cell office:value-type="float" office:value="1083.03" calcext:value-type="float">
            <text:p>1083.03</text:p>
          </table:table-cell>
        </table:table-row>
        <table:table-row table:style-name="ro1">
          <table:table-cell office:value-type="float" office:value="7103928" calcext:value-type="float">
            <text:p>7103928</text:p>
          </table:table-cell>
          <table:table-cell table:formula="of:=[.A446]/1000/(60*60*24)" office:value-type="time" office:time-value="PT01H58M23.928S" calcext:value-type="time">
            <text:p>01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06.82" calcext:value-type="float">
            <text:p>906.82</text:p>
          </table:table-cell>
          <table:table-cell office:value-type="float" office:value="1085.42" calcext:value-type="float">
            <text:p>1085.42</text:p>
          </table:table-cell>
        </table:table-row>
        <table:table-row table:style-name="ro1">
          <table:table-cell office:value-type="float" office:value="7119928" calcext:value-type="float">
            <text:p>7119928</text:p>
          </table:table-cell>
          <table:table-cell table:formula="of:=[.A447]/1000/(60*60*24)" office:value-type="time" office:time-value="PT01H58M39.928S" calcext:value-type="time">
            <text:p>01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908.86" calcext:value-type="float">
            <text:p>908.86</text:p>
          </table:table-cell>
          <table:table-cell office:value-type="float" office:value="1087.82" calcext:value-type="float">
            <text:p>1087.82</text:p>
          </table:table-cell>
        </table:table-row>
        <table:table-row table:style-name="ro1">
          <table:table-cell office:value-type="float" office:value="7135928" calcext:value-type="float">
            <text:p>7135928</text:p>
          </table:table-cell>
          <table:table-cell table:formula="of:=[.A448]/1000/(60*60*24)" office:value-type="time" office:time-value="PT01H58M55.928S" calcext:value-type="time">
            <text:p>01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910.9" calcext:value-type="float">
            <text:p>910.9</text:p>
          </table:table-cell>
          <table:table-cell office:value-type="float" office:value="1090.21" calcext:value-type="float">
            <text:p>1090.21</text:p>
          </table:table-cell>
        </table:table-row>
        <table:table-row table:style-name="ro1">
          <table:table-cell office:value-type="float" office:value="7151928" calcext:value-type="float">
            <text:p>7151928</text:p>
          </table:table-cell>
          <table:table-cell table:formula="of:=[.A449]/1000/(60*60*24)" office:value-type="time" office:time-value="PT01H59M11.928S" calcext:value-type="time">
            <text:p>01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12.94" calcext:value-type="float">
            <text:p>912.94</text:p>
          </table:table-cell>
          <table:table-cell office:value-type="float" office:value="1092.6" calcext:value-type="float">
            <text:p>1092.6</text:p>
          </table:table-cell>
        </table:table-row>
        <table:table-row table:style-name="ro1">
          <table:table-cell office:value-type="float" office:value="7167929" calcext:value-type="float">
            <text:p>7167929</text:p>
          </table:table-cell>
          <table:table-cell table:formula="of:=[.A450]/1000/(60*60*24)" office:value-type="time" office:time-value="PT01H59M27.929S" calcext:value-type="time">
            <text:p>01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14.99" calcext:value-type="float">
            <text:p>914.99</text:p>
          </table:table-cell>
          <table:table-cell office:value-type="float" office:value="1094.99" calcext:value-type="float">
            <text:p>1094.99</text:p>
          </table:table-cell>
        </table:table-row>
        <table:table-row table:style-name="ro1">
          <table:table-cell office:value-type="float" office:value="7183928" calcext:value-type="float">
            <text:p>7183928</text:p>
          </table:table-cell>
          <table:table-cell table:formula="of:=[.A451]/1000/(60*60*24)" office:value-type="time" office:time-value="PT01H59M43.928S" calcext:value-type="time">
            <text:p>01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8.07" calcext:value-type="float">
            <text:p>538.07</text:p>
          </table:table-cell>
          <table:table-cell office:value-type="float" office:value="917.03" calcext:value-type="float">
            <text:p>917.03</text:p>
          </table:table-cell>
          <table:table-cell office:value-type="float" office:value="1097.38" calcext:value-type="float">
            <text:p>1097.38</text:p>
          </table:table-cell>
        </table:table-row>
        <table:table-row table:style-name="ro1">
          <table:table-cell office:value-type="float" office:value="7199929" calcext:value-type="float">
            <text:p>7199929</text:p>
          </table:table-cell>
          <table:table-cell table:formula="of:=[.A452]/1000/(60*60*24)" office:value-type="time" office:time-value="PT01H59M59.929S" calcext:value-type="time">
            <text:p>02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919.07" calcext:value-type="float">
            <text:p>919.07</text:p>
          </table:table-cell>
          <table:table-cell office:value-type="float" office:value="1099.77" calcext:value-type="float">
            <text:p>1099.77</text:p>
          </table:table-cell>
        </table:table-row>
        <table:table-row table:style-name="ro1">
          <table:table-cell office:value-type="float" office:value="7215929" calcext:value-type="float">
            <text:p>7215929</text:p>
          </table:table-cell>
          <table:table-cell table:formula="of:=[.A453]/1000/(60*60*24)" office:value-type="time" office:time-value="PT02H00M15.929S" calcext:value-type="time">
            <text:p>02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21.11" calcext:value-type="float">
            <text:p>921.11</text:p>
          </table:table-cell>
          <table:table-cell office:value-type="float" office:value="1102.16" calcext:value-type="float">
            <text:p>1102.16</text:p>
          </table:table-cell>
        </table:table-row>
        <table:table-row table:style-name="ro1">
          <table:table-cell office:value-type="float" office:value="7231928" calcext:value-type="float">
            <text:p>7231928</text:p>
          </table:table-cell>
          <table:table-cell table:formula="of:=[.A454]/1000/(60*60*24)" office:value-type="time" office:time-value="PT02H00M31.928S" calcext:value-type="time">
            <text:p>02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23.16" calcext:value-type="float">
            <text:p>923.16</text:p>
          </table:table-cell>
          <table:table-cell office:value-type="float" office:value="1104.55" calcext:value-type="float">
            <text:p>1104.55</text:p>
          </table:table-cell>
        </table:table-row>
        <table:table-row table:style-name="ro1">
          <table:table-cell office:value-type="float" office:value="7247929" calcext:value-type="float">
            <text:p>7247929</text:p>
          </table:table-cell>
          <table:table-cell table:formula="of:=[.A455]/1000/(60*60*24)" office:value-type="time" office:time-value="PT02H00M47.929S" calcext:value-type="time">
            <text:p>02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25.2" calcext:value-type="float">
            <text:p>925.2</text:p>
          </table:table-cell>
          <table:table-cell office:value-type="float" office:value="1106.94" calcext:value-type="float">
            <text:p>1106.94</text:p>
          </table:table-cell>
        </table:table-row>
        <table:table-row table:style-name="ro1">
          <table:table-cell office:value-type="float" office:value="7263929" calcext:value-type="float">
            <text:p>7263929</text:p>
          </table:table-cell>
          <table:table-cell table:formula="of:=[.A456]/1000/(60*60*24)" office:value-type="time" office:time-value="PT02H01M03.929S" calcext:value-type="time">
            <text:p>02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27.24" calcext:value-type="float">
            <text:p>927.24</text:p>
          </table:table-cell>
          <table:table-cell office:value-type="float" office:value="1109.33" calcext:value-type="float">
            <text:p>1109.33</text:p>
          </table:table-cell>
        </table:table-row>
        <table:table-row table:style-name="ro1">
          <table:table-cell office:value-type="float" office:value="7279929" calcext:value-type="float">
            <text:p>7279929</text:p>
          </table:table-cell>
          <table:table-cell table:formula="of:=[.A457]/1000/(60*60*24)" office:value-type="time" office:time-value="PT02H01M19.929S" calcext:value-type="time">
            <text:p>02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929.28" calcext:value-type="float">
            <text:p>929.28</text:p>
          </table:table-cell>
          <table:table-cell office:value-type="float" office:value="1111.72" calcext:value-type="float">
            <text:p>1111.72</text:p>
          </table:table-cell>
        </table:table-row>
        <table:table-row table:style-name="ro1">
          <table:table-cell office:value-type="float" office:value="7295929" calcext:value-type="float">
            <text:p>7295929</text:p>
          </table:table-cell>
          <table:table-cell table:formula="of:=[.A458]/1000/(60*60*24)" office:value-type="time" office:time-value="PT02H01M35.929S" calcext:value-type="time">
            <text:p>02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31.32" calcext:value-type="float">
            <text:p>931.32</text:p>
          </table:table-cell>
          <table:table-cell office:value-type="float" office:value="1114.11" calcext:value-type="float">
            <text:p>1114.11</text:p>
          </table:table-cell>
        </table:table-row>
        <table:table-row table:style-name="ro1">
          <table:table-cell office:value-type="float" office:value="7311929" calcext:value-type="float">
            <text:p>7311929</text:p>
          </table:table-cell>
          <table:table-cell table:formula="of:=[.A459]/1000/(60*60*24)" office:value-type="time" office:time-value="PT02H01M51.929S" calcext:value-type="time">
            <text:p>02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4" calcext:value-type="float">
            <text:p>537.84</text:p>
          </table:table-cell>
          <table:table-cell office:value-type="float" office:value="933.37" calcext:value-type="float">
            <text:p>933.37</text:p>
          </table:table-cell>
          <table:table-cell office:value-type="float" office:value="1116.49" calcext:value-type="float">
            <text:p>1116.49</text:p>
          </table:table-cell>
        </table:table-row>
        <table:table-row table:style-name="ro1">
          <table:table-cell office:value-type="float" office:value="7327928" calcext:value-type="float">
            <text:p>7327928</text:p>
          </table:table-cell>
          <table:table-cell table:formula="of:=[.A460]/1000/(60*60*24)" office:value-type="time" office:time-value="PT02H02M07.928S" calcext:value-type="time">
            <text:p>02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935.41" calcext:value-type="float">
            <text:p>935.41</text:p>
          </table:table-cell>
          <table:table-cell office:value-type="float" office:value="1118.88" calcext:value-type="float">
            <text:p>1118.88</text:p>
          </table:table-cell>
        </table:table-row>
        <table:table-row table:style-name="ro1">
          <table:table-cell office:value-type="float" office:value="7343929" calcext:value-type="float">
            <text:p>7343929</text:p>
          </table:table-cell>
          <table:table-cell table:formula="of:=[.A461]/1000/(60*60*24)" office:value-type="time" office:time-value="PT02H02M23.929S" calcext:value-type="time">
            <text:p>02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37.45" calcext:value-type="float">
            <text:p>937.45</text:p>
          </table:table-cell>
          <table:table-cell office:value-type="float" office:value="1121.27" calcext:value-type="float">
            <text:p>1121.27</text:p>
          </table:table-cell>
        </table:table-row>
        <table:table-row table:style-name="ro1">
          <table:table-cell office:value-type="float" office:value="7359930" calcext:value-type="float">
            <text:p>7359930</text:p>
          </table:table-cell>
          <table:table-cell table:formula="of:=[.A462]/1000/(60*60*24)" office:value-type="time" office:time-value="PT02H02M39.93S" calcext:value-type="time">
            <text:p>02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8" calcext:value-type="float">
            <text:p>535.8</text:p>
          </table:table-cell>
          <table:table-cell office:value-type="float" office:value="939.49" calcext:value-type="float">
            <text:p>939.49</text:p>
          </table:table-cell>
          <table:table-cell office:value-type="float" office:value="1123.66" calcext:value-type="float">
            <text:p>1123.66</text:p>
          </table:table-cell>
        </table:table-row>
        <table:table-row table:style-name="ro1">
          <table:table-cell office:value-type="float" office:value="7375930" calcext:value-type="float">
            <text:p>7375930</text:p>
          </table:table-cell>
          <table:table-cell table:formula="of:=[.A463]/1000/(60*60*24)" office:value-type="time" office:time-value="PT02H02M55.93S" calcext:value-type="time">
            <text:p>02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9" calcext:value-type="float">
            <text:p>537.39</text:p>
          </table:table-cell>
          <table:table-cell office:value-type="float" office:value="941.54" calcext:value-type="float">
            <text:p>941.54</text:p>
          </table:table-cell>
          <table:table-cell office:value-type="float" office:value="1126.05" calcext:value-type="float">
            <text:p>1126.05</text:p>
          </table:table-cell>
        </table:table-row>
        <table:table-row table:style-name="ro1">
          <table:table-cell office:value-type="float" office:value="7391930" calcext:value-type="float">
            <text:p>7391930</text:p>
          </table:table-cell>
          <table:table-cell table:formula="of:=[.A464]/1000/(60*60*24)" office:value-type="time" office:time-value="PT02H03M11.93S" calcext:value-type="time">
            <text:p>02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43.58" calcext:value-type="float">
            <text:p>943.58</text:p>
          </table:table-cell>
          <table:table-cell office:value-type="float" office:value="1128.43" calcext:value-type="float">
            <text:p>1128.43</text:p>
          </table:table-cell>
        </table:table-row>
        <table:table-row table:style-name="ro1">
          <table:table-cell office:value-type="float" office:value="7407929" calcext:value-type="float">
            <text:p>7407929</text:p>
          </table:table-cell>
          <table:table-cell table:formula="of:=[.A465]/1000/(60*60*24)" office:value-type="time" office:time-value="PT02H03M27.929S" calcext:value-type="time">
            <text:p>02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945.62" calcext:value-type="float">
            <text:p>945.62</text:p>
          </table:table-cell>
          <table:table-cell office:value-type="float" office:value="1130.82" calcext:value-type="float">
            <text:p>1130.82</text:p>
          </table:table-cell>
        </table:table-row>
        <table:table-row table:style-name="ro1">
          <table:table-cell office:value-type="float" office:value="7423930" calcext:value-type="float">
            <text:p>7423930</text:p>
          </table:table-cell>
          <table:table-cell table:formula="of:=[.A466]/1000/(60*60*24)" office:value-type="time" office:time-value="PT02H03M43.93S" calcext:value-type="time">
            <text:p>02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47.66" calcext:value-type="float">
            <text:p>947.66</text:p>
          </table:table-cell>
          <table:table-cell office:value-type="float" office:value="1133.21" calcext:value-type="float">
            <text:p>1133.21</text:p>
          </table:table-cell>
        </table:table-row>
        <table:table-row table:style-name="ro1">
          <table:table-cell office:value-type="float" office:value="7439928" calcext:value-type="float">
            <text:p>7439928</text:p>
          </table:table-cell>
          <table:table-cell table:formula="of:=[.A467]/1000/(60*60*24)" office:value-type="time" office:time-value="PT02H03M59.928S" calcext:value-type="time">
            <text:p>02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949.71" calcext:value-type="float">
            <text:p>949.71</text:p>
          </table:table-cell>
          <table:table-cell office:value-type="float" office:value="1135.59" calcext:value-type="float">
            <text:p>1135.59</text:p>
          </table:table-cell>
        </table:table-row>
        <table:table-row table:style-name="ro1">
          <table:table-cell office:value-type="float" office:value="7455930" calcext:value-type="float">
            <text:p>7455930</text:p>
          </table:table-cell>
          <table:table-cell table:formula="of:=[.A468]/1000/(60*60*24)" office:value-type="time" office:time-value="PT02H04M15.93S" calcext:value-type="time">
            <text:p>02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51.75" calcext:value-type="float">
            <text:p>951.75</text:p>
          </table:table-cell>
          <table:table-cell office:value-type="float" office:value="1137.98" calcext:value-type="float">
            <text:p>1137.98</text:p>
          </table:table-cell>
        </table:table-row>
        <table:table-row table:style-name="ro1">
          <table:table-cell office:value-type="float" office:value="7471928" calcext:value-type="float">
            <text:p>7471928</text:p>
          </table:table-cell>
          <table:table-cell table:formula="of:=[.A469]/1000/(60*60*24)" office:value-type="time" office:time-value="PT02H04M31.928S" calcext:value-type="time">
            <text:p>02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53.79" calcext:value-type="float">
            <text:p>953.79</text:p>
          </table:table-cell>
          <table:table-cell office:value-type="float" office:value="1140.36" calcext:value-type="float">
            <text:p>1140.36</text:p>
          </table:table-cell>
        </table:table-row>
        <table:table-row table:style-name="ro1">
          <table:table-cell office:value-type="float" office:value="7487930" calcext:value-type="float">
            <text:p>7487930</text:p>
          </table:table-cell>
          <table:table-cell table:formula="of:=[.A470]/1000/(60*60*24)" office:value-type="time" office:time-value="PT02H04M47.93S" calcext:value-type="time">
            <text:p>02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55.83" calcext:value-type="float">
            <text:p>955.83</text:p>
          </table:table-cell>
          <table:table-cell office:value-type="float" office:value="1142.75" calcext:value-type="float">
            <text:p>1142.75</text:p>
          </table:table-cell>
        </table:table-row>
        <table:table-row table:style-name="ro1">
          <table:table-cell office:value-type="float" office:value="7503928" calcext:value-type="float">
            <text:p>7503928</text:p>
          </table:table-cell>
          <table:table-cell table:formula="of:=[.A471]/1000/(60*60*24)" office:value-type="time" office:time-value="PT02H05M03.928S" calcext:value-type="time">
            <text:p>02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957.87" calcext:value-type="float">
            <text:p>957.87</text:p>
          </table:table-cell>
          <table:table-cell office:value-type="float" office:value="1145.13" calcext:value-type="float">
            <text:p>1145.13</text:p>
          </table:table-cell>
        </table:table-row>
        <table:table-row table:style-name="ro1">
          <table:table-cell office:value-type="float" office:value="7519928" calcext:value-type="float">
            <text:p>7519928</text:p>
          </table:table-cell>
          <table:table-cell table:formula="of:=[.A472]/1000/(60*60*24)" office:value-type="time" office:time-value="PT02H05M19.928S" calcext:value-type="time">
            <text:p>02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5" calcext:value-type="float">
            <text:p>537.95</text:p>
          </table:table-cell>
          <table:table-cell office:value-type="float" office:value="959.92" calcext:value-type="float">
            <text:p>959.92</text:p>
          </table:table-cell>
          <table:table-cell office:value-type="float" office:value="1147.52" calcext:value-type="float">
            <text:p>1147.52</text:p>
          </table:table-cell>
        </table:table-row>
        <table:table-row table:style-name="ro1">
          <table:table-cell office:value-type="float" office:value="7535928" calcext:value-type="float">
            <text:p>7535928</text:p>
          </table:table-cell>
          <table:table-cell table:formula="of:=[.A473]/1000/(60*60*24)" office:value-type="time" office:time-value="PT02H05M35.928S" calcext:value-type="time">
            <text:p>02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61.96" calcext:value-type="float">
            <text:p>961.96</text:p>
          </table:table-cell>
          <table:table-cell office:value-type="float" office:value="1149.9" calcext:value-type="float">
            <text:p>1149.9</text:p>
          </table:table-cell>
        </table:table-row>
        <table:table-row table:style-name="ro1">
          <table:table-cell office:value-type="float" office:value="7551928" calcext:value-type="float">
            <text:p>7551928</text:p>
          </table:table-cell>
          <table:table-cell table:formula="of:=[.A474]/1000/(60*60*24)" office:value-type="time" office:time-value="PT02H05M51.928S" calcext:value-type="time">
            <text:p>02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964" calcext:value-type="float">
            <text:p>964</text:p>
          </table:table-cell>
          <table:table-cell office:value-type="float" office:value="1152.29" calcext:value-type="float">
            <text:p>1152.29</text:p>
          </table:table-cell>
        </table:table-row>
        <table:table-row table:style-name="ro1">
          <table:table-cell office:value-type="float" office:value="7567928" calcext:value-type="float">
            <text:p>7567928</text:p>
          </table:table-cell>
          <table:table-cell table:formula="of:=[.A475]/1000/(60*60*24)" office:value-type="time" office:time-value="PT02H06M07.928S" calcext:value-type="time">
            <text:p>02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966.04" calcext:value-type="float">
            <text:p>966.04</text:p>
          </table:table-cell>
          <table:table-cell office:value-type="float" office:value="1154.67" calcext:value-type="float">
            <text:p>1154.67</text:p>
          </table:table-cell>
        </table:table-row>
        <table:table-row table:style-name="ro1">
          <table:table-cell office:value-type="float" office:value="7583928" calcext:value-type="float">
            <text:p>7583928</text:p>
          </table:table-cell>
          <table:table-cell table:formula="of:=[.A476]/1000/(60*60*24)" office:value-type="time" office:time-value="PT02H06M23.928S" calcext:value-type="time">
            <text:p>02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968.09" calcext:value-type="float">
            <text:p>968.09</text:p>
          </table:table-cell>
          <table:table-cell office:value-type="float" office:value="1157.06" calcext:value-type="float">
            <text:p>1157.06</text:p>
          </table:table-cell>
        </table:table-row>
        <table:table-row table:style-name="ro1">
          <table:table-cell office:value-type="float" office:value="7599928" calcext:value-type="float">
            <text:p>7599928</text:p>
          </table:table-cell>
          <table:table-cell table:formula="of:=[.A477]/1000/(60*60*24)" office:value-type="time" office:time-value="PT02H06M39.928S" calcext:value-type="time">
            <text:p>02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70.13" calcext:value-type="float">
            <text:p>970.13</text:p>
          </table:table-cell>
          <table:table-cell office:value-type="float" office:value="1159.44" calcext:value-type="float">
            <text:p>1159.44</text:p>
          </table:table-cell>
        </table:table-row>
        <table:table-row table:style-name="ro1">
          <table:table-cell office:value-type="float" office:value="7615928" calcext:value-type="float">
            <text:p>7615928</text:p>
          </table:table-cell>
          <table:table-cell table:formula="of:=[.A478]/1000/(60*60*24)" office:value-type="time" office:time-value="PT02H06M55.928S" calcext:value-type="time">
            <text:p>02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972.17" calcext:value-type="float">
            <text:p>972.17</text:p>
          </table:table-cell>
          <table:table-cell office:value-type="float" office:value="1161.83" calcext:value-type="float">
            <text:p>1161.83</text:p>
          </table:table-cell>
        </table:table-row>
        <table:table-row table:style-name="ro1">
          <table:table-cell office:value-type="float" office:value="7631930" calcext:value-type="float">
            <text:p>7631930</text:p>
          </table:table-cell>
          <table:table-cell table:formula="of:=[.A479]/1000/(60*60*24)" office:value-type="time" office:time-value="PT02H07M11.93S" calcext:value-type="time">
            <text:p>02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4" calcext:value-type="float">
            <text:p>537.94</text:p>
          </table:table-cell>
          <table:table-cell office:value-type="float" office:value="974.21" calcext:value-type="float">
            <text:p>974.21</text:p>
          </table:table-cell>
          <table:table-cell office:value-type="float" office:value="1164.21" calcext:value-type="float">
            <text:p>1164.21</text:p>
          </table:table-cell>
        </table:table-row>
        <table:table-row table:style-name="ro1">
          <table:table-cell office:value-type="float" office:value="7647930" calcext:value-type="float">
            <text:p>7647930</text:p>
          </table:table-cell>
          <table:table-cell table:formula="of:=[.A480]/1000/(60*60*24)" office:value-type="time" office:time-value="PT02H07M27.93S" calcext:value-type="time">
            <text:p>02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76.26" calcext:value-type="float">
            <text:p>976.26</text:p>
          </table:table-cell>
          <table:table-cell office:value-type="float" office:value="1166.6" calcext:value-type="float">
            <text:p>1166.6</text:p>
          </table:table-cell>
        </table:table-row>
        <table:table-row table:style-name="ro1">
          <table:table-cell office:value-type="float" office:value="7663929" calcext:value-type="float">
            <text:p>7663929</text:p>
          </table:table-cell>
          <table:table-cell table:formula="of:=[.A481]/1000/(60*60*24)" office:value-type="time" office:time-value="PT02H07M43.929S" calcext:value-type="time">
            <text:p>02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978.3" calcext:value-type="float">
            <text:p>978.3</text:p>
          </table:table-cell>
          <table:table-cell office:value-type="float" office:value="1168.98" calcext:value-type="float">
            <text:p>1168.98</text:p>
          </table:table-cell>
        </table:table-row>
        <table:table-row table:style-name="ro1">
          <table:table-cell office:value-type="float" office:value="7679929" calcext:value-type="float">
            <text:p>7679929</text:p>
          </table:table-cell>
          <table:table-cell table:formula="of:=[.A482]/1000/(60*60*24)" office:value-type="time" office:time-value="PT02H07M59.929S" calcext:value-type="time">
            <text:p>02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80.34" calcext:value-type="float">
            <text:p>980.34</text:p>
          </table:table-cell>
          <table:table-cell office:value-type="float" office:value="1171.37" calcext:value-type="float">
            <text:p>1171.37</text:p>
          </table:table-cell>
        </table:table-row>
        <table:table-row table:style-name="ro1">
          <table:table-cell office:value-type="float" office:value="7695930" calcext:value-type="float">
            <text:p>7695930</text:p>
          </table:table-cell>
          <table:table-cell table:formula="of:=[.A483]/1000/(60*60*24)" office:value-type="time" office:time-value="PT02H08M15.93S" calcext:value-type="time">
            <text:p>02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82.38" calcext:value-type="float">
            <text:p>982.38</text:p>
          </table:table-cell>
          <table:table-cell office:value-type="float" office:value="1173.75" calcext:value-type="float">
            <text:p>1173.75</text:p>
          </table:table-cell>
        </table:table-row>
        <table:table-row table:style-name="ro1">
          <table:table-cell office:value-type="float" office:value="7711928" calcext:value-type="float">
            <text:p>7711928</text:p>
          </table:table-cell>
          <table:table-cell table:formula="of:=[.A484]/1000/(60*60*24)" office:value-type="time" office:time-value="PT02H08M31.928S" calcext:value-type="time">
            <text:p>02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" calcext:value-type="float">
            <text:p>537.7</text:p>
          </table:table-cell>
          <table:table-cell office:value-type="float" office:value="984.42" calcext:value-type="float">
            <text:p>984.42</text:p>
          </table:table-cell>
          <table:table-cell office:value-type="float" office:value="1176.13" calcext:value-type="float">
            <text:p>1176.13</text:p>
          </table:table-cell>
        </table:table-row>
        <table:table-row table:style-name="ro1">
          <table:table-cell office:value-type="float" office:value="7727930" calcext:value-type="float">
            <text:p>7727930</text:p>
          </table:table-cell>
          <table:table-cell table:formula="of:=[.A485]/1000/(60*60*24)" office:value-type="time" office:time-value="PT02H08M47.93S" calcext:value-type="time">
            <text:p>02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86.47" calcext:value-type="float">
            <text:p>986.47</text:p>
          </table:table-cell>
          <table:table-cell office:value-type="float" office:value="1178.51" calcext:value-type="float">
            <text:p>1178.51</text:p>
          </table:table-cell>
        </table:table-row>
        <table:table-row table:style-name="ro1">
          <table:table-cell office:value-type="float" office:value="7743930" calcext:value-type="float">
            <text:p>7743930</text:p>
          </table:table-cell>
          <table:table-cell table:formula="of:=[.A486]/1000/(60*60*24)" office:value-type="time" office:time-value="PT02H09M03.93S" calcext:value-type="time">
            <text:p>02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988.51" calcext:value-type="float">
            <text:p>988.51</text:p>
          </table:table-cell>
          <table:table-cell office:value-type="float" office:value="1180.89" calcext:value-type="float">
            <text:p>1180.89</text:p>
          </table:table-cell>
        </table:table-row>
        <table:table-row table:style-name="ro1">
          <table:table-cell office:value-type="float" office:value="7759930" calcext:value-type="float">
            <text:p>7759930</text:p>
          </table:table-cell>
          <table:table-cell table:formula="of:=[.A487]/1000/(60*60*24)" office:value-type="time" office:time-value="PT02H09M19.93S" calcext:value-type="time">
            <text:p>02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90.55" calcext:value-type="float">
            <text:p>990.55</text:p>
          </table:table-cell>
          <table:table-cell office:value-type="float" office:value="1183.28" calcext:value-type="float">
            <text:p>1183.28</text:p>
          </table:table-cell>
        </table:table-row>
        <table:table-row table:style-name="ro1">
          <table:table-cell office:value-type="float" office:value="7775929" calcext:value-type="float">
            <text:p>7775929</text:p>
          </table:table-cell>
          <table:table-cell table:formula="of:=[.A488]/1000/(60*60*24)" office:value-type="time" office:time-value="PT02H09M35.929S" calcext:value-type="time">
            <text:p>02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92.59" calcext:value-type="float">
            <text:p>992.59</text:p>
          </table:table-cell>
          <table:table-cell office:value-type="float" office:value="1185.66" calcext:value-type="float">
            <text:p>1185.66</text:p>
          </table:table-cell>
        </table:table-row>
        <table:table-row table:style-name="ro1">
          <table:table-cell office:value-type="float" office:value="7791928" calcext:value-type="float">
            <text:p>7791928</text:p>
          </table:table-cell>
          <table:table-cell table:formula="of:=[.A489]/1000/(60*60*24)" office:value-type="time" office:time-value="PT02H09M51.928S" calcext:value-type="time">
            <text:p>02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94.63" calcext:value-type="float">
            <text:p>994.63</text:p>
          </table:table-cell>
          <table:table-cell office:value-type="float" office:value="1188.04" calcext:value-type="float">
            <text:p>1188.04</text:p>
          </table:table-cell>
        </table:table-row>
        <table:table-row table:style-name="ro1">
          <table:table-cell office:value-type="float" office:value="7807928" calcext:value-type="float">
            <text:p>7807928</text:p>
          </table:table-cell>
          <table:table-cell table:formula="of:=[.A490]/1000/(60*60*24)" office:value-type="time" office:time-value="PT02H10M07.928S" calcext:value-type="time">
            <text:p>02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96.68" calcext:value-type="float">
            <text:p>996.68</text:p>
          </table:table-cell>
          <table:table-cell office:value-type="float" office:value="1190.42" calcext:value-type="float">
            <text:p>1190.42</text:p>
          </table:table-cell>
        </table:table-row>
        <table:table-row table:style-name="ro1">
          <table:table-cell office:value-type="float" office:value="7823928" calcext:value-type="float">
            <text:p>7823928</text:p>
          </table:table-cell>
          <table:table-cell table:formula="of:=[.A491]/1000/(60*60*24)" office:value-type="time" office:time-value="PT02H10M23.928S" calcext:value-type="time">
            <text:p>02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98.72" calcext:value-type="float">
            <text:p>998.72</text:p>
          </table:table-cell>
          <table:table-cell office:value-type="float" office:value="1192.8" calcext:value-type="float">
            <text:p>1192.8</text:p>
          </table:table-cell>
        </table:table-row>
        <table:table-row table:style-name="ro1">
          <table:table-cell office:value-type="float" office:value="7839928" calcext:value-type="float">
            <text:p>7839928</text:p>
          </table:table-cell>
          <table:table-cell table:formula="of:=[.A492]/1000/(60*60*24)" office:value-type="time" office:time-value="PT02H10M39.928S" calcext:value-type="time">
            <text:p>02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00.76" calcext:value-type="float">
            <text:p>1000.76</text:p>
          </table:table-cell>
          <table:table-cell office:value-type="float" office:value="1195.18" calcext:value-type="float">
            <text:p>1195.18</text:p>
          </table:table-cell>
        </table:table-row>
        <table:table-row table:style-name="ro1">
          <table:table-cell office:value-type="float" office:value="7855928" calcext:value-type="float">
            <text:p>7855928</text:p>
          </table:table-cell>
          <table:table-cell table:formula="of:=[.A493]/1000/(60*60*24)" office:value-type="time" office:time-value="PT02H10M55.928S" calcext:value-type="time">
            <text:p>02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02.8" calcext:value-type="float">
            <text:p>1002.8</text:p>
          </table:table-cell>
          <table:table-cell office:value-type="float" office:value="1197.56" calcext:value-type="float">
            <text:p>1197.56</text:p>
          </table:table-cell>
        </table:table-row>
        <table:table-row table:style-name="ro1">
          <table:table-cell office:value-type="float" office:value="7871928" calcext:value-type="float">
            <text:p>7871928</text:p>
          </table:table-cell>
          <table:table-cell table:formula="of:=[.A494]/1000/(60*60*24)" office:value-type="time" office:time-value="PT02H11M11.928S" calcext:value-type="time">
            <text:p>02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6" calcext:value-type="float">
            <text:p>535.86</text:p>
          </table:table-cell>
          <table:table-cell office:value-type="float" office:value="1004.85" calcext:value-type="float">
            <text:p>1004.85</text:p>
          </table:table-cell>
          <table:table-cell office:value-type="float" office:value="1199.94" calcext:value-type="float">
            <text:p>1199.94</text:p>
          </table:table-cell>
        </table:table-row>
        <table:table-row table:style-name="ro1">
          <table:table-cell office:value-type="float" office:value="7887930" calcext:value-type="float">
            <text:p>7887930</text:p>
          </table:table-cell>
          <table:table-cell table:formula="of:=[.A495]/1000/(60*60*24)" office:value-type="time" office:time-value="PT02H11M27.93S" calcext:value-type="time">
            <text:p>02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1202.32" calcext:value-type="float">
            <text:p>1202.32</text:p>
          </table:table-cell>
        </table:table-row>
        <table:table-row table:style-name="ro1">
          <table:table-cell office:value-type="float" office:value="7903928" calcext:value-type="float">
            <text:p>7903928</text:p>
          </table:table-cell>
          <table:table-cell table:formula="of:=[.A496]/1000/(60*60*24)" office:value-type="time" office:time-value="PT02H11M43.928S" calcext:value-type="time">
            <text:p>02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08.93" calcext:value-type="float">
            <text:p>1008.93</text:p>
          </table:table-cell>
          <table:table-cell office:value-type="float" office:value="1204.71" calcext:value-type="float">
            <text:p>1204.71</text:p>
          </table:table-cell>
        </table:table-row>
        <table:table-row table:style-name="ro1">
          <table:table-cell office:value-type="float" office:value="7919928" calcext:value-type="float">
            <text:p>7919928</text:p>
          </table:table-cell>
          <table:table-cell table:formula="of:=[.A497]/1000/(60*60*24)" office:value-type="time" office:time-value="PT02H11M59.928S" calcext:value-type="time">
            <text:p>02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1010.97" calcext:value-type="float">
            <text:p>1010.97</text:p>
          </table:table-cell>
          <table:table-cell office:value-type="float" office:value="1207.09" calcext:value-type="float">
            <text:p>1207.09</text:p>
          </table:table-cell>
        </table:table-row>
        <table:table-row table:style-name="ro1">
          <table:table-cell office:value-type="float" office:value="7935928" calcext:value-type="float">
            <text:p>7935928</text:p>
          </table:table-cell>
          <table:table-cell table:formula="of:=[.A498]/1000/(60*60*24)" office:value-type="time" office:time-value="PT02H12M15.928S" calcext:value-type="time">
            <text:p>02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13.02" calcext:value-type="float">
            <text:p>1013.02</text:p>
          </table:table-cell>
          <table:table-cell office:value-type="float" office:value="1209.47" calcext:value-type="float">
            <text:p>1209.47</text:p>
          </table:table-cell>
        </table:table-row>
        <table:table-row table:style-name="ro1">
          <table:table-cell office:value-type="float" office:value="7951928" calcext:value-type="float">
            <text:p>7951928</text:p>
          </table:table-cell>
          <table:table-cell table:formula="of:=[.A499]/1000/(60*60*24)" office:value-type="time" office:time-value="PT02H12M31.928S" calcext:value-type="time">
            <text:p>02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15.06" calcext:value-type="float">
            <text:p>1015.06</text:p>
          </table:table-cell>
          <table:table-cell office:value-type="float" office:value="1211.85" calcext:value-type="float">
            <text:p>1211.85</text:p>
          </table:table-cell>
        </table:table-row>
        <table:table-row table:style-name="ro1">
          <table:table-cell office:value-type="float" office:value="7967928" calcext:value-type="float">
            <text:p>7967928</text:p>
          </table:table-cell>
          <table:table-cell table:formula="of:=[.A500]/1000/(60*60*24)" office:value-type="time" office:time-value="PT02H12M47.928S" calcext:value-type="time">
            <text:p>02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17.1" calcext:value-type="float">
            <text:p>1017.1</text:p>
          </table:table-cell>
          <table:table-cell office:value-type="float" office:value="1214.22" calcext:value-type="float">
            <text:p>1214.22</text:p>
          </table:table-cell>
        </table:table-row>
        <table:table-row table:style-name="ro1">
          <table:table-cell office:value-type="float" office:value="7983928" calcext:value-type="float">
            <text:p>7983928</text:p>
          </table:table-cell>
          <table:table-cell table:formula="of:=[.A501]/1000/(60*60*24)" office:value-type="time" office:time-value="PT02H13M03.928S" calcext:value-type="time">
            <text:p>02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19.14" calcext:value-type="float">
            <text:p>1019.14</text:p>
          </table:table-cell>
          <table:table-cell office:value-type="float" office:value="1216.6" calcext:value-type="float">
            <text:p>1216.6</text:p>
          </table:table-cell>
        </table:table-row>
        <table:table-row table:style-name="ro1">
          <table:table-cell office:value-type="float" office:value="7999928" calcext:value-type="float">
            <text:p>7999928</text:p>
          </table:table-cell>
          <table:table-cell table:formula="of:=[.A502]/1000/(60*60*24)" office:value-type="time" office:time-value="PT02H13M19.928S" calcext:value-type="time">
            <text:p>02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9" calcext:value-type="float">
            <text:p>535.89</text:p>
          </table:table-cell>
          <table:table-cell office:value-type="float" office:value="1021.19" calcext:value-type="float">
            <text:p>1021.19</text:p>
          </table:table-cell>
          <table:table-cell office:value-type="float" office:value="1218.98" calcext:value-type="float">
            <text:p>1218.98</text:p>
          </table:table-cell>
        </table:table-row>
        <table:table-row table:style-name="ro1">
          <table:table-cell office:value-type="float" office:value="8015930" calcext:value-type="float">
            <text:p>8015930</text:p>
          </table:table-cell>
          <table:table-cell table:formula="of:=[.A503]/1000/(60*60*24)" office:value-type="time" office:time-value="PT02H13M35.93S" calcext:value-type="time">
            <text:p>02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23.23" calcext:value-type="float">
            <text:p>1023.23</text:p>
          </table:table-cell>
          <table:table-cell office:value-type="float" office:value="1221.36" calcext:value-type="float">
            <text:p>1221.36</text:p>
          </table:table-cell>
        </table:table-row>
        <table:table-row table:style-name="ro1">
          <table:table-cell office:value-type="float" office:value="8031928" calcext:value-type="float">
            <text:p>8031928</text:p>
          </table:table-cell>
          <table:table-cell table:formula="of:=[.A504]/1000/(60*60*24)" office:value-type="time" office:time-value="PT02H13M51.928S" calcext:value-type="time">
            <text:p>02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25.27" calcext:value-type="float">
            <text:p>1025.27</text:p>
          </table:table-cell>
          <table:table-cell office:value-type="float" office:value="1223.74" calcext:value-type="float">
            <text:p>1223.74</text:p>
          </table:table-cell>
        </table:table-row>
        <table:table-row table:style-name="ro1">
          <table:table-cell office:value-type="float" office:value="8047928" calcext:value-type="float">
            <text:p>8047928</text:p>
          </table:table-cell>
          <table:table-cell table:formula="of:=[.A505]/1000/(60*60*24)" office:value-type="time" office:time-value="PT02H14M07.928S" calcext:value-type="time">
            <text:p>02:14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027.31" calcext:value-type="float">
            <text:p>1027.31</text:p>
          </table:table-cell>
          <table:table-cell office:value-type="float" office:value="1226.12" calcext:value-type="float">
            <text:p>1226.12</text:p>
          </table:table-cell>
        </table:table-row>
        <table:table-row table:style-name="ro1">
          <table:table-cell office:value-type="float" office:value="8063929" calcext:value-type="float">
            <text:p>8063929</text:p>
          </table:table-cell>
          <table:table-cell table:formula="of:=[.A506]/1000/(60*60*24)" office:value-type="time" office:time-value="PT02H14M23.929S" calcext:value-type="time">
            <text:p>02:14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8" calcext:value-type="float">
            <text:p>534.18</text:p>
          </table:table-cell>
          <table:table-cell office:value-type="float" office:value="1029.35" calcext:value-type="float">
            <text:p>1029.35</text:p>
          </table:table-cell>
          <table:table-cell office:value-type="float" office:value="1228.5" calcext:value-type="float">
            <text:p>1228.5</text:p>
          </table:table-cell>
        </table:table-row>
        <table:table-row table:style-name="ro1">
          <table:table-cell office:value-type="float" office:value="8079928" calcext:value-type="float">
            <text:p>8079928</text:p>
          </table:table-cell>
          <table:table-cell table:formula="of:=[.A507]/1000/(60*60*24)" office:value-type="time" office:time-value="PT02H14M39.928S" calcext:value-type="time">
            <text:p>02:14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031.4" calcext:value-type="float">
            <text:p>1031.4</text:p>
          </table:table-cell>
          <table:table-cell office:value-type="float" office:value="1230.88" calcext:value-type="float">
            <text:p>1230.88</text:p>
          </table:table-cell>
        </table:table-row>
        <table:table-row table:style-name="ro1">
          <table:table-cell office:value-type="float" office:value="8095928" calcext:value-type="float">
            <text:p>8095928</text:p>
          </table:table-cell>
          <table:table-cell table:formula="of:=[.A508]/1000/(60*60*24)" office:value-type="time" office:time-value="PT02H14M55.928S" calcext:value-type="time">
            <text:p>02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33.44" calcext:value-type="float">
            <text:p>1033.44</text:p>
          </table:table-cell>
          <table:table-cell office:value-type="float" office:value="1233.26" calcext:value-type="float">
            <text:p>1233.26</text:p>
          </table:table-cell>
        </table:table-row>
        <table:table-row table:style-name="ro1">
          <table:table-cell office:value-type="float" office:value="8111928" calcext:value-type="float">
            <text:p>8111928</text:p>
          </table:table-cell>
          <table:table-cell table:formula="of:=[.A509]/1000/(60*60*24)" office:value-type="time" office:time-value="PT02H15M11.928S" calcext:value-type="time">
            <text:p>02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8" calcext:value-type="float">
            <text:p>534.18</text:p>
          </table:table-cell>
          <table:table-cell office:value-type="float" office:value="1035.48" calcext:value-type="float">
            <text:p>1035.48</text:p>
          </table:table-cell>
          <table:table-cell office:value-type="float" office:value="1235.63" calcext:value-type="float">
            <text:p>1235.63</text:p>
          </table:table-cell>
        </table:table-row>
        <table:table-row table:style-name="ro1">
          <table:table-cell office:value-type="float" office:value="8127928" calcext:value-type="float">
            <text:p>8127928</text:p>
          </table:table-cell>
          <table:table-cell table:formula="of:=[.A510]/1000/(60*60*24)" office:value-type="time" office:time-value="PT02H15M27.928S" calcext:value-type="time">
            <text:p>02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37.52" calcext:value-type="float">
            <text:p>1037.52</text:p>
          </table:table-cell>
          <table:table-cell office:value-type="float" office:value="1238.01" calcext:value-type="float">
            <text:p>1238.01</text:p>
          </table:table-cell>
        </table:table-row>
        <table:table-row table:style-name="ro1">
          <table:table-cell office:value-type="float" office:value="8143928" calcext:value-type="float">
            <text:p>8143928</text:p>
          </table:table-cell>
          <table:table-cell table:formula="of:=[.A511]/1000/(60*60*24)" office:value-type="time" office:time-value="PT02H15M43.928S" calcext:value-type="time">
            <text:p>02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6" calcext:value-type="float">
            <text:p>533.96</text:p>
          </table:table-cell>
          <table:table-cell office:value-type="float" office:value="1039.57" calcext:value-type="float">
            <text:p>1039.57</text:p>
          </table:table-cell>
          <table:table-cell office:value-type="float" office:value="1240.39" calcext:value-type="float">
            <text:p>1240.39</text:p>
          </table:table-cell>
        </table:table-row>
        <table:table-row table:style-name="ro1">
          <table:table-cell office:value-type="float" office:value="8159930" calcext:value-type="float">
            <text:p>8159930</text:p>
          </table:table-cell>
          <table:table-cell table:formula="of:=[.A512]/1000/(60*60*24)" office:value-type="time" office:time-value="PT02H15M59.93S" calcext:value-type="time">
            <text:p>02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6" calcext:value-type="float">
            <text:p>534.26</text:p>
          </table:table-cell>
          <table:table-cell office:value-type="float" office:value="1041.61" calcext:value-type="float">
            <text:p>1041.61</text:p>
          </table:table-cell>
          <table:table-cell office:value-type="float" office:value="1242.76" calcext:value-type="float">
            <text:p>1242.76</text:p>
          </table:table-cell>
        </table:table-row>
        <table:table-row table:style-name="ro1">
          <table:table-cell office:value-type="float" office:value="8175930" calcext:value-type="float">
            <text:p>8175930</text:p>
          </table:table-cell>
          <table:table-cell table:formula="of:=[.A513]/1000/(60*60*24)" office:value-type="time" office:time-value="PT02H16M15.93S" calcext:value-type="time">
            <text:p>02:16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5" calcext:value-type="float">
            <text:p>534.05</text:p>
          </table:table-cell>
          <table:table-cell office:value-type="float" office:value="1043.65" calcext:value-type="float">
            <text:p>1043.65</text:p>
          </table:table-cell>
          <table:table-cell office:value-type="float" office:value="1245.14" calcext:value-type="float">
            <text:p>1245.14</text:p>
          </table:table-cell>
        </table:table-row>
        <table:table-row table:style-name="ro1">
          <table:table-cell office:value-type="float" office:value="8191928" calcext:value-type="float">
            <text:p>8191928</text:p>
          </table:table-cell>
          <table:table-cell table:formula="of:=[.A514]/1000/(60*60*24)" office:value-type="time" office:time-value="PT02H16M31.928S" calcext:value-type="time">
            <text:p>02:16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45.69" calcext:value-type="float">
            <text:p>1045.69</text:p>
          </table:table-cell>
          <table:table-cell office:value-type="float" office:value="1247.52" calcext:value-type="float">
            <text:p>1247.52</text:p>
          </table:table-cell>
        </table:table-row>
        <table:table-row table:style-name="ro1">
          <table:table-cell office:value-type="float" office:value="8207928" calcext:value-type="float">
            <text:p>8207928</text:p>
          </table:table-cell>
          <table:table-cell table:formula="of:=[.A515]/1000/(60*60*24)" office:value-type="time" office:time-value="PT02H16M47.928S" calcext:value-type="time">
            <text:p>02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47.74" calcext:value-type="float">
            <text:p>1047.74</text:p>
          </table:table-cell>
          <table:table-cell office:value-type="float" office:value="1249.9" calcext:value-type="float">
            <text:p>1249.9</text:p>
          </table:table-cell>
        </table:table-row>
        <table:table-row table:style-name="ro1">
          <table:table-cell office:value-type="float" office:value="8223930" calcext:value-type="float">
            <text:p>8223930</text:p>
          </table:table-cell>
          <table:table-cell table:formula="of:=[.A516]/1000/(60*60*24)" office:value-type="time" office:time-value="PT02H17M03.93S" calcext:value-type="time">
            <text:p>02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49.78" calcext:value-type="float">
            <text:p>1049.78</text:p>
          </table:table-cell>
          <table:table-cell office:value-type="float" office:value="1252.28" calcext:value-type="float">
            <text:p>1252.28</text:p>
          </table:table-cell>
        </table:table-row>
        <table:table-row table:style-name="ro1">
          <table:table-cell office:value-type="float" office:value="8239930" calcext:value-type="float">
            <text:p>8239930</text:p>
          </table:table-cell>
          <table:table-cell table:formula="of:=[.A517]/1000/(60*60*24)" office:value-type="time" office:time-value="PT02H17M19.93S" calcext:value-type="time">
            <text:p>02:17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5" calcext:value-type="float">
            <text:p>534.25</text:p>
          </table:table-cell>
          <table:table-cell office:value-type="float" office:value="1051.82" calcext:value-type="float">
            <text:p>1051.82</text:p>
          </table:table-cell>
          <table:table-cell office:value-type="float" office:value="1254.65" calcext:value-type="float">
            <text:p>1254.65</text:p>
          </table:table-cell>
        </table:table-row>
        <table:table-row table:style-name="ro1">
          <table:table-cell office:value-type="float" office:value="8255928" calcext:value-type="float">
            <text:p>8255928</text:p>
          </table:table-cell>
          <table:table-cell table:formula="of:=[.A518]/1000/(60*60*24)" office:value-type="time" office:time-value="PT02H17M35.928S" calcext:value-type="time">
            <text:p>02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53.86" calcext:value-type="float">
            <text:p>1053.86</text:p>
          </table:table-cell>
          <table:table-cell office:value-type="float" office:value="1257.03" calcext:value-type="float">
            <text:p>1257.03</text:p>
          </table:table-cell>
        </table:table-row>
        <table:table-row table:style-name="ro1">
          <table:table-cell office:value-type="float" office:value="8271928" calcext:value-type="float">
            <text:p>8271928</text:p>
          </table:table-cell>
          <table:table-cell table:formula="of:=[.A519]/1000/(60*60*24)" office:value-type="time" office:time-value="PT02H17M51.928S" calcext:value-type="time">
            <text:p>02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55.91" calcext:value-type="float">
            <text:p>1055.91</text:p>
          </table:table-cell>
          <table:table-cell office:value-type="float" office:value="1259.4" calcext:value-type="float">
            <text:p>1259.4</text:p>
          </table:table-cell>
        </table:table-row>
        <table:table-row table:style-name="ro1">
          <table:table-cell office:value-type="float" office:value="8287928" calcext:value-type="float">
            <text:p>8287928</text:p>
          </table:table-cell>
          <table:table-cell table:formula="of:=[.A520]/1000/(60*60*24)" office:value-type="time" office:time-value="PT02H18M07.928S" calcext:value-type="time">
            <text:p>02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057.95" calcext:value-type="float">
            <text:p>1057.95</text:p>
          </table:table-cell>
          <table:table-cell office:value-type="float" office:value="1261.78" calcext:value-type="float">
            <text:p>1261.78</text:p>
          </table:table-cell>
        </table:table-row>
        <table:table-row table:style-name="ro1">
          <table:table-cell office:value-type="float" office:value="8303928" calcext:value-type="float">
            <text:p>8303928</text:p>
          </table:table-cell>
          <table:table-cell table:formula="of:=[.A521]/1000/(60*60*24)" office:value-type="time" office:time-value="PT02H18M23.928S" calcext:value-type="time">
            <text:p>02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6" calcext:value-type="float">
            <text:p>535.56</text:p>
          </table:table-cell>
          <table:table-cell office:value-type="float" office:value="1059.99" calcext:value-type="float">
            <text:p>1059.99</text:p>
          </table:table-cell>
          <table:table-cell office:value-type="float" office:value="1264.16" calcext:value-type="float">
            <text:p>1264.16</text:p>
          </table:table-cell>
        </table:table-row>
        <table:table-row table:style-name="ro1">
          <table:table-cell office:value-type="float" office:value="8319928" calcext:value-type="float">
            <text:p>8319928</text:p>
          </table:table-cell>
          <table:table-cell table:formula="of:=[.A522]/1000/(60*60*24)" office:value-type="time" office:time-value="PT02H18M39.928S" calcext:value-type="time">
            <text:p>02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1" calcext:value-type="float">
            <text:p>533.81</text:p>
          </table:table-cell>
          <table:table-cell office:value-type="float" office:value="1062.03" calcext:value-type="float">
            <text:p>1062.03</text:p>
          </table:table-cell>
          <table:table-cell office:value-type="float" office:value="1266.53" calcext:value-type="float">
            <text:p>1266.53</text:p>
          </table:table-cell>
        </table:table-row>
        <table:table-row table:style-name="ro1">
          <table:table-cell office:value-type="float" office:value="8335928" calcext:value-type="float">
            <text:p>8335928</text:p>
          </table:table-cell>
          <table:table-cell table:formula="of:=[.A523]/1000/(60*60*24)" office:value-type="time" office:time-value="PT02H18M55.928S" calcext:value-type="time">
            <text:p>02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1" calcext:value-type="float">
            <text:p>533.81</text:p>
          </table:table-cell>
          <table:table-cell office:value-type="float" office:value="1064.08" calcext:value-type="float">
            <text:p>1064.08</text:p>
          </table:table-cell>
          <table:table-cell office:value-type="float" office:value="1268.91" calcext:value-type="float">
            <text:p>1268.91</text:p>
          </table:table-cell>
        </table:table-row>
        <table:table-row table:style-name="ro1">
          <table:table-cell office:value-type="float" office:value="8351928" calcext:value-type="float">
            <text:p>8351928</text:p>
          </table:table-cell>
          <table:table-cell table:formula="of:=[.A524]/1000/(60*60*24)" office:value-type="time" office:time-value="PT02H19M11.928S" calcext:value-type="time">
            <text:p>02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66.12" calcext:value-type="float">
            <text:p>1066.12</text:p>
          </table:table-cell>
          <table:table-cell office:value-type="float" office:value="1271.28" calcext:value-type="float">
            <text:p>1271.28</text:p>
          </table:table-cell>
        </table:table-row>
        <table:table-row table:style-name="ro1">
          <table:table-cell office:value-type="float" office:value="8367928" calcext:value-type="float">
            <text:p>8367928</text:p>
          </table:table-cell>
          <table:table-cell table:formula="of:=[.A525]/1000/(60*60*24)" office:value-type="time" office:time-value="PT02H19M27.928S" calcext:value-type="time">
            <text:p>02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068.16" calcext:value-type="float">
            <text:p>1068.16</text:p>
          </table:table-cell>
          <table:table-cell office:value-type="float" office:value="1273.66" calcext:value-type="float">
            <text:p>1273.66</text:p>
          </table:table-cell>
        </table:table-row>
        <table:table-row table:style-name="ro1">
          <table:table-cell office:value-type="float" office:value="8383928" calcext:value-type="float">
            <text:p>8383928</text:p>
          </table:table-cell>
          <table:table-cell table:formula="of:=[.A526]/1000/(60*60*24)" office:value-type="time" office:time-value="PT02H19M43.928S" calcext:value-type="time">
            <text:p>02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70.2" calcext:value-type="float">
            <text:p>1070.2</text:p>
          </table:table-cell>
          <table:table-cell office:value-type="float" office:value="1276.03" calcext:value-type="float">
            <text:p>1276.03</text:p>
          </table:table-cell>
        </table:table-row>
        <table:table-row table:style-name="ro1">
          <table:table-cell office:value-type="float" office:value="8399928" calcext:value-type="float">
            <text:p>8399928</text:p>
          </table:table-cell>
          <table:table-cell table:formula="of:=[.A527]/1000/(60*60*24)" office:value-type="time" office:time-value="PT02H19M59.928S" calcext:value-type="time">
            <text:p>02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72.25" calcext:value-type="float">
            <text:p>1072.25</text:p>
          </table:table-cell>
          <table:table-cell office:value-type="float" office:value="1278.41" calcext:value-type="float">
            <text:p>1278.41</text:p>
          </table:table-cell>
        </table:table-row>
        <table:table-row table:style-name="ro1">
          <table:table-cell office:value-type="float" office:value="8415928" calcext:value-type="float">
            <text:p>8415928</text:p>
          </table:table-cell>
          <table:table-cell table:formula="of:=[.A528]/1000/(60*60*24)" office:value-type="time" office:time-value="PT02H20M15.928S" calcext:value-type="time">
            <text:p>02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74.29" calcext:value-type="float">
            <text:p>1074.29</text:p>
          </table:table-cell>
          <table:table-cell office:value-type="float" office:value="1280.78" calcext:value-type="float">
            <text:p>1280.78</text:p>
          </table:table-cell>
        </table:table-row>
        <table:table-row table:style-name="ro1">
          <table:table-cell office:value-type="float" office:value="8431928" calcext:value-type="float">
            <text:p>8431928</text:p>
          </table:table-cell>
          <table:table-cell table:formula="of:=[.A529]/1000/(60*60*24)" office:value-type="time" office:time-value="PT02H20M31.928S" calcext:value-type="time">
            <text:p>02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76.33" calcext:value-type="float">
            <text:p>1076.33</text:p>
          </table:table-cell>
          <table:table-cell office:value-type="float" office:value="1283.16" calcext:value-type="float">
            <text:p>1283.16</text:p>
          </table:table-cell>
        </table:table-row>
        <table:table-row table:style-name="ro1">
          <table:table-cell office:value-type="float" office:value="8447930" calcext:value-type="float">
            <text:p>8447930</text:p>
          </table:table-cell>
          <table:table-cell table:formula="of:=[.A530]/1000/(60*60*24)" office:value-type="time" office:time-value="PT02H20M47.93S" calcext:value-type="time">
            <text:p>02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78.37" calcext:value-type="float">
            <text:p>1078.37</text:p>
          </table:table-cell>
          <table:table-cell office:value-type="float" office:value="1285.53" calcext:value-type="float">
            <text:p>1285.53</text:p>
          </table:table-cell>
        </table:table-row>
        <table:table-row table:style-name="ro1">
          <table:table-cell office:value-type="float" office:value="8463928" calcext:value-type="float">
            <text:p>8463928</text:p>
          </table:table-cell>
          <table:table-cell table:formula="of:=[.A531]/1000/(60*60*24)" office:value-type="time" office:time-value="PT02H21M03.928S" calcext:value-type="time">
            <text:p>02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80.41" calcext:value-type="float">
            <text:p>1080.41</text:p>
          </table:table-cell>
          <table:table-cell office:value-type="float" office:value="1287.91" calcext:value-type="float">
            <text:p>1287.91</text:p>
          </table:table-cell>
        </table:table-row>
        <table:table-row table:style-name="ro1">
          <table:table-cell office:value-type="float" office:value="8479930" calcext:value-type="float">
            <text:p>8479930</text:p>
          </table:table-cell>
          <table:table-cell table:formula="of:=[.A532]/1000/(60*60*24)" office:value-type="time" office:time-value="PT02H21M19.93S" calcext:value-type="time">
            <text:p>02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5" calcext:value-type="float">
            <text:p>534.25</text:p>
          </table:table-cell>
          <table:table-cell office:value-type="float" office:value="1082.46" calcext:value-type="float">
            <text:p>1082.46</text:p>
          </table:table-cell>
          <table:table-cell office:value-type="float" office:value="1290.28" calcext:value-type="float">
            <text:p>1290.28</text:p>
          </table:table-cell>
        </table:table-row>
        <table:table-row table:style-name="ro1">
          <table:table-cell office:value-type="float" office:value="8495930" calcext:value-type="float">
            <text:p>8495930</text:p>
          </table:table-cell>
          <table:table-cell table:formula="of:=[.A533]/1000/(60*60*24)" office:value-type="time" office:time-value="PT02H21M35.93S" calcext:value-type="time">
            <text:p>02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292.66" calcext:value-type="float">
            <text:p>1292.66</text:p>
          </table:table-cell>
        </table:table-row>
        <table:table-row table:style-name="ro1">
          <table:table-cell office:value-type="float" office:value="8511928" calcext:value-type="float">
            <text:p>8511928</text:p>
          </table:table-cell>
          <table:table-cell table:formula="of:=[.A534]/1000/(60*60*24)" office:value-type="time" office:time-value="PT02H21M51.928S" calcext:value-type="time">
            <text:p>02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086.54" calcext:value-type="float">
            <text:p>1086.54</text:p>
          </table:table-cell>
          <table:table-cell office:value-type="float" office:value="1295.03" calcext:value-type="float">
            <text:p>1295.03</text:p>
          </table:table-cell>
        </table:table-row>
        <table:table-row table:style-name="ro1">
          <table:table-cell office:value-type="float" office:value="8527928" calcext:value-type="float">
            <text:p>8527928</text:p>
          </table:table-cell>
          <table:table-cell table:formula="of:=[.A535]/1000/(60*60*24)" office:value-type="time" office:time-value="PT02H22M07.928S" calcext:value-type="time">
            <text:p>02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88.58" calcext:value-type="float">
            <text:p>1088.58</text:p>
          </table:table-cell>
          <table:table-cell office:value-type="float" office:value="1297.4" calcext:value-type="float">
            <text:p>1297.4</text:p>
          </table:table-cell>
        </table:table-row>
        <table:table-row table:style-name="ro1">
          <table:table-cell office:value-type="float" office:value="8543928" calcext:value-type="float">
            <text:p>8543928</text:p>
          </table:table-cell>
          <table:table-cell table:formula="of:=[.A536]/1000/(60*60*24)" office:value-type="time" office:time-value="PT02H22M23.928S" calcext:value-type="time">
            <text:p>02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90.63" calcext:value-type="float">
            <text:p>1090.63</text:p>
          </table:table-cell>
          <table:table-cell office:value-type="float" office:value="1299.78" calcext:value-type="float">
            <text:p>1299.78</text:p>
          </table:table-cell>
        </table:table-row>
        <table:table-row table:style-name="ro1">
          <table:table-cell office:value-type="float" office:value="8559928" calcext:value-type="float">
            <text:p>8559928</text:p>
          </table:table-cell>
          <table:table-cell table:formula="of:=[.A537]/1000/(60*60*24)" office:value-type="time" office:time-value="PT02H22M39.928S" calcext:value-type="time">
            <text:p>02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92.67" calcext:value-type="float">
            <text:p>1092.67</text:p>
          </table:table-cell>
          <table:table-cell office:value-type="float" office:value="1302.15" calcext:value-type="float">
            <text:p>1302.15</text:p>
          </table:table-cell>
        </table:table-row>
        <table:table-row table:style-name="ro1">
          <table:table-cell office:value-type="float" office:value="8575929" calcext:value-type="float">
            <text:p>8575929</text:p>
          </table:table-cell>
          <table:table-cell table:formula="of:=[.A538]/1000/(60*60*24)" office:value-type="time" office:time-value="PT02H22M55.929S" calcext:value-type="time">
            <text:p>02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7" calcext:value-type="float">
            <text:p>534.27</text:p>
          </table:table-cell>
          <table:table-cell office:value-type="float" office:value="1094.71" calcext:value-type="float">
            <text:p>1094.71</text:p>
          </table:table-cell>
          <table:table-cell office:value-type="float" office:value="1304.53" calcext:value-type="float">
            <text:p>1304.53</text:p>
          </table:table-cell>
        </table:table-row>
        <table:table-row table:style-name="ro1">
          <table:table-cell office:value-type="float" office:value="8591928" calcext:value-type="float">
            <text:p>8591928</text:p>
          </table:table-cell>
          <table:table-cell table:formula="of:=[.A539]/1000/(60*60*24)" office:value-type="time" office:time-value="PT02H23M11.928S" calcext:value-type="time">
            <text:p>02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6" calcext:value-type="float">
            <text:p>534.26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1306.9" calcext:value-type="float">
            <text:p>1306.9</text:p>
          </table:table-cell>
        </table:table-row>
        <table:table-row table:style-name="ro1">
          <table:table-cell office:value-type="float" office:value="8607928" calcext:value-type="float">
            <text:p>8607928</text:p>
          </table:table-cell>
          <table:table-cell table:formula="of:=[.A540]/1000/(60*60*24)" office:value-type="time" office:time-value="PT02H23M27.928S" calcext:value-type="time">
            <text:p>02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98.8" calcext:value-type="float">
            <text:p>1098.8</text:p>
          </table:table-cell>
          <table:table-cell office:value-type="float" office:value="1309.27" calcext:value-type="float">
            <text:p>1309.27</text:p>
          </table:table-cell>
        </table:table-row>
        <table:table-row table:style-name="ro1">
          <table:table-cell office:value-type="float" office:value="8623928" calcext:value-type="float">
            <text:p>8623928</text:p>
          </table:table-cell>
          <table:table-cell table:formula="of:=[.A541]/1000/(60*60*24)" office:value-type="time" office:time-value="PT02H23M43.928S" calcext:value-type="time">
            <text:p>02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00.84" calcext:value-type="float">
            <text:p>1100.84</text:p>
          </table:table-cell>
          <table:table-cell office:value-type="float" office:value="1311.65" calcext:value-type="float">
            <text:p>1311.65</text:p>
          </table:table-cell>
        </table:table-row>
        <table:table-row table:style-name="ro1">
          <table:table-cell office:value-type="float" office:value="8639928" calcext:value-type="float">
            <text:p>8639928</text:p>
          </table:table-cell>
          <table:table-cell table:formula="of:=[.A542]/1000/(60*60*24)" office:value-type="time" office:time-value="PT02H23M59.928S" calcext:value-type="time">
            <text:p>02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02.88" calcext:value-type="float">
            <text:p>1102.88</text:p>
          </table:table-cell>
          <table:table-cell office:value-type="float" office:value="1314.02" calcext:value-type="float">
            <text:p>1314.02</text:p>
          </table:table-cell>
        </table:table-row>
        <table:table-row table:style-name="ro1">
          <table:table-cell office:value-type="float" office:value="8655928" calcext:value-type="float">
            <text:p>8655928</text:p>
          </table:table-cell>
          <table:table-cell table:formula="of:=[.A543]/1000/(60*60*24)" office:value-type="time" office:time-value="PT02H24M15.928S" calcext:value-type="time">
            <text:p>02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6" calcext:value-type="float">
            <text:p>534.16</text:p>
          </table:table-cell>
          <table:table-cell office:value-type="float" office:value="1104.92" calcext:value-type="float">
            <text:p>1104.92</text:p>
          </table:table-cell>
          <table:table-cell office:value-type="float" office:value="1316.39" calcext:value-type="float">
            <text:p>1316.39</text:p>
          </table:table-cell>
        </table:table-row>
        <table:table-row table:style-name="ro1">
          <table:table-cell office:value-type="float" office:value="8671929" calcext:value-type="float">
            <text:p>8671929</text:p>
          </table:table-cell>
          <table:table-cell table:formula="of:=[.A544]/1000/(60*60*24)" office:value-type="time" office:time-value="PT02H24M31.929S" calcext:value-type="time">
            <text:p>02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06.97" calcext:value-type="float">
            <text:p>1106.97</text:p>
          </table:table-cell>
          <table:table-cell office:value-type="float" office:value="1318.77" calcext:value-type="float">
            <text:p>1318.77</text:p>
          </table:table-cell>
        </table:table-row>
        <table:table-row table:style-name="ro1">
          <table:table-cell office:value-type="float" office:value="8687928" calcext:value-type="float">
            <text:p>8687928</text:p>
          </table:table-cell>
          <table:table-cell table:formula="of:=[.A545]/1000/(60*60*24)" office:value-type="time" office:time-value="PT02H24M47.928S" calcext:value-type="time">
            <text:p>02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09.01" calcext:value-type="float">
            <text:p>1109.01</text:p>
          </table:table-cell>
          <table:table-cell office:value-type="float" office:value="1321.14" calcext:value-type="float">
            <text:p>1321.14</text:p>
          </table:table-cell>
        </table:table-row>
        <table:table-row table:style-name="ro1">
          <table:table-cell office:value-type="float" office:value="8703928" calcext:value-type="float">
            <text:p>8703928</text:p>
          </table:table-cell>
          <table:table-cell table:formula="of:=[.A546]/1000/(60*60*24)" office:value-type="time" office:time-value="PT02H25M03.928S" calcext:value-type="time">
            <text:p>02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11.05" calcext:value-type="float">
            <text:p>1111.05</text:p>
          </table:table-cell>
          <table:table-cell office:value-type="float" office:value="1323.51" calcext:value-type="float">
            <text:p>1323.51</text:p>
          </table:table-cell>
        </table:table-row>
        <table:table-row table:style-name="ro1">
          <table:table-cell office:value-type="float" office:value="8719930" calcext:value-type="float">
            <text:p>8719930</text:p>
          </table:table-cell>
          <table:table-cell table:formula="of:=[.A547]/1000/(60*60*24)" office:value-type="time" office:time-value="PT02H25M19.93S" calcext:value-type="time">
            <text:p>02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13.09" calcext:value-type="float">
            <text:p>1113.09</text:p>
          </table:table-cell>
          <table:table-cell office:value-type="float" office:value="1325.88" calcext:value-type="float">
            <text:p>1325.88</text:p>
          </table:table-cell>
        </table:table-row>
        <table:table-row table:style-name="ro1">
          <table:table-cell office:value-type="float" office:value="8735928" calcext:value-type="float">
            <text:p>8735928</text:p>
          </table:table-cell>
          <table:table-cell table:formula="of:=[.A548]/1000/(60*60*24)" office:value-type="time" office:time-value="PT02H25M35.928S" calcext:value-type="time">
            <text:p>02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15.14" calcext:value-type="float">
            <text:p>1115.14</text:p>
          </table:table-cell>
          <table:table-cell office:value-type="float" office:value="1328.26" calcext:value-type="float">
            <text:p>1328.26</text:p>
          </table:table-cell>
        </table:table-row>
        <table:table-row table:style-name="ro1">
          <table:table-cell office:value-type="float" office:value="8751930" calcext:value-type="float">
            <text:p>8751930</text:p>
          </table:table-cell>
          <table:table-cell table:formula="of:=[.A549]/1000/(60*60*24)" office:value-type="time" office:time-value="PT02H25M51.93S" calcext:value-type="time">
            <text:p>02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117.18" calcext:value-type="float">
            <text:p>1117.18</text:p>
          </table:table-cell>
          <table:table-cell office:value-type="float" office:value="1330.63" calcext:value-type="float">
            <text:p>1330.63</text:p>
          </table:table-cell>
        </table:table-row>
        <table:table-row table:style-name="ro1">
          <table:table-cell office:value-type="float" office:value="8767928" calcext:value-type="float">
            <text:p>8767928</text:p>
          </table:table-cell>
          <table:table-cell table:formula="of:=[.A550]/1000/(60*60*24)" office:value-type="time" office:time-value="PT02H26M07.928S" calcext:value-type="time">
            <text:p>02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119.22" calcext:value-type="float">
            <text:p>1119.22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8783928" calcext:value-type="float">
            <text:p>8783928</text:p>
          </table:table-cell>
          <table:table-cell table:formula="of:=[.A551]/1000/(60*60*24)" office:value-type="time" office:time-value="PT02H26M23.928S" calcext:value-type="time">
            <text:p>02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121.26" calcext:value-type="float">
            <text:p>1121.26</text:p>
          </table:table-cell>
          <table:table-cell office:value-type="float" office:value="1335.37" calcext:value-type="float">
            <text:p>1335.37</text:p>
          </table:table-cell>
        </table:table-row>
        <table:table-row table:style-name="ro1">
          <table:table-cell office:value-type="float" office:value="8799928" calcext:value-type="float">
            <text:p>8799928</text:p>
          </table:table-cell>
          <table:table-cell table:formula="of:=[.A552]/1000/(60*60*24)" office:value-type="time" office:time-value="PT02H26M39.928S" calcext:value-type="time">
            <text:p>02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8" calcext:value-type="float">
            <text:p>533.78</text:p>
          </table:table-cell>
          <table:table-cell office:value-type="float" office:value="1123.3" calcext:value-type="float">
            <text:p>1123.3</text:p>
          </table:table-cell>
          <table:table-cell office:value-type="float" office:value="1337.74" calcext:value-type="float">
            <text:p>1337.74</text:p>
          </table:table-cell>
        </table:table-row>
        <table:table-row table:style-name="ro1">
          <table:table-cell office:value-type="float" office:value="8815930" calcext:value-type="float">
            <text:p>8815930</text:p>
          </table:table-cell>
          <table:table-cell table:formula="of:=[.A553]/1000/(60*60*24)" office:value-type="time" office:time-value="PT02H26M55.93S" calcext:value-type="time">
            <text:p>02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125.35" calcext:value-type="float">
            <text:p>1125.35</text:p>
          </table:table-cell>
          <table:table-cell office:value-type="float" office:value="1340.12" calcext:value-type="float">
            <text:p>1340.12</text:p>
          </table:table-cell>
        </table:table-row>
        <table:table-row table:style-name="ro1">
          <table:table-cell office:value-type="float" office:value="8831928" calcext:value-type="float">
            <text:p>8831928</text:p>
          </table:table-cell>
          <table:table-cell table:formula="of:=[.A554]/1000/(60*60*24)" office:value-type="time" office:time-value="PT02H27M11.928S" calcext:value-type="time">
            <text:p>02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7" calcext:value-type="float">
            <text:p>533.57</text:p>
          </table:table-cell>
          <table:table-cell office:value-type="float" office:value="1127.39" calcext:value-type="float">
            <text:p>1127.39</text:p>
          </table:table-cell>
          <table:table-cell office:value-type="float" office:value="1342.49" calcext:value-type="float">
            <text:p>1342.49</text:p>
          </table:table-cell>
        </table:table-row>
        <table:table-row table:style-name="ro1">
          <table:table-cell office:value-type="float" office:value="8847930" calcext:value-type="float">
            <text:p>8847930</text:p>
          </table:table-cell>
          <table:table-cell table:formula="of:=[.A555]/1000/(60*60*24)" office:value-type="time" office:time-value="PT02H27M27.93S" calcext:value-type="time">
            <text:p>02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29.43" calcext:value-type="float">
            <text:p>1129.43</text:p>
          </table:table-cell>
          <table:table-cell office:value-type="float" office:value="1344.86" calcext:value-type="float">
            <text:p>1344.86</text:p>
          </table:table-cell>
        </table:table-row>
        <table:table-row table:style-name="ro1">
          <table:table-cell office:value-type="float" office:value="8863928" calcext:value-type="float">
            <text:p>8863928</text:p>
          </table:table-cell>
          <table:table-cell table:formula="of:=[.A556]/1000/(60*60*24)" office:value-type="time" office:time-value="PT02H27M43.928S" calcext:value-type="time">
            <text:p>02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131.47" calcext:value-type="float">
            <text:p>1131.47</text:p>
          </table:table-cell>
          <table:table-cell office:value-type="float" office:value="1347.23" calcext:value-type="float">
            <text:p>1347.23</text:p>
          </table:table-cell>
        </table:table-row>
        <table:table-row table:style-name="ro1">
          <table:table-cell office:value-type="float" office:value="8879928" calcext:value-type="float">
            <text:p>8879928</text:p>
          </table:table-cell>
          <table:table-cell table:formula="of:=[.A557]/1000/(60*60*24)" office:value-type="time" office:time-value="PT02H27M59.928S" calcext:value-type="time">
            <text:p>02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133.51" calcext:value-type="float">
            <text:p>1133.51</text:p>
          </table:table-cell>
          <table:table-cell office:value-type="float" office:value="1349.6" calcext:value-type="float">
            <text:p>1349.6</text:p>
          </table:table-cell>
        </table:table-row>
        <table:table-row table:style-name="ro1">
          <table:table-cell office:value-type="float" office:value="8895928" calcext:value-type="float">
            <text:p>8895928</text:p>
          </table:table-cell>
          <table:table-cell table:formula="of:=[.A558]/1000/(60*60*24)" office:value-type="time" office:time-value="PT02H28M15.928S" calcext:value-type="time">
            <text:p>02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135.56" calcext:value-type="float">
            <text:p>1135.56</text:p>
          </table:table-cell>
          <table:table-cell office:value-type="float" office:value="1351.97" calcext:value-type="float">
            <text:p>1351.97</text:p>
          </table:table-cell>
        </table:table-row>
        <table:table-row table:style-name="ro1">
          <table:table-cell office:value-type="float" office:value="8911928" calcext:value-type="float">
            <text:p>8911928</text:p>
          </table:table-cell>
          <table:table-cell table:formula="of:=[.A559]/1000/(60*60*24)" office:value-type="time" office:time-value="PT02H28M31.928S" calcext:value-type="time">
            <text:p>02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8" calcext:value-type="float">
            <text:p>531.98</text:p>
          </table:table-cell>
          <table:table-cell office:value-type="float" office:value="1137.6" calcext:value-type="float">
            <text:p>1137.6</text:p>
          </table:table-cell>
          <table:table-cell office:value-type="float" office:value="1354.35" calcext:value-type="float">
            <text:p>1354.35</text:p>
          </table:table-cell>
        </table:table-row>
        <table:table-row table:style-name="ro1">
          <table:table-cell office:value-type="float" office:value="8927928" calcext:value-type="float">
            <text:p>8927928</text:p>
          </table:table-cell>
          <table:table-cell table:formula="of:=[.A560]/1000/(60*60*24)" office:value-type="time" office:time-value="PT02H28M47.928S" calcext:value-type="time">
            <text:p>02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139.64" calcext:value-type="float">
            <text:p>1139.64</text:p>
          </table:table-cell>
          <table:table-cell office:value-type="float" office:value="1356.72" calcext:value-type="float">
            <text:p>1356.72</text:p>
          </table:table-cell>
        </table:table-row>
        <table:table-row table:style-name="ro1">
          <table:table-cell office:value-type="float" office:value="8943930" calcext:value-type="float">
            <text:p>8943930</text:p>
          </table:table-cell>
          <table:table-cell table:formula="of:=[.A561]/1000/(60*60*24)" office:value-type="time" office:time-value="PT02H29M03.93S" calcext:value-type="time">
            <text:p>02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41.68" calcext:value-type="float">
            <text:p>1141.68</text:p>
          </table:table-cell>
          <table:table-cell office:value-type="float" office:value="1359.09" calcext:value-type="float">
            <text:p>1359.09</text:p>
          </table:table-cell>
        </table:table-row>
        <table:table-row table:style-name="ro1">
          <table:table-cell office:value-type="float" office:value="8959928" calcext:value-type="float">
            <text:p>8959928</text:p>
          </table:table-cell>
          <table:table-cell table:formula="of:=[.A562]/1000/(60*60*24)" office:value-type="time" office:time-value="PT02H29M19.928S" calcext:value-type="time">
            <text:p>02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143.72" calcext:value-type="float">
            <text:p>1143.72</text:p>
          </table:table-cell>
          <table:table-cell office:value-type="float" office:value="1361.45" calcext:value-type="float">
            <text:p>1361.45</text:p>
          </table:table-cell>
        </table:table-row>
        <table:table-row table:style-name="ro1">
          <table:table-cell office:value-type="float" office:value="8975928" calcext:value-type="float">
            <text:p>8975928</text:p>
          </table:table-cell>
          <table:table-cell table:formula="of:=[.A563]/1000/(60*60*24)" office:value-type="time" office:time-value="PT02H29M35.928S" calcext:value-type="time">
            <text:p>02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145.76" calcext:value-type="float">
            <text:p>1145.76</text:p>
          </table:table-cell>
          <table:table-cell office:value-type="float" office:value="1363.83" calcext:value-type="float">
            <text:p>1363.83</text:p>
          </table:table-cell>
        </table:table-row>
        <table:table-row table:style-name="ro1">
          <table:table-cell office:value-type="float" office:value="8991929" calcext:value-type="float">
            <text:p>8991929</text:p>
          </table:table-cell>
          <table:table-cell table:formula="of:=[.A564]/1000/(60*60*24)" office:value-type="time" office:time-value="PT02H29M51.929S" calcext:value-type="time">
            <text:p>02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47.81" calcext:value-type="float">
            <text:p>1147.81</text:p>
          </table:table-cell>
          <table:table-cell office:value-type="float" office:value="1366.2" calcext:value-type="float">
            <text:p>1366.2</text:p>
          </table:table-cell>
        </table:table-row>
        <table:table-row table:style-name="ro1">
          <table:table-cell office:value-type="float" office:value="9007928" calcext:value-type="float">
            <text:p>9007928</text:p>
          </table:table-cell>
          <table:table-cell table:formula="of:=[.A565]/1000/(60*60*24)" office:value-type="time" office:time-value="PT02H30M07.928S" calcext:value-type="time">
            <text:p>02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149.85" calcext:value-type="float">
            <text:p>1149.85</text:p>
          </table:table-cell>
          <table:table-cell office:value-type="float" office:value="1368.56" calcext:value-type="float">
            <text:p>1368.56</text:p>
          </table:table-cell>
        </table:table-row>
        <table:table-row table:style-name="ro1">
          <table:table-cell office:value-type="float" office:value="9023928" calcext:value-type="float">
            <text:p>9023928</text:p>
          </table:table-cell>
          <table:table-cell table:formula="of:=[.A566]/1000/(60*60*24)" office:value-type="time" office:time-value="PT02H30M23.928S" calcext:value-type="time">
            <text:p>02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151.89" calcext:value-type="float">
            <text:p>1151.89</text:p>
          </table:table-cell>
          <table:table-cell office:value-type="float" office:value="1370.93" calcext:value-type="float">
            <text:p>1370.93</text:p>
          </table:table-cell>
        </table:table-row>
        <table:table-row table:style-name="ro1">
          <table:table-cell office:value-type="float" office:value="9039929" calcext:value-type="float">
            <text:p>9039929</text:p>
          </table:table-cell>
          <table:table-cell table:formula="of:=[.A567]/1000/(60*60*24)" office:value-type="time" office:time-value="PT02H30M39.929S" calcext:value-type="time">
            <text:p>02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53.93" calcext:value-type="float">
            <text:p>1153.93</text:p>
          </table:table-cell>
          <table:table-cell office:value-type="float" office:value="1373.3" calcext:value-type="float">
            <text:p>1373.3</text:p>
          </table:table-cell>
        </table:table-row>
        <table:table-row table:style-name="ro1">
          <table:table-cell office:value-type="float" office:value="9055930" calcext:value-type="float">
            <text:p>9055930</text:p>
          </table:table-cell>
          <table:table-cell table:formula="of:=[.A568]/1000/(60*60*24)" office:value-type="time" office:time-value="PT02H30M55.93S" calcext:value-type="time">
            <text:p>02:30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55.97" calcext:value-type="float">
            <text:p>1155.97</text:p>
          </table:table-cell>
          <table:table-cell office:value-type="float" office:value="1375.67" calcext:value-type="float">
            <text:p>1375.67</text:p>
          </table:table-cell>
        </table:table-row>
        <table:table-row table:style-name="ro1">
          <table:table-cell office:value-type="float" office:value="9071928" calcext:value-type="float">
            <text:p>9071928</text:p>
          </table:table-cell>
          <table:table-cell table:formula="of:=[.A569]/1000/(60*60*24)" office:value-type="time" office:time-value="PT02H31M11.928S" calcext:value-type="time">
            <text:p>02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1158.02" calcext:value-type="float">
            <text:p>1158.02</text:p>
          </table:table-cell>
          <table:table-cell office:value-type="float" office:value="1378.04" calcext:value-type="float">
            <text:p>1378.04</text:p>
          </table:table-cell>
        </table:table-row>
        <table:table-row table:style-name="ro1">
          <table:table-cell office:value-type="float" office:value="9087928" calcext:value-type="float">
            <text:p>9087928</text:p>
          </table:table-cell>
          <table:table-cell table:formula="of:=[.A570]/1000/(60*60*24)" office:value-type="time" office:time-value="PT02H31M27.928S" calcext:value-type="time">
            <text:p>02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160.06" calcext:value-type="float">
            <text:p>1160.06</text:p>
          </table:table-cell>
          <table:table-cell office:value-type="float" office:value="1380.41" calcext:value-type="float">
            <text:p>1380.41</text:p>
          </table:table-cell>
        </table:table-row>
        <table:table-row table:style-name="ro1">
          <table:table-cell office:value-type="float" office:value="9103928" calcext:value-type="float">
            <text:p>9103928</text:p>
          </table:table-cell>
          <table:table-cell table:formula="of:=[.A571]/1000/(60*60*24)" office:value-type="time" office:time-value="PT02H31M43.928S" calcext:value-type="time">
            <text:p>02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62.1" calcext:value-type="float">
            <text:p>1162.1</text:p>
          </table:table-cell>
          <table:table-cell office:value-type="float" office:value="1382.78" calcext:value-type="float">
            <text:p>1382.78</text:p>
          </table:table-cell>
        </table:table-row>
        <table:table-row table:style-name="ro1">
          <table:table-cell office:value-type="float" office:value="9119928" calcext:value-type="float">
            <text:p>9119928</text:p>
          </table:table-cell>
          <table:table-cell table:formula="of:=[.A572]/1000/(60*60*24)" office:value-type="time" office:time-value="PT02H31M59.928S" calcext:value-type="time">
            <text:p>02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64.14" calcext:value-type="float">
            <text:p>1164.14</text:p>
          </table:table-cell>
          <table:table-cell office:value-type="float" office:value="1385.15" calcext:value-type="float">
            <text:p>1385.15</text:p>
          </table:table-cell>
        </table:table-row>
        <table:table-row table:style-name="ro1">
          <table:table-cell office:value-type="float" office:value="9135928" calcext:value-type="float">
            <text:p>9135928</text:p>
          </table:table-cell>
          <table:table-cell table:formula="of:=[.A573]/1000/(60*60*24)" office:value-type="time" office:time-value="PT02H32M15.928S" calcext:value-type="time">
            <text:p>02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66.18" calcext:value-type="float">
            <text:p>1166.18</text:p>
          </table:table-cell>
          <table:table-cell office:value-type="float" office:value="1387.52" calcext:value-type="float">
            <text:p>1387.52</text:p>
          </table:table-cell>
        </table:table-row>
        <table:table-row table:style-name="ro1">
          <table:table-cell office:value-type="float" office:value="9151928" calcext:value-type="float">
            <text:p>9151928</text:p>
          </table:table-cell>
          <table:table-cell table:formula="of:=[.A574]/1000/(60*60*24)" office:value-type="time" office:time-value="PT02H32M31.928S" calcext:value-type="time">
            <text:p>02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168.23" calcext:value-type="float">
            <text:p>1168.23</text:p>
          </table:table-cell>
          <table:table-cell office:value-type="float" office:value="1389.89" calcext:value-type="float">
            <text:p>1389.89</text:p>
          </table:table-cell>
        </table:table-row>
        <table:table-row table:style-name="ro1">
          <table:table-cell office:value-type="float" office:value="9167928" calcext:value-type="float">
            <text:p>9167928</text:p>
          </table:table-cell>
          <table:table-cell table:formula="of:=[.A575]/1000/(60*60*24)" office:value-type="time" office:time-value="PT02H32M47.928S" calcext:value-type="time">
            <text:p>02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392.26" calcext:value-type="float">
            <text:p>1392.26</text:p>
          </table:table-cell>
        </table:table-row>
        <table:table-row table:style-name="ro1">
          <table:table-cell office:value-type="float" office:value="9183928" calcext:value-type="float">
            <text:p>9183928</text:p>
          </table:table-cell>
          <table:table-cell table:formula="of:=[.A576]/1000/(60*60*24)" office:value-type="time" office:time-value="PT02H33M03.928S" calcext:value-type="time">
            <text:p>02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72.31" calcext:value-type="float">
            <text:p>1172.31</text:p>
          </table:table-cell>
          <table:table-cell office:value-type="float" office:value="1394.62" calcext:value-type="float">
            <text:p>1394.62</text:p>
          </table:table-cell>
        </table:table-row>
        <table:table-row table:style-name="ro1">
          <table:table-cell office:value-type="float" office:value="9199928" calcext:value-type="float">
            <text:p>9199928</text:p>
          </table:table-cell>
          <table:table-cell table:formula="of:=[.A577]/1000/(60*60*24)" office:value-type="time" office:time-value="PT02H33M19.928S" calcext:value-type="time">
            <text:p>02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174.35" calcext:value-type="float">
            <text:p>1174.35</text:p>
          </table:table-cell>
          <table:table-cell office:value-type="float" office:value="1396.99" calcext:value-type="float">
            <text:p>1396.99</text:p>
          </table:table-cell>
        </table:table-row>
        <table:table-row table:style-name="ro1">
          <table:table-cell office:value-type="float" office:value="9215928" calcext:value-type="float">
            <text:p>9215928</text:p>
          </table:table-cell>
          <table:table-cell table:formula="of:=[.A578]/1000/(60*60*24)" office:value-type="time" office:time-value="PT02H33M35.928S" calcext:value-type="time">
            <text:p>02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176.39" calcext:value-type="float">
            <text:p>1176.39</text:p>
          </table:table-cell>
          <table:table-cell office:value-type="float" office:value="1399.36" calcext:value-type="float">
            <text:p>1399.36</text:p>
          </table:table-cell>
        </table:table-row>
        <table:table-row table:style-name="ro1">
          <table:table-cell office:value-type="float" office:value="9231930" calcext:value-type="float">
            <text:p>9231930</text:p>
          </table:table-cell>
          <table:table-cell table:formula="of:=[.A579]/1000/(60*60*24)" office:value-type="time" office:time-value="PT02H33M51.93S" calcext:value-type="time">
            <text:p>02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178.43" calcext:value-type="float">
            <text:p>1178.43</text:p>
          </table:table-cell>
          <table:table-cell office:value-type="float" office:value="1401.72" calcext:value-type="float">
            <text:p>1401.72</text:p>
          </table:table-cell>
        </table:table-row>
        <table:table-row table:style-name="ro1">
          <table:table-cell office:value-type="float" office:value="9247928" calcext:value-type="float">
            <text:p>9247928</text:p>
          </table:table-cell>
          <table:table-cell table:formula="of:=[.A580]/1000/(60*60*24)" office:value-type="time" office:time-value="PT02H34M07.928S" calcext:value-type="time">
            <text:p>02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180.48" calcext:value-type="float">
            <text:p>1180.48</text:p>
          </table:table-cell>
          <table:table-cell office:value-type="float" office:value="1404.09" calcext:value-type="float">
            <text:p>1404.09</text:p>
          </table:table-cell>
        </table:table-row>
        <table:table-row table:style-name="ro1">
          <table:table-cell office:value-type="float" office:value="9263930" calcext:value-type="float">
            <text:p>9263930</text:p>
          </table:table-cell>
          <table:table-cell table:formula="of:=[.A581]/1000/(60*60*24)" office:value-type="time" office:time-value="PT02H34M23.93S" calcext:value-type="time">
            <text:p>02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82.52" calcext:value-type="float">
            <text:p>1182.52</text:p>
          </table:table-cell>
          <table:table-cell office:value-type="float" office:value="1406.46" calcext:value-type="float">
            <text:p>1406.46</text:p>
          </table:table-cell>
        </table:table-row>
        <table:table-row table:style-name="ro1">
          <table:table-cell office:value-type="float" office:value="9279928" calcext:value-type="float">
            <text:p>9279928</text:p>
          </table:table-cell>
          <table:table-cell table:formula="of:=[.A582]/1000/(60*60*24)" office:value-type="time" office:time-value="PT02H34M39.928S" calcext:value-type="time">
            <text:p>02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84.56" calcext:value-type="float">
            <text:p>1184.56</text:p>
          </table:table-cell>
          <table:table-cell office:value-type="float" office:value="1408.82" calcext:value-type="float">
            <text:p>1408.82</text:p>
          </table:table-cell>
        </table:table-row>
        <table:table-row table:style-name="ro1">
          <table:table-cell office:value-type="float" office:value="9295928" calcext:value-type="float">
            <text:p>9295928</text:p>
          </table:table-cell>
          <table:table-cell table:formula="of:=[.A583]/1000/(60*60*24)" office:value-type="time" office:time-value="PT02H34M55.928S" calcext:value-type="time">
            <text:p>02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186.6" calcext:value-type="float">
            <text:p>1186.6</text:p>
          </table:table-cell>
          <table:table-cell office:value-type="float" office:value="1411.19" calcext:value-type="float">
            <text:p>1411.19</text:p>
          </table:table-cell>
        </table:table-row>
        <table:table-row table:style-name="ro1">
          <table:table-cell office:value-type="float" office:value="9311930" calcext:value-type="float">
            <text:p>9311930</text:p>
          </table:table-cell>
          <table:table-cell table:formula="of:=[.A584]/1000/(60*60*24)" office:value-type="time" office:time-value="PT02H35M11.93S" calcext:value-type="time">
            <text:p>02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188.65" calcext:value-type="float">
            <text:p>1188.65</text:p>
          </table:table-cell>
          <table:table-cell office:value-type="float" office:value="1413.56" calcext:value-type="float">
            <text:p>1413.56</text:p>
          </table:table-cell>
        </table:table-row>
        <table:table-row table:style-name="ro1">
          <table:table-cell office:value-type="float" office:value="9327928" calcext:value-type="float">
            <text:p>9327928</text:p>
          </table:table-cell>
          <table:table-cell table:formula="of:=[.A585]/1000/(60*60*24)" office:value-type="time" office:time-value="PT02H35M27.928S" calcext:value-type="time">
            <text:p>02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190.69" calcext:value-type="float">
            <text:p>1190.69</text:p>
          </table:table-cell>
          <table:table-cell office:value-type="float" office:value="1415.92" calcext:value-type="float">
            <text:p>1415.92</text:p>
          </table:table-cell>
        </table:table-row>
        <table:table-row table:style-name="ro1">
          <table:table-cell office:value-type="float" office:value="9343928" calcext:value-type="float">
            <text:p>9343928</text:p>
          </table:table-cell>
          <table:table-cell table:formula="of:=[.A586]/1000/(60*60*24)" office:value-type="time" office:time-value="PT02H35M43.928S" calcext:value-type="time">
            <text:p>02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192.73" calcext:value-type="float">
            <text:p>1192.73</text:p>
          </table:table-cell>
          <table:table-cell office:value-type="float" office:value="1418.29" calcext:value-type="float">
            <text:p>1418.29</text:p>
          </table:table-cell>
        </table:table-row>
        <table:table-row table:style-name="ro1">
          <table:table-cell office:value-type="float" office:value="9359930" calcext:value-type="float">
            <text:p>9359930</text:p>
          </table:table-cell>
          <table:table-cell table:formula="of:=[.A587]/1000/(60*60*24)" office:value-type="time" office:time-value="PT02H35M59.93S" calcext:value-type="time">
            <text:p>02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194.77" calcext:value-type="float">
            <text:p>1194.77</text:p>
          </table:table-cell>
          <table:table-cell office:value-type="float" office:value="1420.66" calcext:value-type="float">
            <text:p>1420.66</text:p>
          </table:table-cell>
        </table:table-row>
        <table:table-row table:style-name="ro1">
          <table:table-cell office:value-type="float" office:value="9375928" calcext:value-type="float">
            <text:p>9375928</text:p>
          </table:table-cell>
          <table:table-cell table:formula="of:=[.A588]/1000/(60*60*24)" office:value-type="time" office:time-value="PT02H36M15.928S" calcext:value-type="time">
            <text:p>02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96.81" calcext:value-type="float">
            <text:p>1196.81</text:p>
          </table:table-cell>
          <table:table-cell office:value-type="float" office:value="1423.02" calcext:value-type="float">
            <text:p>1423.02</text:p>
          </table:table-cell>
        </table:table-row>
        <table:table-row table:style-name="ro1">
          <table:table-cell office:value-type="float" office:value="9391928" calcext:value-type="float">
            <text:p>9391928</text:p>
          </table:table-cell>
          <table:table-cell table:formula="of:=[.A589]/1000/(60*60*24)" office:value-type="time" office:time-value="PT02H36M31.928S" calcext:value-type="time">
            <text:p>02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198.86" calcext:value-type="float">
            <text:p>1198.86</text:p>
          </table:table-cell>
          <table:table-cell office:value-type="float" office:value="1425.39" calcext:value-type="float">
            <text:p>1425.39</text:p>
          </table:table-cell>
        </table:table-row>
        <table:table-row table:style-name="ro1">
          <table:table-cell office:value-type="float" office:value="9407928" calcext:value-type="float">
            <text:p>9407928</text:p>
          </table:table-cell>
          <table:table-cell table:formula="of:=[.A590]/1000/(60*60*24)" office:value-type="time" office:time-value="PT02H36M47.928S" calcext:value-type="time">
            <text:p>02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200.9" calcext:value-type="float">
            <text:p>1200.9</text:p>
          </table:table-cell>
          <table:table-cell office:value-type="float" office:value="1427.76" calcext:value-type="float">
            <text:p>1427.76</text:p>
          </table:table-cell>
        </table:table-row>
        <table:table-row table:style-name="ro1">
          <table:table-cell office:value-type="float" office:value="9423928" calcext:value-type="float">
            <text:p>9423928</text:p>
          </table:table-cell>
          <table:table-cell table:formula="of:=[.A591]/1000/(60*60*24)" office:value-type="time" office:time-value="PT02H37M03.928S" calcext:value-type="time">
            <text:p>02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02.94" calcext:value-type="float">
            <text:p>1202.94</text:p>
          </table:table-cell>
          <table:table-cell office:value-type="float" office:value="1430.12" calcext:value-type="float">
            <text:p>1430.12</text:p>
          </table:table-cell>
        </table:table-row>
        <table:table-row table:style-name="ro1">
          <table:table-cell office:value-type="float" office:value="9439928" calcext:value-type="float">
            <text:p>9439928</text:p>
          </table:table-cell>
          <table:table-cell table:formula="of:=[.A592]/1000/(60*60*24)" office:value-type="time" office:time-value="PT02H37M19.928S" calcext:value-type="time">
            <text:p>02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04.98" calcext:value-type="float">
            <text:p>1204.98</text:p>
          </table:table-cell>
          <table:table-cell office:value-type="float" office:value="1432.49" calcext:value-type="float">
            <text:p>1432.49</text:p>
          </table:table-cell>
        </table:table-row>
        <table:table-row table:style-name="ro1">
          <table:table-cell office:value-type="float" office:value="9455928" calcext:value-type="float">
            <text:p>9455928</text:p>
          </table:table-cell>
          <table:table-cell table:formula="of:=[.A593]/1000/(60*60*24)" office:value-type="time" office:time-value="PT02H37M35.928S" calcext:value-type="time">
            <text:p>02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207.03" calcext:value-type="float">
            <text:p>1207.03</text:p>
          </table:table-cell>
          <table:table-cell office:value-type="float" office:value="1434.85" calcext:value-type="float">
            <text:p>1434.85</text:p>
          </table:table-cell>
        </table:table-row>
        <table:table-row table:style-name="ro1">
          <table:table-cell office:value-type="float" office:value="9471928" calcext:value-type="float">
            <text:p>9471928</text:p>
          </table:table-cell>
          <table:table-cell table:formula="of:=[.A594]/1000/(60*60*24)" office:value-type="time" office:time-value="PT02H37M51.928S" calcext:value-type="time">
            <text:p>02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09.07" calcext:value-type="float">
            <text:p>1209.07</text:p>
          </table:table-cell>
          <table:table-cell office:value-type="float" office:value="1437.22" calcext:value-type="float">
            <text:p>1437.22</text:p>
          </table:table-cell>
        </table:table-row>
        <table:table-row table:style-name="ro1">
          <table:table-cell office:value-type="float" office:value="9487930" calcext:value-type="float">
            <text:p>9487930</text:p>
          </table:table-cell>
          <table:table-cell table:formula="of:=[.A595]/1000/(60*60*24)" office:value-type="time" office:time-value="PT02H38M07.93S" calcext:value-type="time">
            <text:p>02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11.11" calcext:value-type="float">
            <text:p>1211.11</text:p>
          </table:table-cell>
          <table:table-cell office:value-type="float" office:value="1439.58" calcext:value-type="float">
            <text:p>1439.58</text:p>
          </table:table-cell>
        </table:table-row>
        <table:table-row table:style-name="ro1">
          <table:table-cell office:value-type="float" office:value="9503928" calcext:value-type="float">
            <text:p>9503928</text:p>
          </table:table-cell>
          <table:table-cell table:formula="of:=[.A596]/1000/(60*60*24)" office:value-type="time" office:time-value="PT02H38M23.928S" calcext:value-type="time">
            <text:p>02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13.15" calcext:value-type="float">
            <text:p>1213.15</text:p>
          </table:table-cell>
          <table:table-cell office:value-type="float" office:value="1441.95" calcext:value-type="float">
            <text:p>1441.95</text:p>
          </table:table-cell>
        </table:table-row>
        <table:table-row table:style-name="ro1">
          <table:table-cell office:value-type="float" office:value="9519930" calcext:value-type="float">
            <text:p>9519930</text:p>
          </table:table-cell>
          <table:table-cell table:formula="of:=[.A597]/1000/(60*60*24)" office:value-type="time" office:time-value="PT02H38M39.93S" calcext:value-type="time">
            <text:p>02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215.19" calcext:value-type="float">
            <text:p>1215.19</text:p>
          </table:table-cell>
          <table:table-cell office:value-type="float" office:value="1444.31" calcext:value-type="float">
            <text:p>1444.31</text:p>
          </table:table-cell>
        </table:table-row>
        <table:table-row table:style-name="ro1">
          <table:table-cell office:value-type="float" office:value="9535930" calcext:value-type="float">
            <text:p>9535930</text:p>
          </table:table-cell>
          <table:table-cell table:formula="of:=[.A598]/1000/(60*60*24)" office:value-type="time" office:time-value="PT02H38M55.93S" calcext:value-type="time">
            <text:p>02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217.24" calcext:value-type="float">
            <text:p>1217.24</text:p>
          </table:table-cell>
          <table:table-cell office:value-type="float" office:value="1446.68" calcext:value-type="float">
            <text:p>1446.68</text:p>
          </table:table-cell>
        </table:table-row>
        <table:table-row table:style-name="ro1">
          <table:table-cell office:value-type="float" office:value="9551928" calcext:value-type="float">
            <text:p>9551928</text:p>
          </table:table-cell>
          <table:table-cell table:formula="of:=[.A599]/1000/(60*60*24)" office:value-type="time" office:time-value="PT02H39M11.928S" calcext:value-type="time">
            <text:p>02:39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19.28" calcext:value-type="float">
            <text:p>1219.28</text:p>
          </table:table-cell>
          <table:table-cell office:value-type="float" office:value="1449.04" calcext:value-type="float">
            <text:p>1449.04</text:p>
          </table:table-cell>
        </table:table-row>
        <table:table-row table:style-name="ro1">
          <table:table-cell office:value-type="float" office:value="9567928" calcext:value-type="float">
            <text:p>9567928</text:p>
          </table:table-cell>
          <table:table-cell table:formula="of:=[.A600]/1000/(60*60*24)" office:value-type="time" office:time-value="PT02H39M27.928S" calcext:value-type="time">
            <text:p>02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2" calcext:value-type="float">
            <text:p>532.42</text:p>
          </table:table-cell>
          <table:table-cell office:value-type="float" office:value="1221.32" calcext:value-type="float">
            <text:p>1221.32</text:p>
          </table:table-cell>
          <table:table-cell office:value-type="float" office:value="1451.41" calcext:value-type="float">
            <text:p>1451.41</text:p>
          </table:table-cell>
        </table:table-row>
        <table:table-row table:style-name="ro1">
          <table:table-cell office:value-type="float" office:value="9583930" calcext:value-type="float">
            <text:p>9583930</text:p>
          </table:table-cell>
          <table:table-cell table:formula="of:=[.A601]/1000/(60*60*24)" office:value-type="time" office:time-value="PT02H39M43.93S" calcext:value-type="time">
            <text:p>02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223.36" calcext:value-type="float">
            <text:p>1223.36</text:p>
          </table:table-cell>
          <table:table-cell office:value-type="float" office:value="1453.77" calcext:value-type="float">
            <text:p>1453.77</text:p>
          </table:table-cell>
        </table:table-row>
        <table:table-row table:style-name="ro1">
          <table:table-cell office:value-type="float" office:value="9599928" calcext:value-type="float">
            <text:p>9599928</text:p>
          </table:table-cell>
          <table:table-cell table:formula="of:=[.A602]/1000/(60*60*24)" office:value-type="time" office:time-value="PT02H39M59.928S" calcext:value-type="time">
            <text:p>02:40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25.41" calcext:value-type="float">
            <text:p>1225.41</text:p>
          </table:table-cell>
          <table:table-cell office:value-type="float" office:value="1456.14" calcext:value-type="float">
            <text:p>1456.14</text:p>
          </table:table-cell>
        </table:table-row>
        <table:table-row table:style-name="ro1">
          <table:table-cell office:value-type="float" office:value="9615928" calcext:value-type="float">
            <text:p>9615928</text:p>
          </table:table-cell>
          <table:table-cell table:formula="of:=[.A603]/1000/(60*60*24)" office:value-type="time" office:time-value="PT02H40M15.928S" calcext:value-type="time">
            <text:p>02:40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227.45" calcext:value-type="float">
            <text:p>1227.45</text:p>
          </table:table-cell>
          <table:table-cell office:value-type="float" office:value="1458.5" calcext:value-type="float">
            <text:p>1458.5</text:p>
          </table:table-cell>
        </table:table-row>
        <table:table-row table:style-name="ro1">
          <table:table-cell office:value-type="float" office:value="9631928" calcext:value-type="float">
            <text:p>9631928</text:p>
          </table:table-cell>
          <table:table-cell table:formula="of:=[.A604]/1000/(60*60*24)" office:value-type="time" office:time-value="PT02H40M31.928S" calcext:value-type="time">
            <text:p>02:40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29.49" calcext:value-type="float">
            <text:p>1229.49</text:p>
          </table:table-cell>
          <table:table-cell office:value-type="float" office:value="1460.86" calcext:value-type="float">
            <text:p>1460.86</text:p>
          </table:table-cell>
        </table:table-row>
        <table:table-row table:style-name="ro1">
          <table:table-cell office:value-type="float" office:value="9647928" calcext:value-type="float">
            <text:p>9647928</text:p>
          </table:table-cell>
          <table:table-cell table:formula="of:=[.A605]/1000/(60*60*24)" office:value-type="time" office:time-value="PT02H40M47.928S" calcext:value-type="time">
            <text:p>02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1463.23" calcext:value-type="float">
            <text:p>1463.23</text:p>
          </table:table-cell>
        </table:table-row>
        <table:table-row table:style-name="ro1">
          <table:table-cell office:value-type="float" office:value="9663928" calcext:value-type="float">
            <text:p>9663928</text:p>
          </table:table-cell>
          <table:table-cell table:formula="of:=[.A606]/1000/(60*60*24)" office:value-type="time" office:time-value="PT02H41M03.928S" calcext:value-type="time">
            <text:p>02:41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33.57" calcext:value-type="float">
            <text:p>1233.57</text:p>
          </table:table-cell>
          <table:table-cell office:value-type="float" office:value="1465.59" calcext:value-type="float">
            <text:p>1465.59</text:p>
          </table:table-cell>
        </table:table-row>
        <table:table-row table:style-name="ro1">
          <table:table-cell office:value-type="float" office:value="9679930" calcext:value-type="float">
            <text:p>9679930</text:p>
          </table:table-cell>
          <table:table-cell table:formula="of:=[.A607]/1000/(60*60*24)" office:value-type="time" office:time-value="PT02H41M19.93S" calcext:value-type="time">
            <text:p>02:41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35.62" calcext:value-type="float">
            <text:p>1235.62</text:p>
          </table:table-cell>
          <table:table-cell office:value-type="float" office:value="1467.96" calcext:value-type="float">
            <text:p>1467.96</text:p>
          </table:table-cell>
        </table:table-row>
        <table:table-row table:style-name="ro1">
          <table:table-cell office:value-type="float" office:value="9695928" calcext:value-type="float">
            <text:p>9695928</text:p>
          </table:table-cell>
          <table:table-cell table:formula="of:=[.A608]/1000/(60*60*24)" office:value-type="time" office:time-value="PT02H41M35.928S" calcext:value-type="time">
            <text:p>02:41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37.66" calcext:value-type="float">
            <text:p>1237.66</text:p>
          </table:table-cell>
          <table:table-cell office:value-type="float" office:value="1470.32" calcext:value-type="float">
            <text:p>1470.32</text:p>
          </table:table-cell>
        </table:table-row>
        <table:table-row table:style-name="ro1">
          <table:table-cell office:value-type="float" office:value="9711928" calcext:value-type="float">
            <text:p>9711928</text:p>
          </table:table-cell>
          <table:table-cell table:formula="of:=[.A609]/1000/(60*60*24)" office:value-type="time" office:time-value="PT02H41M51.928S" calcext:value-type="time">
            <text:p>02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39.7" calcext:value-type="float">
            <text:p>1239.7</text:p>
          </table:table-cell>
          <table:table-cell office:value-type="float" office:value="1472.69" calcext:value-type="float">
            <text:p>1472.69</text:p>
          </table:table-cell>
        </table:table-row>
        <table:table-row table:style-name="ro1">
          <table:table-cell office:value-type="float" office:value="9727929" calcext:value-type="float">
            <text:p>9727929</text:p>
          </table:table-cell>
          <table:table-cell table:formula="of:=[.A610]/1000/(60*60*24)" office:value-type="time" office:time-value="PT02H42M07.929S" calcext:value-type="time">
            <text:p>02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41.75" calcext:value-type="float">
            <text:p>1241.75</text:p>
          </table:table-cell>
          <table:table-cell office:value-type="float" office:value="1475.05" calcext:value-type="float">
            <text:p>1475.05</text:p>
          </table:table-cell>
        </table:table-row>
        <table:table-row table:style-name="ro1">
          <table:table-cell office:value-type="float" office:value="9743928" calcext:value-type="float">
            <text:p>9743928</text:p>
          </table:table-cell>
          <table:table-cell table:formula="of:=[.A611]/1000/(60*60*24)" office:value-type="time" office:time-value="PT02H42M23.928S" calcext:value-type="time">
            <text:p>02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43.79" calcext:value-type="float">
            <text:p>1243.79</text:p>
          </table:table-cell>
          <table:table-cell office:value-type="float" office:value="1477.41" calcext:value-type="float">
            <text:p>1477.41</text:p>
          </table:table-cell>
        </table:table-row>
        <table:table-row table:style-name="ro1">
          <table:table-cell office:value-type="float" office:value="9759928" calcext:value-type="float">
            <text:p>9759928</text:p>
          </table:table-cell>
          <table:table-cell table:formula="of:=[.A612]/1000/(60*60*24)" office:value-type="time" office:time-value="PT02H42M39.928S" calcext:value-type="time">
            <text:p>02:42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45.83" calcext:value-type="float">
            <text:p>1245.83</text:p>
          </table:table-cell>
          <table:table-cell office:value-type="float" office:value="1479.77" calcext:value-type="float">
            <text:p>1479.77</text:p>
          </table:table-cell>
        </table:table-row>
        <table:table-row table:style-name="ro1">
          <table:table-cell office:value-type="float" office:value="9775930" calcext:value-type="float">
            <text:p>9775930</text:p>
          </table:table-cell>
          <table:table-cell table:formula="of:=[.A613]/1000/(60*60*24)" office:value-type="time" office:time-value="PT02H42M55.93S" calcext:value-type="time">
            <text:p>02:42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47.87" calcext:value-type="float">
            <text:p>1247.87</text:p>
          </table:table-cell>
          <table:table-cell office:value-type="float" office:value="1482.14" calcext:value-type="float">
            <text:p>1482.14</text:p>
          </table:table-cell>
        </table:table-row>
        <table:table-row table:style-name="ro1">
          <table:table-cell office:value-type="float" office:value="9791929" calcext:value-type="float">
            <text:p>9791929</text:p>
          </table:table-cell>
          <table:table-cell table:formula="of:=[.A614]/1000/(60*60*24)" office:value-type="time" office:time-value="PT02H43M11.929S" calcext:value-type="time">
            <text:p>02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49.91" calcext:value-type="float">
            <text:p>1249.91</text:p>
          </table:table-cell>
          <table:table-cell office:value-type="float" office:value="1484.5" calcext:value-type="float">
            <text:p>1484.5</text:p>
          </table:table-cell>
        </table:table-row>
        <table:table-row table:style-name="ro1">
          <table:table-cell office:value-type="float" office:value="9807928" calcext:value-type="float">
            <text:p>9807928</text:p>
          </table:table-cell>
          <table:table-cell table:formula="of:=[.A615]/1000/(60*60*24)" office:value-type="time" office:time-value="PT02H43M27.928S" calcext:value-type="time">
            <text:p>02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251.96" calcext:value-type="float">
            <text:p>1251.96</text:p>
          </table:table-cell>
          <table:table-cell office:value-type="float" office:value="1486.86" calcext:value-type="float">
            <text:p>1486.86</text:p>
          </table:table-cell>
        </table:table-row>
        <table:table-row table:style-name="ro1">
          <table:table-cell office:value-type="float" office:value="9823928" calcext:value-type="float">
            <text:p>9823928</text:p>
          </table:table-cell>
          <table:table-cell table:formula="of:=[.A616]/1000/(60*60*24)" office:value-type="time" office:time-value="PT02H43M43.928S" calcext:value-type="time">
            <text:p>02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54" calcext:value-type="float">
            <text:p>1254</text:p>
          </table:table-cell>
          <table:table-cell office:value-type="float" office:value="1489.22" calcext:value-type="float">
            <text:p>1489.22</text:p>
          </table:table-cell>
        </table:table-row>
        <table:table-row table:style-name="ro1">
          <table:table-cell office:value-type="float" office:value="9839928" calcext:value-type="float">
            <text:p>9839928</text:p>
          </table:table-cell>
          <table:table-cell table:formula="of:=[.A617]/1000/(60*60*24)" office:value-type="time" office:time-value="PT02H43M59.928S" calcext:value-type="time">
            <text:p>02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4" calcext:value-type="float">
            <text:p>530.04</text:p>
          </table:table-cell>
          <table:table-cell office:value-type="float" office:value="1256.04" calcext:value-type="float">
            <text:p>1256.04</text:p>
          </table:table-cell>
          <table:table-cell office:value-type="float" office:value="1491.59" calcext:value-type="float">
            <text:p>1491.59</text:p>
          </table:table-cell>
        </table:table-row>
        <table:table-row table:style-name="ro1">
          <table:table-cell office:value-type="float" office:value="9855928" calcext:value-type="float">
            <text:p>9855928</text:p>
          </table:table-cell>
          <table:table-cell table:formula="of:=[.A618]/1000/(60*60*24)" office:value-type="time" office:time-value="PT02H44M15.928S" calcext:value-type="time">
            <text:p>02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58.08" calcext:value-type="float">
            <text:p>1258.08</text:p>
          </table:table-cell>
          <table:table-cell office:value-type="float" office:value="1493.95" calcext:value-type="float">
            <text:p>1493.95</text:p>
          </table:table-cell>
        </table:table-row>
        <table:table-row table:style-name="ro1">
          <table:table-cell office:value-type="float" office:value="9871928" calcext:value-type="float">
            <text:p>9871928</text:p>
          </table:table-cell>
          <table:table-cell table:formula="of:=[.A619]/1000/(60*60*24)" office:value-type="time" office:time-value="PT02H44M31.928S" calcext:value-type="time">
            <text:p>02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60.13" calcext:value-type="float">
            <text:p>1260.13</text:p>
          </table:table-cell>
          <table:table-cell office:value-type="float" office:value="1496.31" calcext:value-type="float">
            <text:p>1496.31</text:p>
          </table:table-cell>
        </table:table-row>
        <table:table-row table:style-name="ro1">
          <table:table-cell office:value-type="float" office:value="9887929" calcext:value-type="float">
            <text:p>9887929</text:p>
          </table:table-cell>
          <table:table-cell table:formula="of:=[.A620]/1000/(60*60*24)" office:value-type="time" office:time-value="PT02H44M47.929S" calcext:value-type="time">
            <text:p>02:44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262.17" calcext:value-type="float">
            <text:p>1262.17</text:p>
          </table:table-cell>
          <table:table-cell office:value-type="float" office:value="1498.67" calcext:value-type="float">
            <text:p>1498.67</text:p>
          </table:table-cell>
        </table:table-row>
        <table:table-row table:style-name="ro1">
          <table:table-cell office:value-type="float" office:value="9903929" calcext:value-type="float">
            <text:p>9903929</text:p>
          </table:table-cell>
          <table:table-cell table:formula="of:=[.A621]/1000/(60*60*24)" office:value-type="time" office:time-value="PT02H45M03.929S" calcext:value-type="time">
            <text:p>02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1501.03" calcext:value-type="float">
            <text:p>1501.03</text:p>
          </table:table-cell>
        </table:table-row>
        <table:table-row table:style-name="ro1">
          <table:table-cell office:value-type="float" office:value="9919930" calcext:value-type="float">
            <text:p>9919930</text:p>
          </table:table-cell>
          <table:table-cell table:formula="of:=[.A622]/1000/(60*60*24)" office:value-type="time" office:time-value="PT02H45M19.93S" calcext:value-type="time">
            <text:p>02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266.25" calcext:value-type="float">
            <text:p>1266.25</text:p>
          </table:table-cell>
          <table:table-cell office:value-type="float" office:value="1503.39" calcext:value-type="float">
            <text:p>1503.39</text:p>
          </table:table-cell>
        </table:table-row>
        <table:table-row table:style-name="ro1">
          <table:table-cell office:value-type="float" office:value="9935928" calcext:value-type="float">
            <text:p>9935928</text:p>
          </table:table-cell>
          <table:table-cell table:formula="of:=[.A623]/1000/(60*60*24)" office:value-type="time" office:time-value="PT02H45M35.928S" calcext:value-type="time">
            <text:p>02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68.29" calcext:value-type="float">
            <text:p>1268.29</text:p>
          </table:table-cell>
          <table:table-cell office:value-type="float" office:value="1505.75" calcext:value-type="float">
            <text:p>1505.75</text:p>
          </table:table-cell>
        </table:table-row>
        <table:table-row table:style-name="ro1">
          <table:table-cell office:value-type="float" office:value="9951928" calcext:value-type="float">
            <text:p>9951928</text:p>
          </table:table-cell>
          <table:table-cell table:formula="of:=[.A624]/1000/(60*60*24)" office:value-type="time" office:time-value="PT02H45M51.928S" calcext:value-type="time">
            <text:p>02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7" calcext:value-type="float">
            <text:p>530.27</text:p>
          </table:table-cell>
          <table:table-cell office:value-type="float" office:value="1270.34" calcext:value-type="float">
            <text:p>1270.34</text:p>
          </table:table-cell>
          <table:table-cell office:value-type="float" office:value="1508.11" calcext:value-type="float">
            <text:p>1508.11</text:p>
          </table:table-cell>
        </table:table-row>
        <table:table-row table:style-name="ro1">
          <table:table-cell office:value-type="float" office:value="9967930" calcext:value-type="float">
            <text:p>9967930</text:p>
          </table:table-cell>
          <table:table-cell table:formula="of:=[.A625]/1000/(60*60*24)" office:value-type="time" office:time-value="PT02H46M07.93S" calcext:value-type="time">
            <text:p>02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72.38" calcext:value-type="float">
            <text:p>1272.38</text:p>
          </table:table-cell>
          <table:table-cell office:value-type="float" office:value="1510.47" calcext:value-type="float">
            <text:p>1510.47</text:p>
          </table:table-cell>
        </table:table-row>
        <table:table-row table:style-name="ro1">
          <table:table-cell office:value-type="float" office:value="9983928" calcext:value-type="float">
            <text:p>9983928</text:p>
          </table:table-cell>
          <table:table-cell table:formula="of:=[.A626]/1000/(60*60*24)" office:value-type="time" office:time-value="PT02H46M23.928S" calcext:value-type="time">
            <text:p>02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74.42" calcext:value-type="float">
            <text:p>1274.42</text:p>
          </table:table-cell>
          <table:table-cell office:value-type="float" office:value="1512.82" calcext:value-type="float">
            <text:p>1512.82</text:p>
          </table:table-cell>
        </table:table-row>
        <table:table-row table:style-name="ro1">
          <table:table-cell office:value-type="float" office:value="9999928" calcext:value-type="float">
            <text:p>9999928</text:p>
          </table:table-cell>
          <table:table-cell table:formula="of:=[.A627]/1000/(60*60*24)" office:value-type="time" office:time-value="PT02H46M39.928S" calcext:value-type="time">
            <text:p>02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3" calcext:value-type="float">
            <text:p>530.13</text:p>
          </table:table-cell>
          <table:table-cell office:value-type="float" office:value="1276.46" calcext:value-type="float">
            <text:p>1276.46</text:p>
          </table:table-cell>
          <table:table-cell office:value-type="float" office:value="1515.18" calcext:value-type="float">
            <text:p>1515.18</text:p>
          </table:table-cell>
        </table:table-row>
        <table:table-row table:style-name="ro1">
          <table:table-cell office:value-type="float" office:value="10015928" calcext:value-type="float">
            <text:p>10015928</text:p>
          </table:table-cell>
          <table:table-cell table:formula="of:=[.A628]/1000/(60*60*24)" office:value-type="time" office:time-value="PT02H46M55.928S" calcext:value-type="time">
            <text:p>02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278.51" calcext:value-type="float">
            <text:p>1278.51</text:p>
          </table:table-cell>
          <table:table-cell office:value-type="float" office:value="1517.54" calcext:value-type="float">
            <text:p>1517.54</text:p>
          </table:table-cell>
        </table:table-row>
        <table:table-row table:style-name="ro1">
          <table:table-cell office:value-type="float" office:value="10031928" calcext:value-type="float">
            <text:p>10031928</text:p>
          </table:table-cell>
          <table:table-cell table:formula="of:=[.A629]/1000/(60*60*24)" office:value-type="time" office:time-value="PT02H47M11.928S" calcext:value-type="time">
            <text:p>02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280.55" calcext:value-type="float">
            <text:p>1280.55</text:p>
          </table:table-cell>
          <table:table-cell office:value-type="float" office:value="1519.9" calcext:value-type="float">
            <text:p>1519.9</text:p>
          </table:table-cell>
        </table:table-row>
        <table:table-row table:style-name="ro1">
          <table:table-cell office:value-type="float" office:value="10047928" calcext:value-type="float">
            <text:p>10047928</text:p>
          </table:table-cell>
          <table:table-cell table:formula="of:=[.A630]/1000/(60*60*24)" office:value-type="time" office:time-value="PT02H47M27.928S" calcext:value-type="time">
            <text:p>02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82.59" calcext:value-type="float">
            <text:p>1282.59</text:p>
          </table:table-cell>
          <table:table-cell office:value-type="float" office:value="1522.26" calcext:value-type="float">
            <text:p>1522.26</text:p>
          </table:table-cell>
        </table:table-row>
        <table:table-row table:style-name="ro1">
          <table:table-cell office:value-type="float" office:value="10063928" calcext:value-type="float">
            <text:p>10063928</text:p>
          </table:table-cell>
          <table:table-cell table:formula="of:=[.A631]/1000/(60*60*24)" office:value-type="time" office:time-value="PT02H47M43.928S" calcext:value-type="time">
            <text:p>02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84.63" calcext:value-type="float">
            <text:p>1284.63</text:p>
          </table:table-cell>
          <table:table-cell office:value-type="float" office:value="1524.62" calcext:value-type="float">
            <text:p>1524.62</text:p>
          </table:table-cell>
        </table:table-row>
        <table:table-row table:style-name="ro1">
          <table:table-cell office:value-type="float" office:value="10079928" calcext:value-type="float">
            <text:p>10079928</text:p>
          </table:table-cell>
          <table:table-cell table:formula="of:=[.A632]/1000/(60*60*24)" office:value-type="time" office:time-value="PT02H47M59.928S" calcext:value-type="time">
            <text:p>02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286.67" calcext:value-type="float">
            <text:p>1286.67</text:p>
          </table:table-cell>
          <table:table-cell office:value-type="float" office:value="1526.97" calcext:value-type="float">
            <text:p>1526.97</text:p>
          </table:table-cell>
        </table:table-row>
        <table:table-row table:style-name="ro1">
          <table:table-cell office:value-type="float" office:value="10095929" calcext:value-type="float">
            <text:p>10095929</text:p>
          </table:table-cell>
          <table:table-cell table:formula="of:=[.A633]/1000/(60*60*24)" office:value-type="time" office:time-value="PT02H48M15.929S" calcext:value-type="time">
            <text:p>02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288.72" calcext:value-type="float">
            <text:p>1288.72</text:p>
          </table:table-cell>
          <table:table-cell office:value-type="float" office:value="1529.33" calcext:value-type="float">
            <text:p>1529.33</text:p>
          </table:table-cell>
        </table:table-row>
        <table:table-row table:style-name="ro1">
          <table:table-cell office:value-type="float" office:value="10111929" calcext:value-type="float">
            <text:p>10111929</text:p>
          </table:table-cell>
          <table:table-cell table:formula="of:=[.A634]/1000/(60*60*24)" office:value-type="time" office:time-value="PT02H48M31.929S" calcext:value-type="time">
            <text:p>02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290.76" calcext:value-type="float">
            <text:p>1290.76</text:p>
          </table:table-cell>
          <table:table-cell office:value-type="float" office:value="1531.69" calcext:value-type="float">
            <text:p>1531.69</text:p>
          </table:table-cell>
        </table:table-row>
        <table:table-row table:style-name="ro1">
          <table:table-cell office:value-type="float" office:value="10127928" calcext:value-type="float">
            <text:p>10127928</text:p>
          </table:table-cell>
          <table:table-cell table:formula="of:=[.A635]/1000/(60*60*24)" office:value-type="time" office:time-value="PT02H48M47.928S" calcext:value-type="time">
            <text:p>02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292.8" calcext:value-type="float">
            <text:p>1292.8</text:p>
          </table:table-cell>
          <table:table-cell office:value-type="float" office:value="1534.05" calcext:value-type="float">
            <text:p>1534.05</text:p>
          </table:table-cell>
        </table:table-row>
        <table:table-row table:style-name="ro1">
          <table:table-cell office:value-type="float" office:value="10143928" calcext:value-type="float">
            <text:p>10143928</text:p>
          </table:table-cell>
          <table:table-cell table:formula="of:=[.A636]/1000/(60*60*24)" office:value-type="time" office:time-value="PT02H49M03.928S" calcext:value-type="time">
            <text:p>02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294.84" calcext:value-type="float">
            <text:p>1294.84</text:p>
          </table:table-cell>
          <table:table-cell office:value-type="float" office:value="1536.4" calcext:value-type="float">
            <text:p>1536.4</text:p>
          </table:table-cell>
        </table:table-row>
        <table:table-row table:style-name="ro1">
          <table:table-cell office:value-type="float" office:value="10159928" calcext:value-type="float">
            <text:p>10159928</text:p>
          </table:table-cell>
          <table:table-cell table:formula="of:=[.A637]/1000/(60*60*24)" office:value-type="time" office:time-value="PT02H49M19.928S" calcext:value-type="time">
            <text:p>02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8" calcext:value-type="float">
            <text:p>530.48</text:p>
          </table:table-cell>
          <table:table-cell office:value-type="float" office:value="1296.88" calcext:value-type="float">
            <text:p>1296.88</text:p>
          </table:table-cell>
          <table:table-cell office:value-type="float" office:value="1538.76" calcext:value-type="float">
            <text:p>1538.76</text:p>
          </table:table-cell>
        </table:table-row>
        <table:table-row table:style-name="ro1">
          <table:table-cell office:value-type="float" office:value="10175928" calcext:value-type="float">
            <text:p>10175928</text:p>
          </table:table-cell>
          <table:table-cell table:formula="of:=[.A638]/1000/(60*60*24)" office:value-type="time" office:time-value="PT02H49M35.928S" calcext:value-type="time">
            <text:p>02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298.93" calcext:value-type="float">
            <text:p>1298.93</text:p>
          </table:table-cell>
          <table:table-cell office:value-type="float" office:value="1541.12" calcext:value-type="float">
            <text:p>1541.12</text:p>
          </table:table-cell>
        </table:table-row>
        <table:table-row table:style-name="ro1">
          <table:table-cell office:value-type="float" office:value="10191929" calcext:value-type="float">
            <text:p>10191929</text:p>
          </table:table-cell>
          <table:table-cell table:formula="of:=[.A639]/1000/(60*60*24)" office:value-type="time" office:time-value="PT02H49M51.929S" calcext:value-type="time">
            <text:p>02:49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00.97" calcext:value-type="float">
            <text:p>1300.97</text:p>
          </table:table-cell>
          <table:table-cell office:value-type="float" office:value="1543.47" calcext:value-type="float">
            <text:p>1543.47</text:p>
          </table:table-cell>
        </table:table-row>
        <table:table-row table:style-name="ro1">
          <table:table-cell office:value-type="float" office:value="10207929" calcext:value-type="float">
            <text:p>10207929</text:p>
          </table:table-cell>
          <table:table-cell table:formula="of:=[.A640]/1000/(60*60*24)" office:value-type="time" office:time-value="PT02H50M07.929S" calcext:value-type="time">
            <text:p>02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5" calcext:value-type="float">
            <text:p>530.25</text:p>
          </table:table-cell>
          <table:table-cell office:value-type="float" office:value="1303.01" calcext:value-type="float">
            <text:p>1303.01</text:p>
          </table:table-cell>
          <table:table-cell office:value-type="float" office:value="1545.83" calcext:value-type="float">
            <text:p>1545.83</text:p>
          </table:table-cell>
        </table:table-row>
        <table:table-row table:style-name="ro1">
          <table:table-cell office:value-type="float" office:value="10223928" calcext:value-type="float">
            <text:p>10223928</text:p>
          </table:table-cell>
          <table:table-cell table:formula="of:=[.A641]/1000/(60*60*24)" office:value-type="time" office:time-value="PT02H50M23.928S" calcext:value-type="time">
            <text:p>02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05.05" calcext:value-type="float">
            <text:p>1305.05</text:p>
          </table:table-cell>
          <table:table-cell office:value-type="float" office:value="1548.19" calcext:value-type="float">
            <text:p>1548.19</text:p>
          </table:table-cell>
        </table:table-row>
        <table:table-row table:style-name="ro1">
          <table:table-cell office:value-type="float" office:value="10239929" calcext:value-type="float">
            <text:p>10239929</text:p>
          </table:table-cell>
          <table:table-cell table:formula="of:=[.A642]/1000/(60*60*24)" office:value-type="time" office:time-value="PT02H50M39.929S" calcext:value-type="time">
            <text:p>02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07.09" calcext:value-type="float">
            <text:p>1307.09</text:p>
          </table:table-cell>
          <table:table-cell office:value-type="float" office:value="1550.54" calcext:value-type="float">
            <text:p>1550.54</text:p>
          </table:table-cell>
        </table:table-row>
        <table:table-row table:style-name="ro1">
          <table:table-cell office:value-type="float" office:value="10255929" calcext:value-type="float">
            <text:p>10255929</text:p>
          </table:table-cell>
          <table:table-cell table:formula="of:=[.A643]/1000/(60*60*24)" office:value-type="time" office:time-value="PT02H50M55.929S" calcext:value-type="time">
            <text:p>02:50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309.14" calcext:value-type="float">
            <text:p>1309.14</text:p>
          </table:table-cell>
          <table:table-cell office:value-type="float" office:value="1552.9" calcext:value-type="float">
            <text:p>1552.9</text:p>
          </table:table-cell>
        </table:table-row>
        <table:table-row table:style-name="ro1">
          <table:table-cell office:value-type="float" office:value="10271930" calcext:value-type="float">
            <text:p>10271930</text:p>
          </table:table-cell>
          <table:table-cell table:formula="of:=[.A644]/1000/(60*60*24)" office:value-type="time" office:time-value="PT02H51M11.93S" calcext:value-type="time">
            <text:p>02:51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11.18" calcext:value-type="float">
            <text:p>1311.18</text:p>
          </table:table-cell>
          <table:table-cell office:value-type="float" office:value="1555.25" calcext:value-type="float">
            <text:p>1555.25</text:p>
          </table:table-cell>
        </table:table-row>
        <table:table-row table:style-name="ro1">
          <table:table-cell office:value-type="float" office:value="10287930" calcext:value-type="float">
            <text:p>10287930</text:p>
          </table:table-cell>
          <table:table-cell table:formula="of:=[.A645]/1000/(60*60*24)" office:value-type="time" office:time-value="PT02H51M27.93S" calcext:value-type="time">
            <text:p>02:51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13.22" calcext:value-type="float">
            <text:p>1313.22</text:p>
          </table:table-cell>
          <table:table-cell office:value-type="float" office:value="1557.61" calcext:value-type="float">
            <text:p>1557.61</text:p>
          </table:table-cell>
        </table:table-row>
        <table:table-row table:style-name="ro1">
          <table:table-cell office:value-type="float" office:value="10303928" calcext:value-type="float">
            <text:p>10303928</text:p>
          </table:table-cell>
          <table:table-cell table:formula="of:=[.A646]/1000/(60*60*24)" office:value-type="time" office:time-value="PT02H51M43.928S" calcext:value-type="time">
            <text:p>02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15.26" calcext:value-type="float">
            <text:p>1315.26</text:p>
          </table:table-cell>
          <table:table-cell office:value-type="float" office:value="1559.97" calcext:value-type="float">
            <text:p>1559.97</text:p>
          </table:table-cell>
        </table:table-row>
        <table:table-row table:style-name="ro1">
          <table:table-cell office:value-type="float" office:value="10319930" calcext:value-type="float">
            <text:p>10319930</text:p>
          </table:table-cell>
          <table:table-cell table:formula="of:=[.A647]/1000/(60*60*24)" office:value-type="time" office:time-value="PT02H51M59.93S" calcext:value-type="time">
            <text:p>02:52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17.3" calcext:value-type="float">
            <text:p>1317.3</text:p>
          </table:table-cell>
          <table:table-cell office:value-type="float" office:value="1562.32" calcext:value-type="float">
            <text:p>1562.32</text:p>
          </table:table-cell>
        </table:table-row>
        <table:table-row table:style-name="ro1">
          <table:table-cell office:value-type="float" office:value="10335928" calcext:value-type="float">
            <text:p>10335928</text:p>
          </table:table-cell>
          <table:table-cell table:formula="of:=[.A648]/1000/(60*60*24)" office:value-type="time" office:time-value="PT02H52M15.928S" calcext:value-type="time">
            <text:p>02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19.35" calcext:value-type="float">
            <text:p>1319.35</text:p>
          </table:table-cell>
          <table:table-cell office:value-type="float" office:value="1564.68" calcext:value-type="float">
            <text:p>1564.68</text:p>
          </table:table-cell>
        </table:table-row>
        <table:table-row table:style-name="ro1">
          <table:table-cell office:value-type="float" office:value="10351928" calcext:value-type="float">
            <text:p>10351928</text:p>
          </table:table-cell>
          <table:table-cell table:formula="of:=[.A649]/1000/(60*60*24)" office:value-type="time" office:time-value="PT02H52M31.928S" calcext:value-type="time">
            <text:p>02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321.39" calcext:value-type="float">
            <text:p>1321.39</text:p>
          </table:table-cell>
          <table:table-cell office:value-type="float" office:value="1567.03" calcext:value-type="float">
            <text:p>1567.03</text:p>
          </table:table-cell>
        </table:table-row>
        <table:table-row table:style-name="ro1">
          <table:table-cell office:value-type="float" office:value="10367928" calcext:value-type="float">
            <text:p>10367928</text:p>
          </table:table-cell>
          <table:table-cell table:formula="of:=[.A650]/1000/(60*60*24)" office:value-type="time" office:time-value="PT02H52M47.928S" calcext:value-type="time">
            <text:p>02:52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5" calcext:value-type="float">
            <text:p>530.25</text:p>
          </table:table-cell>
          <table:table-cell office:value-type="float" office:value="1323.43" calcext:value-type="float">
            <text:p>1323.43</text:p>
          </table:table-cell>
          <table:table-cell office:value-type="float" office:value="1569.38" calcext:value-type="float">
            <text:p>1569.38</text:p>
          </table:table-cell>
        </table:table-row>
        <table:table-row table:style-name="ro1">
          <table:table-cell office:value-type="float" office:value="10383928" calcext:value-type="float">
            <text:p>10383928</text:p>
          </table:table-cell>
          <table:table-cell table:formula="of:=[.A651]/1000/(60*60*24)" office:value-type="time" office:time-value="PT02H53M03.928S" calcext:value-type="time">
            <text:p>02:53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25.47" calcext:value-type="float">
            <text:p>1325.47</text:p>
          </table:table-cell>
          <table:table-cell office:value-type="float" office:value="1571.74" calcext:value-type="float">
            <text:p>1571.74</text:p>
          </table:table-cell>
        </table:table-row>
        <table:table-row table:style-name="ro1">
          <table:table-cell office:value-type="float" office:value="10399928" calcext:value-type="float">
            <text:p>10399928</text:p>
          </table:table-cell>
          <table:table-cell table:formula="of:=[.A652]/1000/(60*60*24)" office:value-type="time" office:time-value="PT02H53M19.928S" calcext:value-type="time">
            <text:p>02:53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6" calcext:value-type="float">
            <text:p>530.06</text:p>
          </table:table-cell>
          <table:table-cell office:value-type="float" office:value="1327.51" calcext:value-type="float">
            <text:p>1327.51</text:p>
          </table:table-cell>
          <table:table-cell office:value-type="float" office:value="1574.09" calcext:value-type="float">
            <text:p>1574.09</text:p>
          </table:table-cell>
        </table:table-row>
        <table:table-row table:style-name="ro1">
          <table:table-cell office:value-type="float" office:value="10415929" calcext:value-type="float">
            <text:p>10415929</text:p>
          </table:table-cell>
          <table:table-cell table:formula="of:=[.A653]/1000/(60*60*24)" office:value-type="time" office:time-value="PT02H53M35.929S" calcext:value-type="time">
            <text:p>02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29.56" calcext:value-type="float">
            <text:p>1329.56</text:p>
          </table:table-cell>
          <table:table-cell office:value-type="float" office:value="1576.45" calcext:value-type="float">
            <text:p>1576.45</text:p>
          </table:table-cell>
        </table:table-row>
        <table:table-row table:style-name="ro1">
          <table:table-cell office:value-type="float" office:value="10431930" calcext:value-type="float">
            <text:p>10431930</text:p>
          </table:table-cell>
          <table:table-cell table:formula="of:=[.A654]/1000/(60*60*24)" office:value-type="time" office:time-value="PT02H53M51.93S" calcext:value-type="time">
            <text:p>02:53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31.6" calcext:value-type="float">
            <text:p>1331.6</text:p>
          </table:table-cell>
          <table:table-cell office:value-type="float" office:value="1578.8" calcext:value-type="float">
            <text:p>1578.8</text:p>
          </table:table-cell>
        </table:table-row>
        <table:table-row table:style-name="ro1">
          <table:table-cell office:value-type="float" office:value="10447930" calcext:value-type="float">
            <text:p>10447930</text:p>
          </table:table-cell>
          <table:table-cell table:formula="of:=[.A655]/1000/(60*60*24)" office:value-type="time" office:time-value="PT02H54M07.93S" calcext:value-type="time">
            <text:p>02:54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9.8" calcext:value-type="float">
            <text:p>529.8</text:p>
          </table:table-cell>
          <table:table-cell office:value-type="float" office:value="1333.64" calcext:value-type="float">
            <text:p>1333.64</text:p>
          </table:table-cell>
          <table:table-cell office:value-type="float" office:value="1581.16" calcext:value-type="float">
            <text:p>1581.16</text:p>
          </table:table-cell>
        </table:table-row>
        <table:table-row table:style-name="ro1">
          <table:table-cell office:value-type="float" office:value="10463928" calcext:value-type="float">
            <text:p>10463928</text:p>
          </table:table-cell>
          <table:table-cell table:formula="of:=[.A656]/1000/(60*60*24)" office:value-type="time" office:time-value="PT02H54M23.928S" calcext:value-type="time">
            <text:p>02:54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335.68" calcext:value-type="float">
            <text:p>1335.68</text:p>
          </table:table-cell>
          <table:table-cell office:value-type="float" office:value="1583.51" calcext:value-type="float">
            <text:p>1583.51</text:p>
          </table:table-cell>
        </table:table-row>
        <table:table-row table:style-name="ro1">
          <table:table-cell office:value-type="float" office:value="10479928" calcext:value-type="float">
            <text:p>10479928</text:p>
          </table:table-cell>
          <table:table-cell table:formula="of:=[.A657]/1000/(60*60*24)" office:value-type="time" office:time-value="PT02H54M39.928S" calcext:value-type="time">
            <text:p>02:54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37.73" calcext:value-type="float">
            <text:p>1337.73</text:p>
          </table:table-cell>
          <table:table-cell office:value-type="float" office:value="1585.86" calcext:value-type="float">
            <text:p>1585.86</text:p>
          </table:table-cell>
        </table:table-row>
        <table:table-row table:style-name="ro1">
          <table:table-cell office:value-type="float" office:value="10495928" calcext:value-type="float">
            <text:p>10495928</text:p>
          </table:table-cell>
          <table:table-cell table:formula="of:=[.A658]/1000/(60*60*24)" office:value-type="time" office:time-value="PT02H54M55.928S" calcext:value-type="time">
            <text:p>02:54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3" calcext:value-type="float">
            <text:p>528.3</text:p>
          </table:table-cell>
          <table:table-cell office:value-type="float" office:value="1339.77" calcext:value-type="float">
            <text:p>1339.77</text:p>
          </table:table-cell>
          <table:table-cell office:value-type="float" office:value="1588.21" calcext:value-type="float">
            <text:p>1588.21</text:p>
          </table:table-cell>
        </table:table-row>
        <table:table-row table:style-name="ro1">
          <table:table-cell office:value-type="float" office:value="10511928" calcext:value-type="float">
            <text:p>10511928</text:p>
          </table:table-cell>
          <table:table-cell table:formula="of:=[.A659]/1000/(60*60*24)" office:value-type="time" office:time-value="PT02H55M11.928S" calcext:value-type="time">
            <text:p>02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3" calcext:value-type="float">
            <text:p>528.53</text:p>
          </table:table-cell>
          <table:table-cell office:value-type="float" office:value="1341.81" calcext:value-type="float">
            <text:p>1341.81</text:p>
          </table:table-cell>
          <table:table-cell office:value-type="float" office:value="1590.56" calcext:value-type="float">
            <text:p>1590.56</text:p>
          </table:table-cell>
        </table:table-row>
        <table:table-row table:style-name="ro1">
          <table:table-cell office:value-type="float" office:value="10527928" calcext:value-type="float">
            <text:p>10527928</text:p>
          </table:table-cell>
          <table:table-cell table:formula="of:=[.A660]/1000/(60*60*24)" office:value-type="time" office:time-value="PT02H55M27.928S" calcext:value-type="time">
            <text:p>02:55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43.85" calcext:value-type="float">
            <text:p>1343.85</text:p>
          </table:table-cell>
          <table:table-cell office:value-type="float" office:value="1592.92" calcext:value-type="float">
            <text:p>1592.92</text:p>
          </table:table-cell>
        </table:table-row>
        <table:table-row table:style-name="ro1">
          <table:table-cell office:value-type="float" office:value="10543930" calcext:value-type="float">
            <text:p>10543930</text:p>
          </table:table-cell>
          <table:table-cell table:formula="of:=[.A661]/1000/(60*60*24)" office:value-type="time" office:time-value="PT02H55M43.93S" calcext:value-type="time">
            <text:p>02:55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9" calcext:value-type="float">
            <text:p>529.89</text:p>
          </table:table-cell>
          <table:table-cell office:value-type="float" office:value="1345.9" calcext:value-type="float">
            <text:p>1345.9</text:p>
          </table:table-cell>
          <table:table-cell office:value-type="float" office:value="1595.27" calcext:value-type="float">
            <text:p>1595.27</text:p>
          </table:table-cell>
        </table:table-row>
        <table:table-row table:style-name="ro1">
          <table:table-cell office:value-type="float" office:value="10559928" calcext:value-type="float">
            <text:p>10559928</text:p>
          </table:table-cell>
          <table:table-cell table:formula="of:=[.A662]/1000/(60*60*24)" office:value-type="time" office:time-value="PT02H55M59.928S" calcext:value-type="time">
            <text:p>02:56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47.94" calcext:value-type="float">
            <text:p>1347.94</text:p>
          </table:table-cell>
          <table:table-cell office:value-type="float" office:value="1597.62" calcext:value-type="float">
            <text:p>1597.62</text:p>
          </table:table-cell>
        </table:table-row>
        <table:table-row table:style-name="ro1">
          <table:table-cell office:value-type="float" office:value="10575928" calcext:value-type="float">
            <text:p>10575928</text:p>
          </table:table-cell>
          <table:table-cell table:formula="of:=[.A663]/1000/(60*60*24)" office:value-type="time" office:time-value="PT02H56M15.928S" calcext:value-type="time">
            <text:p>02:56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49.98" calcext:value-type="float">
            <text:p>1349.98</text:p>
          </table:table-cell>
          <table:table-cell office:value-type="float" office:value="1599.97" calcext:value-type="float">
            <text:p>1599.97</text:p>
          </table:table-cell>
        </table:table-row>
        <table:table-row table:style-name="ro1">
          <table:table-cell office:value-type="float" office:value="10591928" calcext:value-type="float">
            <text:p>10591928</text:p>
          </table:table-cell>
          <table:table-cell table:formula="of:=[.A664]/1000/(60*60*24)" office:value-type="time" office:time-value="PT02H56M31.928S" calcext:value-type="time">
            <text:p>02:56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52.02" calcext:value-type="float">
            <text:p>1352.02</text:p>
          </table:table-cell>
          <table:table-cell office:value-type="float" office:value="1602.32" calcext:value-type="float">
            <text:p>1602.32</text:p>
          </table:table-cell>
        </table:table-row>
        <table:table-row table:style-name="ro1">
          <table:table-cell office:value-type="float" office:value="10607928" calcext:value-type="float">
            <text:p>10607928</text:p>
          </table:table-cell>
          <table:table-cell table:formula="of:=[.A665]/1000/(60*60*24)" office:value-type="time" office:time-value="PT02H56M47.928S" calcext:value-type="time">
            <text:p>02:56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54.06" calcext:value-type="float">
            <text:p>1354.06</text:p>
          </table:table-cell>
          <table:table-cell office:value-type="float" office:value="1604.67" calcext:value-type="float">
            <text:p>1604.67</text:p>
          </table:table-cell>
        </table:table-row>
        <table:table-row table:style-name="ro1">
          <table:table-cell office:value-type="float" office:value="10623928" calcext:value-type="float">
            <text:p>10623928</text:p>
          </table:table-cell>
          <table:table-cell table:formula="of:=[.A666]/1000/(60*60*24)" office:value-type="time" office:time-value="PT02H57M03.928S" calcext:value-type="time">
            <text:p>02:57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56.11" calcext:value-type="float">
            <text:p>1356.11</text:p>
          </table:table-cell>
          <table:table-cell office:value-type="float" office:value="1607.02" calcext:value-type="float">
            <text:p>1607.02</text:p>
          </table:table-cell>
        </table:table-row>
        <table:table-row table:style-name="ro1">
          <table:table-cell office:value-type="float" office:value="10639930" calcext:value-type="float">
            <text:p>10639930</text:p>
          </table:table-cell>
          <table:table-cell table:formula="of:=[.A667]/1000/(60*60*24)" office:value-type="time" office:time-value="PT02H57M19.93S" calcext:value-type="time">
            <text:p>02:57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58.15" calcext:value-type="float">
            <text:p>1358.15</text:p>
          </table:table-cell>
          <table:table-cell office:value-type="float" office:value="1609.37" calcext:value-type="float">
            <text:p>1609.37</text:p>
          </table:table-cell>
        </table:table-row>
        <table:table-row table:style-name="ro1">
          <table:table-cell office:value-type="float" office:value="10655928" calcext:value-type="float">
            <text:p>10655928</text:p>
          </table:table-cell>
          <table:table-cell table:formula="of:=[.A668]/1000/(60*60*24)" office:value-type="time" office:time-value="PT02H57M35.928S" calcext:value-type="time">
            <text:p>02:57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60.19" calcext:value-type="float">
            <text:p>1360.19</text:p>
          </table:table-cell>
          <table:table-cell office:value-type="float" office:value="1611.72" calcext:value-type="float">
            <text:p>1611.72</text:p>
          </table:table-cell>
        </table:table-row>
        <table:table-row table:style-name="ro1">
          <table:table-cell office:value-type="float" office:value="10671928" calcext:value-type="float">
            <text:p>10671928</text:p>
          </table:table-cell>
          <table:table-cell table:formula="of:=[.A669]/1000/(60*60*24)" office:value-type="time" office:time-value="PT02H57M51.928S" calcext:value-type="time">
            <text:p>02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62.23" calcext:value-type="float">
            <text:p>1362.23</text:p>
          </table:table-cell>
          <table:table-cell office:value-type="float" office:value="1614.06" calcext:value-type="float">
            <text:p>1614.06</text:p>
          </table:table-cell>
        </table:table-row>
        <table:table-row table:style-name="ro1">
          <table:table-cell office:value-type="float" office:value="10687928" calcext:value-type="float">
            <text:p>10687928</text:p>
          </table:table-cell>
          <table:table-cell table:formula="of:=[.A670]/1000/(60*60*24)" office:value-type="time" office:time-value="PT02H58M07.928S" calcext:value-type="time">
            <text:p>02:58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64.28" calcext:value-type="float">
            <text:p>1364.28</text:p>
          </table:table-cell>
          <table:table-cell office:value-type="float" office:value="1616.41" calcext:value-type="float">
            <text:p>1616.41</text:p>
          </table:table-cell>
        </table:table-row>
        <table:table-row table:style-name="ro1">
          <table:table-cell office:value-type="float" office:value="10703928" calcext:value-type="float">
            <text:p>10703928</text:p>
          </table:table-cell>
          <table:table-cell table:formula="of:=[.A671]/1000/(60*60*24)" office:value-type="time" office:time-value="PT02H58M23.928S" calcext:value-type="time">
            <text:p>02:58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66.32" calcext:value-type="float">
            <text:p>1366.32</text:p>
          </table:table-cell>
          <table:table-cell office:value-type="float" office:value="1618.76" calcext:value-type="float">
            <text:p>1618.76</text:p>
          </table:table-cell>
        </table:table-row>
        <table:table-row table:style-name="ro1">
          <table:table-cell office:value-type="float" office:value="10719928" calcext:value-type="float">
            <text:p>10719928</text:p>
          </table:table-cell>
          <table:table-cell table:formula="of:=[.A672]/1000/(60*60*24)" office:value-type="time" office:time-value="PT02H58M39.928S" calcext:value-type="time">
            <text:p>02:58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68.36" calcext:value-type="float">
            <text:p>1368.36</text:p>
          </table:table-cell>
          <table:table-cell office:value-type="float" office:value="1621.11" calcext:value-type="float">
            <text:p>1621.11</text:p>
          </table:table-cell>
        </table:table-row>
        <table:table-row table:style-name="ro1">
          <table:table-cell office:value-type="float" office:value="10735928" calcext:value-type="float">
            <text:p>10735928</text:p>
          </table:table-cell>
          <table:table-cell table:formula="of:=[.A673]/1000/(60*60*24)" office:value-type="time" office:time-value="PT02H58M55.928S" calcext:value-type="time">
            <text:p>02:58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70.4" calcext:value-type="float">
            <text:p>1370.4</text:p>
          </table:table-cell>
          <table:table-cell office:value-type="float" office:value="1623.45" calcext:value-type="float">
            <text:p>1623.45</text:p>
          </table:table-cell>
        </table:table-row>
        <table:table-row table:style-name="ro1">
          <table:table-cell office:value-type="float" office:value="10751928" calcext:value-type="float">
            <text:p>10751928</text:p>
          </table:table-cell>
          <table:table-cell table:formula="of:=[.A674]/1000/(60*60*24)" office:value-type="time" office:time-value="PT02H59M11.928S" calcext:value-type="time">
            <text:p>02:59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372.45" calcext:value-type="float">
            <text:p>1372.45</text:p>
          </table:table-cell>
          <table:table-cell office:value-type="float" office:value="1625.8" calcext:value-type="float">
            <text:p>1625.8</text:p>
          </table:table-cell>
        </table:table-row>
        <table:table-row table:style-name="ro1">
          <table:table-cell office:value-type="float" office:value="10767928" calcext:value-type="float">
            <text:p>10767928</text:p>
          </table:table-cell>
          <table:table-cell table:formula="of:=[.A675]/1000/(60*60*24)" office:value-type="time" office:time-value="PT02H59M27.928S" calcext:value-type="time">
            <text:p>02:59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74.49" calcext:value-type="float">
            <text:p>1374.49</text:p>
          </table:table-cell>
          <table:table-cell office:value-type="float" office:value="1628.15" calcext:value-type="float">
            <text:p>1628.15</text:p>
          </table:table-cell>
        </table:table-row>
        <table:table-row table:style-name="ro1">
          <table:table-cell office:value-type="float" office:value="10783929" calcext:value-type="float">
            <text:p>10783929</text:p>
          </table:table-cell>
          <table:table-cell table:formula="of:=[.A676]/1000/(60*60*24)" office:value-type="time" office:time-value="PT02H59M43.929S" calcext:value-type="time">
            <text:p>02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9" calcext:value-type="float">
            <text:p>526.69</text:p>
          </table:table-cell>
          <table:table-cell office:value-type="float" office:value="1376.53" calcext:value-type="float">
            <text:p>1376.53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>
          <table:table-cell office:value-type="float" office:value="10799929" calcext:value-type="float">
            <text:p>10799929</text:p>
          </table:table-cell>
          <table:table-cell table:formula="of:=[.A677]/1000/(60*60*24)" office:value-type="time" office:time-value="PT02H59M59.929S" calcext:value-type="time">
            <text:p>03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7" calcext:value-type="float">
            <text:p>528.67</text:p>
          </table:table-cell>
          <table:table-cell office:value-type="float" office:value="1378.57" calcext:value-type="float">
            <text:p>1378.57</text:p>
          </table:table-cell>
          <table:table-cell office:value-type="float" office:value="1632.84" calcext:value-type="float">
            <text:p>1632.84</text:p>
          </table:table-cell>
        </table:table-row>
        <table:table-row table:style-name="ro1">
          <table:table-cell office:value-type="float" office:value="10815928" calcext:value-type="float">
            <text:p>10815928</text:p>
          </table:table-cell>
          <table:table-cell table:formula="of:=[.A678]/1000/(60*60*24)" office:value-type="time" office:time-value="PT03H00M15.928S" calcext:value-type="time">
            <text:p>03:00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80.62" calcext:value-type="float">
            <text:p>1380.62</text:p>
          </table:table-cell>
          <table:table-cell office:value-type="float" office:value="1635.18" calcext:value-type="float">
            <text:p>1635.18</text:p>
          </table:table-cell>
        </table:table-row>
        <table:table-row table:style-name="ro1">
          <table:table-cell office:value-type="float" office:value="10831928" calcext:value-type="float">
            <text:p>10831928</text:p>
          </table:table-cell>
          <table:table-cell table:formula="of:=[.A679]/1000/(60*60*24)" office:value-type="time" office:time-value="PT03H00M31.928S" calcext:value-type="time">
            <text:p>03:00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82.66" calcext:value-type="float">
            <text:p>1382.66</text:p>
          </table:table-cell>
          <table:table-cell office:value-type="float" office:value="1637.53" calcext:value-type="float">
            <text:p>1637.53</text:p>
          </table:table-cell>
        </table:table-row>
        <table:table-row table:style-name="ro1">
          <table:table-cell office:value-type="float" office:value="10847928" calcext:value-type="float">
            <text:p>10847928</text:p>
          </table:table-cell>
          <table:table-cell table:formula="of:=[.A680]/1000/(60*60*24)" office:value-type="time" office:time-value="PT03H00M47.928S" calcext:value-type="time">
            <text:p>03:00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1" calcext:value-type="float">
            <text:p>526.81</text:p>
          </table:table-cell>
          <table:table-cell office:value-type="float" office:value="1384.7" calcext:value-type="float">
            <text:p>1384.7</text:p>
          </table:table-cell>
          <table:table-cell office:value-type="float" office:value="1639.88" calcext:value-type="float">
            <text:p>1639.88</text:p>
          </table:table-cell>
        </table:table-row>
        <table:table-row table:style-name="ro1">
          <table:table-cell office:value-type="float" office:value="10863928" calcext:value-type="float">
            <text:p>10863928</text:p>
          </table:table-cell>
          <table:table-cell table:formula="of:=[.A681]/1000/(60*60*24)" office:value-type="time" office:time-value="PT03H01M03.928S" calcext:value-type="time">
            <text:p>03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86.74" calcext:value-type="float">
            <text:p>1386.74</text:p>
          </table:table-cell>
          <table:table-cell office:value-type="float" office:value="1642.22" calcext:value-type="float">
            <text:p>1642.22</text:p>
          </table:table-cell>
        </table:table-row>
        <table:table-row table:style-name="ro1">
          <table:table-cell office:value-type="float" office:value="10879930" calcext:value-type="float">
            <text:p>10879930</text:p>
          </table:table-cell>
          <table:table-cell table:formula="of:=[.A682]/1000/(60*60*24)" office:value-type="time" office:time-value="PT03H01M19.93S" calcext:value-type="time">
            <text:p>03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388.79" calcext:value-type="float">
            <text:p>1388.79</text:p>
          </table:table-cell>
          <table:table-cell office:value-type="float" office:value="1644.57" calcext:value-type="float">
            <text:p>1644.57</text:p>
          </table:table-cell>
        </table:table-row>
        <table:table-row table:style-name="ro1">
          <table:table-cell office:value-type="float" office:value="10895929" calcext:value-type="float">
            <text:p>10895929</text:p>
          </table:table-cell>
          <table:table-cell table:formula="of:=[.A683]/1000/(60*60*24)" office:value-type="time" office:time-value="PT03H01M35.929S" calcext:value-type="time">
            <text:p>03:01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90.83" calcext:value-type="float">
            <text:p>1390.83</text:p>
          </table:table-cell>
          <table:table-cell office:value-type="float" office:value="1646.91" calcext:value-type="float">
            <text:p>1646.91</text:p>
          </table:table-cell>
        </table:table-row>
        <table:table-row table:style-name="ro1">
          <table:table-cell office:value-type="float" office:value="10911930" calcext:value-type="float">
            <text:p>10911930</text:p>
          </table:table-cell>
          <table:table-cell table:formula="of:=[.A684]/1000/(60*60*24)" office:value-type="time" office:time-value="PT03H01M51.93S" calcext:value-type="time">
            <text:p>03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392.87" calcext:value-type="float">
            <text:p>1392.87</text:p>
          </table:table-cell>
          <table:table-cell office:value-type="float" office:value="1649.25" calcext:value-type="float">
            <text:p>1649.25</text:p>
          </table:table-cell>
        </table:table-row>
        <table:table-row table:style-name="ro1">
          <table:table-cell office:value-type="float" office:value="10927928" calcext:value-type="float">
            <text:p>10927928</text:p>
          </table:table-cell>
          <table:table-cell table:formula="of:=[.A685]/1000/(60*60*24)" office:value-type="time" office:time-value="PT03H02M07.928S" calcext:value-type="time">
            <text:p>03:02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94.91" calcext:value-type="float">
            <text:p>1394.91</text:p>
          </table:table-cell>
          <table:table-cell office:value-type="float" office:value="1651.59" calcext:value-type="float">
            <text:p>1651.59</text:p>
          </table:table-cell>
        </table:table-row>
        <table:table-row table:style-name="ro1">
          <table:table-cell office:value-type="float" office:value="10943928" calcext:value-type="float">
            <text:p>10943928</text:p>
          </table:table-cell>
          <table:table-cell table:formula="of:=[.A686]/1000/(60*60*24)" office:value-type="time" office:time-value="PT03H02M23.928S" calcext:value-type="time">
            <text:p>03:02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9" calcext:value-type="float">
            <text:p>528.19</text:p>
          </table:table-cell>
          <table:table-cell office:value-type="float" office:value="1396.95" calcext:value-type="float">
            <text:p>1396.95</text:p>
          </table:table-cell>
          <table:table-cell office:value-type="float" office:value="1653.94" calcext:value-type="float">
            <text:p>1653.94</text:p>
          </table:table-cell>
        </table:table-row>
        <table:table-row table:style-name="ro1">
          <table:table-cell office:value-type="float" office:value="10959928" calcext:value-type="float">
            <text:p>10959928</text:p>
          </table:table-cell>
          <table:table-cell table:formula="of:=[.A687]/1000/(60*60*24)" office:value-type="time" office:time-value="PT03H02M39.928S" calcext:value-type="time">
            <text:p>03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99" calcext:value-type="float">
            <text:p>1399</text:p>
          </table:table-cell>
          <table:table-cell office:value-type="float" office:value="1656.28" calcext:value-type="float">
            <text:p>1656.28</text:p>
          </table:table-cell>
        </table:table-row>
        <table:table-row table:style-name="ro1">
          <table:table-cell office:value-type="float" office:value="10975929" calcext:value-type="float">
            <text:p>10975929</text:p>
          </table:table-cell>
          <table:table-cell table:formula="of:=[.A688]/1000/(60*60*24)" office:value-type="time" office:time-value="PT03H02M55.929S" calcext:value-type="time">
            <text:p>03:02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8.75" calcext:value-type="float">
            <text:p>528.75</text:p>
          </table:table-cell>
          <table:table-cell office:value-type="float" office:value="1401.04" calcext:value-type="float">
            <text:p>1401.04</text:p>
          </table:table-cell>
          <table:table-cell office:value-type="float" office:value="1658.63" calcext:value-type="float">
            <text:p>1658.63</text:p>
          </table:table-cell>
        </table:table-row>
        <table:table-row table:style-name="ro1">
          <table:table-cell office:value-type="float" office:value="10991928" calcext:value-type="float">
            <text:p>10991928</text:p>
          </table:table-cell>
          <table:table-cell table:formula="of:=[.A689]/1000/(60*60*24)" office:value-type="time" office:time-value="PT03H03M11.928S" calcext:value-type="time">
            <text:p>03:03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03.08" calcext:value-type="float">
            <text:p>1403.08</text:p>
          </table:table-cell>
          <table:table-cell office:value-type="float" office:value="1660.97" calcext:value-type="float">
            <text:p>1660.97</text:p>
          </table:table-cell>
        </table:table-row>
        <table:table-row table:style-name="ro1">
          <table:table-cell office:value-type="float" office:value="11007928" calcext:value-type="float">
            <text:p>11007928</text:p>
          </table:table-cell>
          <table:table-cell table:formula="of:=[.A690]/1000/(60*60*24)" office:value-type="time" office:time-value="PT03H03M27.928S" calcext:value-type="time">
            <text:p>03:03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405.12" calcext:value-type="float">
            <text:p>1405.12</text:p>
          </table:table-cell>
          <table:table-cell office:value-type="float" office:value="1663.31" calcext:value-type="float">
            <text:p>1663.31</text:p>
          </table:table-cell>
        </table:table-row>
        <table:table-row table:style-name="ro1">
          <table:table-cell office:value-type="float" office:value="11023928" calcext:value-type="float">
            <text:p>11023928</text:p>
          </table:table-cell>
          <table:table-cell table:formula="of:=[.A691]/1000/(60*60*24)" office:value-type="time" office:time-value="PT03H03M43.928S" calcext:value-type="time">
            <text:p>03:03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8" calcext:value-type="float">
            <text:p>526.68</text:p>
          </table:table-cell>
          <table:table-cell office:value-type="float" office:value="1407.17" calcext:value-type="float">
            <text:p>1407.17</text:p>
          </table:table-cell>
          <table:table-cell office:value-type="float" office:value="1665.65" calcext:value-type="float">
            <text:p>1665.65</text:p>
          </table:table-cell>
        </table:table-row>
        <table:table-row table:style-name="ro1">
          <table:table-cell office:value-type="float" office:value="11039928" calcext:value-type="float">
            <text:p>11039928</text:p>
          </table:table-cell>
          <table:table-cell table:formula="of:=[.A692]/1000/(60*60*24)" office:value-type="time" office:time-value="PT03H03M59.928S" calcext:value-type="time">
            <text:p>03:04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409.21" calcext:value-type="float">
            <text:p>1409.21</text:p>
          </table:table-cell>
          <table:table-cell office:value-type="float" office:value="1667.99" calcext:value-type="float">
            <text:p>1667.99</text:p>
          </table:table-cell>
        </table:table-row>
        <table:table-row table:style-name="ro1">
          <table:table-cell office:value-type="float" office:value="11055928" calcext:value-type="float">
            <text:p>11055928</text:p>
          </table:table-cell>
          <table:table-cell table:formula="of:=[.A693]/1000/(60*60*24)" office:value-type="time" office:time-value="PT03H04M15.928S" calcext:value-type="time">
            <text:p>03:04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1" calcext:value-type="float">
            <text:p>526.81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1670.33" calcext:value-type="float">
            <text:p>1670.33</text:p>
          </table:table-cell>
        </table:table-row>
        <table:table-row table:style-name="ro1">
          <table:table-cell office:value-type="float" office:value="11071928" calcext:value-type="float">
            <text:p>11071928</text:p>
          </table:table-cell>
          <table:table-cell table:formula="of:=[.A694]/1000/(60*60*24)" office:value-type="time" office:time-value="PT03H04M31.928S" calcext:value-type="time">
            <text:p>03:04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13.29" calcext:value-type="float">
            <text:p>1413.29</text:p>
          </table:table-cell>
          <table:table-cell office:value-type="float" office:value="1672.67" calcext:value-type="float">
            <text:p>1672.67</text:p>
          </table:table-cell>
        </table:table-row>
        <table:table-row table:style-name="ro1">
          <table:table-cell office:value-type="float" office:value="11087928" calcext:value-type="float">
            <text:p>11087928</text:p>
          </table:table-cell>
          <table:table-cell table:formula="of:=[.A695]/1000/(60*60*24)" office:value-type="time" office:time-value="PT03H04M47.928S" calcext:value-type="time">
            <text:p>03:04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2" calcext:value-type="float">
            <text:p>526.82</text:p>
          </table:table-cell>
          <table:table-cell office:value-type="float" office:value="1415.34" calcext:value-type="float">
            <text:p>1415.34</text:p>
          </table:table-cell>
          <table:table-cell office:value-type="float" office:value="1675.01" calcext:value-type="float">
            <text:p>1675.01</text:p>
          </table:table-cell>
        </table:table-row>
        <table:table-row table:style-name="ro1">
          <table:table-cell office:value-type="float" office:value="11103930" calcext:value-type="float">
            <text:p>11103930</text:p>
          </table:table-cell>
          <table:table-cell table:formula="of:=[.A696]/1000/(60*60*24)" office:value-type="time" office:time-value="PT03H05M03.93S" calcext:value-type="time">
            <text:p>03:05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17.38" calcext:value-type="float">
            <text:p>1417.38</text:p>
          </table:table-cell>
          <table:table-cell office:value-type="float" office:value="1677.36" calcext:value-type="float">
            <text:p>1677.36</text:p>
          </table:table-cell>
        </table:table-row>
        <table:table-row table:style-name="ro1">
          <table:table-cell office:value-type="float" office:value="11119928" calcext:value-type="float">
            <text:p>11119928</text:p>
          </table:table-cell>
          <table:table-cell table:formula="of:=[.A697]/1000/(60*60*24)" office:value-type="time" office:time-value="PT03H05M19.928S" calcext:value-type="time">
            <text:p>03:05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419.42" calcext:value-type="float">
            <text:p>1419.42</text:p>
          </table:table-cell>
          <table:table-cell office:value-type="float" office:value="1679.7" calcext:value-type="float">
            <text:p>1679.7</text:p>
          </table:table-cell>
        </table:table-row>
        <table:table-row table:style-name="ro1">
          <table:table-cell office:value-type="float" office:value="11135928" calcext:value-type="float">
            <text:p>11135928</text:p>
          </table:table-cell>
          <table:table-cell table:formula="of:=[.A698]/1000/(60*60*24)" office:value-type="time" office:time-value="PT03H05M35.928S" calcext:value-type="time">
            <text:p>03:05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6" calcext:value-type="float">
            <text:p>526.46</text:p>
          </table:table-cell>
          <table:table-cell office:value-type="float" office:value="1421.46" calcext:value-type="float">
            <text:p>1421.46</text:p>
          </table:table-cell>
          <table:table-cell office:value-type="float" office:value="1682.04" calcext:value-type="float">
            <text:p>1682.04</text:p>
          </table:table-cell>
        </table:table-row>
        <table:table-row table:style-name="ro1">
          <table:table-cell office:value-type="float" office:value="11151928" calcext:value-type="float">
            <text:p>11151928</text:p>
          </table:table-cell>
          <table:table-cell table:formula="of:=[.A699]/1000/(60*60*24)" office:value-type="time" office:time-value="PT03H05M51.928S" calcext:value-type="time">
            <text:p>03:05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423.51" calcext:value-type="float">
            <text:p>1423.51</text:p>
          </table:table-cell>
          <table:table-cell office:value-type="float" office:value="1684.37" calcext:value-type="float">
            <text:p>1684.37</text:p>
          </table:table-cell>
        </table:table-row>
        <table:table-row table:style-name="ro1">
          <table:table-cell office:value-type="float" office:value="11167930" calcext:value-type="float">
            <text:p>11167930</text:p>
          </table:table-cell>
          <table:table-cell table:formula="of:=[.A700]/1000/(60*60*24)" office:value-type="time" office:time-value="PT03H06M07.93S" calcext:value-type="time">
            <text:p>03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1" calcext:value-type="float">
            <text:p>526.81</text:p>
          </table:table-cell>
          <table:table-cell office:value-type="float" office:value="1425.55" calcext:value-type="float">
            <text:p>1425.55</text:p>
          </table:table-cell>
          <table:table-cell office:value-type="float" office:value="1686.71" calcext:value-type="float">
            <text:p>1686.71</text:p>
          </table:table-cell>
        </table:table-row>
        <table:table-row table:style-name="ro1">
          <table:table-cell office:value-type="float" office:value="11183928" calcext:value-type="float">
            <text:p>11183928</text:p>
          </table:table-cell>
          <table:table-cell table:formula="of:=[.A701]/1000/(60*60*24)" office:value-type="time" office:time-value="PT03H06M23.928S" calcext:value-type="time">
            <text:p>03:06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27.59" calcext:value-type="float">
            <text:p>1427.59</text:p>
          </table:table-cell>
          <table:table-cell office:value-type="float" office:value="1689.05" calcext:value-type="float">
            <text:p>1689.05</text:p>
          </table:table-cell>
        </table:table-row>
        <table:table-row table:style-name="ro1">
          <table:table-cell office:value-type="float" office:value="11199929" calcext:value-type="float">
            <text:p>11199929</text:p>
          </table:table-cell>
          <table:table-cell table:formula="of:=[.A702]/1000/(60*60*24)" office:value-type="time" office:time-value="PT03H06M39.929S" calcext:value-type="time">
            <text:p>03:06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29.63" calcext:value-type="float">
            <text:p>1429.63</text:p>
          </table:table-cell>
          <table:table-cell office:value-type="float" office:value="1691.39" calcext:value-type="float">
            <text:p>1691.39</text:p>
          </table:table-cell>
        </table:table-row>
        <table:table-row table:style-name="ro1">
          <table:table-cell office:value-type="float" office:value="11215928" calcext:value-type="float">
            <text:p>11215928</text:p>
          </table:table-cell>
          <table:table-cell table:formula="of:=[.A703]/1000/(60*60*24)" office:value-type="time" office:time-value="PT03H06M55.928S" calcext:value-type="time">
            <text:p>03:06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31.68" calcext:value-type="float">
            <text:p>1431.68</text:p>
          </table:table-cell>
          <table:table-cell office:value-type="float" office:value="1693.73" calcext:value-type="float">
            <text:p>1693.73</text:p>
          </table:table-cell>
        </table:table-row>
        <table:table-row table:style-name="ro1">
          <table:table-cell office:value-type="float" office:value="11231928" calcext:value-type="float">
            <text:p>11231928</text:p>
          </table:table-cell>
          <table:table-cell table:formula="of:=[.A704]/1000/(60*60*24)" office:value-type="time" office:time-value="PT03H07M11.928S" calcext:value-type="time">
            <text:p>03:07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33.72" calcext:value-type="float">
            <text:p>1433.72</text:p>
          </table:table-cell>
          <table:table-cell office:value-type="float" office:value="1696.07" calcext:value-type="float">
            <text:p>1696.07</text:p>
          </table:table-cell>
        </table:table-row>
        <table:table-row table:style-name="ro1">
          <table:table-cell office:value-type="float" office:value="11247930" calcext:value-type="float">
            <text:p>11247930</text:p>
          </table:table-cell>
          <table:table-cell table:formula="of:=[.A705]/1000/(60*60*24)" office:value-type="time" office:time-value="PT03H07M27.93S" calcext:value-type="time">
            <text:p>03:07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35.76" calcext:value-type="float">
            <text:p>1435.76</text:p>
          </table:table-cell>
          <table:table-cell office:value-type="float" office:value="1698.4" calcext:value-type="float">
            <text:p>1698.4</text:p>
          </table:table-cell>
        </table:table-row>
        <table:table-row table:style-name="ro1">
          <table:table-cell office:value-type="float" office:value="11263928" calcext:value-type="float">
            <text:p>11263928</text:p>
          </table:table-cell>
          <table:table-cell table:formula="of:=[.A706]/1000/(60*60*24)" office:value-type="time" office:time-value="PT03H07M43.928S" calcext:value-type="time">
            <text:p>03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6" calcext:value-type="float">
            <text:p>526.66</text:p>
          </table:table-cell>
          <table:table-cell office:value-type="float" office:value="1437.8" calcext:value-type="float">
            <text:p>1437.8</text:p>
          </table:table-cell>
          <table:table-cell office:value-type="float" office:value="1700.74" calcext:value-type="float">
            <text:p>1700.74</text:p>
          </table:table-cell>
        </table:table-row>
        <table:table-row table:style-name="ro1">
          <table:table-cell office:value-type="float" office:value="11279928" calcext:value-type="float">
            <text:p>11279928</text:p>
          </table:table-cell>
          <table:table-cell table:formula="of:=[.A707]/1000/(60*60*24)" office:value-type="time" office:time-value="PT03H07M59.928S" calcext:value-type="time">
            <text:p>03:08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6" calcext:value-type="float">
            <text:p>526.36</text:p>
          </table:table-cell>
          <table:table-cell office:value-type="float" office:value="1439.84" calcext:value-type="float">
            <text:p>1439.84</text:p>
          </table:table-cell>
          <table:table-cell office:value-type="float" office:value="1703.07" calcext:value-type="float">
            <text:p>1703.07</text:p>
          </table:table-cell>
        </table:table-row>
        <table:table-row table:style-name="ro1">
          <table:table-cell office:value-type="float" office:value="11295928" calcext:value-type="float">
            <text:p>11295928</text:p>
          </table:table-cell>
          <table:table-cell table:formula="of:=[.A708]/1000/(60*60*24)" office:value-type="time" office:time-value="PT03H08M15.928S" calcext:value-type="time">
            <text:p>03:08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2" calcext:value-type="float">
            <text:p>524.82</text:p>
          </table:table-cell>
          <table:table-cell office:value-type="float" office:value="1441.89" calcext:value-type="float">
            <text:p>1441.89</text:p>
          </table:table-cell>
          <table:table-cell office:value-type="float" office:value="1705.41" calcext:value-type="float">
            <text:p>1705.41</text:p>
          </table:table-cell>
        </table:table-row>
        <table:table-row table:style-name="ro1">
          <table:table-cell office:value-type="float" office:value="11311930" calcext:value-type="float">
            <text:p>11311930</text:p>
          </table:table-cell>
          <table:table-cell table:formula="of:=[.A709]/1000/(60*60*24)" office:value-type="time" office:time-value="PT03H08M31.93S" calcext:value-type="time">
            <text:p>03:08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43.93" calcext:value-type="float">
            <text:p>1443.93</text:p>
          </table:table-cell>
          <table:table-cell office:value-type="float" office:value="1707.74" calcext:value-type="float">
            <text:p>1707.74</text:p>
          </table:table-cell>
        </table:table-row>
        <table:table-row table:style-name="ro1">
          <table:table-cell office:value-type="float" office:value="11327930" calcext:value-type="float">
            <text:p>11327930</text:p>
          </table:table-cell>
          <table:table-cell table:formula="of:=[.A710]/1000/(60*60*24)" office:value-type="time" office:time-value="PT03H08M47.93S" calcext:value-type="time">
            <text:p>03:08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445.97" calcext:value-type="float">
            <text:p>1445.97</text:p>
          </table:table-cell>
          <table:table-cell office:value-type="float" office:value="1710.08" calcext:value-type="float">
            <text:p>1710.08</text:p>
          </table:table-cell>
        </table:table-row>
        <table:table-row table:style-name="ro1">
          <table:table-cell office:value-type="float" office:value="11343928" calcext:value-type="float">
            <text:p>11343928</text:p>
          </table:table-cell>
          <table:table-cell table:formula="of:=[.A711]/1000/(60*60*24)" office:value-type="time" office:time-value="PT03H09M03.928S" calcext:value-type="time">
            <text:p>03:09:04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4.98" calcext:value-type="float">
            <text:p>524.98</text:p>
          </table:table-cell>
          <table:table-cell office:value-type="float" office:value="1448.01" calcext:value-type="float">
            <text:p>1448.01</text:p>
          </table:table-cell>
          <table:table-cell office:value-type="float" office:value="1712.41" calcext:value-type="float">
            <text:p>1712.41</text:p>
          </table:table-cell>
        </table:table-row>
        <table:table-row table:style-name="ro1">
          <table:table-cell office:value-type="float" office:value="11359928" calcext:value-type="float">
            <text:p>11359928</text:p>
          </table:table-cell>
          <table:table-cell table:formula="of:=[.A712]/1000/(60*60*24)" office:value-type="time" office:time-value="PT03H09M19.928S" calcext:value-type="time">
            <text:p>03:09:20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50.05" calcext:value-type="float">
            <text:p>1450.05</text:p>
          </table:table-cell>
          <table:table-cell office:value-type="float" office:value="1714.74" calcext:value-type="float">
            <text:p>1714.74</text:p>
          </table:table-cell>
        </table:table-row>
        <table:table-row table:style-name="ro1">
          <table:table-cell office:value-type="float" office:value="11375928" calcext:value-type="float">
            <text:p>11375928</text:p>
          </table:table-cell>
          <table:table-cell table:formula="of:=[.A713]/1000/(60*60*24)" office:value-type="time" office:time-value="PT03H09M35.928S" calcext:value-type="time">
            <text:p>03:09:36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52.1" calcext:value-type="float">
            <text:p>1452.1</text:p>
          </table:table-cell>
          <table:table-cell office:value-type="float" office:value="1717.07" calcext:value-type="float">
            <text:p>1717.07</text:p>
          </table:table-cell>
        </table:table-row>
        <table:table-row table:style-name="ro1">
          <table:table-cell office:value-type="float" office:value="11391928" calcext:value-type="float">
            <text:p>11391928</text:p>
          </table:table-cell>
          <table:table-cell table:formula="of:=[.A714]/1000/(60*60*24)" office:value-type="time" office:time-value="PT03H09M51.928S" calcext:value-type="time">
            <text:p>03:09:5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454.14" calcext:value-type="float">
            <text:p>1454.14</text:p>
          </table:table-cell>
          <table:table-cell office:value-type="float" office:value="1719.41" calcext:value-type="float">
            <text:p>1719.41</text:p>
          </table:table-cell>
        </table:table-row>
        <table:table-row table:style-name="ro1">
          <table:table-cell office:value-type="float" office:value="11407928" calcext:value-type="float">
            <text:p>11407928</text:p>
          </table:table-cell>
          <table:table-cell table:formula="of:=[.A715]/1000/(60*60*24)" office:value-type="time" office:time-value="PT03H10M07.928S" calcext:value-type="time">
            <text:p>03:10:08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3" calcext:value-type="float">
            <text:p>524.53</text:p>
          </table:table-cell>
          <table:table-cell office:value-type="float" office:value="1456.18" calcext:value-type="float">
            <text:p>1456.18</text:p>
          </table:table-cell>
          <table:table-cell office:value-type="float" office:value="1721.74" calcext:value-type="float">
            <text:p>1721.74</text:p>
          </table:table-cell>
        </table:table-row>
        <table:table-row table:style-name="ro1">
          <table:table-cell office:value-type="float" office:value="11423930" calcext:value-type="float">
            <text:p>11423930</text:p>
          </table:table-cell>
          <table:table-cell table:formula="of:=[.A716]/1000/(60*60*24)" office:value-type="time" office:time-value="PT03H10M23.93S" calcext:value-type="time">
            <text:p>03:10:24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58.22" calcext:value-type="float">
            <text:p>1458.22</text:p>
          </table:table-cell>
          <table:table-cell office:value-type="float" office:value="1724.07" calcext:value-type="float">
            <text:p>1724.07</text:p>
          </table:table-cell>
        </table:table-row>
        <table:table-row table:style-name="ro1">
          <table:table-cell office:value-type="float" office:value="11439930" calcext:value-type="float">
            <text:p>11439930</text:p>
          </table:table-cell>
          <table:table-cell table:formula="of:=[.A717]/1000/(60*60*24)" office:value-type="time" office:time-value="PT03H10M39.93S" calcext:value-type="time">
            <text:p>03:10:40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9" calcext:value-type="float">
            <text:p>522.69</text:p>
          </table:table-cell>
          <table:table-cell office:value-type="float" office:value="1460.26" calcext:value-type="float">
            <text:p>1460.26</text:p>
          </table:table-cell>
          <table:table-cell office:value-type="float" office:value="1726.4" calcext:value-type="float">
            <text:p>1726.4</text:p>
          </table:table-cell>
        </table:table-row>
        <table:table-row table:style-name="ro1">
          <table:table-cell office:value-type="float" office:value="11455928" calcext:value-type="float">
            <text:p>11455928</text:p>
          </table:table-cell>
          <table:table-cell table:formula="of:=[.A718]/1000/(60*60*24)" office:value-type="time" office:time-value="PT03H10M55.928S" calcext:value-type="time">
            <text:p>03:10:56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462.31" calcext:value-type="float">
            <text:p>1462.31</text:p>
          </table:table-cell>
          <table:table-cell office:value-type="float" office:value="1728.73" calcext:value-type="float">
            <text:p>1728.73</text:p>
          </table:table-cell>
        </table:table-row>
        <table:table-row table:style-name="ro1">
          <table:table-cell office:value-type="float" office:value="11471930" calcext:value-type="float">
            <text:p>11471930</text:p>
          </table:table-cell>
          <table:table-cell table:formula="of:=[.A719]/1000/(60*60*24)" office:value-type="time" office:time-value="PT03H11M11.93S" calcext:value-type="time">
            <text:p>03:11:12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6" calcext:value-type="float">
            <text:p>524.76</text:p>
          </table:table-cell>
          <table:table-cell office:value-type="float" office:value="1464.35" calcext:value-type="float">
            <text:p>1464.35</text:p>
          </table:table-cell>
          <table:table-cell office:value-type="float" office:value="1731.06" calcext:value-type="float">
            <text:p>1731.06</text:p>
          </table:table-cell>
        </table:table-row>
        <table:table-row table:style-name="ro1">
          <table:table-cell office:value-type="float" office:value="11487930" calcext:value-type="float">
            <text:p>11487930</text:p>
          </table:table-cell>
          <table:table-cell table:formula="of:=[.A720]/1000/(60*60*24)" office:value-type="time" office:time-value="PT03H11M27.93S" calcext:value-type="time">
            <text:p>03:11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66.39" calcext:value-type="float">
            <text:p>1466.39</text:p>
          </table:table-cell>
          <table:table-cell office:value-type="float" office:value="1733.39" calcext:value-type="float">
            <text:p>1733.39</text:p>
          </table:table-cell>
        </table:table-row>
        <table:table-row table:style-name="ro1">
          <table:table-cell office:value-type="float" office:value="11503928" calcext:value-type="float">
            <text:p>11503928</text:p>
          </table:table-cell>
          <table:table-cell table:formula="of:=[.A721]/1000/(60*60*24)" office:value-type="time" office:time-value="PT03H11M43.928S" calcext:value-type="time">
            <text:p>03:11:44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68.43" calcext:value-type="float">
            <text:p>1468.43</text:p>
          </table:table-cell>
          <table:table-cell office:value-type="float" office:value="1735.72" calcext:value-type="float">
            <text:p>1735.72</text:p>
          </table:table-cell>
        </table:table-row>
        <table:table-row table:style-name="ro1">
          <table:table-cell office:value-type="float" office:value="11519928" calcext:value-type="float">
            <text:p>11519928</text:p>
          </table:table-cell>
          <table:table-cell table:formula="of:=[.A722]/1000/(60*60*24)" office:value-type="time" office:time-value="PT03H11M59.928S" calcext:value-type="time">
            <text:p>03:12:00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7" calcext:value-type="float">
            <text:p>522.67</text:p>
          </table:table-cell>
          <table:table-cell office:value-type="float" office:value="1470.47" calcext:value-type="float">
            <text:p>1470.47</text:p>
          </table:table-cell>
          <table:table-cell office:value-type="float" office:value="1738.05" calcext:value-type="float">
            <text:p>1738.05</text:p>
          </table:table-cell>
        </table:table-row>
        <table:table-row table:style-name="ro1">
          <table:table-cell office:value-type="float" office:value="11535928" calcext:value-type="float">
            <text:p>11535928</text:p>
          </table:table-cell>
          <table:table-cell table:formula="of:=[.A723]/1000/(60*60*24)" office:value-type="time" office:time-value="PT03H12M15.928S" calcext:value-type="time">
            <text:p>03:12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9" calcext:value-type="float">
            <text:p>522.79</text:p>
          </table:table-cell>
          <table:table-cell office:value-type="float" office:value="1472.52" calcext:value-type="float">
            <text:p>1472.52</text:p>
          </table:table-cell>
          <table:table-cell office:value-type="float" office:value="1740.38" calcext:value-type="float">
            <text:p>1740.38</text:p>
          </table:table-cell>
        </table:table-row>
        <table:table-row table:style-name="ro1">
          <table:table-cell office:value-type="float" office:value="11551930" calcext:value-type="float">
            <text:p>11551930</text:p>
          </table:table-cell>
          <table:table-cell table:formula="of:=[.A724]/1000/(60*60*24)" office:value-type="time" office:time-value="PT03H12M31.93S" calcext:value-type="time">
            <text:p>03:12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474.56" calcext:value-type="float">
            <text:p>1474.56</text:p>
          </table:table-cell>
          <table:table-cell office:value-type="float" office:value="1742.71" calcext:value-type="float">
            <text:p>1742.71</text:p>
          </table:table-cell>
        </table:table-row>
        <table:table-row table:style-name="ro1">
          <table:table-cell office:value-type="float" office:value="11567928" calcext:value-type="float">
            <text:p>11567928</text:p>
          </table:table-cell>
          <table:table-cell table:formula="of:=[.A725]/1000/(60*60*24)" office:value-type="time" office:time-value="PT03H12M47.928S" calcext:value-type="time">
            <text:p>03:12:48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3" calcext:value-type="float">
            <text:p>523.13</text:p>
          </table:table-cell>
          <table:table-cell office:value-type="float" office:value="1476.6" calcext:value-type="float">
            <text:p>1476.6</text:p>
          </table:table-cell>
          <table:table-cell office:value-type="float" office:value="1745.04" calcext:value-type="float">
            <text:p>1745.04</text:p>
          </table:table-cell>
        </table:table-row>
        <table:table-row table:style-name="ro1">
          <table:table-cell office:value-type="float" office:value="11583928" calcext:value-type="float">
            <text:p>11583928</text:p>
          </table:table-cell>
          <table:table-cell table:formula="of:=[.A726]/1000/(60*60*24)" office:value-type="time" office:time-value="PT03H13M03.928S" calcext:value-type="time">
            <text:p>03:13:04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478.65" calcext:value-type="float">
            <text:p>1478.65</text:p>
          </table:table-cell>
          <table:table-cell office:value-type="float" office:value="1747.36" calcext:value-type="float">
            <text:p>1747.36</text:p>
          </table:table-cell>
        </table:table-row>
        <table:table-row table:style-name="ro1">
          <table:table-cell office:value-type="float" office:value="11599930" calcext:value-type="float">
            <text:p>11599930</text:p>
          </table:table-cell>
          <table:table-cell table:formula="of:=[.A727]/1000/(60*60*24)" office:value-type="time" office:time-value="PT03H13M19.93S" calcext:value-type="time">
            <text:p>03:13:20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4.98" calcext:value-type="float">
            <text:p>524.98</text:p>
          </table:table-cell>
          <table:table-cell office:value-type="float" office:value="1480.69" calcext:value-type="float">
            <text:p>1480.69</text:p>
          </table:table-cell>
          <table:table-cell office:value-type="float" office:value="1749.69" calcext:value-type="float">
            <text:p>1749.69</text:p>
          </table:table-cell>
        </table:table-row>
        <table:table-row table:style-name="ro1">
          <table:table-cell office:value-type="float" office:value="11615928" calcext:value-type="float">
            <text:p>11615928</text:p>
          </table:table-cell>
          <table:table-cell table:formula="of:=[.A728]/1000/(60*60*24)" office:value-type="time" office:time-value="PT03H13M35.928S" calcext:value-type="time">
            <text:p>03:13:36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82.73" calcext:value-type="float">
            <text:p>1482.73</text:p>
          </table:table-cell>
          <table:table-cell office:value-type="float" office:value="1752.01" calcext:value-type="float">
            <text:p>1752.01</text:p>
          </table:table-cell>
        </table:table-row>
        <table:table-row table:style-name="ro1">
          <table:table-cell office:value-type="float" office:value="11631928" calcext:value-type="float">
            <text:p>11631928</text:p>
          </table:table-cell>
          <table:table-cell table:formula="of:=[.A729]/1000/(60*60*24)" office:value-type="time" office:time-value="PT03H13M51.928S" calcext:value-type="time">
            <text:p>03:13:52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484.77" calcext:value-type="float">
            <text:p>1484.77</text:p>
          </table:table-cell>
          <table:table-cell office:value-type="float" office:value="1754.34" calcext:value-type="float">
            <text:p>1754.34</text:p>
          </table:table-cell>
        </table:table-row>
        <table:table-row table:style-name="ro1">
          <table:table-cell office:value-type="float" office:value="11647928" calcext:value-type="float">
            <text:p>11647928</text:p>
          </table:table-cell>
          <table:table-cell table:formula="of:=[.A730]/1000/(60*60*24)" office:value-type="time" office:time-value="PT03H14M07.928S" calcext:value-type="time">
            <text:p>03:14:08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486.82" calcext:value-type="float">
            <text:p>1486.82</text:p>
          </table:table-cell>
          <table:table-cell office:value-type="float" office:value="1756.67" calcext:value-type="float">
            <text:p>1756.67</text:p>
          </table:table-cell>
        </table:table-row>
        <table:table-row table:style-name="ro1">
          <table:table-cell office:value-type="float" office:value="11663930" calcext:value-type="float">
            <text:p>11663930</text:p>
          </table:table-cell>
          <table:table-cell table:formula="of:=[.A731]/1000/(60*60*24)" office:value-type="time" office:time-value="PT03H14M23.93S" calcext:value-type="time">
            <text:p>03:14:24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488.86" calcext:value-type="float">
            <text:p>1488.86</text:p>
          </table:table-cell>
          <table:table-cell office:value-type="float" office:value="1758.99" calcext:value-type="float">
            <text:p>1758.99</text:p>
          </table:table-cell>
        </table:table-row>
        <table:table-row table:style-name="ro1">
          <table:table-cell office:value-type="float" office:value="11679929" calcext:value-type="float">
            <text:p>11679929</text:p>
          </table:table-cell>
          <table:table-cell table:formula="of:=[.A732]/1000/(60*60*24)" office:value-type="time" office:time-value="PT03H14M39.929S" calcext:value-type="time">
            <text:p>03:14:40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490.9" calcext:value-type="float">
            <text:p>1490.9</text:p>
          </table:table-cell>
          <table:table-cell office:value-type="float" office:value="1761.32" calcext:value-type="float">
            <text:p>1761.32</text:p>
          </table:table-cell>
        </table:table-row>
        <table:table-row table:style-name="ro1">
          <table:table-cell office:value-type="float" office:value="11695928" calcext:value-type="float">
            <text:p>11695928</text:p>
          </table:table-cell>
          <table:table-cell table:formula="of:=[.A733]/1000/(60*60*24)" office:value-type="time" office:time-value="PT03H14M55.928S" calcext:value-type="time">
            <text:p>03:14:56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2" calcext:value-type="float">
            <text:p>523.12</text:p>
          </table:table-cell>
          <table:table-cell office:value-type="float" office:value="1492.94" calcext:value-type="float">
            <text:p>1492.94</text:p>
          </table:table-cell>
          <table:table-cell office:value-type="float" office:value="1763.64" calcext:value-type="float">
            <text:p>1763.64</text:p>
          </table:table-cell>
        </table:table-row>
        <table:table-row table:style-name="ro1">
          <table:table-cell office:value-type="float" office:value="11711928" calcext:value-type="float">
            <text:p>11711928</text:p>
          </table:table-cell>
          <table:table-cell table:formula="of:=[.A734]/1000/(60*60*24)" office:value-type="time" office:time-value="PT03H15M11.928S" calcext:value-type="time">
            <text:p>03:15:12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494.99" calcext:value-type="float">
            <text:p>1494.99</text:p>
          </table:table-cell>
          <table:table-cell office:value-type="float" office:value="1765.96" calcext:value-type="float">
            <text:p>1765.96</text:p>
          </table:table-cell>
        </table:table-row>
        <table:table-row table:style-name="ro1">
          <table:table-cell office:value-type="float" office:value="11727928" calcext:value-type="float">
            <text:p>11727928</text:p>
          </table:table-cell>
          <table:table-cell table:formula="of:=[.A735]/1000/(60*60*24)" office:value-type="time" office:time-value="PT03H15M27.928S" calcext:value-type="time">
            <text:p>03:15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497.03" calcext:value-type="float">
            <text:p>1497.03</text:p>
          </table:table-cell>
          <table:table-cell office:value-type="float" office:value="1768.28" calcext:value-type="float">
            <text:p>1768.28</text:p>
          </table:table-cell>
        </table:table-row>
        <table:table-row table:style-name="ro1">
          <table:table-cell office:value-type="float" office:value="11743930" calcext:value-type="float">
            <text:p>11743930</text:p>
          </table:table-cell>
          <table:table-cell table:formula="of:=[.A736]/1000/(60*60*24)" office:value-type="time" office:time-value="PT03H15M43.93S" calcext:value-type="time">
            <text:p>03:15:44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499.07" calcext:value-type="float">
            <text:p>1499.07</text:p>
          </table:table-cell>
          <table:table-cell office:value-type="float" office:value="1770.61" calcext:value-type="float">
            <text:p>1770.61</text:p>
          </table:table-cell>
        </table:table-row>
        <table:table-row table:style-name="ro1">
          <table:table-cell office:value-type="float" office:value="11759928" calcext:value-type="float">
            <text:p>11759928</text:p>
          </table:table-cell>
          <table:table-cell table:formula="of:=[.A737]/1000/(60*60*24)" office:value-type="time" office:time-value="PT03H15M59.928S" calcext:value-type="time">
            <text:p>03:16:00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9" calcext:value-type="float">
            <text:p>522.69</text:p>
          </table:table-cell>
          <table:table-cell office:value-type="float" office:value="1501.11" calcext:value-type="float">
            <text:p>1501.11</text:p>
          </table:table-cell>
          <table:table-cell office:value-type="float" office:value="1772.93" calcext:value-type="float">
            <text:p>1772.93</text:p>
          </table:table-cell>
        </table:table-row>
        <table:table-row table:style-name="ro1">
          <table:table-cell office:value-type="float" office:value="11775928" calcext:value-type="float">
            <text:p>11775928</text:p>
          </table:table-cell>
          <table:table-cell table:formula="of:=[.A738]/1000/(60*60*24)" office:value-type="time" office:time-value="PT03H16M15.928S" calcext:value-type="time">
            <text:p>03:16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503.16" calcext:value-type="float">
            <text:p>1503.16</text:p>
          </table:table-cell>
          <table:table-cell office:value-type="float" office:value="1775.25" calcext:value-type="float">
            <text:p>1775.25</text:p>
          </table:table-cell>
        </table:table-row>
        <table:table-row table:style-name="ro1">
          <table:table-cell office:value-type="float" office:value="11791930" calcext:value-type="float">
            <text:p>11791930</text:p>
          </table:table-cell>
          <table:table-cell table:formula="of:=[.A739]/1000/(60*60*24)" office:value-type="time" office:time-value="PT03H16M31.93S" calcext:value-type="time">
            <text:p>03:16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4" calcext:value-type="float">
            <text:p>523.14</text:p>
          </table:table-cell>
          <table:table-cell office:value-type="float" office:value="1505.2" calcext:value-type="float">
            <text:p>1505.2</text:p>
          </table:table-cell>
          <table:table-cell office:value-type="float" office:value="1777.57" calcext:value-type="float">
            <text:p>1777.57</text:p>
          </table:table-cell>
        </table:table-row>
        <table:table-row table:style-name="ro1">
          <table:table-cell office:value-type="float" office:value="11807928" calcext:value-type="float">
            <text:p>11807928</text:p>
          </table:table-cell>
          <table:table-cell table:formula="of:=[.A740]/1000/(60*60*24)" office:value-type="time" office:time-value="PT03H16M47.928S" calcext:value-type="time">
            <text:p>03:16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07.24" calcext:value-type="float">
            <text:p>1507.24</text:p>
          </table:table-cell>
          <table:table-cell office:value-type="float" office:value="1779.89" calcext:value-type="float">
            <text:p>1779.89</text:p>
          </table:table-cell>
        </table:table-row>
        <table:table-row table:style-name="ro1">
          <table:table-cell office:value-type="float" office:value="11823928" calcext:value-type="float">
            <text:p>11823928</text:p>
          </table:table-cell>
          <table:table-cell table:formula="of:=[.A741]/1000/(60*60*24)" office:value-type="time" office:time-value="PT03H17M03.928S" calcext:value-type="time">
            <text:p>03:17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" calcext:value-type="float">
            <text:p>521.3</text:p>
          </table:table-cell>
          <table:table-cell office:value-type="float" office:value="1509.28" calcext:value-type="float">
            <text:p>1509.28</text:p>
          </table:table-cell>
          <table:table-cell office:value-type="float" office:value="1782.21" calcext:value-type="float">
            <text:p>1782.21</text:p>
          </table:table-cell>
        </table:table-row>
        <table:table-row table:style-name="ro1">
          <table:table-cell office:value-type="float" office:value="11839928" calcext:value-type="float">
            <text:p>11839928</text:p>
          </table:table-cell>
          <table:table-cell table:formula="of:=[.A742]/1000/(60*60*24)" office:value-type="time" office:time-value="PT03H17M19.928S" calcext:value-type="time">
            <text:p>03:17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21.16" calcext:value-type="float">
            <text:p>521.16</text:p>
          </table:table-cell>
          <table:table-cell office:value-type="float" office:value="1511.33" calcext:value-type="float">
            <text:p>1511.33</text:p>
          </table:table-cell>
          <table:table-cell office:value-type="float" office:value="1784.53" calcext:value-type="float">
            <text:p>1784.53</text:p>
          </table:table-cell>
        </table:table-row>
        <table:table-row table:style-name="ro1">
          <table:table-cell office:value-type="float" office:value="11855930" calcext:value-type="float">
            <text:p>11855930</text:p>
          </table:table-cell>
          <table:table-cell table:formula="of:=[.A743]/1000/(60*60*24)" office:value-type="time" office:time-value="PT03H17M35.93S" calcext:value-type="time">
            <text:p>03:17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21.15" calcext:value-type="float">
            <text:p>521.15</text:p>
          </table:table-cell>
          <table:table-cell office:value-type="float" office:value="1513.37" calcext:value-type="float">
            <text:p>1513.37</text:p>
          </table:table-cell>
          <table:table-cell office:value-type="float" office:value="1786.85" calcext:value-type="float">
            <text:p>1786.85</text:p>
          </table:table-cell>
        </table:table-row>
        <table:table-row table:style-name="ro1">
          <table:table-cell office:value-type="float" office:value="11871930" calcext:value-type="float">
            <text:p>11871930</text:p>
          </table:table-cell>
          <table:table-cell table:formula="of:=[.A744]/1000/(60*60*24)" office:value-type="time" office:time-value="PT03H17M51.93S" calcext:value-type="time">
            <text:p>03:17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5" calcext:value-type="float">
            <text:p>520.95</text:p>
          </table:table-cell>
          <table:table-cell office:value-type="float" office:value="1515.41" calcext:value-type="float">
            <text:p>1515.41</text:p>
          </table:table-cell>
          <table:table-cell office:value-type="float" office:value="1789.16" calcext:value-type="float">
            <text:p>1789.16</text:p>
          </table:table-cell>
        </table:table-row>
        <table:table-row table:style-name="ro1">
          <table:table-cell office:value-type="float" office:value="11887928" calcext:value-type="float">
            <text:p>11887928</text:p>
          </table:table-cell>
          <table:table-cell table:formula="of:=[.A745]/1000/(60*60*24)" office:value-type="time" office:time-value="PT03H18M07.928S" calcext:value-type="time">
            <text:p>03:18:0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17.45" calcext:value-type="float">
            <text:p>1517.45</text:p>
          </table:table-cell>
          <table:table-cell office:value-type="float" office:value="1791.48" calcext:value-type="float">
            <text:p>1791.48</text:p>
          </table:table-cell>
        </table:table-row>
        <table:table-row table:style-name="ro1">
          <table:table-cell office:value-type="float" office:value="11903930" calcext:value-type="float">
            <text:p>11903930</text:p>
          </table:table-cell>
          <table:table-cell table:formula="of:=[.A746]/1000/(60*60*24)" office:value-type="time" office:time-value="PT03H18M23.93S" calcext:value-type="time">
            <text:p>03:18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21.15" calcext:value-type="float">
            <text:p>521.15</text:p>
          </table:table-cell>
          <table:table-cell office:value-type="float" office:value="1519.49" calcext:value-type="float">
            <text:p>1519.49</text:p>
          </table:table-cell>
          <table:table-cell office:value-type="float" office:value="1793.79" calcext:value-type="float">
            <text:p>1793.79</text:p>
          </table:table-cell>
        </table:table-row>
        <table:table-row table:style-name="ro1">
          <table:table-cell office:value-type="float" office:value="11919928" calcext:value-type="float">
            <text:p>11919928</text:p>
          </table:table-cell>
          <table:table-cell table:formula="of:=[.A747]/1000/(60*60*24)" office:value-type="time" office:time-value="PT03H18M39.928S" calcext:value-type="time">
            <text:p>03:18:4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5" calcext:value-type="float">
            <text:p>520.95</text:p>
          </table:table-cell>
          <table:table-cell office:value-type="float" office:value="1521.54" calcext:value-type="float">
            <text:p>1521.54</text:p>
          </table:table-cell>
          <table:table-cell office:value-type="float" office:value="1796.11" calcext:value-type="float">
            <text:p>1796.11</text:p>
          </table:table-cell>
        </table:table-row>
        <table:table-row table:style-name="ro1">
          <table:table-cell office:value-type="float" office:value="11935928" calcext:value-type="float">
            <text:p>11935928</text:p>
          </table:table-cell>
          <table:table-cell table:formula="of:=[.A748]/1000/(60*60*24)" office:value-type="time" office:time-value="PT03H18M55.928S" calcext:value-type="time">
            <text:p>03:18:56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5" calcext:value-type="float">
            <text:p>519.25</text:p>
          </table:table-cell>
          <table:table-cell office:value-type="float" office:value="1523.58" calcext:value-type="float">
            <text:p>1523.58</text:p>
          </table:table-cell>
          <table:table-cell office:value-type="float" office:value="1798.42" calcext:value-type="float">
            <text:p>1798.42</text:p>
          </table:table-cell>
        </table:table-row>
        <table:table-row table:style-name="ro1">
          <table:table-cell office:value-type="float" office:value="11951928" calcext:value-type="float">
            <text:p>11951928</text:p>
          </table:table-cell>
          <table:table-cell table:formula="of:=[.A749]/1000/(60*60*24)" office:value-type="time" office:time-value="PT03H19M11.928S" calcext:value-type="time">
            <text:p>03:19:12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4" calcext:value-type="float">
            <text:p>519.24</text:p>
          </table:table-cell>
          <table:table-cell office:value-type="float" office:value="1525.62" calcext:value-type="float">
            <text:p>1525.62</text:p>
          </table:table-cell>
          <table:table-cell office:value-type="float" office:value="1800.74" calcext:value-type="float">
            <text:p>1800.74</text:p>
          </table:table-cell>
        </table:table-row>
        <table:table-row table:style-name="ro1">
          <table:table-cell office:value-type="float" office:value="11967928" calcext:value-type="float">
            <text:p>11967928</text:p>
          </table:table-cell>
          <table:table-cell table:formula="of:=[.A750]/1000/(60*60*24)" office:value-type="time" office:time-value="PT03H19M27.928S" calcext:value-type="time">
            <text:p>03:19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.01" calcext:value-type="float">
            <text:p>519.01</text:p>
          </table:table-cell>
          <table:table-cell office:value-type="float" office:value="1527.66" calcext:value-type="float">
            <text:p>1527.66</text:p>
          </table:table-cell>
          <table:table-cell office:value-type="float" office:value="1803.05" calcext:value-type="float">
            <text:p>1803.05</text:p>
          </table:table-cell>
        </table:table-row>
        <table:table-row table:style-name="ro1">
          <table:table-cell office:value-type="float" office:value="11983928" calcext:value-type="float">
            <text:p>11983928</text:p>
          </table:table-cell>
          <table:table-cell table:formula="of:=[.A751]/1000/(60*60*24)" office:value-type="time" office:time-value="PT03H19M43.928S" calcext:value-type="time">
            <text:p>03:19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29.71" calcext:value-type="float">
            <text:p>1529.71</text:p>
          </table:table-cell>
          <table:table-cell office:value-type="float" office:value="1805.36" calcext:value-type="float">
            <text:p>1805.36</text:p>
          </table:table-cell>
        </table:table-row>
        <table:table-row table:style-name="ro1">
          <table:table-cell office:value-type="float" office:value="11999928" calcext:value-type="float">
            <text:p>11999928</text:p>
          </table:table-cell>
          <table:table-cell table:formula="of:=[.A752]/1000/(60*60*24)" office:value-type="time" office:time-value="PT03H19M59.928S" calcext:value-type="time">
            <text:p>03:20:0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1" calcext:value-type="float">
            <text:p>519.1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1807.67" calcext:value-type="float">
            <text:p>1807.67</text:p>
          </table:table-cell>
        </table:table-row>
        <table:table-row table:style-name="ro1">
          <table:table-cell office:value-type="float" office:value="12015930" calcext:value-type="float">
            <text:p>12015930</text:p>
          </table:table-cell>
          <table:table-cell table:formula="of:=[.A753]/1000/(60*60*24)" office:value-type="time" office:time-value="PT03H20M15.93S" calcext:value-type="time">
            <text:p>03:20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0.85" calcext:value-type="float">
            <text:p>520.85</text:p>
          </table:table-cell>
          <table:table-cell office:value-type="float" office:value="1533.79" calcext:value-type="float">
            <text:p>1533.79</text:p>
          </table:table-cell>
          <table:table-cell office:value-type="float" office:value="1809.99" calcext:value-type="float">
            <text:p>1809.99</text:p>
          </table:table-cell>
        </table:table-row>
        <table:table-row table:style-name="ro1">
          <table:table-cell office:value-type="float" office:value="12031928" calcext:value-type="float">
            <text:p>12031928</text:p>
          </table:table-cell>
          <table:table-cell table:formula="of:=[.A754]/1000/(60*60*24)" office:value-type="time" office:time-value="PT03H20M31.928S" calcext:value-type="time">
            <text:p>03:20:32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4" calcext:value-type="float">
            <text:p>519.24</text:p>
          </table:table-cell>
          <table:table-cell office:value-type="float" office:value="1535.83" calcext:value-type="float">
            <text:p>1535.83</text:p>
          </table:table-cell>
          <table:table-cell office:value-type="float" office:value="1812.3" calcext:value-type="float">
            <text:p>1812.3</text:p>
          </table:table-cell>
        </table:table-row>
        <table:table-row table:style-name="ro1">
          <table:table-cell office:value-type="float" office:value="12047930" calcext:value-type="float">
            <text:p>12047930</text:p>
          </table:table-cell>
          <table:table-cell table:formula="of:=[.A755]/1000/(60*60*24)" office:value-type="time" office:time-value="PT03H20M47.93S" calcext:value-type="time">
            <text:p>03:20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3" calcext:value-type="float">
            <text:p>519.33</text:p>
          </table:table-cell>
          <table:table-cell office:value-type="float" office:value="1537.87" calcext:value-type="float">
            <text:p>1537.87</text:p>
          </table:table-cell>
          <table:table-cell office:value-type="float" office:value="1814.6" calcext:value-type="float">
            <text:p>1814.6</text:p>
          </table:table-cell>
        </table:table-row>
        <table:table-row table:style-name="ro1">
          <table:table-cell office:value-type="float" office:value="12063928" calcext:value-type="float">
            <text:p>12063928</text:p>
          </table:table-cell>
          <table:table-cell table:formula="of:=[.A756]/1000/(60*60*24)" office:value-type="time" office:time-value="PT03H21M03.928S" calcext:value-type="time">
            <text:p>03:21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6" calcext:value-type="float">
            <text:p>518.86</text:p>
          </table:table-cell>
          <table:table-cell office:value-type="float" office:value="1539.92" calcext:value-type="float">
            <text:p>1539.92</text:p>
          </table:table-cell>
          <table:table-cell office:value-type="float" office:value="1816.91" calcext:value-type="float">
            <text:p>1816.91</text:p>
          </table:table-cell>
        </table:table-row>
        <table:table-row table:style-name="ro1">
          <table:table-cell office:value-type="float" office:value="12079928" calcext:value-type="float">
            <text:p>12079928</text:p>
          </table:table-cell>
          <table:table-cell table:formula="of:=[.A757]/1000/(60*60*24)" office:value-type="time" office:time-value="PT03H21M19.928S" calcext:value-type="time">
            <text:p>03:21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41.96" calcext:value-type="float">
            <text:p>1541.96</text:p>
          </table:table-cell>
          <table:table-cell office:value-type="float" office:value="1819.22" calcext:value-type="float">
            <text:p>1819.22</text:p>
          </table:table-cell>
        </table:table-row>
        <table:table-row table:style-name="ro1">
          <table:table-cell office:value-type="float" office:value="12095928" calcext:value-type="float">
            <text:p>12095928</text:p>
          </table:table-cell>
          <table:table-cell table:formula="of:=[.A758]/1000/(60*60*24)" office:value-type="time" office:time-value="PT03H21M35.928S" calcext:value-type="time">
            <text:p>03:21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44" calcext:value-type="float">
            <text:p>1544</text:p>
          </table:table-cell>
          <table:table-cell office:value-type="float" office:value="1821.53" calcext:value-type="float">
            <text:p>1821.53</text:p>
          </table:table-cell>
        </table:table-row>
        <table:table-row table:style-name="ro1">
          <table:table-cell office:value-type="float" office:value="12111928" calcext:value-type="float">
            <text:p>12111928</text:p>
          </table:table-cell>
          <table:table-cell table:formula="of:=[.A759]/1000/(60*60*24)" office:value-type="time" office:time-value="PT03H21M51.928S" calcext:value-type="time">
            <text:p>03:21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1" calcext:value-type="float">
            <text:p>519.1</text:p>
          </table:table-cell>
          <table:table-cell office:value-type="float" office:value="1546.04" calcext:value-type="float">
            <text:p>1546.04</text:p>
          </table:table-cell>
          <table:table-cell office:value-type="float" office:value="1823.84" calcext:value-type="float">
            <text:p>1823.84</text:p>
          </table:table-cell>
        </table:table-row>
        <table:table-row table:style-name="ro1">
          <table:table-cell office:value-type="float" office:value="12127928" calcext:value-type="float">
            <text:p>12127928</text:p>
          </table:table-cell>
          <table:table-cell table:formula="of:=[.A760]/1000/(60*60*24)" office:value-type="time" office:time-value="PT03H22M07.928S" calcext:value-type="time">
            <text:p>03:22:08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7" calcext:value-type="float">
            <text:p>519.47</text:p>
          </table:table-cell>
          <table:table-cell office:value-type="float" office:value="1548.08" calcext:value-type="float">
            <text:p>1548.08</text:p>
          </table:table-cell>
          <table:table-cell office:value-type="float" office:value="1826.14" calcext:value-type="float">
            <text:p>1826.14</text:p>
          </table:table-cell>
        </table:table-row>
        <table:table-row table:style-name="ro1">
          <table:table-cell office:value-type="float" office:value="12143928" calcext:value-type="float">
            <text:p>12143928</text:p>
          </table:table-cell>
          <table:table-cell table:formula="of:=[.A761]/1000/(60*60*24)" office:value-type="time" office:time-value="PT03H22M23.928S" calcext:value-type="time">
            <text:p>03:22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3" calcext:value-type="float">
            <text:p>519.33</text:p>
          </table:table-cell>
          <table:table-cell office:value-type="float" office:value="1550.13" calcext:value-type="float">
            <text:p>1550.13</text:p>
          </table:table-cell>
          <table:table-cell office:value-type="float" office:value="1828.45" calcext:value-type="float">
            <text:p>1828.45</text:p>
          </table:table-cell>
        </table:table-row>
        <table:table-row table:style-name="ro1">
          <table:table-cell office:value-type="float" office:value="12159928" calcext:value-type="float">
            <text:p>12159928</text:p>
          </table:table-cell>
          <table:table-cell table:formula="of:=[.A762]/1000/(60*60*24)" office:value-type="time" office:time-value="PT03H22M39.928S" calcext:value-type="time">
            <text:p>03:22:40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4" calcext:value-type="float">
            <text:p>519.24</text:p>
          </table:table-cell>
          <table:table-cell office:value-type="float" office:value="1552.17" calcext:value-type="float">
            <text:p>1552.17</text:p>
          </table:table-cell>
          <table:table-cell office:value-type="float" office:value="1830.76" calcext:value-type="float">
            <text:p>1830.76</text:p>
          </table:table-cell>
        </table:table-row>
        <table:table-row table:style-name="ro1">
          <table:table-cell office:value-type="float" office:value="12175930" calcext:value-type="float">
            <text:p>12175930</text:p>
          </table:table-cell>
          <table:table-cell table:formula="of:=[.A763]/1000/(60*60*24)" office:value-type="time" office:time-value="PT03H22M55.93S" calcext:value-type="time">
            <text:p>03:22:56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7.7" calcext:value-type="float">
            <text:p>517.7</text:p>
          </table:table-cell>
          <table:table-cell office:value-type="float" office:value="1554.21" calcext:value-type="float">
            <text:p>1554.21</text:p>
          </table:table-cell>
          <table:table-cell office:value-type="float" office:value="1833.07" calcext:value-type="float">
            <text:p>1833.07</text:p>
          </table:table-cell>
        </table:table-row>
        <table:table-row table:style-name="ro1">
          <table:table-cell office:value-type="float" office:value="12191929" calcext:value-type="float">
            <text:p>12191929</text:p>
          </table:table-cell>
          <table:table-cell table:formula="of:=[.A764]/1000/(60*60*24)" office:value-type="time" office:time-value="PT03H23M11.929S" calcext:value-type="time">
            <text:p>03:23:12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7" calcext:value-type="float">
            <text:p>517.47</text:p>
          </table:table-cell>
          <table:table-cell office:value-type="float" office:value="1556.25" calcext:value-type="float">
            <text:p>1556.25</text:p>
          </table:table-cell>
          <table:table-cell office:value-type="float" office:value="1835.37" calcext:value-type="float">
            <text:p>1835.37</text:p>
          </table:table-cell>
        </table:table-row>
        <table:table-row table:style-name="ro1">
          <table:table-cell office:value-type="float" office:value="12207929" calcext:value-type="float">
            <text:p>12207929</text:p>
          </table:table-cell>
          <table:table-cell table:formula="of:=[.A765]/1000/(60*60*24)" office:value-type="time" office:time-value="PT03H23M27.929S" calcext:value-type="time">
            <text:p>03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58.3" calcext:value-type="float">
            <text:p>1558.3</text:p>
          </table:table-cell>
          <table:table-cell office:value-type="float" office:value="1837.68" calcext:value-type="float">
            <text:p>1837.68</text:p>
          </table:table-cell>
        </table:table-row>
        <table:table-row table:style-name="ro1">
          <table:table-cell office:value-type="float" office:value="12223928" calcext:value-type="float">
            <text:p>12223928</text:p>
          </table:table-cell>
          <table:table-cell table:formula="of:=[.A766]/1000/(60*60*24)" office:value-type="time" office:time-value="PT03H23M43.928S" calcext:value-type="time">
            <text:p>03:23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60.34" calcext:value-type="float">
            <text:p>1560.34</text:p>
          </table:table-cell>
          <table:table-cell office:value-type="float" office:value="1839.98" calcext:value-type="float">
            <text:p>1839.98</text:p>
          </table:table-cell>
        </table:table-row>
        <table:table-row table:style-name="ro1">
          <table:table-cell office:value-type="float" office:value="12239930" calcext:value-type="float">
            <text:p>12239930</text:p>
          </table:table-cell>
          <table:table-cell table:formula="of:=[.A767]/1000/(60*60*24)" office:value-type="time" office:time-value="PT03H23M59.93S" calcext:value-type="time">
            <text:p>03:24:00</text:p>
          </table:table-cell>
          <table:table-cell office:value-type="float" office:value="1.13" calcext:value-type="float">
            <text:p>1.13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8.79" calcext:value-type="float">
            <text:p>518.79</text:p>
          </table:table-cell>
          <table:table-cell office:value-type="float" office:value="1562.38" calcext:value-type="float">
            <text:p>1562.38</text:p>
          </table:table-cell>
          <table:table-cell office:value-type="float" office:value="1842.29" calcext:value-type="float">
            <text:p>1842.29</text:p>
          </table:table-cell>
        </table:table-row>
        <table:table-row table:style-name="ro1">
          <table:table-cell office:value-type="float" office:value="12255928" calcext:value-type="float">
            <text:p>12255928</text:p>
          </table:table-cell>
          <table:table-cell table:formula="of:=[.A768]/1000/(60*60*24)" office:value-type="time" office:time-value="PT03H24M15.928S" calcext:value-type="time">
            <text:p>03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64.42" calcext:value-type="float">
            <text:p>1564.42</text:p>
          </table:table-cell>
          <table:table-cell office:value-type="float" office:value="1844.59" calcext:value-type="float">
            <text:p>1844.59</text:p>
          </table:table-cell>
        </table:table-row>
        <table:table-row table:style-name="ro1">
          <table:table-cell office:value-type="float" office:value="12271928" calcext:value-type="float">
            <text:p>12271928</text:p>
          </table:table-cell>
          <table:table-cell table:formula="of:=[.A769]/1000/(60*60*24)" office:value-type="time" office:time-value="PT03H24M31.928S" calcext:value-type="time">
            <text:p>03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566.46" calcext:value-type="float">
            <text:p>1566.46</text:p>
          </table:table-cell>
          <table:table-cell office:value-type="float" office:value="1846.89" calcext:value-type="float">
            <text:p>1846.89</text:p>
          </table:table-cell>
        </table:table-row>
        <table:table-row table:style-name="ro1">
          <table:table-cell office:value-type="float" office:value="12287928" calcext:value-type="float">
            <text:p>12287928</text:p>
          </table:table-cell>
          <table:table-cell table:formula="of:=[.A770]/1000/(60*60*24)" office:value-type="time" office:time-value="PT03H24M47.928S" calcext:value-type="time">
            <text:p>03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7.62" calcext:value-type="float">
            <text:p>517.62</text:p>
          </table:table-cell>
          <table:table-cell office:value-type="float" office:value="1568.51" calcext:value-type="float">
            <text:p>1568.51</text:p>
          </table:table-cell>
          <table:table-cell office:value-type="float" office:value="1849.2" calcext:value-type="float">
            <text:p>1849.2</text:p>
          </table:table-cell>
        </table:table-row>
        <table:table-row table:style-name="ro1">
          <table:table-cell office:value-type="float" office:value="12303930" calcext:value-type="float">
            <text:p>12303930</text:p>
          </table:table-cell>
          <table:table-cell table:formula="of:=[.A771]/1000/(60*60*24)" office:value-type="time" office:time-value="PT03H25M03.93S" calcext:value-type="time">
            <text:p>03:25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7.63" calcext:value-type="float">
            <text:p>517.63</text:p>
          </table:table-cell>
          <table:table-cell office:value-type="float" office:value="1570.55" calcext:value-type="float">
            <text:p>1570.55</text:p>
          </table:table-cell>
          <table:table-cell office:value-type="float" office:value="1851.5" calcext:value-type="float">
            <text:p>1851.5</text:p>
          </table:table-cell>
        </table:table-row>
        <table:table-row table:style-name="ro1">
          <table:table-cell office:value-type="float" office:value="12319928" calcext:value-type="float">
            <text:p>12319928</text:p>
          </table:table-cell>
          <table:table-cell table:formula="of:=[.A772]/1000/(60*60*24)" office:value-type="time" office:time-value="PT03H25M19.928S" calcext:value-type="time">
            <text:p>03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9.69" calcext:value-type="float">
            <text:p>519.69</text:p>
          </table:table-cell>
          <table:table-cell office:value-type="float" office:value="1572.59" calcext:value-type="float">
            <text:p>1572.59</text:p>
          </table:table-cell>
          <table:table-cell office:value-type="float" office:value="1853.8" calcext:value-type="float">
            <text:p>1853.8</text:p>
          </table:table-cell>
        </table:table-row>
        <table:table-row table:style-name="ro1">
          <table:table-cell office:value-type="float" office:value="12335930" calcext:value-type="float">
            <text:p>12335930</text:p>
          </table:table-cell>
          <table:table-cell table:formula="of:=[.A773]/1000/(60*60*24)" office:value-type="time" office:time-value="PT03H25M35.93S" calcext:value-type="time">
            <text:p>03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574.63" calcext:value-type="float">
            <text:p>1574.63</text:p>
          </table:table-cell>
          <table:table-cell office:value-type="float" office:value="1856.1" calcext:value-type="float">
            <text:p>1856.1</text:p>
          </table:table-cell>
        </table:table-row>
        <table:table-row table:style-name="ro1">
          <table:table-cell office:value-type="float" office:value="12351930" calcext:value-type="float">
            <text:p>12351930</text:p>
          </table:table-cell>
          <table:table-cell table:formula="of:=[.A774]/1000/(60*60*24)" office:value-type="time" office:time-value="PT03H25M51.93S" calcext:value-type="time">
            <text:p>03:25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1858.4" calcext:value-type="float">
            <text:p>1858.4</text:p>
          </table:table-cell>
        </table:table-row>
        <table:table-row table:style-name="ro1">
          <table:table-cell office:value-type="float" office:value="12367930" calcext:value-type="float">
            <text:p>12367930</text:p>
          </table:table-cell>
          <table:table-cell table:formula="of:=[.A775]/1000/(60*60*24)" office:value-type="time" office:time-value="PT03H26M07.93S" calcext:value-type="time">
            <text:p>03:26:08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4" calcext:value-type="float">
            <text:p>515.64</text:p>
          </table:table-cell>
          <table:table-cell office:value-type="float" office:value="1578.72" calcext:value-type="float">
            <text:p>1578.72</text:p>
          </table:table-cell>
          <table:table-cell office:value-type="float" office:value="1860.7" calcext:value-type="float">
            <text:p>1860.7</text:p>
          </table:table-cell>
        </table:table-row>
        <table:table-row table:style-name="ro1">
          <table:table-cell office:value-type="float" office:value="12383928" calcext:value-type="float">
            <text:p>12383928</text:p>
          </table:table-cell>
          <table:table-cell table:formula="of:=[.A776]/1000/(60*60*24)" office:value-type="time" office:time-value="PT03H26M23.928S" calcext:value-type="time">
            <text:p>03:26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7" calcext:value-type="float">
            <text:p>517.47</text:p>
          </table:table-cell>
          <table:table-cell office:value-type="float" office:value="1580.76" calcext:value-type="float">
            <text:p>1580.76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2399930" calcext:value-type="float">
            <text:p>12399930</text:p>
          </table:table-cell>
          <table:table-cell table:formula="of:=[.A777]/1000/(60*60*24)" office:value-type="time" office:time-value="PT03H26M39.93S" calcext:value-type="time">
            <text:p>03:26:40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582.8" calcext:value-type="float">
            <text:p>1582.8</text:p>
          </table:table-cell>
          <table:table-cell office:value-type="float" office:value="1865.3" calcext:value-type="float">
            <text:p>1865.3</text:p>
          </table:table-cell>
        </table:table-row>
        <table:table-row table:style-name="ro1">
          <table:table-cell office:value-type="float" office:value="12415928" calcext:value-type="float">
            <text:p>12415928</text:p>
          </table:table-cell>
          <table:table-cell table:formula="of:=[.A778]/1000/(60*60*24)" office:value-type="time" office:time-value="PT03H26M55.928S" calcext:value-type="time">
            <text:p>03:26:56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" calcext:value-type="float">
            <text:p>517.4</text:p>
          </table:table-cell>
          <table:table-cell office:value-type="float" office:value="1584.84" calcext:value-type="float">
            <text:p>1584.84</text:p>
          </table:table-cell>
          <table:table-cell office:value-type="float" office:value="1867.59" calcext:value-type="float">
            <text:p>1867.59</text:p>
          </table:table-cell>
        </table:table-row>
        <table:table-row table:style-name="ro1">
          <table:table-cell office:value-type="float" office:value="12431928" calcext:value-type="float">
            <text:p>12431928</text:p>
          </table:table-cell>
          <table:table-cell table:formula="of:=[.A779]/1000/(60*60*24)" office:value-type="time" office:time-value="PT03H27M11.928S" calcext:value-type="time">
            <text:p>03:27:12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6" calcext:value-type="float">
            <text:p>517.16</text:p>
          </table:table-cell>
          <table:table-cell office:value-type="float" office:value="1586.89" calcext:value-type="float">
            <text:p>1586.89</text:p>
          </table:table-cell>
          <table:table-cell office:value-type="float" office:value="1869.89" calcext:value-type="float">
            <text:p>1869.89</text:p>
          </table:table-cell>
        </table:table-row>
        <table:table-row table:style-name="ro1">
          <table:table-cell office:value-type="float" office:value="12447929" calcext:value-type="float">
            <text:p>12447929</text:p>
          </table:table-cell>
          <table:table-cell table:formula="of:=[.A780]/1000/(60*60*24)" office:value-type="time" office:time-value="PT03H27M27.929S" calcext:value-type="time">
            <text:p>03:27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588.93" calcext:value-type="float">
            <text:p>1588.93</text:p>
          </table:table-cell>
          <table:table-cell office:value-type="float" office:value="1872.19" calcext:value-type="float">
            <text:p>1872.19</text:p>
          </table:table-cell>
        </table:table-row>
        <table:table-row table:style-name="ro1">
          <table:table-cell office:value-type="float" office:value="12463928" calcext:value-type="float">
            <text:p>12463928</text:p>
          </table:table-cell>
          <table:table-cell table:formula="of:=[.A781]/1000/(60*60*24)" office:value-type="time" office:time-value="PT03H27M43.928S" calcext:value-type="time">
            <text:p>03:27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7.71" calcext:value-type="float">
            <text:p>517.71</text:p>
          </table:table-cell>
          <table:table-cell office:value-type="float" office:value="1590.97" calcext:value-type="float">
            <text:p>1590.97</text:p>
          </table:table-cell>
          <table:table-cell office:value-type="float" office:value="1874.48" calcext:value-type="float">
            <text:p>1874.48</text:p>
          </table:table-cell>
        </table:table-row>
        <table:table-row table:style-name="ro1">
          <table:table-cell office:value-type="float" office:value="12479928" calcext:value-type="float">
            <text:p>12479928</text:p>
          </table:table-cell>
          <table:table-cell table:formula="of:=[.A782]/1000/(60*60*24)" office:value-type="time" office:time-value="PT03H27M59.928S" calcext:value-type="time">
            <text:p>03:28:00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4" calcext:value-type="float">
            <text:p>515.64</text:p>
          </table:table-cell>
          <table:table-cell office:value-type="float" office:value="1593.01" calcext:value-type="float">
            <text:p>1593.01</text:p>
          </table:table-cell>
          <table:table-cell office:value-type="float" office:value="1876.78" calcext:value-type="float">
            <text:p>1876.78</text:p>
          </table:table-cell>
        </table:table-row>
        <table:table-row table:style-name="ro1">
          <table:table-cell office:value-type="float" office:value="12495928" calcext:value-type="float">
            <text:p>12495928</text:p>
          </table:table-cell>
          <table:table-cell table:formula="of:=[.A783]/1000/(60*60*24)" office:value-type="time" office:time-value="PT03H28M15.928S" calcext:value-type="time">
            <text:p>03:28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7.04" calcext:value-type="float">
            <text:p>517.04</text:p>
          </table:table-cell>
          <table:table-cell office:value-type="float" office:value="1595.06" calcext:value-type="float">
            <text:p>1595.06</text:p>
          </table:table-cell>
          <table:table-cell office:value-type="float" office:value="1879.07" calcext:value-type="float">
            <text:p>1879.07</text:p>
          </table:table-cell>
        </table:table-row>
        <table:table-row table:style-name="ro1">
          <table:table-cell office:value-type="float" office:value="12511928" calcext:value-type="float">
            <text:p>12511928</text:p>
          </table:table-cell>
          <table:table-cell table:formula="of:=[.A784]/1000/(60*60*24)" office:value-type="time" office:time-value="PT03H28M31.928S" calcext:value-type="time">
            <text:p>03:28:32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4" calcext:value-type="float">
            <text:p>515.34</text:p>
          </table:table-cell>
          <table:table-cell office:value-type="float" office:value="1597.1" calcext:value-type="float">
            <text:p>1597.1</text:p>
          </table:table-cell>
          <table:table-cell office:value-type="float" office:value="1881.37" calcext:value-type="float">
            <text:p>1881.37</text:p>
          </table:table-cell>
        </table:table-row>
        <table:table-row table:style-name="ro1">
          <table:table-cell office:value-type="float" office:value="12527928" calcext:value-type="float">
            <text:p>12527928</text:p>
          </table:table-cell>
          <table:table-cell table:formula="of:=[.A785]/1000/(60*60*24)" office:value-type="time" office:time-value="PT03H28M47.928S" calcext:value-type="time">
            <text:p>03:28:48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5" calcext:value-type="float">
            <text:p>515.65</text:p>
          </table:table-cell>
          <table:table-cell office:value-type="float" office:value="1599.14" calcext:value-type="float">
            <text:p>1599.14</text:p>
          </table:table-cell>
          <table:table-cell office:value-type="float" office:value="1883.66" calcext:value-type="float">
            <text:p>1883.66</text:p>
          </table:table-cell>
        </table:table-row>
        <table:table-row table:style-name="ro1">
          <table:table-cell office:value-type="float" office:value="12543930" calcext:value-type="float">
            <text:p>12543930</text:p>
          </table:table-cell>
          <table:table-cell table:formula="of:=[.A786]/1000/(60*60*24)" office:value-type="time" office:time-value="PT03H29M03.93S" calcext:value-type="time">
            <text:p>03:29:04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5" calcext:value-type="float">
            <text:p>515.55</text:p>
          </table:table-cell>
          <table:table-cell office:value-type="float" office:value="1601.18" calcext:value-type="float">
            <text:p>1601.18</text:p>
          </table:table-cell>
          <table:table-cell office:value-type="float" office:value="1885.95" calcext:value-type="float">
            <text:p>1885.95</text:p>
          </table:table-cell>
        </table:table-row>
        <table:table-row table:style-name="ro1">
          <table:table-cell office:value-type="float" office:value="12559928" calcext:value-type="float">
            <text:p>12559928</text:p>
          </table:table-cell>
          <table:table-cell table:formula="of:=[.A787]/1000/(60*60*24)" office:value-type="time" office:time-value="PT03H29M19.928S" calcext:value-type="time">
            <text:p>03:29:20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4" calcext:value-type="float">
            <text:p>515.54</text:p>
          </table:table-cell>
          <table:table-cell office:value-type="float" office:value="1603.22" calcext:value-type="float">
            <text:p>1603.22</text:p>
          </table:table-cell>
          <table:table-cell office:value-type="float" office:value="1888.24" calcext:value-type="float">
            <text:p>1888.24</text:p>
          </table:table-cell>
        </table:table-row>
        <table:table-row table:style-name="ro1">
          <table:table-cell office:value-type="float" office:value="12575928" calcext:value-type="float">
            <text:p>12575928</text:p>
          </table:table-cell>
          <table:table-cell table:formula="of:=[.A788]/1000/(60*60*24)" office:value-type="time" office:time-value="PT03H29M35.928S" calcext:value-type="time">
            <text:p>03:29:36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7" calcext:value-type="float">
            <text:p>513.57</text:p>
          </table:table-cell>
          <table:table-cell office:value-type="float" office:value="1605.27" calcext:value-type="float">
            <text:p>1605.27</text:p>
          </table:table-cell>
          <table:table-cell office:value-type="float" office:value="1890.53" calcext:value-type="float">
            <text:p>1890.53</text:p>
          </table:table-cell>
        </table:table-row>
        <table:table-row table:style-name="ro1">
          <table:table-cell office:value-type="float" office:value="12591930" calcext:value-type="float">
            <text:p>12591930</text:p>
          </table:table-cell>
          <table:table-cell table:formula="of:=[.A789]/1000/(60*60*24)" office:value-type="time" office:time-value="PT03H29M51.93S" calcext:value-type="time">
            <text:p>03:29:52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3" calcext:value-type="float">
            <text:p>515.33</text:p>
          </table:table-cell>
          <table:table-cell office:value-type="float" office:value="1607.31" calcext:value-type="float">
            <text:p>1607.31</text:p>
          </table:table-cell>
          <table:table-cell office:value-type="float" office:value="1892.83" calcext:value-type="float">
            <text:p>1892.83</text:p>
          </table:table-cell>
        </table:table-row>
        <table:table-row table:style-name="ro1">
          <table:table-cell office:value-type="float" office:value="12607928" calcext:value-type="float">
            <text:p>12607928</text:p>
          </table:table-cell>
          <table:table-cell table:formula="of:=[.A790]/1000/(60*60*24)" office:value-type="time" office:time-value="PT03H30M07.928S" calcext:value-type="time">
            <text:p>03:30:08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7" calcext:value-type="float">
            <text:p>515.77</text:p>
          </table:table-cell>
          <table:table-cell office:value-type="float" office:value="1609.35" calcext:value-type="float">
            <text:p>1609.35</text:p>
          </table:table-cell>
          <table:table-cell office:value-type="float" office:value="1895.12" calcext:value-type="float">
            <text:p>1895.12</text:p>
          </table:table-cell>
        </table:table-row>
        <table:table-row table:style-name="ro1">
          <table:table-cell office:value-type="float" office:value="12623928" calcext:value-type="float">
            <text:p>12623928</text:p>
          </table:table-cell>
          <table:table-cell table:formula="of:=[.A791]/1000/(60*60*24)" office:value-type="time" office:time-value="PT03H30M23.928S" calcext:value-type="time">
            <text:p>03:30:24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9" calcext:value-type="float">
            <text:p>513.59</text:p>
          </table:table-cell>
          <table:table-cell office:value-type="float" office:value="1611.39" calcext:value-type="float">
            <text:p>1611.39</text:p>
          </table:table-cell>
          <table:table-cell office:value-type="float" office:value="1897.41" calcext:value-type="float">
            <text:p>1897.41</text:p>
          </table:table-cell>
        </table:table-row>
        <table:table-row table:style-name="ro1">
          <table:table-cell office:value-type="float" office:value="12639928" calcext:value-type="float">
            <text:p>12639928</text:p>
          </table:table-cell>
          <table:table-cell table:formula="of:=[.A792]/1000/(60*60*24)" office:value-type="time" office:time-value="PT03H30M39.928S" calcext:value-type="time">
            <text:p>03:30:40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4" calcext:value-type="float">
            <text:p>515.54</text:p>
          </table:table-cell>
          <table:table-cell office:value-type="float" office:value="1613.43" calcext:value-type="float">
            <text:p>1613.43</text:p>
          </table:table-cell>
          <table:table-cell office:value-type="float" office:value="1899.7" calcext:value-type="float">
            <text:p>1899.7</text:p>
          </table:table-cell>
        </table:table-row>
        <table:table-row table:style-name="ro1">
          <table:table-cell office:value-type="float" office:value="12655928" calcext:value-type="float">
            <text:p>12655928</text:p>
          </table:table-cell>
          <table:table-cell table:formula="of:=[.A793]/1000/(60*60*24)" office:value-type="time" office:time-value="PT03H30M55.928S" calcext:value-type="time">
            <text:p>03:30:56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8" calcext:value-type="float">
            <text:p>513.58</text:p>
          </table:table-cell>
          <table:table-cell office:value-type="float" office:value="1615.48" calcext:value-type="float">
            <text:p>1615.48</text:p>
          </table:table-cell>
          <table:table-cell office:value-type="float" office:value="1901.99" calcext:value-type="float">
            <text:p>1901.99</text:p>
          </table:table-cell>
        </table:table-row>
        <table:table-row table:style-name="ro1">
          <table:table-cell office:value-type="float" office:value="12671928" calcext:value-type="float">
            <text:p>12671928</text:p>
          </table:table-cell>
          <table:table-cell table:formula="of:=[.A794]/1000/(60*60*24)" office:value-type="time" office:time-value="PT03H31M11.928S" calcext:value-type="time">
            <text:p>03:31:12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1" calcext:value-type="float">
            <text:p>513.71</text:p>
          </table:table-cell>
          <table:table-cell office:value-type="float" office:value="1617.52" calcext:value-type="float">
            <text:p>1617.52</text:p>
          </table:table-cell>
          <table:table-cell office:value-type="float" office:value="1904.27" calcext:value-type="float">
            <text:p>1904.27</text:p>
          </table:table-cell>
        </table:table-row>
        <table:table-row table:style-name="ro1">
          <table:table-cell office:value-type="float" office:value="12687930" calcext:value-type="float">
            <text:p>12687930</text:p>
          </table:table-cell>
          <table:table-cell table:formula="of:=[.A795]/1000/(60*60*24)" office:value-type="time" office:time-value="PT03H31M27.93S" calcext:value-type="time">
            <text:p>03:31:28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4" calcext:value-type="float">
            <text:p>514.04</text:p>
          </table:table-cell>
          <table:table-cell office:value-type="float" office:value="1619.56" calcext:value-type="float">
            <text:p>1619.56</text:p>
          </table:table-cell>
          <table:table-cell office:value-type="float" office:value="1906.56" calcext:value-type="float">
            <text:p>1906.56</text:p>
          </table:table-cell>
        </table:table-row>
        <table:table-row table:style-name="ro1">
          <table:table-cell office:value-type="float" office:value="12703930" calcext:value-type="float">
            <text:p>12703930</text:p>
          </table:table-cell>
          <table:table-cell table:formula="of:=[.A796]/1000/(60*60*24)" office:value-type="time" office:time-value="PT03H31M43.93S" calcext:value-type="time">
            <text:p>03:31:44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9" calcext:value-type="float">
            <text:p>515.79</text:p>
          </table:table-cell>
          <table:table-cell office:value-type="float" office:value="1621.6" calcext:value-type="float">
            <text:p>1621.6</text:p>
          </table:table-cell>
          <table:table-cell office:value-type="float" office:value="1908.85" calcext:value-type="float">
            <text:p>1908.85</text:p>
          </table:table-cell>
        </table:table-row>
        <table:table-row table:style-name="ro1">
          <table:table-cell office:value-type="float" office:value="12719928" calcext:value-type="float">
            <text:p>12719928</text:p>
          </table:table-cell>
          <table:table-cell table:formula="of:=[.A797]/1000/(60*60*24)" office:value-type="time" office:time-value="PT03H31M59.928S" calcext:value-type="time">
            <text:p>03:32:00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23.65" calcext:value-type="float">
            <text:p>1623.65</text:p>
          </table:table-cell>
          <table:table-cell office:value-type="float" office:value="1911.14" calcext:value-type="float">
            <text:p>1911.14</text:p>
          </table:table-cell>
        </table:table-row>
        <table:table-row table:style-name="ro1">
          <table:table-cell office:value-type="float" office:value="12735928" calcext:value-type="float">
            <text:p>12735928</text:p>
          </table:table-cell>
          <table:table-cell table:formula="of:=[.A798]/1000/(60*60*24)" office:value-type="time" office:time-value="PT03H32M15.928S" calcext:value-type="time">
            <text:p>03:32:16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6" calcext:value-type="float">
            <text:p>515.56</text:p>
          </table:table-cell>
          <table:table-cell office:value-type="float" office:value="1625.69" calcext:value-type="float">
            <text:p>1625.69</text:p>
          </table:table-cell>
          <table:table-cell office:value-type="float" office:value="1913.43" calcext:value-type="float">
            <text:p>1913.43</text:p>
          </table:table-cell>
        </table:table-row>
        <table:table-row table:style-name="ro1">
          <table:table-cell office:value-type="float" office:value="12751928" calcext:value-type="float">
            <text:p>12751928</text:p>
          </table:table-cell>
          <table:table-cell table:formula="of:=[.A799]/1000/(60*60*24)" office:value-type="time" office:time-value="PT03H32M31.928S" calcext:value-type="time">
            <text:p>03:32:32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3" calcext:value-type="float">
            <text:p>513.73</text:p>
          </table:table-cell>
          <table:table-cell office:value-type="float" office:value="1627.73" calcext:value-type="float">
            <text:p>1627.73</text:p>
          </table:table-cell>
          <table:table-cell office:value-type="float" office:value="1915.71" calcext:value-type="float">
            <text:p>1915.71</text:p>
          </table:table-cell>
        </table:table-row>
        <table:table-row table:style-name="ro1">
          <table:table-cell office:value-type="float" office:value="12767930" calcext:value-type="float">
            <text:p>12767930</text:p>
          </table:table-cell>
          <table:table-cell table:formula="of:=[.A800]/1000/(60*60*24)" office:value-type="time" office:time-value="PT03H32M47.93S" calcext:value-type="time">
            <text:p>03:32:48</text:p>
          </table:table-cell>
          <table:table-cell office:value-type="float" office:value="1.12" calcext:value-type="float">
            <text:p>1.12</text:p>
          </table:table-cell>
          <table:table-cell office:value-type="float" office:value="460" calcext:value-type="float">
            <text:p>460</text:p>
          </table:table-cell>
          <table:table-cell office:value-type="float" office:value="516.1" calcext:value-type="float">
            <text:p>516.1</text:p>
          </table:table-cell>
          <table:table-cell office:value-type="float" office:value="1629.77" calcext:value-type="float">
            <text:p>1629.7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2783928" calcext:value-type="float">
            <text:p>12783928</text:p>
          </table:table-cell>
          <table:table-cell table:formula="of:=[.A801]/1000/(60*60*24)" office:value-type="time" office:time-value="PT03H33M03.928S" calcext:value-type="time">
            <text:p>03:33:04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31.82" calcext:value-type="float">
            <text:p>1631.82</text:p>
          </table:table-cell>
          <table:table-cell office:value-type="float" office:value="1920.28" calcext:value-type="float">
            <text:p>1920.28</text:p>
          </table:table-cell>
        </table:table-row>
        <table:table-row table:style-name="ro1">
          <table:table-cell office:value-type="float" office:value="12799928" calcext:value-type="float">
            <text:p>12799928</text:p>
          </table:table-cell>
          <table:table-cell table:formula="of:=[.A802]/1000/(60*60*24)" office:value-type="time" office:time-value="PT03H33M19.928S" calcext:value-type="time">
            <text:p>03:33:20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2" calcext:value-type="float">
            <text:p>514.02</text:p>
          </table:table-cell>
          <table:table-cell office:value-type="float" office:value="1633.86" calcext:value-type="float">
            <text:p>1633.86</text:p>
          </table:table-cell>
          <table:table-cell office:value-type="float" office:value="1922.57" calcext:value-type="float">
            <text:p>1922.57</text:p>
          </table:table-cell>
        </table:table-row>
        <table:table-row table:style-name="ro1">
          <table:table-cell office:value-type="float" office:value="12815928" calcext:value-type="float">
            <text:p>12815928</text:p>
          </table:table-cell>
          <table:table-cell table:formula="of:=[.A803]/1000/(60*60*24)" office:value-type="time" office:time-value="PT03H33M35.928S" calcext:value-type="time">
            <text:p>03:33:36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5" calcext:value-type="float">
            <text:p>514.05</text:p>
          </table:table-cell>
          <table:table-cell office:value-type="float" office:value="1635.9" calcext:value-type="float">
            <text:p>1635.9</text:p>
          </table:table-cell>
          <table:table-cell office:value-type="float" office:value="1924.85" calcext:value-type="float">
            <text:p>1924.85</text:p>
          </table:table-cell>
        </table:table-row>
        <table:table-row table:style-name="ro1">
          <table:table-cell office:value-type="float" office:value="12831928" calcext:value-type="float">
            <text:p>12831928</text:p>
          </table:table-cell>
          <table:table-cell table:formula="of:=[.A804]/1000/(60*60*24)" office:value-type="time" office:time-value="PT03H33M51.928S" calcext:value-type="time">
            <text:p>03:33:52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6" calcext:value-type="float">
            <text:p>513.96</text:p>
          </table:table-cell>
          <table:table-cell office:value-type="float" office:value="1637.94" calcext:value-type="float">
            <text:p>1637.94</text:p>
          </table:table-cell>
          <table:table-cell office:value-type="float" office:value="1927.13" calcext:value-type="float">
            <text:p>1927.13</text:p>
          </table:table-cell>
        </table:table-row>
        <table:table-row table:style-name="ro1">
          <table:table-cell office:value-type="float" office:value="12847928" calcext:value-type="float">
            <text:p>12847928</text:p>
          </table:table-cell>
          <table:table-cell table:formula="of:=[.A805]/1000/(60*60*24)" office:value-type="time" office:time-value="PT03H34M07.928S" calcext:value-type="time">
            <text:p>03:34:08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3.49" calcext:value-type="float">
            <text:p>513.49</text:p>
          </table:table-cell>
          <table:table-cell office:value-type="float" office:value="1639.99" calcext:value-type="float">
            <text:p>1639.99</text:p>
          </table:table-cell>
          <table:table-cell office:value-type="float" office:value="1929.42" calcext:value-type="float">
            <text:p>1929.42</text:p>
          </table:table-cell>
        </table:table-row>
        <table:table-row table:style-name="ro1">
          <table:table-cell office:value-type="float" office:value="12863928" calcext:value-type="float">
            <text:p>12863928</text:p>
          </table:table-cell>
          <table:table-cell table:formula="of:=[.A806]/1000/(60*60*24)" office:value-type="time" office:time-value="PT03H34M23.928S" calcext:value-type="time">
            <text:p>03:34:24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3.8" calcext:value-type="float">
            <text:p>513.8</text:p>
          </table:table-cell>
          <table:table-cell office:value-type="float" office:value="1642.03" calcext:value-type="float">
            <text:p>1642.03</text:p>
          </table:table-cell>
          <table:table-cell office:value-type="float" office:value="1931.7" calcext:value-type="float">
            <text:p>1931.7</text:p>
          </table:table-cell>
        </table:table-row>
        <table:table-row table:style-name="ro1">
          <table:table-cell office:value-type="float" office:value="12879930" calcext:value-type="float">
            <text:p>12879930</text:p>
          </table:table-cell>
          <table:table-cell table:formula="of:=[.A807]/1000/(60*60*24)" office:value-type="time" office:time-value="PT03H34M39.93S" calcext:value-type="time">
            <text:p>03:34:40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6" calcext:value-type="float">
            <text:p>513.96</text:p>
          </table:table-cell>
          <table:table-cell office:value-type="float" office:value="1644.07" calcext:value-type="float">
            <text:p>1644.07</text:p>
          </table:table-cell>
          <table:table-cell office:value-type="float" office:value="1933.98" calcext:value-type="float">
            <text:p>1933.98</text:p>
          </table:table-cell>
        </table:table-row>
        <table:table-row table:style-name="ro1">
          <table:table-cell office:value-type="float" office:value="12895928" calcext:value-type="float">
            <text:p>12895928</text:p>
          </table:table-cell>
          <table:table-cell table:formula="of:=[.A808]/1000/(60*60*24)" office:value-type="time" office:time-value="PT03H34M55.928S" calcext:value-type="time">
            <text:p>03:34:56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3" calcext:value-type="float">
            <text:p>514.03</text:p>
          </table:table-cell>
          <table:table-cell office:value-type="float" office:value="1646.11" calcext:value-type="float">
            <text:p>1646.11</text:p>
          </table:table-cell>
          <table:table-cell office:value-type="float" office:value="1936.26" calcext:value-type="float">
            <text:p>1936.26</text:p>
          </table:table-cell>
        </table:table-row>
        <table:table-row table:style-name="ro1">
          <table:table-cell office:value-type="float" office:value="12911928" calcext:value-type="float">
            <text:p>12911928</text:p>
          </table:table-cell>
          <table:table-cell table:formula="of:=[.A809]/1000/(60*60*24)" office:value-type="time" office:time-value="PT03H35M11.928S" calcext:value-type="time">
            <text:p>03:35:12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3.81" calcext:value-type="float">
            <text:p>513.81</text:p>
          </table:table-cell>
          <table:table-cell office:value-type="float" office:value="1648.16" calcext:value-type="float">
            <text:p>1648.16</text:p>
          </table:table-cell>
          <table:table-cell office:value-type="float" office:value="1938.54" calcext:value-type="float">
            <text:p>1938.54</text:p>
          </table:table-cell>
        </table:table-row>
        <table:table-row table:style-name="ro1">
          <table:table-cell office:value-type="float" office:value="12927928" calcext:value-type="float">
            <text:p>12927928</text:p>
          </table:table-cell>
          <table:table-cell table:formula="of:=[.A810]/1000/(60*60*24)" office:value-type="time" office:time-value="PT03H35M27.928S" calcext:value-type="time">
            <text:p>03:35:28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9" calcext:value-type="float">
            <text:p>511.99</text:p>
          </table:table-cell>
          <table:table-cell office:value-type="float" office:value="1650.2" calcext:value-type="float">
            <text:p>1650.2</text:p>
          </table:table-cell>
          <table:table-cell office:value-type="float" office:value="1940.82" calcext:value-type="float">
            <text:p>1940.82</text:p>
          </table:table-cell>
        </table:table-row>
        <table:table-row table:style-name="ro1">
          <table:table-cell office:value-type="float" office:value="12943928" calcext:value-type="float">
            <text:p>12943928</text:p>
          </table:table-cell>
          <table:table-cell table:formula="of:=[.A811]/1000/(60*60*24)" office:value-type="time" office:time-value="PT03H35M43.928S" calcext:value-type="time">
            <text:p>03:35:44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9" calcext:value-type="float">
            <text:p>511.9</text:p>
          </table:table-cell>
          <table:table-cell office:value-type="float" office:value="1652.24" calcext:value-type="float">
            <text:p>1652.24</text:p>
          </table:table-cell>
          <table:table-cell office:value-type="float" office:value="1943.1" calcext:value-type="float">
            <text:p>1943.1</text:p>
          </table:table-cell>
        </table:table-row>
        <table:table-row table:style-name="ro1">
          <table:table-cell office:value-type="float" office:value="12959928" calcext:value-type="float">
            <text:p>12959928</text:p>
          </table:table-cell>
          <table:table-cell table:formula="of:=[.A812]/1000/(60*60*24)" office:value-type="time" office:time-value="PT03H35M59.928S" calcext:value-type="time">
            <text:p>03:36:00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4" calcext:value-type="float">
            <text:p>513.94</text:p>
          </table:table-cell>
          <table:table-cell office:value-type="float" office:value="1654.28" calcext:value-type="float">
            <text:p>1654.28</text:p>
          </table:table-cell>
          <table:table-cell office:value-type="float" office:value="1945.37" calcext:value-type="float">
            <text:p>1945.37</text:p>
          </table:table-cell>
        </table:table-row>
        <table:table-row table:style-name="ro1">
          <table:table-cell office:value-type="float" office:value="12975930" calcext:value-type="float">
            <text:p>12975930</text:p>
          </table:table-cell>
          <table:table-cell table:formula="of:=[.A813]/1000/(60*60*24)" office:value-type="time" office:time-value="PT03H36M15.93S" calcext:value-type="time">
            <text:p>03:36:16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2.2" calcext:value-type="float">
            <text:p>512.2</text:p>
          </table:table-cell>
          <table:table-cell office:value-type="float" office:value="1656.33" calcext:value-type="float">
            <text:p>1656.33</text:p>
          </table:table-cell>
          <table:table-cell office:value-type="float" office:value="1947.65" calcext:value-type="float">
            <text:p>1947.65</text:p>
          </table:table-cell>
        </table:table-row>
        <table:table-row table:style-name="ro1">
          <table:table-cell office:value-type="float" office:value="12991929" calcext:value-type="float">
            <text:p>12991929</text:p>
          </table:table-cell>
          <table:table-cell table:formula="of:=[.A814]/1000/(60*60*24)" office:value-type="time" office:time-value="PT03H36M31.929S" calcext:value-type="time">
            <text:p>03:36:32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6" calcext:value-type="float">
            <text:p>511.66</text:p>
          </table:table-cell>
          <table:table-cell office:value-type="float" office:value="1658.37" calcext:value-type="float">
            <text:p>1658.37</text:p>
          </table:table-cell>
          <table:table-cell office:value-type="float" office:value="1949.93" calcext:value-type="float">
            <text:p>1949.93</text:p>
          </table:table-cell>
        </table:table-row>
        <table:table-row table:style-name="ro1">
          <table:table-cell office:value-type="float" office:value="13007928" calcext:value-type="float">
            <text:p>13007928</text:p>
          </table:table-cell>
          <table:table-cell table:formula="of:=[.A815]/1000/(60*60*24)" office:value-type="time" office:time-value="PT03H36M47.928S" calcext:value-type="time">
            <text:p>03:36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660.41" calcext:value-type="float">
            <text:p>1660.41</text:p>
          </table:table-cell>
          <table:table-cell office:value-type="float" office:value="1952.2" calcext:value-type="float">
            <text:p>1952.2</text:p>
          </table:table-cell>
        </table:table-row>
        <table:table-row table:style-name="ro1">
          <table:table-cell office:value-type="float" office:value="13023930" calcext:value-type="float">
            <text:p>13023930</text:p>
          </table:table-cell>
          <table:table-cell table:formula="of:=[.A816]/1000/(60*60*24)" office:value-type="time" office:time-value="PT03H37M03.93S" calcext:value-type="time">
            <text:p>03:37:04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662.45" calcext:value-type="float">
            <text:p>1662.45</text:p>
          </table:table-cell>
          <table:table-cell office:value-type="float" office:value="1954.48" calcext:value-type="float">
            <text:p>1954.48</text:p>
          </table:table-cell>
        </table:table-row>
        <table:table-row table:style-name="ro1">
          <table:table-cell office:value-type="float" office:value="13039928" calcext:value-type="float">
            <text:p>13039928</text:p>
          </table:table-cell>
          <table:table-cell table:formula="of:=[.A817]/1000/(60*60*24)" office:value-type="time" office:time-value="PT03H37M19.928S" calcext:value-type="time">
            <text:p>03:37:20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664.49" calcext:value-type="float">
            <text:p>1664.49</text:p>
          </table:table-cell>
          <table:table-cell office:value-type="float" office:value="1956.75" calcext:value-type="float">
            <text:p>1956.75</text:p>
          </table:table-cell>
        </table:table-row>
        <table:table-row table:style-name="ro1">
          <table:table-cell office:value-type="float" office:value="13055928" calcext:value-type="float">
            <text:p>13055928</text:p>
          </table:table-cell>
          <table:table-cell table:formula="of:=[.A818]/1000/(60*60*24)" office:value-type="time" office:time-value="PT03H37M35.928S" calcext:value-type="time">
            <text:p>03:37:36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2.19" calcext:value-type="float">
            <text:p>512.19</text:p>
          </table:table-cell>
          <table:table-cell office:value-type="float" office:value="1666.54" calcext:value-type="float">
            <text:p>1666.54</text:p>
          </table:table-cell>
          <table:table-cell office:value-type="float" office:value="1959.02" calcext:value-type="float">
            <text:p>1959.02</text:p>
          </table:table-cell>
        </table:table-row>
        <table:table-row table:style-name="ro1">
          <table:table-cell office:value-type="float" office:value="13071928" calcext:value-type="float">
            <text:p>13071928</text:p>
          </table:table-cell>
          <table:table-cell table:formula="of:=[.A819]/1000/(60*60*24)" office:value-type="time" office:time-value="PT03H37M51.928S" calcext:value-type="time">
            <text:p>03:37:52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668.58" calcext:value-type="float">
            <text:p>1668.58</text:p>
          </table:table-cell>
          <table:table-cell office:value-type="float" office:value="1961.3" calcext:value-type="float">
            <text:p>1961.3</text:p>
          </table:table-cell>
        </table:table-row>
        <table:table-row table:style-name="ro1">
          <table:table-cell office:value-type="float" office:value="13087928" calcext:value-type="float">
            <text:p>13087928</text:p>
          </table:table-cell>
          <table:table-cell table:formula="of:=[.A820]/1000/(60*60*24)" office:value-type="time" office:time-value="PT03H38M07.928S" calcext:value-type="time">
            <text:p>03:38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7" calcext:value-type="float">
            <text:p>511.87</text:p>
          </table:table-cell>
          <table:table-cell office:value-type="float" office:value="1670.62" calcext:value-type="float">
            <text:p>1670.62</text:p>
          </table:table-cell>
          <table:table-cell office:value-type="float" office:value="1963.57" calcext:value-type="float">
            <text:p>1963.57</text:p>
          </table:table-cell>
        </table:table-row>
        <table:table-row table:style-name="ro1">
          <table:table-cell office:value-type="float" office:value="13103928" calcext:value-type="float">
            <text:p>13103928</text:p>
          </table:table-cell>
          <table:table-cell table:formula="of:=[.A821]/1000/(60*60*24)" office:value-type="time" office:time-value="PT03H38M23.928S" calcext:value-type="time">
            <text:p>03:38:24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4" calcext:value-type="float">
            <text:p>510.14</text:p>
          </table:table-cell>
          <table:table-cell office:value-type="float" office:value="1672.66" calcext:value-type="float">
            <text:p>1672.66</text:p>
          </table:table-cell>
          <table:table-cell office:value-type="float" office:value="1965.84" calcext:value-type="float">
            <text:p>1965.84</text:p>
          </table:table-cell>
        </table:table-row>
        <table:table-row table:style-name="ro1">
          <table:table-cell office:value-type="float" office:value="13119928" calcext:value-type="float">
            <text:p>13119928</text:p>
          </table:table-cell>
          <table:table-cell table:formula="of:=[.A822]/1000/(60*60*24)" office:value-type="time" office:time-value="PT03H38M39.928S" calcext:value-type="time">
            <text:p>03:38:4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674.71" calcext:value-type="float">
            <text:p>1674.71</text:p>
          </table:table-cell>
          <table:table-cell office:value-type="float" office:value="1968.11" calcext:value-type="float">
            <text:p>1968.11</text:p>
          </table:table-cell>
        </table:table-row>
        <table:table-row table:style-name="ro1">
          <table:table-cell office:value-type="float" office:value="13135930" calcext:value-type="float">
            <text:p>13135930</text:p>
          </table:table-cell>
          <table:table-cell table:formula="of:=[.A823]/1000/(60*60*24)" office:value-type="time" office:time-value="PT03H38M55.93S" calcext:value-type="time">
            <text:p>03:38:56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2.1" calcext:value-type="float">
            <text:p>512.1</text:p>
          </table:table-cell>
          <table:table-cell office:value-type="float" office:value="1676.75" calcext:value-type="float">
            <text:p>1676.75</text:p>
          </table:table-cell>
          <table:table-cell office:value-type="float" office:value="1970.38" calcext:value-type="float">
            <text:p>1970.38</text:p>
          </table:table-cell>
        </table:table-row>
        <table:table-row table:style-name="ro1">
          <table:table-cell office:value-type="float" office:value="13151928" calcext:value-type="float">
            <text:p>13151928</text:p>
          </table:table-cell>
          <table:table-cell table:formula="of:=[.A824]/1000/(60*60*24)" office:value-type="time" office:time-value="PT03H39M11.928S" calcext:value-type="time">
            <text:p>03:39:12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3" calcext:value-type="float">
            <text:p>510.13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1972.65" calcext:value-type="float">
            <text:p>1972.65</text:p>
          </table:table-cell>
        </table:table-row>
        <table:table-row table:style-name="ro1">
          <table:table-cell office:value-type="float" office:value="13167928" calcext:value-type="float">
            <text:p>13167928</text:p>
          </table:table-cell>
          <table:table-cell table:formula="of:=[.A825]/1000/(60*60*24)" office:value-type="time" office:time-value="PT03H39M27.928S" calcext:value-type="time">
            <text:p>03:39:28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680.83" calcext:value-type="float">
            <text:p>1680.83</text:p>
          </table:table-cell>
          <table:table-cell office:value-type="float" office:value="1974.92" calcext:value-type="float">
            <text:p>1974.92</text:p>
          </table:table-cell>
        </table:table-row>
        <table:table-row table:style-name="ro1">
          <table:table-cell office:value-type="float" office:value="13183928" calcext:value-type="float">
            <text:p>13183928</text:p>
          </table:table-cell>
          <table:table-cell table:formula="of:=[.A826]/1000/(60*60*24)" office:value-type="time" office:time-value="PT03H39M43.928S" calcext:value-type="time">
            <text:p>03:39:44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0.26" calcext:value-type="float">
            <text:p>510.26</text:p>
          </table:table-cell>
          <table:table-cell office:value-type="float" office:value="1682.88" calcext:value-type="float">
            <text:p>1682.88</text:p>
          </table:table-cell>
          <table:table-cell office:value-type="float" office:value="1977.19" calcext:value-type="float">
            <text:p>1977.19</text:p>
          </table:table-cell>
        </table:table-row>
        <table:table-row table:style-name="ro1">
          <table:table-cell office:value-type="float" office:value="13199928" calcext:value-type="float">
            <text:p>13199928</text:p>
          </table:table-cell>
          <table:table-cell table:formula="of:=[.A827]/1000/(60*60*24)" office:value-type="time" office:time-value="PT03H39M59.928S" calcext:value-type="time">
            <text:p>03:40:00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3" calcext:value-type="float">
            <text:p>510.13</text:p>
          </table:table-cell>
          <table:table-cell office:value-type="float" office:value="1684.92" calcext:value-type="float">
            <text:p>1684.92</text:p>
          </table:table-cell>
          <table:table-cell office:value-type="float" office:value="1979.46" calcext:value-type="float">
            <text:p>1979.46</text:p>
          </table:table-cell>
        </table:table-row>
        <table:table-row table:style-name="ro1">
          <table:table-cell office:value-type="float" office:value="13215928" calcext:value-type="float">
            <text:p>13215928</text:p>
          </table:table-cell>
          <table:table-cell table:formula="of:=[.A828]/1000/(60*60*24)" office:value-type="time" office:time-value="PT03H40M15.928S" calcext:value-type="time">
            <text:p>03:40:16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686.96" calcext:value-type="float">
            <text:p>1686.96</text:p>
          </table:table-cell>
          <table:table-cell office:value-type="float" office:value="1981.72" calcext:value-type="float">
            <text:p>1981.72</text:p>
          </table:table-cell>
        </table:table-row>
        <table:table-row table:style-name="ro1">
          <table:table-cell office:value-type="float" office:value="13231930" calcext:value-type="float">
            <text:p>13231930</text:p>
          </table:table-cell>
          <table:table-cell table:formula="of:=[.A829]/1000/(60*60*24)" office:value-type="time" office:time-value="PT03H40M31.93S" calcext:value-type="time">
            <text:p>03:40:32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689" calcext:value-type="float">
            <text:p>1689</text:p>
          </table:table-cell>
          <table:table-cell office:value-type="float" office:value="1983.99" calcext:value-type="float">
            <text:p>1983.99</text:p>
          </table:table-cell>
        </table:table-row>
        <table:table-row table:style-name="ro1">
          <table:table-cell office:value-type="float" office:value="13247928" calcext:value-type="float">
            <text:p>13247928</text:p>
          </table:table-cell>
          <table:table-cell table:formula="of:=[.A830]/1000/(60*60*24)" office:value-type="time" office:time-value="PT03H40M47.928S" calcext:value-type="time">
            <text:p>03:40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691.04" calcext:value-type="float">
            <text:p>1691.04</text:p>
          </table:table-cell>
          <table:table-cell office:value-type="float" office:value="1986.26" calcext:value-type="float">
            <text:p>1986.26</text:p>
          </table:table-cell>
        </table:table-row>
        <table:table-row table:style-name="ro1">
          <table:table-cell office:value-type="float" office:value="13263928" calcext:value-type="float">
            <text:p>13263928</text:p>
          </table:table-cell>
          <table:table-cell table:formula="of:=[.A831]/1000/(60*60*24)" office:value-type="time" office:time-value="PT03H41M03.928S" calcext:value-type="time">
            <text:p>03:41:04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3" calcext:value-type="float">
            <text:p>510.13</text:p>
          </table:table-cell>
          <table:table-cell office:value-type="float" office:value="1693.09" calcext:value-type="float">
            <text:p>1693.09</text:p>
          </table:table-cell>
          <table:table-cell office:value-type="float" office:value="1988.52" calcext:value-type="float">
            <text:p>1988.52</text:p>
          </table:table-cell>
        </table:table-row>
        <table:table-row table:style-name="ro1">
          <table:table-cell office:value-type="float" office:value="13279930" calcext:value-type="float">
            <text:p>13279930</text:p>
          </table:table-cell>
          <table:table-cell table:formula="of:=[.A832]/1000/(60*60*24)" office:value-type="time" office:time-value="PT03H41M19.93S" calcext:value-type="time">
            <text:p>03:41:20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0.36" calcext:value-type="float">
            <text:p>510.36</text:p>
          </table:table-cell>
          <table:table-cell office:value-type="float" office:value="1695.13" calcext:value-type="float">
            <text:p>1695.13</text:p>
          </table:table-cell>
          <table:table-cell office:value-type="float" office:value="1990.79" calcext:value-type="float">
            <text:p>1990.79</text:p>
          </table:table-cell>
        </table:table-row>
        <table:table-row table:style-name="ro1">
          <table:table-cell office:value-type="float" office:value="13295928" calcext:value-type="float">
            <text:p>13295928</text:p>
          </table:table-cell>
          <table:table-cell table:formula="of:=[.A833]/1000/(60*60*24)" office:value-type="time" office:time-value="PT03H41M35.928S" calcext:value-type="time">
            <text:p>03:41:36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697.17" calcext:value-type="float">
            <text:p>1697.17</text:p>
          </table:table-cell>
          <table:table-cell office:value-type="float" office:value="1993.05" calcext:value-type="float">
            <text:p>1993.05</text:p>
          </table:table-cell>
        </table:table-row>
        <table:table-row table:style-name="ro1">
          <table:table-cell office:value-type="float" office:value="13311928" calcext:value-type="float">
            <text:p>13311928</text:p>
          </table:table-cell>
          <table:table-cell table:formula="of:=[.A834]/1000/(60*60*24)" office:value-type="time" office:time-value="PT03H41M51.928S" calcext:value-type="time">
            <text:p>03:41:52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699.21" calcext:value-type="float">
            <text:p>1699.21</text:p>
          </table:table-cell>
          <table:table-cell office:value-type="float" office:value="1995.31" calcext:value-type="float">
            <text:p>1995.31</text:p>
          </table:table-cell>
        </table:table-row>
        <table:table-row table:style-name="ro1">
          <table:table-cell office:value-type="float" office:value="13327928" calcext:value-type="float">
            <text:p>13327928</text:p>
          </table:table-cell>
          <table:table-cell table:formula="of:=[.A835]/1000/(60*60*24)" office:value-type="time" office:time-value="PT03H42M07.928S" calcext:value-type="time">
            <text:p>03:42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9" calcext:value-type="float">
            <text:p>507.99</text:p>
          </table:table-cell>
          <table:table-cell office:value-type="float" office:value="1701.26" calcext:value-type="float">
            <text:p>1701.26</text:p>
          </table:table-cell>
          <table:table-cell office:value-type="float" office:value="1997.58" calcext:value-type="float">
            <text:p>1997.58</text:p>
          </table:table-cell>
        </table:table-row>
        <table:table-row table:style-name="ro1">
          <table:table-cell office:value-type="float" office:value="13343930" calcext:value-type="float">
            <text:p>13343930</text:p>
          </table:table-cell>
          <table:table-cell table:formula="of:=[.A836]/1000/(60*60*24)" office:value-type="time" office:time-value="PT03H42M23.93S" calcext:value-type="time">
            <text:p>03:42:24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08.51" calcext:value-type="float">
            <text:p>508.51</text:p>
          </table:table-cell>
          <table:table-cell office:value-type="float" office:value="1703.3" calcext:value-type="float">
            <text:p>1703.3</text:p>
          </table:table-cell>
          <table:table-cell office:value-type="float" office:value="1999.84" calcext:value-type="float">
            <text:p>1999.84</text:p>
          </table:table-cell>
        </table:table-row>
        <table:table-row table:style-name="ro1">
          <table:table-cell office:value-type="float" office:value="13359930" calcext:value-type="float">
            <text:p>13359930</text:p>
          </table:table-cell>
          <table:table-cell table:formula="of:=[.A837]/1000/(60*60*24)" office:value-type="time" office:time-value="PT03H42M39.93S" calcext:value-type="time">
            <text:p>03:42:40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4" calcext:value-type="float">
            <text:p>510.14</text:p>
          </table:table-cell>
          <table:table-cell office:value-type="float" office:value="1705.34" calcext:value-type="float">
            <text:p>1705.34</text:p>
          </table:table-cell>
          <table:table-cell office:value-type="float" office:value="2002.1" calcext:value-type="float">
            <text:p>2002.1</text:p>
          </table:table-cell>
        </table:table-row>
        <table:table-row table:style-name="ro1">
          <table:table-cell office:value-type="float" office:value="13375928" calcext:value-type="float">
            <text:p>13375928</text:p>
          </table:table-cell>
          <table:table-cell table:formula="of:=[.A838]/1000/(60*60*24)" office:value-type="time" office:time-value="PT03H42M55.928S" calcext:value-type="time">
            <text:p>03:42:56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07.38" calcext:value-type="float">
            <text:p>1707.38</text:p>
          </table:table-cell>
          <table:table-cell office:value-type="float" office:value="2004.36" calcext:value-type="float">
            <text:p>2004.36</text:p>
          </table:table-cell>
        </table:table-row>
        <table:table-row table:style-name="ro1">
          <table:table-cell office:value-type="float" office:value="13391928" calcext:value-type="float">
            <text:p>13391928</text:p>
          </table:table-cell>
          <table:table-cell table:formula="of:=[.A839]/1000/(60*60*24)" office:value-type="time" office:time-value="PT03H43M11.928S" calcext:value-type="time">
            <text:p>03:43:12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5" calcext:value-type="float">
            <text:p>510.05</text:p>
          </table:table-cell>
          <table:table-cell office:value-type="float" office:value="1709.42" calcext:value-type="float">
            <text:p>1709.42</text:p>
          </table:table-cell>
          <table:table-cell office:value-type="float" office:value="2006.62" calcext:value-type="float">
            <text:p>2006.62</text:p>
          </table:table-cell>
        </table:table-row>
        <table:table-row table:style-name="ro1">
          <table:table-cell office:value-type="float" office:value="13407928" calcext:value-type="float">
            <text:p>13407928</text:p>
          </table:table-cell>
          <table:table-cell table:formula="of:=[.A840]/1000/(60*60*24)" office:value-type="time" office:time-value="PT03H43M27.928S" calcext:value-type="time">
            <text:p>03:43:28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3" calcext:value-type="float">
            <text:p>508.3</text:p>
          </table:table-cell>
          <table:table-cell office:value-type="float" office:value="1711.47" calcext:value-type="float">
            <text:p>1711.47</text:p>
          </table:table-cell>
          <table:table-cell office:value-type="float" office:value="2008.88" calcext:value-type="float">
            <text:p>2008.88</text:p>
          </table:table-cell>
        </table:table-row>
        <table:table-row table:style-name="ro1">
          <table:table-cell office:value-type="float" office:value="13423930" calcext:value-type="float">
            <text:p>13423930</text:p>
          </table:table-cell>
          <table:table-cell table:formula="of:=[.A841]/1000/(60*60*24)" office:value-type="time" office:time-value="PT03H43M43.93S" calcext:value-type="time">
            <text:p>03:43:44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8" calcext:value-type="float">
            <text:p>508.08</text:p>
          </table:table-cell>
          <table:table-cell office:value-type="float" office:value="1713.51" calcext:value-type="float">
            <text:p>1713.51</text:p>
          </table:table-cell>
          <table:table-cell office:value-type="float" office:value="2011.14" calcext:value-type="float">
            <text:p>2011.14</text:p>
          </table:table-cell>
        </table:table-row>
        <table:table-row table:style-name="ro1">
          <table:table-cell office:value-type="float" office:value="13439930" calcext:value-type="float">
            <text:p>13439930</text:p>
          </table:table-cell>
          <table:table-cell table:formula="of:=[.A842]/1000/(60*60*24)" office:value-type="time" office:time-value="PT03H43M59.93S" calcext:value-type="time">
            <text:p>03:44:00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2" calcext:value-type="float">
            <text:p>508.2</text:p>
          </table:table-cell>
          <table:table-cell office:value-type="float" office:value="1715.55" calcext:value-type="float">
            <text:p>1715.55</text:p>
          </table:table-cell>
          <table:table-cell office:value-type="float" office:value="2013.4" calcext:value-type="float">
            <text:p>2013.4</text:p>
          </table:table-cell>
        </table:table-row>
        <table:table-row table:style-name="ro1">
          <table:table-cell office:value-type="float" office:value="13455930" calcext:value-type="float">
            <text:p>13455930</text:p>
          </table:table-cell>
          <table:table-cell table:formula="of:=[.A843]/1000/(60*60*24)" office:value-type="time" office:time-value="PT03H44M15.93S" calcext:value-type="time">
            <text:p>03:44:16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7" calcext:value-type="float">
            <text:p>506.37</text:p>
          </table:table-cell>
          <table:table-cell office:value-type="float" office:value="1717.59" calcext:value-type="float">
            <text:p>1717.59</text:p>
          </table:table-cell>
          <table:table-cell office:value-type="float" office:value="2015.66" calcext:value-type="float">
            <text:p>2015.66</text:p>
          </table:table-cell>
        </table:table-row>
        <table:table-row table:style-name="ro1">
          <table:table-cell office:value-type="float" office:value="13471928" calcext:value-type="float">
            <text:p>13471928</text:p>
          </table:table-cell>
          <table:table-cell table:formula="of:=[.A844]/1000/(60*60*24)" office:value-type="time" office:time-value="PT03H44M31.928S" calcext:value-type="time">
            <text:p>03:44:32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19" calcext:value-type="float">
            <text:p>508.19</text:p>
          </table:table-cell>
          <table:table-cell office:value-type="float" office:value="1719.63" calcext:value-type="float">
            <text:p>1719.63</text:p>
          </table:table-cell>
          <table:table-cell office:value-type="float" office:value="2017.91" calcext:value-type="float">
            <text:p>2017.91</text:p>
          </table:table-cell>
        </table:table-row>
        <table:table-row table:style-name="ro1">
          <table:table-cell office:value-type="float" office:value="13487928" calcext:value-type="float">
            <text:p>13487928</text:p>
          </table:table-cell>
          <table:table-cell table:formula="of:=[.A845]/1000/(60*60*24)" office:value-type="time" office:time-value="PT03H44M47.928S" calcext:value-type="time">
            <text:p>03:44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21.68" calcext:value-type="float">
            <text:p>1721.68</text:p>
          </table:table-cell>
          <table:table-cell office:value-type="float" office:value="2020.17" calcext:value-type="float">
            <text:p>2020.17</text:p>
          </table:table-cell>
        </table:table-row>
        <table:table-row table:style-name="ro1">
          <table:table-cell office:value-type="float" office:value="13503928" calcext:value-type="float">
            <text:p>13503928</text:p>
          </table:table-cell>
          <table:table-cell table:formula="of:=[.A846]/1000/(60*60*24)" office:value-type="time" office:time-value="PT03H45M03.928S" calcext:value-type="time">
            <text:p>03:45:04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7" calcext:value-type="float">
            <text:p>506.47</text:p>
          </table:table-cell>
          <table:table-cell office:value-type="float" office:value="1723.72" calcext:value-type="float">
            <text:p>1723.72</text:p>
          </table:table-cell>
          <table:table-cell office:value-type="float" office:value="2022.42" calcext:value-type="float">
            <text:p>2022.42</text:p>
          </table:table-cell>
        </table:table-row>
        <table:table-row table:style-name="ro1">
          <table:table-cell office:value-type="float" office:value="13519930" calcext:value-type="float">
            <text:p>13519930</text:p>
          </table:table-cell>
          <table:table-cell table:formula="of:=[.A847]/1000/(60*60*24)" office:value-type="time" office:time-value="PT03H45M19.93S" calcext:value-type="time">
            <text:p>03:45:2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25.76" calcext:value-type="float">
            <text:p>1725.76</text:p>
          </table:table-cell>
          <table:table-cell office:value-type="float" office:value="2024.68" calcext:value-type="float">
            <text:p>2024.68</text:p>
          </table:table-cell>
        </table:table-row>
        <table:table-row table:style-name="ro1">
          <table:table-cell office:value-type="float" office:value="13535928" calcext:value-type="float">
            <text:p>13535928</text:p>
          </table:table-cell>
          <table:table-cell table:formula="of:=[.A848]/1000/(60*60*24)" office:value-type="time" office:time-value="PT03H45M35.928S" calcext:value-type="time">
            <text:p>03:45:36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6.23" calcext:value-type="float">
            <text:p>506.23</text:p>
          </table:table-cell>
          <table:table-cell office:value-type="float" office:value="1727.8" calcext:value-type="float">
            <text:p>1727.8</text:p>
          </table:table-cell>
          <table:table-cell office:value-type="float" office:value="2026.93" calcext:value-type="float">
            <text:p>2026.93</text:p>
          </table:table-cell>
        </table:table-row>
        <table:table-row table:style-name="ro1">
          <table:table-cell office:value-type="float" office:value="13551928" calcext:value-type="float">
            <text:p>13551928</text:p>
          </table:table-cell>
          <table:table-cell table:formula="of:=[.A849]/1000/(60*60*24)" office:value-type="time" office:time-value="PT03H45M51.928S" calcext:value-type="time">
            <text:p>03:45:52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6.59" calcext:value-type="float">
            <text:p>506.59</text:p>
          </table:table-cell>
          <table:table-cell office:value-type="float" office:value="1729.84" calcext:value-type="float">
            <text:p>1729.84</text:p>
          </table:table-cell>
          <table:table-cell office:value-type="float" office:value="2029.19" calcext:value-type="float">
            <text:p>2029.19</text:p>
          </table:table-cell>
        </table:table-row>
        <table:table-row table:style-name="ro1">
          <table:table-cell office:value-type="float" office:value="13567929" calcext:value-type="float">
            <text:p>13567929</text:p>
          </table:table-cell>
          <table:table-cell table:formula="of:=[.A850]/1000/(60*60*24)" office:value-type="time" office:time-value="PT03H46M07.929S" calcext:value-type="time">
            <text:p>03:46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8" calcext:value-type="float">
            <text:p>508.08</text:p>
          </table:table-cell>
          <table:table-cell office:value-type="float" office:value="1731.89" calcext:value-type="float">
            <text:p>1731.89</text:p>
          </table:table-cell>
          <table:table-cell office:value-type="float" office:value="2031.44" calcext:value-type="float">
            <text:p>2031.44</text:p>
          </table:table-cell>
        </table:table-row>
        <table:table-row table:style-name="ro1">
          <table:table-cell office:value-type="float" office:value="13583928" calcext:value-type="float">
            <text:p>13583928</text:p>
          </table:table-cell>
          <table:table-cell table:formula="of:=[.A851]/1000/(60*60*24)" office:value-type="time" office:time-value="PT03H46M23.928S" calcext:value-type="time">
            <text:p>03:46:24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6" calcext:value-type="float">
            <text:p>506.36</text:p>
          </table:table-cell>
          <table:table-cell office:value-type="float" office:value="1733.93" calcext:value-type="float">
            <text:p>1733.93</text:p>
          </table:table-cell>
          <table:table-cell office:value-type="float" office:value="2033.69" calcext:value-type="float">
            <text:p>2033.69</text:p>
          </table:table-cell>
        </table:table-row>
        <table:table-row table:style-name="ro1">
          <table:table-cell office:value-type="float" office:value="13599928" calcext:value-type="float">
            <text:p>13599928</text:p>
          </table:table-cell>
          <table:table-cell table:formula="of:=[.A852]/1000/(60*60*24)" office:value-type="time" office:time-value="PT03H46M39.928S" calcext:value-type="time">
            <text:p>03:46:40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1" calcext:value-type="float">
            <text:p>506.01</text:p>
          </table:table-cell>
          <table:table-cell office:value-type="float" office:value="1735.97" calcext:value-type="float">
            <text:p>1735.97</text:p>
          </table:table-cell>
          <table:table-cell office:value-type="float" office:value="2035.94" calcext:value-type="float">
            <text:p>2035.94</text:p>
          </table:table-cell>
        </table:table-row>
        <table:table-row table:style-name="ro1">
          <table:table-cell office:value-type="float" office:value="13615928" calcext:value-type="float">
            <text:p>13615928</text:p>
          </table:table-cell>
          <table:table-cell table:formula="of:=[.A853]/1000/(60*60*24)" office:value-type="time" office:time-value="PT03H46M55.928S" calcext:value-type="time">
            <text:p>03:46:56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6.58" calcext:value-type="float">
            <text:p>506.58</text:p>
          </table:table-cell>
          <table:table-cell office:value-type="float" office:value="1738.01" calcext:value-type="float">
            <text:p>1738.01</text:p>
          </table:table-cell>
          <table:table-cell office:value-type="float" office:value="2038.19" calcext:value-type="float">
            <text:p>2038.19</text:p>
          </table:table-cell>
        </table:table-row>
        <table:table-row table:style-name="ro1">
          <table:table-cell office:value-type="float" office:value="13631928" calcext:value-type="float">
            <text:p>13631928</text:p>
          </table:table-cell>
          <table:table-cell table:formula="of:=[.A854]/1000/(60*60*24)" office:value-type="time" office:time-value="PT03H47M11.928S" calcext:value-type="time">
            <text:p>03:47:12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2" calcext:value-type="float">
            <text:p>506.02</text:p>
          </table:table-cell>
          <table:table-cell office:value-type="float" office:value="1740.05" calcext:value-type="float">
            <text:p>1740.05</text:p>
          </table:table-cell>
          <table:table-cell office:value-type="float" office:value="2040.44" calcext:value-type="float">
            <text:p>2040.44</text:p>
          </table:table-cell>
        </table:table-row>
        <table:table-row table:style-name="ro1">
          <table:table-cell office:value-type="float" office:value="13647930" calcext:value-type="float">
            <text:p>13647930</text:p>
          </table:table-cell>
          <table:table-cell table:formula="of:=[.A855]/1000/(60*60*24)" office:value-type="time" office:time-value="PT03H47M27.93S" calcext:value-type="time">
            <text:p>03:47:28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4.32" calcext:value-type="float">
            <text:p>504.32</text:p>
          </table:table-cell>
          <table:table-cell office:value-type="float" office:value="1742.1" calcext:value-type="float">
            <text:p>1742.1</text:p>
          </table:table-cell>
          <table:table-cell office:value-type="float" office:value="2042.69" calcext:value-type="float">
            <text:p>2042.69</text:p>
          </table:table-cell>
        </table:table-row>
        <table:table-row table:style-name="ro1">
          <table:table-cell office:value-type="float" office:value="13663928" calcext:value-type="float">
            <text:p>13663928</text:p>
          </table:table-cell>
          <table:table-cell table:formula="of:=[.A856]/1000/(60*60*24)" office:value-type="time" office:time-value="PT03H47M43.928S" calcext:value-type="time">
            <text:p>03:47:44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5" calcext:value-type="float">
            <text:p>506.45</text:p>
          </table:table-cell>
          <table:table-cell office:value-type="float" office:value="1744.14" calcext:value-type="float">
            <text:p>1744.14</text:p>
          </table:table-cell>
          <table:table-cell office:value-type="float" office:value="2044.94" calcext:value-type="float">
            <text:p>2044.94</text:p>
          </table:table-cell>
        </table:table-row>
        <table:table-row table:style-name="ro1">
          <table:table-cell office:value-type="float" office:value="13679928" calcext:value-type="float">
            <text:p>13679928</text:p>
          </table:table-cell>
          <table:table-cell table:formula="of:=[.A857]/1000/(60*60*24)" office:value-type="time" office:time-value="PT03H47M59.928S" calcext:value-type="time">
            <text:p>03:48:00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7" calcext:value-type="float">
            <text:p>506.47</text:p>
          </table:table-cell>
          <table:table-cell office:value-type="float" office:value="1746.18" calcext:value-type="float">
            <text:p>1746.18</text:p>
          </table:table-cell>
          <table:table-cell office:value-type="float" office:value="2047.19" calcext:value-type="float">
            <text:p>2047.19</text:p>
          </table:table-cell>
        </table:table-row>
        <table:table-row table:style-name="ro1">
          <table:table-cell office:value-type="float" office:value="13695928" calcext:value-type="float">
            <text:p>13695928</text:p>
          </table:table-cell>
          <table:table-cell table:formula="of:=[.A858]/1000/(60*60*24)" office:value-type="time" office:time-value="PT03H48M15.928S" calcext:value-type="time">
            <text:p>03:48:16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48.22" calcext:value-type="float">
            <text:p>1748.22</text:p>
          </table:table-cell>
          <table:table-cell office:value-type="float" office:value="2049.43" calcext:value-type="float">
            <text:p>2049.43</text:p>
          </table:table-cell>
        </table:table-row>
        <table:table-row table:style-name="ro1">
          <table:table-cell office:value-type="float" office:value="13711928" calcext:value-type="float">
            <text:p>13711928</text:p>
          </table:table-cell>
          <table:table-cell table:formula="of:=[.A859]/1000/(60*60*24)" office:value-type="time" office:time-value="PT03H48M31.928S" calcext:value-type="time">
            <text:p>03:48:32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7" calcext:value-type="float">
            <text:p>506.37</text:p>
          </table:table-cell>
          <table:table-cell office:value-type="float" office:value="1750.26" calcext:value-type="float">
            <text:p>1750.26</text:p>
          </table:table-cell>
          <table:table-cell office:value-type="float" office:value="2051.68" calcext:value-type="float">
            <text:p>2051.68</text:p>
          </table:table-cell>
        </table:table-row>
        <table:table-row table:style-name="ro1">
          <table:table-cell office:value-type="float" office:value="13727928" calcext:value-type="float">
            <text:p>13727928</text:p>
          </table:table-cell>
          <table:table-cell table:formula="of:=[.A860]/1000/(60*60*24)" office:value-type="time" office:time-value="PT03H48M47.928S" calcext:value-type="time">
            <text:p>03:48:48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52.31" calcext:value-type="float">
            <text:p>1752.31</text:p>
          </table:table-cell>
          <table:table-cell office:value-type="float" office:value="2053.92" calcext:value-type="float">
            <text:p>2053.92</text:p>
          </table:table-cell>
        </table:table-row>
        <table:table-row table:style-name="ro1">
          <table:table-cell office:value-type="float" office:value="13743928" calcext:value-type="float">
            <text:p>13743928</text:p>
          </table:table-cell>
          <table:table-cell table:formula="of:=[.A861]/1000/(60*60*24)" office:value-type="time" office:time-value="PT03H49M03.928S" calcext:value-type="time">
            <text:p>03:49:04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4.16" calcext:value-type="float">
            <text:p>504.16</text:p>
          </table:table-cell>
          <table:table-cell office:value-type="float" office:value="1754.35" calcext:value-type="float">
            <text:p>1754.35</text:p>
          </table:table-cell>
          <table:table-cell office:value-type="float" office:value="2056.17" calcext:value-type="float">
            <text:p>2056.17</text:p>
          </table:table-cell>
        </table:table-row>
        <table:table-row table:style-name="ro1">
          <table:table-cell office:value-type="float" office:value="13759929" calcext:value-type="float">
            <text:p>13759929</text:p>
          </table:table-cell>
          <table:table-cell table:formula="of:=[.A862]/1000/(60*60*24)" office:value-type="time" office:time-value="PT03H49M19.929S" calcext:value-type="time">
            <text:p>03:49:20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56.39" calcext:value-type="float">
            <text:p>1756.39</text:p>
          </table:table-cell>
          <table:table-cell office:value-type="float" office:value="2058.41" calcext:value-type="float">
            <text:p>2058.41</text:p>
          </table:table-cell>
        </table:table-row>
        <table:table-row table:style-name="ro1">
          <table:table-cell office:value-type="float" office:value="13775928" calcext:value-type="float">
            <text:p>13775928</text:p>
          </table:table-cell>
          <table:table-cell table:formula="of:=[.A863]/1000/(60*60*24)" office:value-type="time" office:time-value="PT03H49M35.928S" calcext:value-type="time">
            <text:p>03:49:36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58.43" calcext:value-type="float">
            <text:p>1758.43</text:p>
          </table:table-cell>
          <table:table-cell office:value-type="float" office:value="2060.65" calcext:value-type="float">
            <text:p>2060.65</text:p>
          </table:table-cell>
        </table:table-row>
        <table:table-row table:style-name="ro1">
          <table:table-cell office:value-type="float" office:value="13791928" calcext:value-type="float">
            <text:p>13791928</text:p>
          </table:table-cell>
          <table:table-cell table:formula="of:=[.A864]/1000/(60*60*24)" office:value-type="time" office:time-value="PT03H49M51.928S" calcext:value-type="time">
            <text:p>03:49:5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8" calcext:value-type="float">
            <text:p>502.68</text:p>
          </table:table-cell>
          <table:table-cell office:value-type="float" office:value="1760.47" calcext:value-type="float">
            <text:p>1760.47</text:p>
          </table:table-cell>
          <table:table-cell office:value-type="float" office:value="2062.89" calcext:value-type="float">
            <text:p>2062.89</text:p>
          </table:table-cell>
        </table:table-row>
        <table:table-row table:style-name="ro1">
          <table:table-cell office:value-type="float" office:value="13807929" calcext:value-type="float">
            <text:p>13807929</text:p>
          </table:table-cell>
          <table:table-cell table:formula="of:=[.A865]/1000/(60*60*24)" office:value-type="time" office:time-value="PT03H50M07.929S" calcext:value-type="time">
            <text:p>03:50:08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2" calcext:value-type="float">
            <text:p>504.52</text:p>
          </table:table-cell>
          <table:table-cell office:value-type="float" office:value="1762.52" calcext:value-type="float">
            <text:p>1762.52</text:p>
          </table:table-cell>
          <table:table-cell office:value-type="float" office:value="2065.14" calcext:value-type="float">
            <text:p>2065.14</text:p>
          </table:table-cell>
        </table:table-row>
        <table:table-row table:style-name="ro1">
          <table:table-cell office:value-type="float" office:value="13823928" calcext:value-type="float">
            <text:p>13823928</text:p>
          </table:table-cell>
          <table:table-cell table:formula="of:=[.A866]/1000/(60*60*24)" office:value-type="time" office:time-value="PT03H50M23.928S" calcext:value-type="time">
            <text:p>03:50:24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4.62" calcext:value-type="float">
            <text:p>504.62</text:p>
          </table:table-cell>
          <table:table-cell office:value-type="float" office:value="1764.56" calcext:value-type="float">
            <text:p>1764.56</text:p>
          </table:table-cell>
          <table:table-cell office:value-type="float" office:value="2067.38" calcext:value-type="float">
            <text:p>2067.38</text:p>
          </table:table-cell>
        </table:table-row>
        <table:table-row table:style-name="ro1">
          <table:table-cell office:value-type="float" office:value="13839928" calcext:value-type="float">
            <text:p>13839928</text:p>
          </table:table-cell>
          <table:table-cell table:formula="of:=[.A867]/1000/(60*60*24)" office:value-type="time" office:time-value="PT03H50M39.928S" calcext:value-type="time">
            <text:p>03:50:40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9" calcext:value-type="float">
            <text:p>504.39</text:p>
          </table:table-cell>
          <table:table-cell office:value-type="float" office:value="1766.6" calcext:value-type="float">
            <text:p>1766.6</text:p>
          </table:table-cell>
          <table:table-cell office:value-type="float" office:value="2069.62" calcext:value-type="float">
            <text:p>2069.62</text:p>
          </table:table-cell>
        </table:table-row>
        <table:table-row table:style-name="ro1">
          <table:table-cell office:value-type="float" office:value="13855928" calcext:value-type="float">
            <text:p>13855928</text:p>
          </table:table-cell>
          <table:table-cell table:formula="of:=[.A868]/1000/(60*60*24)" office:value-type="time" office:time-value="PT03H50M55.928S" calcext:value-type="time">
            <text:p>03:50:56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9" calcext:value-type="float">
            <text:p>502.69</text:p>
          </table:table-cell>
          <table:table-cell office:value-type="float" office:value="1768.64" calcext:value-type="float">
            <text:p>1768.64</text:p>
          </table:table-cell>
          <table:table-cell office:value-type="float" office:value="2071.86" calcext:value-type="float">
            <text:p>2071.86</text:p>
          </table:table-cell>
        </table:table-row>
        <table:table-row table:style-name="ro1">
          <table:table-cell office:value-type="float" office:value="13871928" calcext:value-type="float">
            <text:p>13871928</text:p>
          </table:table-cell>
          <table:table-cell table:formula="of:=[.A869]/1000/(60*60*24)" office:value-type="time" office:time-value="PT03H51M11.928S" calcext:value-type="time">
            <text:p>03:51:1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7" calcext:value-type="float">
            <text:p>502.7</text:p>
          </table:table-cell>
          <table:table-cell office:value-type="float" office:value="1770.69" calcext:value-type="float">
            <text:p>1770.69</text:p>
          </table:table-cell>
          <table:table-cell office:value-type="float" office:value="2074.09" calcext:value-type="float">
            <text:p>2074.09</text:p>
          </table:table-cell>
        </table:table-row>
        <table:table-row table:style-name="ro1">
          <table:table-cell office:value-type="float" office:value="13887928" calcext:value-type="float">
            <text:p>13887928</text:p>
          </table:table-cell>
          <table:table-cell table:formula="of:=[.A870]/1000/(60*60*24)" office:value-type="time" office:time-value="PT03H51M27.928S" calcext:value-type="time">
            <text:p>03:51:28</text:p>
          </table:table-cell>
          <table:table-cell office:value-type="float" office:value="1.09" calcext:value-type="float">
            <text:p>1.09</text:p>
          </table:table-cell>
          <table:table-cell office:value-type="float" office:value="459.2" calcext:value-type="float">
            <text:p>459.2</text:p>
          </table:table-cell>
          <table:table-cell office:value-type="float" office:value="502.36" calcext:value-type="float">
            <text:p>502.36</text:p>
          </table:table-cell>
          <table:table-cell office:value-type="float" office:value="1772.73" calcext:value-type="float">
            <text:p>1772.73</text:p>
          </table:table-cell>
          <table:table-cell office:value-type="float" office:value="2076.33" calcext:value-type="float">
            <text:p>2076.33</text:p>
          </table:table-cell>
        </table:table-row>
        <table:table-row table:style-name="ro1">
          <table:table-cell office:value-type="float" office:value="13903928" calcext:value-type="float">
            <text:p>13903928</text:p>
          </table:table-cell>
          <table:table-cell table:formula="of:=[.A871]/1000/(60*60*24)" office:value-type="time" office:time-value="PT03H51M43.928S" calcext:value-type="time">
            <text:p>03:51:44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8" calcext:value-type="float">
            <text:p>502.78</text:p>
          </table:table-cell>
          <table:table-cell office:value-type="float" office:value="1774.77" calcext:value-type="float">
            <text:p>1774.77</text:p>
          </table:table-cell>
          <table:table-cell office:value-type="float" office:value="2078.57" calcext:value-type="float">
            <text:p>2078.57</text:p>
          </table:table-cell>
        </table:table-row>
        <table:table-row table:style-name="ro1">
          <table:table-cell office:value-type="float" office:value="13919928" calcext:value-type="float">
            <text:p>13919928</text:p>
          </table:table-cell>
          <table:table-cell table:formula="of:=[.A872]/1000/(60*60*24)" office:value-type="time" office:time-value="PT03H51M59.928S" calcext:value-type="time">
            <text:p>03:52:00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2.91" calcext:value-type="float">
            <text:p>502.91</text:p>
          </table:table-cell>
          <table:table-cell office:value-type="float" office:value="1776.81" calcext:value-type="float">
            <text:p>1776.81</text:p>
          </table:table-cell>
          <table:table-cell office:value-type="float" office:value="2080.8" calcext:value-type="float">
            <text:p>2080.8</text:p>
          </table:table-cell>
        </table:table-row>
        <table:table-row table:style-name="ro1">
          <table:table-cell office:value-type="float" office:value="13935928" calcext:value-type="float">
            <text:p>13935928</text:p>
          </table:table-cell>
          <table:table-cell table:formula="of:=[.A873]/1000/(60*60*24)" office:value-type="time" office:time-value="PT03H52M15.928S" calcext:value-type="time">
            <text:p>03:52:16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5" calcext:value-type="float">
            <text:p>502.55</text:p>
          </table:table-cell>
          <table:table-cell office:value-type="float" office:value="1778.86" calcext:value-type="float">
            <text:p>1778.86</text:p>
          </table:table-cell>
          <table:table-cell office:value-type="float" office:value="2083.03" calcext:value-type="float">
            <text:p>2083.03</text:p>
          </table:table-cell>
        </table:table-row>
        <table:table-row table:style-name="ro1">
          <table:table-cell office:value-type="float" office:value="13951928" calcext:value-type="float">
            <text:p>13951928</text:p>
          </table:table-cell>
          <table:table-cell table:formula="of:=[.A874]/1000/(60*60*24)" office:value-type="time" office:time-value="PT03H52M31.928S" calcext:value-type="time">
            <text:p>03:52:3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0.85" calcext:value-type="float">
            <text:p>500.85</text:p>
          </table:table-cell>
          <table:table-cell office:value-type="float" office:value="1780.9" calcext:value-type="float">
            <text:p>1780.9</text:p>
          </table:table-cell>
          <table:table-cell office:value-type="float" office:value="2085.27" calcext:value-type="float">
            <text:p>2085.27</text:p>
          </table:table-cell>
        </table:table-row>
        <table:table-row table:style-name="ro1">
          <table:table-cell office:value-type="float" office:value="13967928" calcext:value-type="float">
            <text:p>13967928</text:p>
          </table:table-cell>
          <table:table-cell table:formula="of:=[.A875]/1000/(60*60*24)" office:value-type="time" office:time-value="PT03H52M47.928S" calcext:value-type="time">
            <text:p>03:52:48</text:p>
          </table:table-cell>
          <table:table-cell office:value-type="float" office:value="1.09" calcext:value-type="float">
            <text:p>1.09</text:p>
          </table:table-cell>
          <table:table-cell office:value-type="float" office:value="459.8" calcext:value-type="float">
            <text:p>459.8</text:p>
          </table:table-cell>
          <table:table-cell office:value-type="float" office:value="503" calcext:value-type="float">
            <text:p>503</text:p>
          </table:table-cell>
          <table:table-cell office:value-type="float" office:value="1782.94" calcext:value-type="float">
            <text:p>1782.94</text:p>
          </table:table-cell>
          <table:table-cell office:value-type="float" office:value="2087.5" calcext:value-type="float">
            <text:p>2087.5</text:p>
          </table:table-cell>
        </table:table-row>
        <table:table-row table:style-name="ro1">
          <table:table-cell office:value-type="float" office:value="13983928" calcext:value-type="float">
            <text:p>13983928</text:p>
          </table:table-cell>
          <table:table-cell table:formula="of:=[.A876]/1000/(60*60*24)" office:value-type="time" office:time-value="PT03H53M03.928S" calcext:value-type="time">
            <text:p>03:53:04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784.98" calcext:value-type="float">
            <text:p>1784.98</text:p>
          </table:table-cell>
          <table:table-cell office:value-type="float" office:value="2089.73" calcext:value-type="float">
            <text:p>2089.73</text:p>
          </table:table-cell>
        </table:table-row>
        <table:table-row table:style-name="ro1">
          <table:table-cell office:value-type="float" office:value="13999928" calcext:value-type="float">
            <text:p>13999928</text:p>
          </table:table-cell>
          <table:table-cell table:formula="of:=[.A877]/1000/(60*60*24)" office:value-type="time" office:time-value="PT03H53M19.928S" calcext:value-type="time">
            <text:p>03:53:20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1.06" calcext:value-type="float">
            <text:p>501.06</text:p>
          </table:table-cell>
          <table:table-cell office:value-type="float" office:value="1787.03" calcext:value-type="float">
            <text:p>1787.03</text:p>
          </table:table-cell>
          <table:table-cell office:value-type="float" office:value="2091.96" calcext:value-type="float">
            <text:p>2091.96</text:p>
          </table:table-cell>
        </table:table-row>
        <table:table-row table:style-name="ro1">
          <table:table-cell office:value-type="float" office:value="14015928" calcext:value-type="float">
            <text:p>14015928</text:p>
          </table:table-cell>
          <table:table-cell table:formula="of:=[.A878]/1000/(60*60*24)" office:value-type="time" office:time-value="PT03H53M35.928S" calcext:value-type="time">
            <text:p>03:53:36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789.07" calcext:value-type="float">
            <text:p>1789.07</text:p>
          </table:table-cell>
          <table:table-cell office:value-type="float" office:value="2094.19" calcext:value-type="float">
            <text:p>2094.19</text:p>
          </table:table-cell>
        </table:table-row>
        <table:table-row table:style-name="ro1">
          <table:table-cell office:value-type="float" office:value="14031929" calcext:value-type="float">
            <text:p>14031929</text:p>
          </table:table-cell>
          <table:table-cell table:formula="of:=[.A879]/1000/(60*60*24)" office:value-type="time" office:time-value="PT03H53M51.929S" calcext:value-type="time">
            <text:p>03:53:5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7" calcext:value-type="float">
            <text:p>502.7</text:p>
          </table:table-cell>
          <table:table-cell office:value-type="float" office:value="1791.11" calcext:value-type="float">
            <text:p>1791.11</text:p>
          </table:table-cell>
          <table:table-cell office:value-type="float" office:value="2096.42" calcext:value-type="float">
            <text:p>2096.42</text:p>
          </table:table-cell>
        </table:table-row>
        <table:table-row table:style-name="ro1">
          <table:table-cell office:value-type="float" office:value="14047928" calcext:value-type="float">
            <text:p>14047928</text:p>
          </table:table-cell>
          <table:table-cell table:formula="of:=[.A880]/1000/(60*60*24)" office:value-type="time" office:time-value="PT03H54M07.928S" calcext:value-type="time">
            <text:p>03:54:08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0.72" calcext:value-type="float">
            <text:p>500.72</text:p>
          </table:table-cell>
          <table:table-cell office:value-type="float" office:value="1793.15" calcext:value-type="float">
            <text:p>1793.15</text:p>
          </table:table-cell>
          <table:table-cell office:value-type="float" office:value="2098.65" calcext:value-type="float">
            <text:p>2098.65</text:p>
          </table:table-cell>
        </table:table-row>
        <table:table-row table:style-name="ro1">
          <table:table-cell office:value-type="float" office:value="14063929" calcext:value-type="float">
            <text:p>14063929</text:p>
          </table:table-cell>
          <table:table-cell table:formula="of:=[.A881]/1000/(60*60*24)" office:value-type="time" office:time-value="PT03H54M23.929S" calcext:value-type="time">
            <text:p>03:54:24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1.08" calcext:value-type="float">
            <text:p>501.08</text:p>
          </table:table-cell>
          <table:table-cell office:value-type="float" office:value="1795.2" calcext:value-type="float">
            <text:p>1795.2</text:p>
          </table:table-cell>
          <table:table-cell office:value-type="float" office:value="2100.88" calcext:value-type="float">
            <text:p>2100.88</text:p>
          </table:table-cell>
        </table:table-row>
        <table:table-row table:style-name="ro1">
          <table:table-cell office:value-type="float" office:value="14079928" calcext:value-type="float">
            <text:p>14079928</text:p>
          </table:table-cell>
          <table:table-cell table:formula="of:=[.A882]/1000/(60*60*24)" office:value-type="time" office:time-value="PT03H54M39.928S" calcext:value-type="time">
            <text:p>03:54:40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0.87" calcext:value-type="float">
            <text:p>500.87</text:p>
          </table:table-cell>
          <table:table-cell office:value-type="float" office:value="1797.24" calcext:value-type="float">
            <text:p>1797.24</text:p>
          </table:table-cell>
          <table:table-cell office:value-type="float" office:value="2103.1" calcext:value-type="float">
            <text:p>2103.1</text:p>
          </table:table-cell>
        </table:table-row>
        <table:table-row table:style-name="ro1">
          <table:table-cell office:value-type="float" office:value="14095928" calcext:value-type="float">
            <text:p>14095928</text:p>
          </table:table-cell>
          <table:table-cell table:formula="of:=[.A883]/1000/(60*60*24)" office:value-type="time" office:time-value="PT03H54M55.928S" calcext:value-type="time">
            <text:p>03:54:56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5" calcext:value-type="float">
            <text:p>500.95</text:p>
          </table:table-cell>
          <table:table-cell office:value-type="float" office:value="1799.28" calcext:value-type="float">
            <text:p>1799.28</text:p>
          </table:table-cell>
          <table:table-cell office:value-type="float" office:value="2105.33" calcext:value-type="float">
            <text:p>2105.33</text:p>
          </table:table-cell>
        </table:table-row>
        <table:table-row table:style-name="ro1">
          <table:table-cell office:value-type="float" office:value="14111929" calcext:value-type="float">
            <text:p>14111929</text:p>
          </table:table-cell>
          <table:table-cell table:formula="of:=[.A884]/1000/(60*60*24)" office:value-type="time" office:time-value="PT03H55M11.929S" calcext:value-type="time">
            <text:p>03:55:1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0.84" calcext:value-type="float">
            <text:p>500.84</text:p>
          </table:table-cell>
          <table:table-cell office:value-type="float" office:value="1801.32" calcext:value-type="float">
            <text:p>1801.32</text:p>
          </table:table-cell>
          <table:table-cell office:value-type="float" office:value="2107.56" calcext:value-type="float">
            <text:p>2107.56</text:p>
          </table:table-cell>
        </table:table-row>
        <table:table-row table:style-name="ro1">
          <table:table-cell office:value-type="float" office:value="14127928" calcext:value-type="float">
            <text:p>14127928</text:p>
          </table:table-cell>
          <table:table-cell table:formula="of:=[.A885]/1000/(60*60*24)" office:value-type="time" office:time-value="PT03H55M27.928S" calcext:value-type="time">
            <text:p>03:55:28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0.73" calcext:value-type="float">
            <text:p>500.73</text:p>
          </table:table-cell>
          <table:table-cell office:value-type="float" office:value="1803.37" calcext:value-type="float">
            <text:p>1803.37</text:p>
          </table:table-cell>
          <table:table-cell office:value-type="float" office:value="2109.78" calcext:value-type="float">
            <text:p>2109.78</text:p>
          </table:table-cell>
        </table:table-row>
        <table:table-row table:style-name="ro1">
          <table:table-cell office:value-type="float" office:value="14143928" calcext:value-type="float">
            <text:p>14143928</text:p>
          </table:table-cell>
          <table:table-cell table:formula="of:=[.A886]/1000/(60*60*24)" office:value-type="time" office:time-value="PT03H55M43.928S" calcext:value-type="time">
            <text:p>03:55:44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3" calcext:value-type="float">
            <text:p>500.63</text:p>
          </table:table-cell>
          <table:table-cell office:value-type="float" office:value="1805.41" calcext:value-type="float">
            <text:p>1805.41</text:p>
          </table:table-cell>
          <table:table-cell office:value-type="float" office:value="2112.01" calcext:value-type="float">
            <text:p>2112.01</text:p>
          </table:table-cell>
        </table:table-row>
        <table:table-row table:style-name="ro1">
          <table:table-cell office:value-type="float" office:value="14159928" calcext:value-type="float">
            <text:p>14159928</text:p>
          </table:table-cell>
          <table:table-cell table:formula="of:=[.A887]/1000/(60*60*24)" office:value-type="time" office:time-value="PT03H55M59.928S" calcext:value-type="time">
            <text:p>03:56:00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1" calcext:value-type="float">
            <text:p>499.1</text:p>
          </table:table-cell>
          <table:table-cell office:value-type="float" office:value="1807.45" calcext:value-type="float">
            <text:p>1807.45</text:p>
          </table:table-cell>
          <table:table-cell office:value-type="float" office:value="2114.23" calcext:value-type="float">
            <text:p>2114.23</text:p>
          </table:table-cell>
        </table:table-row>
        <table:table-row table:style-name="ro1">
          <table:table-cell office:value-type="float" office:value="14175928" calcext:value-type="float">
            <text:p>14175928</text:p>
          </table:table-cell>
          <table:table-cell table:formula="of:=[.A888]/1000/(60*60*24)" office:value-type="time" office:time-value="PT03H56M15.928S" calcext:value-type="time">
            <text:p>03:56:16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5" calcext:value-type="float">
            <text:p>500.65</text:p>
          </table:table-cell>
          <table:table-cell office:value-type="float" office:value="1809.49" calcext:value-type="float">
            <text:p>1809.49</text:p>
          </table:table-cell>
          <table:table-cell office:value-type="float" office:value="2116.45" calcext:value-type="float">
            <text:p>2116.45</text:p>
          </table:table-cell>
        </table:table-row>
        <table:table-row table:style-name="ro1">
          <table:table-cell office:value-type="float" office:value="14191928" calcext:value-type="float">
            <text:p>14191928</text:p>
          </table:table-cell>
          <table:table-cell table:formula="of:=[.A889]/1000/(60*60*24)" office:value-type="time" office:time-value="PT03H56M31.928S" calcext:value-type="time">
            <text:p>03:56:32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1" calcext:value-type="float">
            <text:p>499.1</text:p>
          </table:table-cell>
          <table:table-cell office:value-type="float" office:value="1811.53" calcext:value-type="float">
            <text:p>1811.53</text:p>
          </table:table-cell>
          <table:table-cell office:value-type="float" office:value="2118.67" calcext:value-type="float">
            <text:p>2118.67</text:p>
          </table:table-cell>
        </table:table-row>
        <table:table-row table:style-name="ro1">
          <table:table-cell office:value-type="float" office:value="14207929" calcext:value-type="float">
            <text:p>14207929</text:p>
          </table:table-cell>
          <table:table-cell table:formula="of:=[.A890]/1000/(60*60*24)" office:value-type="time" office:time-value="PT03H56M47.929S" calcext:value-type="time">
            <text:p>03:56:48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3" calcext:value-type="float">
            <text:p>500.93</text:p>
          </table:table-cell>
          <table:table-cell office:value-type="float" office:value="1813.58" calcext:value-type="float">
            <text:p>1813.58</text:p>
          </table:table-cell>
          <table:table-cell office:value-type="float" office:value="2120.89" calcext:value-type="float">
            <text:p>2120.89</text:p>
          </table:table-cell>
        </table:table-row>
        <table:table-row table:style-name="ro1">
          <table:table-cell office:value-type="float" office:value="14223929" calcext:value-type="float">
            <text:p>14223929</text:p>
          </table:table-cell>
          <table:table-cell table:formula="of:=[.A891]/1000/(60*60*24)" office:value-type="time" office:time-value="PT03H57M03.929S" calcext:value-type="time">
            <text:p>03:57:04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498.89" calcext:value-type="float">
            <text:p>498.89</text:p>
          </table:table-cell>
          <table:table-cell office:value-type="float" office:value="1815.62" calcext:value-type="float">
            <text:p>1815.62</text:p>
          </table:table-cell>
          <table:table-cell office:value-type="float" office:value="2123.12" calcext:value-type="float">
            <text:p>2123.12</text:p>
          </table:table-cell>
        </table:table-row>
        <table:table-row table:style-name="ro1">
          <table:table-cell office:value-type="float" office:value="14239928" calcext:value-type="float">
            <text:p>14239928</text:p>
          </table:table-cell>
          <table:table-cell table:formula="of:=[.A892]/1000/(60*60*24)" office:value-type="time" office:time-value="PT03H57M19.928S" calcext:value-type="time">
            <text:p>03:57:20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498.89" calcext:value-type="float">
            <text:p>498.89</text:p>
          </table:table-cell>
          <table:table-cell office:value-type="float" office:value="1817.66" calcext:value-type="float">
            <text:p>1817.66</text:p>
          </table:table-cell>
          <table:table-cell office:value-type="float" office:value="2125.33" calcext:value-type="float">
            <text:p>2125.33</text:p>
          </table:table-cell>
        </table:table-row>
        <table:table-row table:style-name="ro1">
          <table:table-cell office:value-type="float" office:value="14255928" calcext:value-type="float">
            <text:p>14255928</text:p>
          </table:table-cell>
          <table:table-cell table:formula="of:=[.A893]/1000/(60*60*24)" office:value-type="time" office:time-value="PT03H57M35.928S" calcext:value-type="time">
            <text:p>03:57:36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4" calcext:value-type="float">
            <text:p>497.4</text:p>
          </table:table-cell>
          <table:table-cell office:value-type="float" office:value="1819.7" calcext:value-type="float">
            <text:p>1819.7</text:p>
          </table:table-cell>
          <table:table-cell office:value-type="float" office:value="2127.55" calcext:value-type="float">
            <text:p>2127.55</text:p>
          </table:table-cell>
        </table:table-row>
        <table:table-row table:style-name="ro1">
          <table:table-cell office:value-type="float" office:value="14271928" calcext:value-type="float">
            <text:p>14271928</text:p>
          </table:table-cell>
          <table:table-cell table:formula="of:=[.A894]/1000/(60*60*24)" office:value-type="time" office:time-value="PT03H57M51.928S" calcext:value-type="time">
            <text:p>03:57:5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9.03" calcext:value-type="float">
            <text:p>499.03</text:p>
          </table:table-cell>
          <table:table-cell office:value-type="float" office:value="1821.74" calcext:value-type="float">
            <text:p>1821.74</text:p>
          </table:table-cell>
          <table:table-cell office:value-type="float" office:value="2129.77" calcext:value-type="float">
            <text:p>2129.77</text:p>
          </table:table-cell>
        </table:table-row>
        <table:table-row table:style-name="ro1">
          <table:table-cell office:value-type="float" office:value="14287928" calcext:value-type="float">
            <text:p>14287928</text:p>
          </table:table-cell>
          <table:table-cell table:formula="of:=[.A895]/1000/(60*60*24)" office:value-type="time" office:time-value="PT03H58M07.928S" calcext:value-type="time">
            <text:p>03:58:08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7.27" calcext:value-type="float">
            <text:p>497.27</text:p>
          </table:table-cell>
          <table:table-cell office:value-type="float" office:value="1823.79" calcext:value-type="float">
            <text:p>1823.79</text:p>
          </table:table-cell>
          <table:table-cell office:value-type="float" office:value="2131.99" calcext:value-type="float">
            <text:p>2131.99</text:p>
          </table:table-cell>
        </table:table-row>
        <table:table-row table:style-name="ro1">
          <table:table-cell office:value-type="float" office:value="14303928" calcext:value-type="float">
            <text:p>14303928</text:p>
          </table:table-cell>
          <table:table-cell table:formula="of:=[.A896]/1000/(60*60*24)" office:value-type="time" office:time-value="PT03H58M23.928S" calcext:value-type="time">
            <text:p>03:58:24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39" calcext:value-type="float">
            <text:p>497.39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2134.2" calcext:value-type="float">
            <text:p>2134.2</text:p>
          </table:table-cell>
        </table:table-row>
        <table:table-row table:style-name="ro1">
          <table:table-cell office:value-type="float" office:value="14319929" calcext:value-type="float">
            <text:p>14319929</text:p>
          </table:table-cell>
          <table:table-cell table:formula="of:=[.A897]/1000/(60*60*24)" office:value-type="time" office:time-value="PT03H58M39.929S" calcext:value-type="time">
            <text:p>03:58:40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09" calcext:value-type="float">
            <text:p>499.09</text:p>
          </table:table-cell>
          <table:table-cell office:value-type="float" office:value="1827.87" calcext:value-type="float">
            <text:p>1827.87</text:p>
          </table:table-cell>
          <table:table-cell office:value-type="float" office:value="2136.41" calcext:value-type="float">
            <text:p>2136.41</text:p>
          </table:table-cell>
        </table:table-row>
        <table:table-row table:style-name="ro1">
          <table:table-cell office:value-type="float" office:value="14335928" calcext:value-type="float">
            <text:p>14335928</text:p>
          </table:table-cell>
          <table:table-cell table:formula="of:=[.A898]/1000/(60*60*24)" office:value-type="time" office:time-value="PT03H58M55.928S" calcext:value-type="time">
            <text:p>03:58:56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7" calcext:value-type="float">
            <text:p>497.17</text:p>
          </table:table-cell>
          <table:table-cell office:value-type="float" office:value="1829.91" calcext:value-type="float">
            <text:p>1829.91</text:p>
          </table:table-cell>
          <table:table-cell office:value-type="float" office:value="2138.63" calcext:value-type="float">
            <text:p>2138.63</text:p>
          </table:table-cell>
        </table:table-row>
        <table:table-row table:style-name="ro1">
          <table:table-cell office:value-type="float" office:value="14351929" calcext:value-type="float">
            <text:p>14351929</text:p>
          </table:table-cell>
          <table:table-cell table:formula="of:=[.A899]/1000/(60*60*24)" office:value-type="time" office:time-value="PT03H59M11.929S" calcext:value-type="time">
            <text:p>03:59:1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9" calcext:value-type="float">
            <text:p>499</text:p>
          </table:table-cell>
          <table:table-cell office:value-type="float" office:value="1831.96" calcext:value-type="float">
            <text:p>1831.96</text:p>
          </table:table-cell>
          <table:table-cell office:value-type="float" office:value="2140.84" calcext:value-type="float">
            <text:p>2140.84</text:p>
          </table:table-cell>
        </table:table-row>
        <table:table-row table:style-name="ro1">
          <table:table-cell office:value-type="float" office:value="14367928" calcext:value-type="float">
            <text:p>14367928</text:p>
          </table:table-cell>
          <table:table-cell table:formula="of:=[.A900]/1000/(60*60*24)" office:value-type="time" office:time-value="PT03H59M27.928S" calcext:value-type="time">
            <text:p>03:59:28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7.03" calcext:value-type="float">
            <text:p>497.03</text:p>
          </table:table-cell>
          <table:table-cell office:value-type="float" office:value="1834" calcext:value-type="float">
            <text:p>1834</text:p>
          </table:table-cell>
          <table:table-cell office:value-type="float" office:value="2143.05" calcext:value-type="float">
            <text:p>2143.05</text:p>
          </table:table-cell>
        </table:table-row>
        <table:table-row table:style-name="ro1">
          <table:table-cell office:value-type="float" office:value="14383929" calcext:value-type="float">
            <text:p>14383929</text:p>
          </table:table-cell>
          <table:table-cell table:formula="of:=[.A901]/1000/(60*60*24)" office:value-type="time" office:time-value="PT03H59M43.929S" calcext:value-type="time">
            <text:p>03:59:44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6.96" calcext:value-type="float">
            <text:p>496.96</text:p>
          </table:table-cell>
          <table:table-cell office:value-type="float" office:value="1836.04" calcext:value-type="float">
            <text:p>1836.04</text:p>
          </table:table-cell>
          <table:table-cell office:value-type="float" office:value="2145.26" calcext:value-type="float">
            <text:p>2145.26</text:p>
          </table:table-cell>
        </table:table-row>
        <table:table-row table:style-name="ro1">
          <table:table-cell office:value-type="float" office:value="14399928" calcext:value-type="float">
            <text:p>14399928</text:p>
          </table:table-cell>
          <table:table-cell table:formula="of:=[.A902]/1000/(60*60*24)" office:value-type="time" office:time-value="PT03H59M59.928S" calcext:value-type="time">
            <text:p>04:00:00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7.05" calcext:value-type="float">
            <text:p>497.05</text:p>
          </table:table-cell>
          <table:table-cell office:value-type="float" office:value="1838.08" calcext:value-type="float">
            <text:p>1838.08</text:p>
          </table:table-cell>
          <table:table-cell office:value-type="float" office:value="2147.47" calcext:value-type="float">
            <text:p>2147.47</text:p>
          </table:table-cell>
        </table:table-row>
        <table:table-row table:style-name="ro1">
          <table:table-cell office:value-type="float" office:value="14415928" calcext:value-type="float">
            <text:p>14415928</text:p>
          </table:table-cell>
          <table:table-cell table:formula="of:=[.A903]/1000/(60*60*24)" office:value-type="time" office:time-value="PT04H00M15.928S" calcext:value-type="time">
            <text:p>04:00:16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8" calcext:value-type="float">
            <text:p>497.18</text:p>
          </table:table-cell>
          <table:table-cell office:value-type="float" office:value="1840.12" calcext:value-type="float">
            <text:p>1840.12</text:p>
          </table:table-cell>
          <table:table-cell office:value-type="float" office:value="2149.68" calcext:value-type="float">
            <text:p>2149.68</text:p>
          </table:table-cell>
        </table:table-row>
        <table:table-row table:style-name="ro1">
          <table:table-cell office:value-type="float" office:value="14431928" calcext:value-type="float">
            <text:p>14431928</text:p>
          </table:table-cell>
          <table:table-cell table:formula="of:=[.A904]/1000/(60*60*24)" office:value-type="time" office:time-value="PT04H00M31.928S" calcext:value-type="time">
            <text:p>04:00:32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38" calcext:value-type="float">
            <text:p>497.38</text:p>
          </table:table-cell>
          <table:table-cell office:value-type="float" office:value="1842.17" calcext:value-type="float">
            <text:p>1842.17</text:p>
          </table:table-cell>
          <table:table-cell office:value-type="float" office:value="2151.89" calcext:value-type="float">
            <text:p>2151.89</text:p>
          </table:table-cell>
        </table:table-row>
        <table:table-row table:style-name="ro1">
          <table:table-cell office:value-type="float" office:value="14447928" calcext:value-type="float">
            <text:p>14447928</text:p>
          </table:table-cell>
          <table:table-cell table:formula="of:=[.A905]/1000/(60*60*24)" office:value-type="time" office:time-value="PT04H00M47.928S" calcext:value-type="time">
            <text:p>04:00:48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7" calcext:value-type="float">
            <text:p>497.17</text:p>
          </table:table-cell>
          <table:table-cell office:value-type="float" office:value="1844.21" calcext:value-type="float">
            <text:p>1844.21</text:p>
          </table:table-cell>
          <table:table-cell office:value-type="float" office:value="2154.1" calcext:value-type="float">
            <text:p>2154.1</text:p>
          </table:table-cell>
        </table:table-row>
        <table:table-row table:style-name="ro1">
          <table:table-cell office:value-type="float" office:value="14463928" calcext:value-type="float">
            <text:p>14463928</text:p>
          </table:table-cell>
          <table:table-cell table:formula="of:=[.A906]/1000/(60*60*24)" office:value-type="time" office:time-value="PT04H01M03.928S" calcext:value-type="time">
            <text:p>04:01:04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4" calcext:value-type="float">
            <text:p>497.4</text:p>
          </table:table-cell>
          <table:table-cell office:value-type="float" office:value="1846.25" calcext:value-type="float">
            <text:p>1846.25</text:p>
          </table:table-cell>
          <table:table-cell office:value-type="float" office:value="2156.3" calcext:value-type="float">
            <text:p>2156.3</text:p>
          </table:table-cell>
        </table:table-row>
        <table:table-row table:style-name="ro1">
          <table:table-cell office:value-type="float" office:value="14479928" calcext:value-type="float">
            <text:p>14479928</text:p>
          </table:table-cell>
          <table:table-cell table:formula="of:=[.A907]/1000/(60*60*24)" office:value-type="time" office:time-value="PT04H01M19.928S" calcext:value-type="time">
            <text:p>04:01:20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8" calcext:value-type="float">
            <text:p>497.18</text:p>
          </table:table-cell>
          <table:table-cell office:value-type="float" office:value="1848.29" calcext:value-type="float">
            <text:p>1848.29</text:p>
          </table:table-cell>
          <table:table-cell office:value-type="float" office:value="2158.5" calcext:value-type="float">
            <text:p>2158.5</text:p>
          </table:table-cell>
        </table:table-row>
        <table:table-row table:style-name="ro1">
          <table:table-cell office:value-type="float" office:value="14495928" calcext:value-type="float">
            <text:p>14495928</text:p>
          </table:table-cell>
          <table:table-cell table:formula="of:=[.A908]/1000/(60*60*24)" office:value-type="time" office:time-value="PT04H01M35.928S" calcext:value-type="time">
            <text:p>04:01:36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2" calcext:value-type="float">
            <text:p>495.12</text:p>
          </table:table-cell>
          <table:table-cell office:value-type="float" office:value="1850.33" calcext:value-type="float">
            <text:p>1850.33</text:p>
          </table:table-cell>
          <table:table-cell office:value-type="float" office:value="2160.71" calcext:value-type="float">
            <text:p>2160.71</text:p>
          </table:table-cell>
        </table:table-row>
        <table:table-row table:style-name="ro1">
          <table:table-cell office:value-type="float" office:value="14511928" calcext:value-type="float">
            <text:p>14511928</text:p>
          </table:table-cell>
          <table:table-cell table:formula="of:=[.A909]/1000/(60*60*24)" office:value-type="time" office:time-value="PT04H01M51.928S" calcext:value-type="time">
            <text:p>04:01:52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5" calcext:value-type="float">
            <text:p>495.35</text:p>
          </table:table-cell>
          <table:table-cell office:value-type="float" office:value="1852.38" calcext:value-type="float">
            <text:p>1852.38</text:p>
          </table:table-cell>
          <table:table-cell office:value-type="float" office:value="2162.91" calcext:value-type="float">
            <text:p>2162.91</text:p>
          </table:table-cell>
        </table:table-row>
        <table:table-row table:style-name="ro1">
          <table:table-cell office:value-type="float" office:value="14527928" calcext:value-type="float">
            <text:p>14527928</text:p>
          </table:table-cell>
          <table:table-cell table:formula="of:=[.A910]/1000/(60*60*24)" office:value-type="time" office:time-value="PT04H02M07.928S" calcext:value-type="time">
            <text:p>04:02:08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4.99" calcext:value-type="float">
            <text:p>494.99</text:p>
          </table:table-cell>
          <table:table-cell office:value-type="float" office:value="1854.42" calcext:value-type="float">
            <text:p>1854.42</text:p>
          </table:table-cell>
          <table:table-cell office:value-type="float" office:value="2165.11" calcext:value-type="float">
            <text:p>2165.11</text:p>
          </table:table-cell>
        </table:table-row>
        <table:table-row table:style-name="ro1">
          <table:table-cell office:value-type="float" office:value="14543928" calcext:value-type="float">
            <text:p>14543928</text:p>
          </table:table-cell>
          <table:table-cell table:formula="of:=[.A911]/1000/(60*60*24)" office:value-type="time" office:time-value="PT04H02M23.928S" calcext:value-type="time">
            <text:p>04:02:24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3.7" calcext:value-type="float">
            <text:p>493.7</text:p>
          </table:table-cell>
          <table:table-cell office:value-type="float" office:value="1856.46" calcext:value-type="float">
            <text:p>1856.46</text:p>
          </table:table-cell>
          <table:table-cell office:value-type="float" office:value="2167.31" calcext:value-type="float">
            <text:p>2167.31</text:p>
          </table:table-cell>
        </table:table-row>
        <table:table-row table:style-name="ro1">
          <table:table-cell office:value-type="float" office:value="14559928" calcext:value-type="float">
            <text:p>14559928</text:p>
          </table:table-cell>
          <table:table-cell table:formula="of:=[.A912]/1000/(60*60*24)" office:value-type="time" office:time-value="PT04H02M39.928S" calcext:value-type="time">
            <text:p>04:02:40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4" calcext:value-type="float">
            <text:p>495.34</text:p>
          </table:table-cell>
          <table:table-cell office:value-type="float" office:value="1858.5" calcext:value-type="float">
            <text:p>1858.5</text:p>
          </table:table-cell>
          <table:table-cell office:value-type="float" office:value="2169.51" calcext:value-type="float">
            <text:p>2169.51</text:p>
          </table:table-cell>
        </table:table-row>
        <table:table-row table:style-name="ro1">
          <table:table-cell office:value-type="float" office:value="14575928" calcext:value-type="float">
            <text:p>14575928</text:p>
          </table:table-cell>
          <table:table-cell table:formula="of:=[.A913]/1000/(60*60*24)" office:value-type="time" office:time-value="PT04H02M55.928S" calcext:value-type="time">
            <text:p>04:02:56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3" calcext:value-type="float">
            <text:p>495.13</text:p>
          </table:table-cell>
          <table:table-cell office:value-type="float" office:value="1860.54" calcext:value-type="float">
            <text:p>1860.54</text:p>
          </table:table-cell>
          <table:table-cell office:value-type="float" office:value="2171.71" calcext:value-type="float">
            <text:p>2171.71</text:p>
          </table:table-cell>
        </table:table-row>
        <table:table-row table:style-name="ro1">
          <table:table-cell office:value-type="float" office:value="14591929" calcext:value-type="float">
            <text:p>14591929</text:p>
          </table:table-cell>
          <table:table-cell table:formula="of:=[.A914]/1000/(60*60*24)" office:value-type="time" office:time-value="PT04H03M11.929S" calcext:value-type="time">
            <text:p>04:03:12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3.5" calcext:value-type="float">
            <text:p>493.5</text:p>
          </table:table-cell>
          <table:table-cell office:value-type="float" office:value="1862.58" calcext:value-type="float">
            <text:p>1862.58</text:p>
          </table:table-cell>
          <table:table-cell office:value-type="float" office:value="2173.91" calcext:value-type="float">
            <text:p>2173.91</text:p>
          </table:table-cell>
        </table:table-row>
        <table:table-row table:style-name="ro1">
          <table:table-cell office:value-type="float" office:value="14607928" calcext:value-type="float">
            <text:p>14607928</text:p>
          </table:table-cell>
          <table:table-cell table:formula="of:=[.A915]/1000/(60*60*24)" office:value-type="time" office:time-value="PT04H03M27.928S" calcext:value-type="time">
            <text:p>04:03:28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3" calcext:value-type="float">
            <text:p>495.33</text:p>
          </table:table-cell>
          <table:table-cell office:value-type="float" office:value="1864.63" calcext:value-type="float">
            <text:p>1864.63</text:p>
          </table:table-cell>
          <table:table-cell office:value-type="float" office:value="2176.1" calcext:value-type="float">
            <text:p>2176.1</text:p>
          </table:table-cell>
        </table:table-row>
        <table:table-row table:style-name="ro1">
          <table:table-cell office:value-type="float" office:value="14623928" calcext:value-type="float">
            <text:p>14623928</text:p>
          </table:table-cell>
          <table:table-cell table:formula="of:=[.A916]/1000/(60*60*24)" office:value-type="time" office:time-value="PT04H03M43.928S" calcext:value-type="time">
            <text:p>04:03:44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4.99" calcext:value-type="float">
            <text:p>494.99</text:p>
          </table:table-cell>
          <table:table-cell office:value-type="float" office:value="1866.67" calcext:value-type="float">
            <text:p>1866.67</text:p>
          </table:table-cell>
          <table:table-cell office:value-type="float" office:value="2178.3" calcext:value-type="float">
            <text:p>2178.3</text:p>
          </table:table-cell>
        </table:table-row>
        <table:table-row table:style-name="ro1">
          <table:table-cell office:value-type="float" office:value="14639929" calcext:value-type="float">
            <text:p>14639929</text:p>
          </table:table-cell>
          <table:table-cell table:formula="of:=[.A917]/1000/(60*60*24)" office:value-type="time" office:time-value="PT04H03M59.929S" calcext:value-type="time">
            <text:p>04:04:00</text:p>
          </table:table-cell>
          <table:table-cell office:value-type="float" office:value="1.07" calcext:value-type="float">
            <text:p>1.07</text:p>
          </table:table-cell>
          <table:table-cell office:value-type="float" office:value="459.2" calcext:value-type="float">
            <text:p>459.2</text:p>
          </table:table-cell>
          <table:table-cell office:value-type="float" office:value="493.15" calcext:value-type="float">
            <text:p>493.15</text:p>
          </table:table-cell>
          <table:table-cell office:value-type="float" office:value="1868.71" calcext:value-type="float">
            <text:p>1868.71</text:p>
          </table:table-cell>
          <table:table-cell office:value-type="float" office:value="2180.49" calcext:value-type="float">
            <text:p>2180.49</text:p>
          </table:table-cell>
        </table:table-row>
        <table:table-row table:style-name="ro1">
          <table:table-cell office:value-type="float" office:value="14655928" calcext:value-type="float">
            <text:p>14655928</text:p>
          </table:table-cell>
          <table:table-cell table:formula="of:=[.A918]/1000/(60*60*24)" office:value-type="time" office:time-value="PT04H04M15.928S" calcext:value-type="time">
            <text:p>04:04:16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3.51" calcext:value-type="float">
            <text:p>493.51</text:p>
          </table:table-cell>
          <table:table-cell office:value-type="float" office:value="1870.75" calcext:value-type="float">
            <text:p>1870.75</text:p>
          </table:table-cell>
          <table:table-cell office:value-type="float" office:value="2182.68" calcext:value-type="float">
            <text:p>2182.68</text:p>
          </table:table-cell>
        </table:table-row>
        <table:table-row table:style-name="ro1">
          <table:table-cell office:value-type="float" office:value="14671930" calcext:value-type="float">
            <text:p>14671930</text:p>
          </table:table-cell>
          <table:table-cell table:formula="of:=[.A919]/1000/(60*60*24)" office:value-type="time" office:time-value="PT04H04M31.93S" calcext:value-type="time">
            <text:p>04:04:32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6" calcext:value-type="float">
            <text:p>493.36</text:p>
          </table:table-cell>
          <table:table-cell office:value-type="float" office:value="1872.79" calcext:value-type="float">
            <text:p>1872.79</text:p>
          </table:table-cell>
          <table:table-cell office:value-type="float" office:value="2184.88" calcext:value-type="float">
            <text:p>2184.88</text:p>
          </table:table-cell>
        </table:table-row>
        <table:table-row table:style-name="ro1">
          <table:table-cell office:value-type="float" office:value="14687928" calcext:value-type="float">
            <text:p>14687928</text:p>
          </table:table-cell>
          <table:table-cell table:formula="of:=[.A920]/1000/(60*60*24)" office:value-type="time" office:time-value="PT04H04M47.928S" calcext:value-type="time">
            <text:p>04:04:48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6" calcext:value-type="float">
            <text:p>493.36</text:p>
          </table:table-cell>
          <table:table-cell office:value-type="float" office:value="1874.84" calcext:value-type="float">
            <text:p>1874.84</text:p>
          </table:table-cell>
          <table:table-cell office:value-type="float" office:value="2187.07" calcext:value-type="float">
            <text:p>2187.07</text:p>
          </table:table-cell>
        </table:table-row>
        <table:table-row table:style-name="ro1">
          <table:table-cell office:value-type="float" office:value="14703928" calcext:value-type="float">
            <text:p>14703928</text:p>
          </table:table-cell>
          <table:table-cell table:formula="of:=[.A921]/1000/(60*60*24)" office:value-type="time" office:time-value="PT04H05M03.928S" calcext:value-type="time">
            <text:p>04:05:04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6" calcext:value-type="float">
            <text:p>493.36</text:p>
          </table:table-cell>
          <table:table-cell office:value-type="float" office:value="1876.88" calcext:value-type="float">
            <text:p>1876.88</text:p>
          </table:table-cell>
          <table:table-cell office:value-type="float" office:value="2189.26" calcext:value-type="float">
            <text:p>2189.26</text:p>
          </table:table-cell>
        </table:table-row>
        <table:table-row table:style-name="ro1">
          <table:table-cell office:value-type="float" office:value="14719928" calcext:value-type="float">
            <text:p>14719928</text:p>
          </table:table-cell>
          <table:table-cell table:formula="of:=[.A922]/1000/(60*60*24)" office:value-type="time" office:time-value="PT04H05M19.928S" calcext:value-type="time">
            <text:p>04:05:20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1.45" calcext:value-type="float">
            <text:p>491.45</text:p>
          </table:table-cell>
          <table:table-cell office:value-type="float" office:value="1878.92" calcext:value-type="float">
            <text:p>1878.92</text:p>
          </table:table-cell>
          <table:table-cell office:value-type="float" office:value="2191.45" calcext:value-type="float">
            <text:p>2191.45</text:p>
          </table:table-cell>
        </table:table-row>
        <table:table-row table:style-name="ro1">
          <table:table-cell office:value-type="float" office:value="14735930" calcext:value-type="float">
            <text:p>14735930</text:p>
          </table:table-cell>
          <table:table-cell table:formula="of:=[.A923]/1000/(60*60*24)" office:value-type="time" office:time-value="PT04H05M35.93S" calcext:value-type="time">
            <text:p>04:05:36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1.75" calcext:value-type="float">
            <text:p>491.75</text:p>
          </table:table-cell>
          <table:table-cell office:value-type="float" office:value="1880.96" calcext:value-type="float">
            <text:p>1880.96</text:p>
          </table:table-cell>
          <table:table-cell office:value-type="float" office:value="2193.64" calcext:value-type="float">
            <text:p>2193.64</text:p>
          </table:table-cell>
        </table:table-row>
        <table:table-row table:style-name="ro1">
          <table:table-cell office:value-type="float" office:value="14751929" calcext:value-type="float">
            <text:p>14751929</text:p>
          </table:table-cell>
          <table:table-cell table:formula="of:=[.A924]/1000/(60*60*24)" office:value-type="time" office:time-value="PT04H05M51.929S" calcext:value-type="time">
            <text:p>04:05:52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3.28" calcext:value-type="float">
            <text:p>493.28</text:p>
          </table:table-cell>
          <table:table-cell office:value-type="float" office:value="1883" calcext:value-type="float">
            <text:p>1883</text:p>
          </table:table-cell>
          <table:table-cell office:value-type="float" office:value="2195.83" calcext:value-type="float">
            <text:p>2195.83</text:p>
          </table:table-cell>
        </table:table-row>
        <table:table-row table:style-name="ro1">
          <table:table-cell office:value-type="float" office:value="14767930" calcext:value-type="float">
            <text:p>14767930</text:p>
          </table:table-cell>
          <table:table-cell table:formula="of:=[.A925]/1000/(60*60*24)" office:value-type="time" office:time-value="PT04H06M07.93S" calcext:value-type="time">
            <text:p>04:06:08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3" calcext:value-type="float">
            <text:p>489.83</text:p>
          </table:table-cell>
          <table:table-cell office:value-type="float" office:value="1885.05" calcext:value-type="float">
            <text:p>1885.05</text:p>
          </table:table-cell>
          <table:table-cell office:value-type="float" office:value="2198.01" calcext:value-type="float">
            <text:p>2198.01</text:p>
          </table:table-cell>
        </table:table-row>
        <table:table-row table:style-name="ro1">
          <table:table-cell office:value-type="float" office:value="14783929" calcext:value-type="float">
            <text:p>14783929</text:p>
          </table:table-cell>
          <table:table-cell table:formula="of:=[.A926]/1000/(60*60*24)" office:value-type="time" office:time-value="PT04H06M23.929S" calcext:value-type="time">
            <text:p>04:06:24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5" calcext:value-type="float">
            <text:p>491.65</text:p>
          </table:table-cell>
          <table:table-cell office:value-type="float" office:value="1887.09" calcext:value-type="float">
            <text:p>1887.09</text:p>
          </table:table-cell>
          <table:table-cell office:value-type="float" office:value="2200.2" calcext:value-type="float">
            <text:p>2200.2</text:p>
          </table:table-cell>
        </table:table-row>
        <table:table-row table:style-name="ro1">
          <table:table-cell office:value-type="float" office:value="14799928" calcext:value-type="float">
            <text:p>14799928</text:p>
          </table:table-cell>
          <table:table-cell table:formula="of:=[.A927]/1000/(60*60*24)" office:value-type="time" office:time-value="PT04H06M39.928S" calcext:value-type="time">
            <text:p>04:06:40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1" calcext:value-type="float">
            <text:p>489.71</text:p>
          </table:table-cell>
          <table:table-cell office:value-type="float" office:value="1889.13" calcext:value-type="float">
            <text:p>1889.13</text:p>
          </table:table-cell>
          <table:table-cell office:value-type="float" office:value="2202.38" calcext:value-type="float">
            <text:p>2202.38</text:p>
          </table:table-cell>
        </table:table-row>
        <table:table-row table:style-name="ro1">
          <table:table-cell office:value-type="float" office:value="14815928" calcext:value-type="float">
            <text:p>14815928</text:p>
          </table:table-cell>
          <table:table-cell table:formula="of:=[.A928]/1000/(60*60*24)" office:value-type="time" office:time-value="PT04H06M55.928S" calcext:value-type="time">
            <text:p>04:06:56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2" calcext:value-type="float">
            <text:p>489.82</text:p>
          </table:table-cell>
          <table:table-cell office:value-type="float" office:value="1891.17" calcext:value-type="float">
            <text:p>1891.17</text:p>
          </table:table-cell>
          <table:table-cell office:value-type="float" office:value="2204.57" calcext:value-type="float">
            <text:p>2204.57</text:p>
          </table:table-cell>
        </table:table-row>
        <table:table-row table:style-name="ro1">
          <table:table-cell office:value-type="float" office:value="14831928" calcext:value-type="float">
            <text:p>14831928</text:p>
          </table:table-cell>
          <table:table-cell table:formula="of:=[.A929]/1000/(60*60*24)" office:value-type="time" office:time-value="PT04H07M11.928S" calcext:value-type="time">
            <text:p>04:07:12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7" calcext:value-type="float">
            <text:p>491.67</text:p>
          </table:table-cell>
          <table:table-cell office:value-type="float" office:value="1893.21" calcext:value-type="float">
            <text:p>1893.21</text:p>
          </table:table-cell>
          <table:table-cell office:value-type="float" office:value="2206.75" calcext:value-type="float">
            <text:p>2206.75</text:p>
          </table:table-cell>
        </table:table-row>
        <table:table-row table:style-name="ro1">
          <table:table-cell office:value-type="float" office:value="14847928" calcext:value-type="float">
            <text:p>14847928</text:p>
          </table:table-cell>
          <table:table-cell table:formula="of:=[.A930]/1000/(60*60*24)" office:value-type="time" office:time-value="PT04H07M27.928S" calcext:value-type="time">
            <text:p>04:07:28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1" calcext:value-type="float">
            <text:p>489.71</text:p>
          </table:table-cell>
          <table:table-cell office:value-type="float" office:value="1895.26" calcext:value-type="float">
            <text:p>1895.26</text:p>
          </table:table-cell>
          <table:table-cell office:value-type="float" office:value="2208.93" calcext:value-type="float">
            <text:p>2208.93</text:p>
          </table:table-cell>
        </table:table-row>
        <table:table-row table:style-name="ro1">
          <table:table-cell office:value-type="float" office:value="14863928" calcext:value-type="float">
            <text:p>14863928</text:p>
          </table:table-cell>
          <table:table-cell table:formula="of:=[.A931]/1000/(60*60*24)" office:value-type="time" office:time-value="PT04H07M43.928S" calcext:value-type="time">
            <text:p>04:07:44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" calcext:value-type="float">
            <text:p>489.7</text:p>
          </table:table-cell>
          <table:table-cell office:value-type="float" office:value="1897.3" calcext:value-type="float">
            <text:p>1897.3</text:p>
          </table:table-cell>
          <table:table-cell office:value-type="float" office:value="2211.11" calcext:value-type="float">
            <text:p>2211.11</text:p>
          </table:table-cell>
        </table:table-row>
        <table:table-row table:style-name="ro1">
          <table:table-cell office:value-type="float" office:value="14879928" calcext:value-type="float">
            <text:p>14879928</text:p>
          </table:table-cell>
          <table:table-cell table:formula="of:=[.A932]/1000/(60*60*24)" office:value-type="time" office:time-value="PT04H07M59.928S" calcext:value-type="time">
            <text:p>04:08:00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89.92" calcext:value-type="float">
            <text:p>489.92</text:p>
          </table:table-cell>
          <table:table-cell office:value-type="float" office:value="1899.34" calcext:value-type="float">
            <text:p>1899.34</text:p>
          </table:table-cell>
          <table:table-cell office:value-type="float" office:value="2213.29" calcext:value-type="float">
            <text:p>2213.29</text:p>
          </table:table-cell>
        </table:table-row>
        <table:table-row table:style-name="ro1">
          <table:table-cell office:value-type="float" office:value="14895928" calcext:value-type="float">
            <text:p>14895928</text:p>
          </table:table-cell>
          <table:table-cell table:formula="of:=[.A933]/1000/(60*60*24)" office:value-type="time" office:time-value="PT04H08M15.928S" calcext:value-type="time">
            <text:p>04:08:16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8.07" calcext:value-type="float">
            <text:p>488.07</text:p>
          </table:table-cell>
          <table:table-cell office:value-type="float" office:value="1901.39" calcext:value-type="float">
            <text:p>1901.39</text:p>
          </table:table-cell>
          <table:table-cell office:value-type="float" office:value="2215.46" calcext:value-type="float">
            <text:p>2215.46</text:p>
          </table:table-cell>
        </table:table-row>
        <table:table-row table:style-name="ro1">
          <table:table-cell office:value-type="float" office:value="14911928" calcext:value-type="float">
            <text:p>14911928</text:p>
          </table:table-cell>
          <table:table-cell table:formula="of:=[.A934]/1000/(60*60*24)" office:value-type="time" office:time-value="PT04H08M31.928S" calcext:value-type="time">
            <text:p>04:08:32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8.06" calcext:value-type="float">
            <text:p>488.06</text:p>
          </table:table-cell>
          <table:table-cell office:value-type="float" office:value="1903.43" calcext:value-type="float">
            <text:p>1903.43</text:p>
          </table:table-cell>
          <table:table-cell office:value-type="float" office:value="2217.64" calcext:value-type="float">
            <text:p>2217.64</text:p>
          </table:table-cell>
        </table:table-row>
        <table:table-row table:style-name="ro1">
          <table:table-cell office:value-type="float" office:value="14927930" calcext:value-type="float">
            <text:p>14927930</text:p>
          </table:table-cell>
          <table:table-cell table:formula="of:=[.A935]/1000/(60*60*24)" office:value-type="time" office:time-value="PT04H08M47.93S" calcext:value-type="time">
            <text:p>04:08:48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6" calcext:value-type="float">
            <text:p>487.86</text:p>
          </table:table-cell>
          <table:table-cell office:value-type="float" office:value="1905.47" calcext:value-type="float">
            <text:p>1905.47</text:p>
          </table:table-cell>
          <table:table-cell office:value-type="float" office:value="2219.81" calcext:value-type="float">
            <text:p>2219.81</text:p>
          </table:table-cell>
        </table:table-row>
        <table:table-row table:style-name="ro1">
          <table:table-cell office:value-type="float" office:value="14943928" calcext:value-type="float">
            <text:p>14943928</text:p>
          </table:table-cell>
          <table:table-cell table:formula="of:=[.A936]/1000/(60*60*24)" office:value-type="time" office:time-value="PT04H09M03.928S" calcext:value-type="time">
            <text:p>04:09:04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6" calcext:value-type="float">
            <text:p>487.86</text:p>
          </table:table-cell>
          <table:table-cell office:value-type="float" office:value="1907.51" calcext:value-type="float">
            <text:p>1907.51</text:p>
          </table:table-cell>
          <table:table-cell office:value-type="float" office:value="2221.98" calcext:value-type="float">
            <text:p>2221.98</text:p>
          </table:table-cell>
        </table:table-row>
        <table:table-row table:style-name="ro1">
          <table:table-cell office:value-type="float" office:value="14959928" calcext:value-type="float">
            <text:p>14959928</text:p>
          </table:table-cell>
          <table:table-cell table:formula="of:=[.A937]/1000/(60*60*24)" office:value-type="time" office:time-value="PT04H09M19.928S" calcext:value-type="time">
            <text:p>04:09:20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7.98" calcext:value-type="float">
            <text:p>487.98</text:p>
          </table:table-cell>
          <table:table-cell office:value-type="float" office:value="1909.55" calcext:value-type="float">
            <text:p>1909.55</text:p>
          </table:table-cell>
          <table:table-cell office:value-type="float" office:value="2224.15" calcext:value-type="float">
            <text:p>2224.15</text:p>
          </table:table-cell>
        </table:table-row>
        <table:table-row table:style-name="ro1">
          <table:table-cell office:value-type="float" office:value="14975928" calcext:value-type="float">
            <text:p>14975928</text:p>
          </table:table-cell>
          <table:table-cell table:formula="of:=[.A938]/1000/(60*60*24)" office:value-type="time" office:time-value="PT04H09M35.928S" calcext:value-type="time">
            <text:p>04:09:36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2" calcext:value-type="float">
            <text:p>486.22</text:p>
          </table:table-cell>
          <table:table-cell office:value-type="float" office:value="1911.6" calcext:value-type="float">
            <text:p>1911.6</text:p>
          </table:table-cell>
          <table:table-cell office:value-type="float" office:value="2226.31" calcext:value-type="float">
            <text:p>2226.31</text:p>
          </table:table-cell>
        </table:table-row>
        <table:table-row table:style-name="ro1">
          <table:table-cell office:value-type="float" office:value="14991928" calcext:value-type="float">
            <text:p>14991928</text:p>
          </table:table-cell>
          <table:table-cell table:formula="of:=[.A939]/1000/(60*60*24)" office:value-type="time" office:time-value="PT04H09M51.928S" calcext:value-type="time">
            <text:p>04:09:52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" calcext:value-type="float">
            <text:p>488.2</text:p>
          </table:table-cell>
          <table:table-cell office:value-type="float" office:value="1913.64" calcext:value-type="float">
            <text:p>1913.64</text:p>
          </table:table-cell>
          <table:table-cell office:value-type="float" office:value="2228.48" calcext:value-type="float">
            <text:p>2228.48</text:p>
          </table:table-cell>
        </table:table-row>
        <table:table-row table:style-name="ro1">
          <table:table-cell office:value-type="float" office:value="15007928" calcext:value-type="float">
            <text:p>15007928</text:p>
          </table:table-cell>
          <table:table-cell table:formula="of:=[.A940]/1000/(60*60*24)" office:value-type="time" office:time-value="PT04H10M07.928S" calcext:value-type="time">
            <text:p>04:10:08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8.06" calcext:value-type="float">
            <text:p>488.06</text:p>
          </table:table-cell>
          <table:table-cell office:value-type="float" office:value="1915.68" calcext:value-type="float">
            <text:p>1915.68</text:p>
          </table:table-cell>
          <table:table-cell office:value-type="float" office:value="2230.65" calcext:value-type="float">
            <text:p>2230.65</text:p>
          </table:table-cell>
        </table:table-row>
        <table:table-row table:style-name="ro1">
          <table:table-cell office:value-type="float" office:value="15023929" calcext:value-type="float">
            <text:p>15023929</text:p>
          </table:table-cell>
          <table:table-cell table:formula="of:=[.A941]/1000/(60*60*24)" office:value-type="time" office:time-value="PT04H10M23.929S" calcext:value-type="time">
            <text:p>04:10:24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6.02" calcext:value-type="float">
            <text:p>486.02</text:p>
          </table:table-cell>
          <table:table-cell office:value-type="float" office:value="1917.72" calcext:value-type="float">
            <text:p>1917.72</text:p>
          </table:table-cell>
          <table:table-cell office:value-type="float" office:value="2232.81" calcext:value-type="float">
            <text:p>2232.81</text:p>
          </table:table-cell>
        </table:table-row>
        <table:table-row table:style-name="ro1">
          <table:table-cell office:value-type="float" office:value="15039929" calcext:value-type="float">
            <text:p>15039929</text:p>
          </table:table-cell>
          <table:table-cell table:formula="of:=[.A942]/1000/(60*60*24)" office:value-type="time" office:time-value="PT04H10M39.929S" calcext:value-type="time">
            <text:p>04:10:40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6.03" calcext:value-type="float">
            <text:p>486.03</text:p>
          </table:table-cell>
          <table:table-cell office:value-type="float" office:value="1919.77" calcext:value-type="float">
            <text:p>1919.77</text:p>
          </table:table-cell>
          <table:table-cell office:value-type="float" office:value="2234.97" calcext:value-type="float">
            <text:p>2234.97</text:p>
          </table:table-cell>
        </table:table-row>
        <table:table-row table:style-name="ro1">
          <table:table-cell office:value-type="float" office:value="15055928" calcext:value-type="float">
            <text:p>15055928</text:p>
          </table:table-cell>
          <table:table-cell table:formula="of:=[.A943]/1000/(60*60*24)" office:value-type="time" office:time-value="PT04H10M55.928S" calcext:value-type="time">
            <text:p>04:10:56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8.08" calcext:value-type="float">
            <text:p>488.08</text:p>
          </table:table-cell>
          <table:table-cell office:value-type="float" office:value="1921.81" calcext:value-type="float">
            <text:p>1921.81</text:p>
          </table:table-cell>
          <table:table-cell office:value-type="float" office:value="2237.13" calcext:value-type="float">
            <text:p>2237.13</text:p>
          </table:table-cell>
        </table:table-row>
        <table:table-row table:style-name="ro1">
          <table:table-cell office:value-type="float" office:value="15071928" calcext:value-type="float">
            <text:p>15071928</text:p>
          </table:table-cell>
          <table:table-cell table:formula="of:=[.A944]/1000/(60*60*24)" office:value-type="time" office:time-value="PT04H11M11.928S" calcext:value-type="time">
            <text:p>04:11:12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3" calcext:value-type="float">
            <text:p>486.23</text:p>
          </table:table-cell>
          <table:table-cell office:value-type="float" office:value="1923.85" calcext:value-type="float">
            <text:p>1923.85</text:p>
          </table:table-cell>
          <table:table-cell office:value-type="float" office:value="2239.3" calcext:value-type="float">
            <text:p>2239.3</text:p>
          </table:table-cell>
        </table:table-row>
        <table:table-row table:style-name="ro1">
          <table:table-cell office:value-type="float" office:value="15087928" calcext:value-type="float">
            <text:p>15087928</text:p>
          </table:table-cell>
          <table:table-cell table:formula="of:=[.A945]/1000/(60*60*24)" office:value-type="time" office:time-value="PT04H11M27.928S" calcext:value-type="time">
            <text:p>04:11:28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4.31" calcext:value-type="float">
            <text:p>484.31</text:p>
          </table:table-cell>
          <table:table-cell office:value-type="float" office:value="1925.89" calcext:value-type="float">
            <text:p>1925.89</text:p>
          </table:table-cell>
          <table:table-cell office:value-type="float" office:value="2241.45" calcext:value-type="float">
            <text:p>2241.45</text:p>
          </table:table-cell>
        </table:table-row>
        <table:table-row table:style-name="ro1">
          <table:table-cell office:value-type="float" office:value="15103928" calcext:value-type="float">
            <text:p>15103928</text:p>
          </table:table-cell>
          <table:table-cell table:formula="of:=[.A946]/1000/(60*60*24)" office:value-type="time" office:time-value="PT04H11M43.928S" calcext:value-type="time">
            <text:p>04:11:44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4.41" calcext:value-type="float">
            <text:p>484.41</text:p>
          </table:table-cell>
          <table:table-cell office:value-type="float" office:value="1927.94" calcext:value-type="float">
            <text:p>1927.94</text:p>
          </table:table-cell>
          <table:table-cell office:value-type="float" office:value="2243.61" calcext:value-type="float">
            <text:p>2243.61</text:p>
          </table:table-cell>
        </table:table-row>
        <table:table-row table:style-name="ro1">
          <table:table-cell office:value-type="float" office:value="15119928" calcext:value-type="float">
            <text:p>15119928</text:p>
          </table:table-cell>
          <table:table-cell table:formula="of:=[.A947]/1000/(60*60*24)" office:value-type="time" office:time-value="PT04H11M59.928S" calcext:value-type="time">
            <text:p>04:12:00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4.18" calcext:value-type="float">
            <text:p>484.18</text:p>
          </table:table-cell>
          <table:table-cell office:value-type="float" office:value="1929.98" calcext:value-type="float">
            <text:p>1929.98</text:p>
          </table:table-cell>
          <table:table-cell office:value-type="float" office:value="2245.76" calcext:value-type="float">
            <text:p>2245.76</text:p>
          </table:table-cell>
        </table:table-row>
        <table:table-row table:style-name="ro1">
          <table:table-cell office:value-type="float" office:value="15135928" calcext:value-type="float">
            <text:p>15135928</text:p>
          </table:table-cell>
          <table:table-cell table:formula="of:=[.A948]/1000/(60*60*24)" office:value-type="time" office:time-value="PT04H12M15.928S" calcext:value-type="time">
            <text:p>04:12:16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4.39" calcext:value-type="float">
            <text:p>484.39</text:p>
          </table:table-cell>
          <table:table-cell office:value-type="float" office:value="1932.02" calcext:value-type="float">
            <text:p>1932.02</text:p>
          </table:table-cell>
          <table:table-cell office:value-type="float" office:value="2247.92" calcext:value-type="float">
            <text:p>2247.92</text:p>
          </table:table-cell>
        </table:table-row>
        <table:table-row table:style-name="ro1">
          <table:table-cell office:value-type="float" office:value="15151928" calcext:value-type="float">
            <text:p>15151928</text:p>
          </table:table-cell>
          <table:table-cell table:formula="of:=[.A949]/1000/(60*60*24)" office:value-type="time" office:time-value="PT04H12M31.928S" calcext:value-type="time">
            <text:p>04:12:32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4.51" calcext:value-type="float">
            <text:p>484.51</text:p>
          </table:table-cell>
          <table:table-cell office:value-type="float" office:value="1934.06" calcext:value-type="float">
            <text:p>1934.06</text:p>
          </table:table-cell>
          <table:table-cell office:value-type="float" office:value="2250.07" calcext:value-type="float">
            <text:p>2250.07</text:p>
          </table:table-cell>
        </table:table-row>
        <table:table-row table:style-name="ro1">
          <table:table-cell office:value-type="float" office:value="15167929" calcext:value-type="float">
            <text:p>15167929</text:p>
          </table:table-cell>
          <table:table-cell table:formula="of:=[.A950]/1000/(60*60*24)" office:value-type="time" office:time-value="PT04H12M47.929S" calcext:value-type="time">
            <text:p>04:12:48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7" calcext:value-type="float">
            <text:p>482.47</text:p>
          </table:table-cell>
          <table:table-cell office:value-type="float" office:value="1936.11" calcext:value-type="float">
            <text:p>1936.11</text:p>
          </table:table-cell>
          <table:table-cell office:value-type="float" office:value="2252.22" calcext:value-type="float">
            <text:p>2252.22</text:p>
          </table:table-cell>
        </table:table-row>
        <table:table-row table:style-name="ro1">
          <table:table-cell office:value-type="float" office:value="15183930" calcext:value-type="float">
            <text:p>15183930</text:p>
          </table:table-cell>
          <table:table-cell table:formula="of:=[.A951]/1000/(60*60*24)" office:value-type="time" office:time-value="PT04H13M03.93S" calcext:value-type="time">
            <text:p>04:13:04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4.39" calcext:value-type="float">
            <text:p>484.39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2254.36" calcext:value-type="float">
            <text:p>2254.36</text:p>
          </table:table-cell>
        </table:table-row>
        <table:table-row table:style-name="ro1">
          <table:table-cell office:value-type="float" office:value="15199928" calcext:value-type="float">
            <text:p>15199928</text:p>
          </table:table-cell>
          <table:table-cell table:formula="of:=[.A952]/1000/(60*60*24)" office:value-type="time" office:time-value="PT04H13M19.928S" calcext:value-type="time">
            <text:p>04:13:20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7" calcext:value-type="float">
            <text:p>482.47</text:p>
          </table:table-cell>
          <table:table-cell office:value-type="float" office:value="1940.19" calcext:value-type="float">
            <text:p>1940.19</text:p>
          </table:table-cell>
          <table:table-cell office:value-type="float" office:value="2256.51" calcext:value-type="float">
            <text:p>2256.51</text:p>
          </table:table-cell>
        </table:table-row>
        <table:table-row table:style-name="ro1">
          <table:table-cell office:value-type="float" office:value="15215930" calcext:value-type="float">
            <text:p>15215930</text:p>
          </table:table-cell>
          <table:table-cell table:formula="of:=[.A953]/1000/(60*60*24)" office:value-type="time" office:time-value="PT04H13M35.93S" calcext:value-type="time">
            <text:p>04:13:36</text:p>
          </table:table-cell>
          <table:table-cell office:value-type="float" office:value="1.05" calcext:value-type="float">
            <text:p>1.05</text:p>
          </table:table-cell>
          <table:table-cell office:value-type="float" office:value="459.8" calcext:value-type="float">
            <text:p>459.8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42.23" calcext:value-type="float">
            <text:p>1942.23</text:p>
          </table:table-cell>
          <table:table-cell office:value-type="float" office:value="2258.66" calcext:value-type="float">
            <text:p>2258.66</text:p>
          </table:table-cell>
        </table:table-row>
        <table:table-row table:style-name="ro1">
          <table:table-cell office:value-type="float" office:value="15231928" calcext:value-type="float">
            <text:p>15231928</text:p>
          </table:table-cell>
          <table:table-cell table:formula="of:=[.A954]/1000/(60*60*24)" office:value-type="time" office:time-value="PT04H13M51.928S" calcext:value-type="time">
            <text:p>04:13:52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2.69" calcext:value-type="float">
            <text:p>482.69</text:p>
          </table:table-cell>
          <table:table-cell office:value-type="float" office:value="1944.28" calcext:value-type="float">
            <text:p>1944.28</text:p>
          </table:table-cell>
          <table:table-cell office:value-type="float" office:value="2260.8" calcext:value-type="float">
            <text:p>2260.8</text:p>
          </table:table-cell>
        </table:table-row>
        <table:table-row table:style-name="ro1">
          <table:table-cell office:value-type="float" office:value="15247930" calcext:value-type="float">
            <text:p>15247930</text:p>
          </table:table-cell>
          <table:table-cell table:formula="of:=[.A955]/1000/(60*60*24)" office:value-type="time" office:time-value="PT04H14M07.93S" calcext:value-type="time">
            <text:p>04:14:08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0.72" calcext:value-type="float">
            <text:p>480.72</text:p>
          </table:table-cell>
          <table:table-cell office:value-type="float" office:value="1946.32" calcext:value-type="float">
            <text:p>1946.32</text:p>
          </table:table-cell>
          <table:table-cell office:value-type="float" office:value="2262.94" calcext:value-type="float">
            <text:p>2262.94</text:p>
          </table:table-cell>
        </table:table-row>
        <table:table-row table:style-name="ro1">
          <table:table-cell office:value-type="float" office:value="15263928" calcext:value-type="float">
            <text:p>15263928</text:p>
          </table:table-cell>
          <table:table-cell table:formula="of:=[.A956]/1000/(60*60*24)" office:value-type="time" office:time-value="PT04H14M23.928S" calcext:value-type="time">
            <text:p>04:14:24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48.36" calcext:value-type="float">
            <text:p>1948.36</text:p>
          </table:table-cell>
          <table:table-cell office:value-type="float" office:value="2265.07" calcext:value-type="float">
            <text:p>2265.07</text:p>
          </table:table-cell>
        </table:table-row>
        <table:table-row table:style-name="ro1">
          <table:table-cell office:value-type="float" office:value="15279928" calcext:value-type="float">
            <text:p>15279928</text:p>
          </table:table-cell>
          <table:table-cell table:formula="of:=[.A957]/1000/(60*60*24)" office:value-type="time" office:time-value="PT04H14M39.928S" calcext:value-type="time">
            <text:p>04:14:40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50.4" calcext:value-type="float">
            <text:p>1950.4</text:p>
          </table:table-cell>
          <table:table-cell office:value-type="float" office:value="2267.21" calcext:value-type="float">
            <text:p>2267.21</text:p>
          </table:table-cell>
        </table:table-row>
        <table:table-row table:style-name="ro1">
          <table:table-cell office:value-type="float" office:value="15295928" calcext:value-type="float">
            <text:p>15295928</text:p>
          </table:table-cell>
          <table:table-cell table:formula="of:=[.A958]/1000/(60*60*24)" office:value-type="time" office:time-value="PT04H14M55.928S" calcext:value-type="time">
            <text:p>04:14:56</text:p>
          </table:table-cell>
          <table:table-cell office:value-type="float" office:value="1.05" calcext:value-type="float">
            <text:p>1.05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0.42" calcext:value-type="float">
            <text:p>480.42</text:p>
          </table:table-cell>
          <table:table-cell office:value-type="float" office:value="1952.45" calcext:value-type="float">
            <text:p>1952.45</text:p>
          </table:table-cell>
          <table:table-cell office:value-type="float" office:value="2269.34" calcext:value-type="float">
            <text:p>2269.34</text:p>
          </table:table-cell>
        </table:table-row>
        <table:table-row table:style-name="ro1">
          <table:table-cell office:value-type="float" office:value="15311928" calcext:value-type="float">
            <text:p>15311928</text:p>
          </table:table-cell>
          <table:table-cell table:formula="of:=[.A959]/1000/(60*60*24)" office:value-type="time" office:time-value="PT04H15M11.928S" calcext:value-type="time">
            <text:p>04:15:12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8.66" calcext:value-type="float">
            <text:p>478.66</text:p>
          </table:table-cell>
          <table:table-cell office:value-type="float" office:value="1954.49" calcext:value-type="float">
            <text:p>1954.49</text:p>
          </table:table-cell>
          <table:table-cell office:value-type="float" office:value="2271.47" calcext:value-type="float">
            <text:p>2271.47</text:p>
          </table:table-cell>
        </table:table-row>
        <table:table-row table:style-name="ro1">
          <table:table-cell office:value-type="float" office:value="15327930" calcext:value-type="float">
            <text:p>15327930</text:p>
          </table:table-cell>
          <table:table-cell table:formula="of:=[.A960]/1000/(60*60*24)" office:value-type="time" office:time-value="PT04H15M27.93S" calcext:value-type="time">
            <text:p>04:15:28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8.67" calcext:value-type="float">
            <text:p>478.67</text:p>
          </table:table-cell>
          <table:table-cell office:value-type="float" office:value="1956.53" calcext:value-type="float">
            <text:p>1956.53</text:p>
          </table:table-cell>
          <table:table-cell office:value-type="float" office:value="2273.6" calcext:value-type="float">
            <text:p>2273.6</text:p>
          </table:table-cell>
        </table:table-row>
        <table:table-row table:style-name="ro1">
          <table:table-cell office:value-type="float" office:value="15343928" calcext:value-type="float">
            <text:p>15343928</text:p>
          </table:table-cell>
          <table:table-cell table:formula="of:=[.A961]/1000/(60*60*24)" office:value-type="time" office:time-value="PT04H15M43.928S" calcext:value-type="time">
            <text:p>04:15:44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6.96" calcext:value-type="float">
            <text:p>476.96</text:p>
          </table:table-cell>
          <table:table-cell office:value-type="float" office:value="1958.57" calcext:value-type="float">
            <text:p>1958.57</text:p>
          </table:table-cell>
          <table:table-cell office:value-type="float" office:value="2275.72" calcext:value-type="float">
            <text:p>2275.72</text:p>
          </table:table-cell>
        </table:table-row>
        <table:table-row table:style-name="ro1">
          <table:table-cell office:value-type="float" office:value="15359928" calcext:value-type="float">
            <text:p>15359928</text:p>
          </table:table-cell>
          <table:table-cell table:formula="of:=[.A962]/1000/(60*60*24)" office:value-type="time" office:time-value="PT04H15M59.928S" calcext:value-type="time">
            <text:p>04:16:00</text:p>
          </table:table-cell>
          <table:table-cell office:value-type="float" office:value="1.04" calcext:value-type="float">
            <text:p>1.04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6.75" calcext:value-type="float">
            <text:p>476.75</text:p>
          </table:table-cell>
          <table:table-cell office:value-type="float" office:value="1960.61" calcext:value-type="float">
            <text:p>1960.61</text:p>
          </table:table-cell>
          <table:table-cell office:value-type="float" office:value="2277.85" calcext:value-type="float">
            <text:p>2277.85</text:p>
          </table:table-cell>
        </table:table-row>
        <table:table-row table:style-name="ro1">
          <table:table-cell office:value-type="float" office:value="15375930" calcext:value-type="float">
            <text:p>15375930</text:p>
          </table:table-cell>
          <table:table-cell table:formula="of:=[.A963]/1000/(60*60*24)" office:value-type="time" office:time-value="PT04H16M15.93S" calcext:value-type="time">
            <text:p>04:16:16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6.83" calcext:value-type="float">
            <text:p>476.83</text:p>
          </table:table-cell>
          <table:table-cell office:value-type="float" office:value="1962.66" calcext:value-type="float">
            <text:p>1962.66</text:p>
          </table:table-cell>
          <table:table-cell office:value-type="float" office:value="2279.97" calcext:value-type="float">
            <text:p>2279.97</text:p>
          </table:table-cell>
        </table:table-row>
        <table:table-row table:style-name="ro1">
          <table:table-cell office:value-type="float" office:value="15391930" calcext:value-type="float">
            <text:p>15391930</text:p>
          </table:table-cell>
          <table:table-cell table:formula="of:=[.A964]/1000/(60*60*24)" office:value-type="time" office:time-value="PT04H16M31.93S" calcext:value-type="time">
            <text:p>04:16:32</text:p>
          </table:table-cell>
          <table:table-cell office:value-type="float" office:value="1.03" calcext:value-type="float">
            <text:p>1.03</text:p>
          </table:table-cell>
          <table:table-cell office:value-type="float" office:value="459.4" calcext:value-type="float">
            <text:p>459.4</text:p>
          </table:table-cell>
          <table:table-cell office:value-type="float" office:value="474.99" calcext:value-type="float">
            <text:p>474.99</text:p>
          </table:table-cell>
          <table:table-cell office:value-type="float" office:value="1964.7" calcext:value-type="float">
            <text:p>1964.7</text:p>
          </table:table-cell>
          <table:table-cell office:value-type="float" office:value="2282.09" calcext:value-type="float">
            <text:p>2282.09</text:p>
          </table:table-cell>
        </table:table-row>
        <table:table-row table:style-name="ro1">
          <table:table-cell office:value-type="float" office:value="15407928" calcext:value-type="float">
            <text:p>15407928</text:p>
          </table:table-cell>
          <table:table-cell table:formula="of:=[.A965]/1000/(60*60*24)" office:value-type="time" office:time-value="PT04H16M47.928S" calcext:value-type="time">
            <text:p>04:16:48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4.91" calcext:value-type="float">
            <text:p>474.91</text:p>
          </table:table-cell>
          <table:table-cell office:value-type="float" office:value="1966.74" calcext:value-type="float">
            <text:p>1966.74</text:p>
          </table:table-cell>
          <table:table-cell office:value-type="float" office:value="2284.2" calcext:value-type="float">
            <text:p>2284.2</text:p>
          </table:table-cell>
        </table:table-row>
        <table:table-row table:style-name="ro1">
          <table:table-cell office:value-type="float" office:value="15423928" calcext:value-type="float">
            <text:p>15423928</text:p>
          </table:table-cell>
          <table:table-cell table:formula="of:=[.A966]/1000/(60*60*24)" office:value-type="time" office:time-value="PT04H17M03.928S" calcext:value-type="time">
            <text:p>04:17:04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4.92" calcext:value-type="float">
            <text:p>474.92</text:p>
          </table:table-cell>
          <table:table-cell office:value-type="float" office:value="1968.78" calcext:value-type="float">
            <text:p>1968.78</text:p>
          </table:table-cell>
          <table:table-cell office:value-type="float" office:value="2286.31" calcext:value-type="float">
            <text:p>2286.31</text:p>
          </table:table-cell>
        </table:table-row>
        <table:table-row table:style-name="ro1">
          <table:table-cell office:value-type="float" office:value="15439928" calcext:value-type="float">
            <text:p>15439928</text:p>
          </table:table-cell>
          <table:table-cell table:formula="of:=[.A967]/1000/(60*60*24)" office:value-type="time" office:time-value="PT04H17M19.928S" calcext:value-type="time">
            <text:p>04:17:20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3.06" calcext:value-type="float">
            <text:p>473.06</text:p>
          </table:table-cell>
          <table:table-cell office:value-type="float" office:value="1970.82" calcext:value-type="float">
            <text:p>1970.82</text:p>
          </table:table-cell>
          <table:table-cell office:value-type="float" office:value="2288.42" calcext:value-type="float">
            <text:p>2288.42</text:p>
          </table:table-cell>
        </table:table-row>
        <table:table-row table:style-name="ro1">
          <table:table-cell office:value-type="float" office:value="15455928" calcext:value-type="float">
            <text:p>15455928</text:p>
          </table:table-cell>
          <table:table-cell table:formula="of:=[.A968]/1000/(60*60*24)" office:value-type="time" office:time-value="PT04H17M35.928S" calcext:value-type="time">
            <text:p>04:17:36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3.28" calcext:value-type="float">
            <text:p>473.28</text:p>
          </table:table-cell>
          <table:table-cell office:value-type="float" office:value="1972.87" calcext:value-type="float">
            <text:p>1972.87</text:p>
          </table:table-cell>
          <table:table-cell office:value-type="float" office:value="2290.53" calcext:value-type="float">
            <text:p>2290.53</text:p>
          </table:table-cell>
        </table:table-row>
        <table:table-row table:style-name="ro1">
          <table:table-cell office:value-type="float" office:value="15471928" calcext:value-type="float">
            <text:p>15471928</text:p>
          </table:table-cell>
          <table:table-cell table:formula="of:=[.A969]/1000/(60*60*24)" office:value-type="time" office:time-value="PT04H17M51.928S" calcext:value-type="time">
            <text:p>04:17:52</text:p>
          </table:table-cell>
          <table:table-cell office:value-type="float" office:value="1.03" calcext:value-type="float">
            <text:p>1.03</text:p>
          </table:table-cell>
          <table:table-cell office:value-type="float" office:value="459.4" calcext:value-type="float">
            <text:p>459.4</text:p>
          </table:table-cell>
          <table:table-cell office:value-type="float" office:value="473.15" calcext:value-type="float">
            <text:p>473.15</text:p>
          </table:table-cell>
          <table:table-cell office:value-type="float" office:value="1974.91" calcext:value-type="float">
            <text:p>1974.91</text:p>
          </table:table-cell>
          <table:table-cell office:value-type="float" office:value="2292.64" calcext:value-type="float">
            <text:p>2292.64</text:p>
          </table:table-cell>
        </table:table-row>
        <table:table-row table:style-name="ro1">
          <table:table-cell office:value-type="float" office:value="15487928" calcext:value-type="float">
            <text:p>15487928</text:p>
          </table:table-cell>
          <table:table-cell table:formula="of:=[.A970]/1000/(60*60*24)" office:value-type="time" office:time-value="PT04H18M07.928S" calcext:value-type="time">
            <text:p>04:18:08</text:p>
          </table:table-cell>
          <table:table-cell office:value-type="float" office:value="1.03" calcext:value-type="float">
            <text:p>1.03</text:p>
          </table:table-cell>
          <table:table-cell office:value-type="float" office:value="459.4" calcext:value-type="float">
            <text:p>459.4</text:p>
          </table:table-cell>
          <table:table-cell office:value-type="float" office:value="473.15" calcext:value-type="float">
            <text:p>473.15</text:p>
          </table:table-cell>
          <table:table-cell office:value-type="float" office:value="1976.95" calcext:value-type="float">
            <text:p>1976.95</text:p>
          </table:table-cell>
          <table:table-cell office:value-type="float" office:value="2294.74" calcext:value-type="float">
            <text:p>2294.74</text:p>
          </table:table-cell>
        </table:table-row>
        <table:table-row table:style-name="ro1">
          <table:table-cell office:value-type="float" office:value="15503928" calcext:value-type="float">
            <text:p>15503928</text:p>
          </table:table-cell>
          <table:table-cell table:formula="of:=[.A971]/1000/(60*60*24)" office:value-type="time" office:time-value="PT04H18M23.928S" calcext:value-type="time">
            <text:p>04:18:24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1.52" calcext:value-type="float">
            <text:p>471.52</text:p>
          </table:table-cell>
          <table:table-cell office:value-type="float" office:value="1978.99" calcext:value-type="float">
            <text:p>1978.99</text:p>
          </table:table-cell>
          <table:table-cell office:value-type="float" office:value="2296.83" calcext:value-type="float">
            <text:p>2296.83</text:p>
          </table:table-cell>
        </table:table-row>
        <table:table-row table:style-name="ro1">
          <table:table-cell office:value-type="float" office:value="15519928" calcext:value-type="float">
            <text:p>15519928</text:p>
          </table:table-cell>
          <table:table-cell table:formula="of:=[.A972]/1000/(60*60*24)" office:value-type="time" office:time-value="PT04H18M39.928S" calcext:value-type="time">
            <text:p>04:18:40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1.44" calcext:value-type="float">
            <text:p>471.44</text:p>
          </table:table-cell>
          <table:table-cell office:value-type="float" office:value="1981.03" calcext:value-type="float">
            <text:p>1981.03</text:p>
          </table:table-cell>
          <table:table-cell office:value-type="float" office:value="2298.93" calcext:value-type="float">
            <text:p>2298.93</text:p>
          </table:table-cell>
        </table:table-row>
        <table:table-row table:style-name="ro1">
          <table:table-cell office:value-type="float" office:value="15535928" calcext:value-type="float">
            <text:p>15535928</text:p>
          </table:table-cell>
          <table:table-cell table:formula="of:=[.A973]/1000/(60*60*24)" office:value-type="time" office:time-value="PT04H18M55.928S" calcext:value-type="time">
            <text:p>04:18:56</text:p>
          </table:table-cell>
          <table:table-cell office:value-type="float" office:value="1.02" calcext:value-type="float">
            <text:p>1.02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9.4" calcext:value-type="float">
            <text:p>469.4</text:p>
          </table:table-cell>
          <table:table-cell office:value-type="float" office:value="1983.08" calcext:value-type="float">
            <text:p>1983.08</text:p>
          </table:table-cell>
          <table:table-cell office:value-type="float" office:value="2301.02" calcext:value-type="float">
            <text:p>2301.02</text:p>
          </table:table-cell>
        </table:table-row>
        <table:table-row table:style-name="ro1">
          <table:table-cell office:value-type="float" office:value="15551929" calcext:value-type="float">
            <text:p>15551929</text:p>
          </table:table-cell>
          <table:table-cell table:formula="of:=[.A974]/1000/(60*60*24)" office:value-type="time" office:time-value="PT04H19M11.929S" calcext:value-type="time">
            <text:p>04:19:12</text:p>
          </table:table-cell>
          <table:table-cell office:value-type="float" office:value="1.02" calcext:value-type="float">
            <text:p>1.02</text:p>
          </table:table-cell>
          <table:table-cell office:value-type="float" office:value="459.72" calcext:value-type="float">
            <text:p>459.72</text:p>
          </table:table-cell>
          <table:table-cell office:value-type="float" office:value="467.97" calcext:value-type="float">
            <text:p>467.97</text:p>
          </table:table-cell>
          <table:table-cell office:value-type="float" office:value="1985.12" calcext:value-type="float">
            <text:p>1985.12</text:p>
          </table:table-cell>
          <table:table-cell office:value-type="float" office:value="2303.11" calcext:value-type="float">
            <text:p>2303.11</text:p>
          </table:table-cell>
        </table:table-row>
        <table:table-row table:style-name="ro1">
          <table:table-cell office:value-type="float" office:value="15567928" calcext:value-type="float">
            <text:p>15567928</text:p>
          </table:table-cell>
          <table:table-cell table:formula="of:=[.A975]/1000/(60*60*24)" office:value-type="time" office:time-value="PT04H19M27.928S" calcext:value-type="time">
            <text:p>04:19:28</text:p>
          </table:table-cell>
          <table:table-cell office:value-type="float" office:value="1.02" calcext:value-type="float">
            <text:p>1.02</text:p>
          </table:table-cell>
          <table:table-cell office:value-type="float" office:value="459.2" calcext:value-type="float">
            <text:p>459.2</text:p>
          </table:table-cell>
          <table:table-cell office:value-type="float" office:value="467.44" calcext:value-type="float">
            <text:p>467.44</text:p>
          </table:table-cell>
          <table:table-cell office:value-type="float" office:value="1987.16" calcext:value-type="float">
            <text:p>1987.16</text:p>
          </table:table-cell>
          <table:table-cell office:value-type="float" office:value="2305.19" calcext:value-type="float">
            <text:p>2305.19</text:p>
          </table:table-cell>
        </table:table-row>
        <table:table-row table:style-name="ro1">
          <table:table-cell office:value-type="float" office:value="15583928" calcext:value-type="float">
            <text:p>15583928</text:p>
          </table:table-cell>
          <table:table-cell table:formula="of:=[.A976]/1000/(60*60*24)" office:value-type="time" office:time-value="PT04H19M43.928S" calcext:value-type="time">
            <text:p>04:19:44</text:p>
          </table:table-cell>
          <table:table-cell office:value-type="float" office:value="1.02" calcext:value-type="float">
            <text:p>1.02</text:p>
          </table:table-cell>
          <table:table-cell office:value-type="float" office:value="459.4" calcext:value-type="float">
            <text:p>459.4</text:p>
          </table:table-cell>
          <table:table-cell office:value-type="float" office:value="467.65" calcext:value-type="float">
            <text:p>467.65</text:p>
          </table:table-cell>
          <table:table-cell office:value-type="float" office:value="1989.2" calcext:value-type="float">
            <text:p>1989.2</text:p>
          </table:table-cell>
          <table:table-cell office:value-type="float" office:value="2307.27" calcext:value-type="float">
            <text:p>2307.27</text:p>
          </table:table-cell>
        </table:table-row>
        <table:table-row table:style-name="ro1">
          <table:table-cell office:value-type="float" office:value="15599930" calcext:value-type="float">
            <text:p>15599930</text:p>
          </table:table-cell>
          <table:table-cell table:formula="of:=[.A977]/1000/(60*60*24)" office:value-type="time" office:time-value="PT04H19M59.93S" calcext:value-type="time">
            <text:p>04:20:00</text:p>
          </table:table-cell>
          <table:table-cell office:value-type="float" office:value="1.01" calcext:value-type="float">
            <text:p>1.01</text:p>
          </table:table-cell>
          <table:table-cell office:value-type="float" office:value="459.6" calcext:value-type="float">
            <text:p>459.6</text:p>
          </table:table-cell>
          <table:table-cell office:value-type="float" office:value="466.02" calcext:value-type="float">
            <text:p>466.02</text:p>
          </table:table-cell>
          <table:table-cell office:value-type="float" office:value="1991.24" calcext:value-type="float">
            <text:p>1991.24</text:p>
          </table:table-cell>
          <table:table-cell office:value-type="float" office:value="2309.35" calcext:value-type="float">
            <text:p>2309.35</text:p>
          </table:table-cell>
        </table:table-row>
        <table:table-row table:style-name="ro1">
          <table:table-cell office:value-type="float" office:value="15615928" calcext:value-type="float">
            <text:p>15615928</text:p>
          </table:table-cell>
          <table:table-cell table:formula="of:=[.A978]/1000/(60*60*24)" office:value-type="time" office:time-value="PT04H20M15.928S" calcext:value-type="time">
            <text:p>04:20:16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4.1" calcext:value-type="float">
            <text:p>464.1</text:p>
          </table:table-cell>
          <table:table-cell office:value-type="float" office:value="1993.29" calcext:value-type="float">
            <text:p>1993.29</text:p>
          </table:table-cell>
          <table:table-cell office:value-type="float" office:value="2311.42" calcext:value-type="float">
            <text:p>2311.42</text:p>
          </table:table-cell>
        </table:table-row>
        <table:table-row table:style-name="ro1">
          <table:table-cell office:value-type="float" office:value="15631930" calcext:value-type="float">
            <text:p>15631930</text:p>
          </table:table-cell>
          <table:table-cell table:formula="of:=[.A979]/1000/(60*60*24)" office:value-type="time" office:time-value="PT04H20M31.93S" calcext:value-type="time">
            <text:p>04:20:32</text:p>
          </table:table-cell>
          <table:table-cell office:value-type="float" office:value="1.01" calcext:value-type="float">
            <text:p>1.01</text:p>
          </table:table-cell>
          <table:table-cell office:value-type="float" office:value="459.72" calcext:value-type="float">
            <text:p>459.72</text:p>
          </table:table-cell>
          <table:table-cell office:value-type="float" office:value="464.29" calcext:value-type="float">
            <text:p>464.29</text:p>
          </table:table-cell>
          <table:table-cell office:value-type="float" office:value="1995.33" calcext:value-type="float">
            <text:p>1995.33</text:p>
          </table:table-cell>
          <table:table-cell office:value-type="float" office:value="2313.49" calcext:value-type="float">
            <text:p>2313.49</text:p>
          </table:table-cell>
        </table:table-row>
        <table:table-row table:style-name="ro1">
          <table:table-cell office:value-type="float" office:value="15647928" calcext:value-type="float">
            <text:p>15647928</text:p>
          </table:table-cell>
          <table:table-cell table:formula="of:=[.A980]/1000/(60*60*24)" office:value-type="time" office:time-value="PT04H20M47.928S" calcext:value-type="time">
            <text:p>04:20:48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4.1" calcext:value-type="float">
            <text:p>464.1</text:p>
          </table:table-cell>
          <table:table-cell office:value-type="float" office:value="1997.37" calcext:value-type="float">
            <text:p>1997.37</text:p>
          </table:table-cell>
          <table:table-cell office:value-type="float" office:value="2315.55" calcext:value-type="float">
            <text:p>2315.55</text:p>
          </table:table-cell>
        </table:table-row>
        <table:table-row table:style-name="ro1">
          <table:table-cell office:value-type="float" office:value="15663929" calcext:value-type="float">
            <text:p>15663929</text:p>
          </table:table-cell>
          <table:table-cell table:formula="of:=[.A981]/1000/(60*60*24)" office:value-type="time" office:time-value="PT04H21M03.929S" calcext:value-type="time">
            <text:p>04:21:04</text:p>
          </table:table-cell>
          <table:table-cell office:value-type="float" office:value="1.01" calcext:value-type="float">
            <text:p>1.01</text:p>
          </table:table-cell>
          <table:table-cell office:value-type="float" office:value="459.4" calcext:value-type="float">
            <text:p>459.4</text:p>
          </table:table-cell>
          <table:table-cell office:value-type="float" office:value="462.14" calcext:value-type="float">
            <text:p>462.14</text:p>
          </table:table-cell>
          <table:table-cell office:value-type="float" office:value="1999.41" calcext:value-type="float">
            <text:p>1999.41</text:p>
          </table:table-cell>
          <table:table-cell office:value-type="float" office:value="2317.61" calcext:value-type="float">
            <text:p>2317.61</text:p>
          </table:table-cell>
        </table:table-row>
        <table:table-row table:style-name="ro1">
          <table:table-cell office:value-type="float" office:value="15679928" calcext:value-type="float">
            <text:p>15679928</text:p>
          </table:table-cell>
          <table:table-cell table:formula="of:=[.A982]/1000/(60*60*24)" office:value-type="time" office:time-value="PT04H21M19.928S" calcext:value-type="time">
            <text:p>04:21:20</text:p>
          </table:table-cell>
          <table:table-cell office:value-type="float" office:value="1.01" calcext:value-type="float">
            <text:p>1.01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2.04" calcext:value-type="float">
            <text:p>462.04</text:p>
          </table:table-cell>
          <table:table-cell office:value-type="float" office:value="2001.45" calcext:value-type="float">
            <text:p>2001.45</text:p>
          </table:table-cell>
          <table:table-cell office:value-type="float" office:value="2319.67" calcext:value-type="float">
            <text:p>2319.67</text:p>
          </table:table-cell>
        </table:table-row>
        <table:table-row table:style-name="ro1">
          <table:table-cell office:value-type="float" office:value="15695928" calcext:value-type="float">
            <text:p>15695928</text:p>
          </table:table-cell>
          <table:table-cell table:formula="of:=[.A983]/1000/(60*60*24)" office:value-type="time" office:time-value="PT04H21M35.928S" calcext:value-type="time">
            <text:p>04:21:36</text:p>
          </table:table-cell>
          <table:table-cell office:value-type="float" office:value="1" calcext:value-type="float">
            <text:p>1</text:p>
          </table:table-cell>
          <table:table-cell office:value-type="float" office:value="459.4" calcext:value-type="float">
            <text:p>459.4</text:p>
          </table:table-cell>
          <table:table-cell office:value-type="float" office:value="460.29" calcext:value-type="float">
            <text:p>460.29</text:p>
          </table:table-cell>
          <table:table-cell office:value-type="float" office:value="2003.5" calcext:value-type="float">
            <text:p>2003.5</text:p>
          </table:table-cell>
          <table:table-cell office:value-type="float" office:value="2321.72" calcext:value-type="float">
            <text:p>2321.72</text:p>
          </table:table-cell>
        </table:table-row>
        <table:table-row table:style-name="ro1">
          <table:table-cell office:value-type="float" office:value="15710930" calcext:value-type="float">
            <text:p>15710930</text:p>
          </table:table-cell>
          <table:table-cell table:formula="of:=[.A984]/1000/(60*60*24)" office:value-type="time" office:time-value="PT04H21M50.93S" calcext:value-type="time">
            <text:p>04:21:51</text:p>
          </table:table-cell>
          <table:table-cell office:value-type="float" office:value="1" calcext:value-type="float">
            <text:p>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58.56" calcext:value-type="float">
            <text:p>458.56</text:p>
          </table:table-cell>
          <table:table-cell office:value-type="float" office:value="2005.41" calcext:value-type="float">
            <text:p>2005.41</text:p>
          </table:table-cell>
          <table:table-cell office:value-type="float" office:value="2323.64" calcext:value-type="float">
            <text:p>2323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9T09:18:51.542000000</dc:date>
    <meta:editing-duration>PT10M31S</meta:editing-duration>
    <meta:editing-cycles>1</meta:editing-cycles>
    <meta:document-statistic meta:table-count="1" meta:cell-count="6888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1.061cm" svg:y="0.44cm" chart:style-name="ch2">
          <text:p>Energizer AA @0.2C #2</text:p>
        </chart:title>
        <chart:legend chart:legend-position="end" svg:x="24.57cm" svg:y="7.301cm" style:legend-expansion="high" chart:style-name="ch3"/>
        <chart:plot-area chart:style-name="ch4" table:cell-range-address="LOGGER01.B1:LOGGER01.C984" chart:data-source-has-labels="both" svg:x="0.54cm" svg:y="1.523cm" svg:width="23.49cm" svg:height="13.374cm">
          <chartooo:coordinate-region svg:x="1.452cm" svg:y="1.523cm" svg:width="22.578cm" svg:height="12.045cm"/>
          <chart:axis chart:dimension="x" chart:name="primary-x" chart:style-name="ch5" chartooo:axis-type="auto">
            <chartooo:date-scale/>
            <chart:categories table:cell-range-address="LOGGER01.B2:LOGGER01.B9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984" chart:label-cell-address="LOGGER01.C1:LOGGER01.C1" chart:class="chart:line">
            <chart:data-point chart:repeated="9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984</svg:desc>
                </draw:g>
              </table:table-cell>
              <table:table-cell office:value-type="float" office:value="1.29">
                <text:p>1.29</text:p>
                <draw:g>
                  <svg:desc>LOGGER01.C2:LOGGER01.C984</svg:desc>
                </draw:g>
              </table:table-cell>
            </table:table-row>
            <table:table-row>
              <table:table-cell office:value-type="float" office:value="0.000184363425925926">
                <text:p>0.0001843634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9548611111111">
                <text:p>0.000369548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554733796296296">
                <text:p>0.0005547337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739918981481481">
                <text:p>0.000739918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5104166666667">
                <text:p>0.00092510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1028935185185">
                <text:p>0.001110289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9547453703704">
                <text:p>0.001295474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806712962963">
                <text:p>0.0014806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585648148148">
                <text:p>0.00166585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85103009259259">
                <text:p>0.0018510300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621527777778">
                <text:p>0.002036215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2140046296296">
                <text:p>0.002221400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658564814815">
                <text:p>0.002406585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59178240740741">
                <text:p>0.0025917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77695601851852">
                <text:p>0.002776956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6215277777778">
                <text:p>0.00296215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14732638888889">
                <text:p>0.00314732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33251157407407">
                <text:p>0.003332511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769675925926">
                <text:p>0.003517696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288194444444">
                <text:p>0.003702881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806712962963">
                <text:p>0.00388806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325231481481">
                <text:p>0.004073252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84375">
                <text:p>0.0042584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4362268518518">
                <text:p>0.0044436226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881944444445">
                <text:p>0.00462881944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1399305555556">
                <text:p>0.004813993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99917824074074">
                <text:p>0.00499917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8436342592593">
                <text:p>0.00518436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36954861111111">
                <text:p>0.005369548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5547337962963">
                <text:p>0.0055547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991898148148">
                <text:p>0.00573991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2511574074074">
                <text:p>0.005925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1028935185185">
                <text:p>0.00611028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547453703704">
                <text:p>0.00629547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8065972222222">
                <text:p>0.006480659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584490740741">
                <text:p>0.00666584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5103009259259">
                <text:p>0.00685103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621527777778">
                <text:p>0.007036215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2140046296296">
                <text:p>0.00722140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659722222222">
                <text:p>0.007406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9177083333333">
                <text:p>0.00759177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695601851852">
                <text:p>0.00777695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6215277777778">
                <text:p>0.007962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732638888889">
                <text:p>0.00814732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252314814815">
                <text:p>0.008332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770833333333">
                <text:p>0.0085177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288194444444">
                <text:p>0.00870288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80787037037">
                <text:p>0.008888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325231481481">
                <text:p>0.00907325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844907407407">
                <text:p>0.009258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361111111111">
                <text:p>0.0094436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880787037037">
                <text:p>0.0096288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400462962963">
                <text:p>0.009814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918981481481">
                <text:p>0.0099991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843518518519">
                <text:p>0.010184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9537037037">
                <text:p>0.01036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547337962963">
                <text:p>0.0105547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99189814815">
                <text:p>0.01073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251041666667">
                <text:p>0.0109251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102893518519">
                <text:p>0.0111102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295474537037">
                <text:p>0.01129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806597222222">
                <text:p>0.0114806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6658449074074">
                <text:p>0.01166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510416666667">
                <text:p>0.011851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62152777778">
                <text:p>0.01203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21400462963">
                <text:p>0.01222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65856481482">
                <text:p>0.0124065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917824074074">
                <text:p>0.012591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69675925926">
                <text:p>0.012776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621412037037">
                <text:p>0.01296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7337962963">
                <text:p>0.0131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325115740741">
                <text:p>0.01333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76967592593">
                <text:p>0.01351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7028703703704">
                <text:p>0.01370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880787037037">
                <text:p>0.013888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732638888889">
                <text:p>0.014073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84490740741">
                <text:p>0.014258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436111111111">
                <text:p>0.01444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88194444444">
                <text:p>0.014628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140046296296">
                <text:p>0.014814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991666666667">
                <text:p>0.01499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84375">
                <text:p>0.0151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95486111111">
                <text:p>0.015369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547337962963">
                <text:p>0.015554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399189814815">
                <text:p>0.0157399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251041666667">
                <text:p>0.0159251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102893518519">
                <text:p>0.0161102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95474537037">
                <text:p>0.01629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806597222222">
                <text:p>0.0164806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58564814815">
                <text:p>0.016665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510185185185">
                <text:p>0.016851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362037037037">
                <text:p>0.01703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21400462963">
                <text:p>0.01722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4065856481481">
                <text:p>0.0174065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917592592593">
                <text:p>0.01759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69444444444">
                <text:p>0.01777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621412037037">
                <text:p>0.0179621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73263888889">
                <text:p>0.0181473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325115740741">
                <text:p>0.0183325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77083333333">
                <text:p>0.018517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7028819444444">
                <text:p>0.0187028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80555555556">
                <text:p>0.01888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732638888889">
                <text:p>0.019073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84375">
                <text:p>0.01925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436111111111">
                <text:p>0.01944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288194444444">
                <text:p>0.019628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139814814815">
                <text:p>0.01981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91666666667">
                <text:p>0.01999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1843634259259">
                <text:p>0.0201843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695486111111">
                <text:p>0.020369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547337962963">
                <text:p>0.020554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399074074074">
                <text:p>0.02073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251157407407">
                <text:p>0.020925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1102777777778">
                <text:p>0.021110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95474537037">
                <text:p>0.02129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806597222222">
                <text:p>0.02148065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6658449074074">
                <text:p>0.0216658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8510185185185">
                <text:p>0.021851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0362152777778">
                <text:p>0.0220362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21400462963">
                <text:p>0.02222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4065972222222">
                <text:p>0.022406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917592592593">
                <text:p>0.022591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769444444444">
                <text:p>0.02277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621527777778">
                <text:p>0.022962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1473148148148">
                <text:p>0.02314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3325115740741">
                <text:p>0.0233325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176967592593">
                <text:p>0.0235176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7028819444444">
                <text:p>0.0237028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8880671296296">
                <text:p>0.02388806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732407407407">
                <text:p>0.024073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84490740741">
                <text:p>0.024258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436111111111">
                <text:p>0.024443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287962962963">
                <text:p>0.024628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139814814815">
                <text:p>0.024813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991782407407">
                <text:p>0.0249991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1843518518519">
                <text:p>0.025184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695486111111">
                <text:p>0.02536954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547337962963">
                <text:p>0.025554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399074074074">
                <text:p>0.025739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251041666667">
                <text:p>0.02592510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1102893518518">
                <text:p>0.026110289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5474537037">
                <text:p>0.02629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4806712962963">
                <text:p>0.026480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58333333333">
                <text:p>0.026665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510416666667">
                <text:p>0.026851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362152777778">
                <text:p>0.0270362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21412037037">
                <text:p>0.02722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4065856481482">
                <text:p>0.0274065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917708333333">
                <text:p>0.02759177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769675925926">
                <text:p>0.027776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621412037037">
                <text:p>0.027962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147337962963">
                <text:p>0.02814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325115740741">
                <text:p>0.0283325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76967592593">
                <text:p>0.0285176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7028703703704">
                <text:p>0.028702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8880671296296">
                <text:p>0.02888806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732523148148">
                <text:p>0.02907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584375">
                <text:p>0.02925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436226851852">
                <text:p>0.02944362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287962962963">
                <text:p>0.029628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139814814815">
                <text:p>0.02981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991898148148">
                <text:p>0.029999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1843634259259">
                <text:p>0.03018436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3695601851852">
                <text:p>0.03036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547337962963">
                <text:p>0.030554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7399305555556">
                <text:p>0.030739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251041666667">
                <text:p>0.03092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1102777777778">
                <text:p>0.031110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954861111111">
                <text:p>0.031295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4806597222222">
                <text:p>0.03148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6658449074074">
                <text:p>0.03166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8510300925926">
                <text:p>0.0318510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362152777778">
                <text:p>0.03203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21400462963">
                <text:p>0.03222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4065856481481">
                <text:p>0.0324065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917824074074">
                <text:p>0.032591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769675925926">
                <text:p>0.032776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621296296296">
                <text:p>0.0329621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473263888889">
                <text:p>0.03314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325115740741">
                <text:p>0.03333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5177083333333">
                <text:p>0.033517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7028935185185">
                <text:p>0.03370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880671296296">
                <text:p>0.0338880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732523148148">
                <text:p>0.03407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584375">
                <text:p>0.03425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436226851852">
                <text:p>0.034443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288194444444">
                <text:p>0.034628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139930555556">
                <text:p>0.03481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991782407407">
                <text:p>0.03499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843634259259">
                <text:p>0.03518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695486111111">
                <text:p>0.03536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547337962963">
                <text:p>0.03555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399189814815">
                <text:p>0.03573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9250925925926">
                <text:p>0.0359250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1103009259259">
                <text:p>0.036110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954861111111">
                <text:p>0.036295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806597222222">
                <text:p>0.03648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658449074074">
                <text:p>0.03666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510185185185">
                <text:p>0.0368510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362152777778">
                <text:p>0.03703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21400462963">
                <text:p>0.03722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4065856481482">
                <text:p>0.0374065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917824074074">
                <text:p>0.037591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769560185185">
                <text:p>0.03777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9621412037037">
                <text:p>0.03796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473263888889">
                <text:p>0.03814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3325115740741">
                <text:p>0.03833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5176967592593">
                <text:p>0.03851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7028819444444">
                <text:p>0.03870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8880555555556">
                <text:p>0.03888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0732638888889">
                <text:p>0.039073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584375">
                <text:p>0.03925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436111111111">
                <text:p>0.0394436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6287962962963">
                <text:p>0.039628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139814814815">
                <text:p>0.03981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991782407407">
                <text:p>0.03999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1843518518519">
                <text:p>0.04018435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3695486111111">
                <text:p>0.04036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5547453703704">
                <text:p>0.040554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399305555556">
                <text:p>0.040739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251041666667">
                <text:p>0.04092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1102893518519">
                <text:p>0.04111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954861111111">
                <text:p>0.041295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4806597222222">
                <text:p>0.04148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6658449074074">
                <text:p>0.04166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510300925926">
                <text:p>0.0418510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0362152777778">
                <text:p>0.04203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221400462963">
                <text:p>0.04222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4065856481482">
                <text:p>0.0424065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917708333333">
                <text:p>0.04259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7769675925926">
                <text:p>0.042776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9621412037037">
                <text:p>0.04296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47337962963">
                <text:p>0.0431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3325115740741">
                <text:p>0.04333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5176967592593">
                <text:p>0.04351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7028819444444">
                <text:p>0.04370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8880555555556">
                <text:p>0.04388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0732523148148">
                <text:p>0.04407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2584259259259">
                <text:p>0.04425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4436226851852">
                <text:p>0.044443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6287962962963">
                <text:p>0.044628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8139930555556">
                <text:p>0.04481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991782407407">
                <text:p>0.04499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843634259259">
                <text:p>0.04518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695486111111">
                <text:p>0.04536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547337962963">
                <text:p>0.045554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7399074074074">
                <text:p>0.0457399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9251041666667">
                <text:p>0.04592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1102893518519">
                <text:p>0.04611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295474537037">
                <text:p>0.04629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806597222222">
                <text:p>0.04648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658564814815">
                <text:p>0.046665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510416666667">
                <text:p>0.046851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0362152777778">
                <text:p>0.04703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221400462963">
                <text:p>0.04722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4065856481481">
                <text:p>0.0474065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917824074074">
                <text:p>0.04759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7769675925926">
                <text:p>0.047776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9621412037037">
                <text:p>0.04796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147337962963">
                <text:p>0.0481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3325231481482">
                <text:p>0.04833252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176967592593">
                <text:p>0.04851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7028819444444">
                <text:p>0.04870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8880671296296">
                <text:p>0.0488880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732523148148">
                <text:p>0.04907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2584259259259">
                <text:p>0.04925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436111111111">
                <text:p>0.0494436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288194444445">
                <text:p>0.0496288194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8140046296296">
                <text:p>0.049814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991782407408">
                <text:p>0.049999178240740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1843634259259">
                <text:p>0.05018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3695601851852">
                <text:p>0.05036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5547337962963">
                <text:p>0.05055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7399305555556">
                <text:p>0.050739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9251041666667">
                <text:p>0.05092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1102893518518">
                <text:p>0.05111028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295474537037">
                <text:p>0.05129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806712962963">
                <text:p>0.05148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6658449074074">
                <text:p>0.05166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8510416666667">
                <text:p>0.05185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0362152777778">
                <text:p>0.052036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221400462963">
                <text:p>0.05222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4065972222222">
                <text:p>0.052406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5917824074074">
                <text:p>0.05259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7769560185185">
                <text:p>0.052776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9621412037037">
                <text:p>0.05296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1473263888889">
                <text:p>0.05314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3325115740741">
                <text:p>0.05333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5176967592593">
                <text:p>0.05351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7028935185185">
                <text:p>0.05370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8880671296296">
                <text:p>0.053888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0732523148148">
                <text:p>0.05407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2584375">
                <text:p>0.05425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4436342592593">
                <text:p>0.05444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6288078703704">
                <text:p>0.054628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8139930555556">
                <text:p>0.05481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9991898148148">
                <text:p>0.05499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184375">
                <text:p>0.0551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3695486111111">
                <text:p>0.05536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5547337962963">
                <text:p>0.055554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7399189814815">
                <text:p>0.05573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9250925925926">
                <text:p>0.0559250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1102893518519">
                <text:p>0.0561102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95474537037">
                <text:p>0.05629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4806597222222">
                <text:p>0.05648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6658449074074">
                <text:p>0.05666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510416666667">
                <text:p>0.05685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0362268518519">
                <text:p>0.05703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221400462963">
                <text:p>0.05722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4065856481482">
                <text:p>0.05740658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5917824074074">
                <text:p>0.05759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7769675925926">
                <text:p>0.05777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9621412037037">
                <text:p>0.05796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1473263888889">
                <text:p>0.058147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3325115740741">
                <text:p>0.05833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5176967592593">
                <text:p>0.05851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7028935185185">
                <text:p>0.058702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8880787037037">
                <text:p>0.058888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0732523148148">
                <text:p>0.05907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2584375">
                <text:p>0.05925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4436226851852">
                <text:p>0.059443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6287962962963">
                <text:p>0.059628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8139930555556">
                <text:p>0.05981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9991898148148">
                <text:p>0.05999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184375">
                <text:p>0.0601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3695486111111">
                <text:p>0.06036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5547337962963">
                <text:p>0.060554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7399189814815">
                <text:p>0.06073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9251041666667">
                <text:p>0.0609251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1102893518519">
                <text:p>0.0611102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2954861111111">
                <text:p>0.06129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4806481481481">
                <text:p>0.0614806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6658449074074">
                <text:p>0.06166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8510185185185">
                <text:p>0.0618510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0362268518519">
                <text:p>0.06203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221412037037">
                <text:p>0.0622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4065856481481">
                <text:p>0.06240658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5917824074074">
                <text:p>0.06259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7769444444444">
                <text:p>0.0627769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9621296296296">
                <text:p>0.06296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1473263888889">
                <text:p>0.063147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3325115740741">
                <text:p>0.06333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5176967592593">
                <text:p>0.06351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7028819444444">
                <text:p>0.0637028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8880671296296">
                <text:p>0.063888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0732523148148">
                <text:p>0.06407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2584490740741">
                <text:p>0.064258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4436342592593">
                <text:p>0.06444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6288194444444">
                <text:p>0.064628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8139930555556">
                <text:p>0.06481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9991782407407">
                <text:p>0.064999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1843634259259">
                <text:p>0.06518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3695486111111">
                <text:p>0.06536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5547453703704">
                <text:p>0.065554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7399189814815">
                <text:p>0.06573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9251041666667">
                <text:p>0.0659251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1102893518519">
                <text:p>0.0661102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2954861111111">
                <text:p>0.06629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4806597222222">
                <text:p>0.0664806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6658449074074">
                <text:p>0.066665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510300925926">
                <text:p>0.06685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0362268518519">
                <text:p>0.06703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2213888888889">
                <text:p>0.0672213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4065972222222">
                <text:p>0.067406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5917824074074">
                <text:p>0.06759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7769560185185">
                <text:p>0.067776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9621296296296">
                <text:p>0.06796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147337962963">
                <text:p>0.0681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325115740741">
                <text:p>0.06833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5176967592593">
                <text:p>0.06851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7028819444445">
                <text:p>0.068702881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8880787037037">
                <text:p>0.06888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732523148148">
                <text:p>0.069073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584259259259">
                <text:p>0.0692584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4436226851852">
                <text:p>0.069443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6288078703704">
                <text:p>0.06962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140046296296">
                <text:p>0.069814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9991898148148">
                <text:p>0.06999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843634259259">
                <text:p>0.07018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3695486111111">
                <text:p>0.070369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547337962963">
                <text:p>0.07055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99189814815">
                <text:p>0.07073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9250925925926">
                <text:p>0.07092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102893518518">
                <text:p>0.07111028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2954861111111">
                <text:p>0.07129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4806712962963">
                <text:p>0.07148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6658564814815">
                <text:p>0.071665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8510300925926">
                <text:p>0.07185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0362152777778">
                <text:p>0.072036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221412037037">
                <text:p>0.0722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4065972222222">
                <text:p>0.07240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917708333333">
                <text:p>0.072591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7769675925926">
                <text:p>0.07277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9621412037037">
                <text:p>0.07296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473263888889">
                <text:p>0.07314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325115740741">
                <text:p>0.073332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76967592593">
                <text:p>0.07351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7028935185185">
                <text:p>0.07370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80671296296">
                <text:p>0.073888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0732638888889">
                <text:p>0.07407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84375">
                <text:p>0.07425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436226851852">
                <text:p>0.074443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88194444445">
                <text:p>0.07462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139930555556">
                <text:p>0.074813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91898148148">
                <text:p>0.07499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51843634259259">
                <text:p>0.075184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95486111111">
                <text:p>0.075369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547337962963">
                <text:p>0.07555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99189814815">
                <text:p>0.07573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59251157407407">
                <text:p>0.07592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103009259259">
                <text:p>0.07611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95474537037">
                <text:p>0.07629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806597222222">
                <text:p>0.076480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658564814815">
                <text:p>0.07666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510300925926">
                <text:p>0.07685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362037037037">
                <text:p>0.07703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21412037037">
                <text:p>0.0772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4065856481481">
                <text:p>0.077406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917708333333">
                <text:p>0.077591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769560185185">
                <text:p>0.077776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621296296296">
                <text:p>0.07796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73263888889">
                <text:p>0.07814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325">
                <text:p>0.07833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77083333333">
                <text:p>0.07851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7028703703704">
                <text:p>0.07870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80787037037">
                <text:p>0.07888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732407407407">
                <text:p>0.07907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84259259259">
                <text:p>0.07925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436111111111">
                <text:p>0.07944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88194444444">
                <text:p>0.079628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140046296296">
                <text:p>0.07981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91666666667">
                <text:p>0.07999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843518518519">
                <text:p>0.08018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95486111111">
                <text:p>0.080369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547222222222">
                <text:p>0.08055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99074074074">
                <text:p>0.08073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250925925926">
                <text:p>0.08092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102777777778">
                <text:p>0.08111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95474537037">
                <text:p>0.08129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806597222222">
                <text:p>0.081480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658449074074">
                <text:p>0.081665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510300925926">
                <text:p>0.08185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362037037037">
                <text:p>0.08203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213888888889">
                <text:p>0.08222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4065740740741">
                <text:p>0.08240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917592592593">
                <text:p>0.08259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69444444444">
                <text:p>0.08277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621412037037">
                <text:p>0.08296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73148148148">
                <text:p>0.08314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325115740741">
                <text:p>0.083332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76967592593">
                <text:p>0.08351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7028703703704">
                <text:p>0.08370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880671296296">
                <text:p>0.083888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732523148148">
                <text:p>0.084073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84375">
                <text:p>0.08425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436226851852">
                <text:p>0.084443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88078703704">
                <text:p>0.08462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139814814815">
                <text:p>0.08481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91782407408">
                <text:p>0.084999178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84375">
                <text:p>0.0851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95601851852">
                <text:p>0.08536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547453703704">
                <text:p>0.08555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399189814815">
                <text:p>0.085739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251157407407">
                <text:p>0.08592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102777777778">
                <text:p>0.08611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954861111111">
                <text:p>0.08629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806481481481">
                <text:p>0.08648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658564814815">
                <text:p>0.08666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510185185185">
                <text:p>0.08685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362037037037">
                <text:p>0.08703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213888888889">
                <text:p>0.08722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4065740740741">
                <text:p>0.08740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917592592593">
                <text:p>0.08759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69444444444">
                <text:p>0.08777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621296296296">
                <text:p>0.08796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473148148148">
                <text:p>0.08814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325231481482">
                <text:p>0.08833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77083333333">
                <text:p>0.08851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7028819444445">
                <text:p>0.088702881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80671296296">
                <text:p>0.088888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732638888889">
                <text:p>0.08907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84259259259">
                <text:p>0.08925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436342592593">
                <text:p>0.08944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88194444445">
                <text:p>0.08962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140046296296">
                <text:p>0.08981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91782407408">
                <text:p>0.089999178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843518518519">
                <text:p>0.09018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9537037037">
                <text:p>0.09036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547222222222">
                <text:p>0.09055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99074074074">
                <text:p>0.09073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250925925926">
                <text:p>0.09092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102777777778">
                <text:p>0.09111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954861111111">
                <text:p>0.09129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806481481481">
                <text:p>0.09148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658333333333">
                <text:p>0.09166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510185185185">
                <text:p>0.09185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362037037037">
                <text:p>0.09203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213888888889">
                <text:p>0.09222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4065740740741">
                <text:p>0.09240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917592592593">
                <text:p>0.09259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769675925926">
                <text:p>0.09277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621296296296">
                <text:p>0.09296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473148148148">
                <text:p>0.09314731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325115740741">
                <text:p>0.0933325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176851851852">
                <text:p>0.093517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7028703703704">
                <text:p>0.09370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880555555556">
                <text:p>0.093888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732407407407">
                <text:p>0.0940732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584259259259">
                <text:p>0.094258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436342592593">
                <text:p>0.094443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288194444444">
                <text:p>0.094628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139814814815">
                <text:p>0.0948139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991666666667">
                <text:p>0.09499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184375">
                <text:p>0.0951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695601851852">
                <text:p>0.095369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547222222222">
                <text:p>0.09555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399074074074">
                <text:p>0.0957399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250925925926">
                <text:p>0.09592509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1102777777778">
                <text:p>0.09611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95462962963">
                <text:p>0.09629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806481481481">
                <text:p>0.09648064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658333333333">
                <text:p>0.09666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510185185185">
                <text:p>0.0968510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362037037037">
                <text:p>0.09703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213888888889">
                <text:p>0.0972213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4065740740741">
                <text:p>0.09740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917592592593">
                <text:p>0.09759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769675925926">
                <text:p>0.097776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621296296296">
                <text:p>0.09796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47337962963">
                <text:p>0.098147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325231481481">
                <text:p>0.098332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176851851852">
                <text:p>0.098517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7028703703704">
                <text:p>0.098702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880555555556">
                <text:p>0.098888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732407407407">
                <text:p>0.0990732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584375">
                <text:p>0.09925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436111111111">
                <text:p>0.0994436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287962962963">
                <text:p>0.099628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139814814815">
                <text:p>0.0998139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91666666667">
                <text:p>0.09999916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84351851852">
                <text:p>0.10018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9548611111">
                <text:p>0.100369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54722222222">
                <text:p>0.10055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39907407407">
                <text:p>0.10073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25115740741">
                <text:p>0.100925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10277777778">
                <text:p>0.10111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95486111111">
                <text:p>0.101295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80648148148">
                <text:p>0.10148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65833333333">
                <text:p>0.10166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51018518519">
                <text:p>0.10185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36226851852">
                <text:p>0.102036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21388888889">
                <text:p>0.10222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406597222222">
                <text:p>0.10240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91759259259">
                <text:p>0.10259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76944444444">
                <text:p>0.10277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6212962963">
                <text:p>0.10296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47314814815">
                <text:p>0.10314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325">
                <text:p>0.10333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17708333333">
                <text:p>0.103517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70287037037">
                <text:p>0.10370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8055555556">
                <text:p>0.10388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73252314815">
                <text:p>0.104073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8425925926">
                <text:p>0.10425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43611111111">
                <text:p>0.10444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880787037">
                <text:p>0.10462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1400462963">
                <text:p>0.1048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9166666667">
                <text:p>0.10499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84351851852">
                <text:p>0.10518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9537037037">
                <text:p>0.10536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54722222222">
                <text:p>0.10555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39907407407">
                <text:p>0.10573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25092592593">
                <text:p>0.10592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10277777778">
                <text:p>0.10611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95462962963">
                <text:p>0.10629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80648148148">
                <text:p>0.10648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65833333333">
                <text:p>0.10666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51041666667">
                <text:p>0.106851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36203703704">
                <text:p>0.10703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21412037037">
                <text:p>0.107221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406574074074">
                <text:p>0.10740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91759259259">
                <text:p>0.10759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6967592593">
                <text:p>0.107776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6212962963">
                <text:p>0.10796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7314814815">
                <text:p>0.10814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32523148148">
                <text:p>0.108332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7685185185">
                <text:p>0.10851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70287037037">
                <text:p>0.10870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8055555556">
                <text:p>0.10888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73240740741">
                <text:p>0.10907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8425925926">
                <text:p>0.10925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43611111111">
                <text:p>0.10944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8796296296">
                <text:p>0.10962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1400462963">
                <text:p>0.1098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9166666667">
                <text:p>0.10999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84375">
                <text:p>0.1101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9560185185">
                <text:p>0.110369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54722222222">
                <text:p>0.11055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9907407407">
                <text:p>0.11073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25115740741">
                <text:p>0.11092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110277777778">
                <text:p>0.11111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95462962963">
                <text:p>0.11129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80648148148">
                <text:p>0.11148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65833333333">
                <text:p>0.11166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51018518519">
                <text:p>0.11185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36226851852">
                <text:p>0.112036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21388888889">
                <text:p>0.11222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406574074074">
                <text:p>0.11240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91770833333">
                <text:p>0.11259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76944444444">
                <text:p>0.11277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6212962963">
                <text:p>0.11296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47337962963">
                <text:p>0.113147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32511574074">
                <text:p>0.113332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7685185185">
                <text:p>0.11351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70287037037">
                <text:p>0.11370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8055555556">
                <text:p>0.11388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73240740741">
                <text:p>0.11407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8425925926">
                <text:p>0.11425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43622685185">
                <text:p>0.114443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2880787037">
                <text:p>0.11462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1400462963">
                <text:p>0.1148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99166666667">
                <text:p>0.11499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84351851852">
                <text:p>0.11518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69560185185">
                <text:p>0.115369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54722222222">
                <text:p>0.11555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39907407407">
                <text:p>0.11573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25092592593">
                <text:p>0.11592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110277777778">
                <text:p>0.11611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95462962963">
                <text:p>0.11629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480648148148">
                <text:p>0.11648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65833333333">
                <text:p>0.11666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851030092593">
                <text:p>0.11685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36215277778">
                <text:p>0.11703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21388888889">
                <text:p>0.11722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406574074074">
                <text:p>0.11740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91759259259">
                <text:p>0.11759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76944444444">
                <text:p>0.11777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62141203704">
                <text:p>0.11796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47326388889">
                <text:p>0.11814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325">
                <text:p>0.11833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17696759259">
                <text:p>0.118517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702881944444">
                <text:p>0.118702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888078703704">
                <text:p>0.118888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73263888889">
                <text:p>0.119073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58425925926">
                <text:p>0.11925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43634259259">
                <text:p>0.1194436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8796296296">
                <text:p>0.11962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13981481481">
                <text:p>0.11981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999166666667">
                <text:p>0.11999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84351851852">
                <text:p>0.12018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9537037037">
                <text:p>0.12036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54733796296">
                <text:p>0.120554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39930555556">
                <text:p>0.120739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25115740741">
                <text:p>0.12092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10277777778">
                <text:p>0.12111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95462962963">
                <text:p>0.12129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80648148148">
                <text:p>0.12148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65833333333">
                <text:p>0.12166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51018518519">
                <text:p>0.12185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36226851852">
                <text:p>0.122036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21388888889">
                <text:p>0.12222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406574074074">
                <text:p>0.12240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91759259259">
                <text:p>0.12259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76944444444">
                <text:p>0.12277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6212962963">
                <text:p>0.12296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7337962963">
                <text:p>0.123147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325">
                <text:p>0.12333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7685185185">
                <text:p>0.12351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70287037037">
                <text:p>0.12370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8055555556">
                <text:p>0.12388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73240740741">
                <text:p>0.12407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8425925926">
                <text:p>0.12425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43611111111">
                <text:p>0.12444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8796296296">
                <text:p>0.12462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13993055556">
                <text:p>0.12481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9178240741">
                <text:p>0.12499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84351851852">
                <text:p>0.12518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9537037037">
                <text:p>0.12536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54722222222">
                <text:p>0.12555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39907407407">
                <text:p>0.12573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25115740741">
                <text:p>0.12592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10289351852">
                <text:p>0.126110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95486111111">
                <text:p>0.126295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80648148148">
                <text:p>0.12648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65833333333">
                <text:p>0.12666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51018518519">
                <text:p>0.12685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36215277778">
                <text:p>0.12703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21388888889">
                <text:p>0.12722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406574074074">
                <text:p>0.12740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91759259259">
                <text:p>0.12759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76944444444">
                <text:p>0.12777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6212962963">
                <text:p>0.12796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47314814815">
                <text:p>0.12814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325">
                <text:p>0.12833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7708333333">
                <text:p>0.128517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70287037037">
                <text:p>0.12870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8055555556">
                <text:p>0.12888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73240740741">
                <text:p>0.12907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8449074074">
                <text:p>0.129258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43611111111">
                <text:p>0.12944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2880787037">
                <text:p>0.12962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13981481481">
                <text:p>0.12981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9166666667">
                <text:p>0.12999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84375">
                <text:p>0.13018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369537037037">
                <text:p>0.13036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54722222222">
                <text:p>0.13055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9907407407">
                <text:p>0.13073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925115740741">
                <text:p>0.130925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110300925926">
                <text:p>0.131110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95462962963">
                <text:p>0.13129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80648148148">
                <text:p>0.131480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665833333333">
                <text:p>0.13166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51018518519">
                <text:p>0.131851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36203703704">
                <text:p>0.13203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21412037037">
                <text:p>0.132221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406597222222">
                <text:p>0.1324065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591759259259">
                <text:p>0.13259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76967592593">
                <text:p>0.1327769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62152777778">
                <text:p>0.1329621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47314814815">
                <text:p>0.133147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325">
                <text:p>0.13333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17685185185">
                <text:p>0.13351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702893518519">
                <text:p>0.13370289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8055555556">
                <text:p>0.13388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73240740741">
                <text:p>0.13407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58449074074">
                <text:p>0.134258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43611111111">
                <text:p>0.13444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8796296296">
                <text:p>0.13462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13981481482">
                <text:p>0.13481398148148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99189814815">
                <text:p>0.1349991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84363425926">
                <text:p>0.135184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69537037037">
                <text:p>0.13536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54722222222">
                <text:p>0.135554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39907407407">
                <text:p>0.13573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25115740741">
                <text:p>0.135925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110277777778">
                <text:p>0.13611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95462962963">
                <text:p>0.13629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80671296296">
                <text:p>0.1364806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65833333333">
                <text:p>0.13666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851018518519">
                <text:p>0.136851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36203703704">
                <text:p>0.13703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21412037037">
                <text:p>0.137221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406597222222">
                <text:p>0.1374065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91759259259">
                <text:p>0.13759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76967592593">
                <text:p>0.1377769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6212962963">
                <text:p>0.13796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47314814815">
                <text:p>0.13814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3325">
                <text:p>0.13833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17685185185">
                <text:p>0.138517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70287037037">
                <text:p>0.13870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88055555556">
                <text:p>0.13888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73263888889">
                <text:p>0.1390732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258425925926">
                <text:p>0.13925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43634259259">
                <text:p>0.1394436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28796296296">
                <text:p>0.13962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13981481481">
                <text:p>0.139813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999166666667">
                <text:p>0.13999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84351851852">
                <text:p>0.14018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69537037037">
                <text:p>0.140369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54722222222">
                <text:p>0.14055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39907407407">
                <text:p>0.14073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25115740741">
                <text:p>0.1409251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110289351852">
                <text:p>0.141110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95474537037">
                <text:p>0.141295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80648148148">
                <text:p>0.141480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65856481481">
                <text:p>0.1416658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51018518519">
                <text:p>0.141851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36203703704">
                <text:p>0.14203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21388888889">
                <text:p>0.14222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406597222222">
                <text:p>0.1424065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91759259259">
                <text:p>0.14259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76967592593">
                <text:p>0.1427769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62152777778">
                <text:p>0.1429621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47337962963">
                <text:p>0.143147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3325">
                <text:p>0.14333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17708333333">
                <text:p>0.1435177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70287037037">
                <text:p>0.14370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88055555556">
                <text:p>0.14388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73252314815">
                <text:p>0.144073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58425925926">
                <text:p>0.14425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43611111111">
                <text:p>0.144443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628796296296">
                <text:p>0.14462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13981481481">
                <text:p>0.144813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999166666667">
                <text:p>0.144999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184375">
                <text:p>0.14518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369537037037">
                <text:p>0.145369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554722222222">
                <text:p>0.145554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739930555556">
                <text:p>0.14573993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925092592593">
                <text:p>0.145925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110277777778">
                <text:p>0.146110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295462962963">
                <text:p>0.146295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480648148148">
                <text:p>0.14648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665833333333">
                <text:p>0.14666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851041666667">
                <text:p>0.1468510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036226851852">
                <text:p>0.1470362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221388888889">
                <text:p>0.147221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406574074074">
                <text:p>0.147406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591759259259">
                <text:p>0.14759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776967592593">
                <text:p>0.1477769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96212962963">
                <text:p>0.14796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147314814815">
                <text:p>0.148147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3325">
                <text:p>0.14833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17685185185">
                <text:p>0.148517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70287037037">
                <text:p>0.14870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88055555556">
                <text:p>0.148888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73263888889">
                <text:p>0.1490732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58425925926">
                <text:p>0.149258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43611111111">
                <text:p>0.149443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28796296296">
                <text:p>0.14962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813981481481">
                <text:p>0.149813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999166666667">
                <text:p>0.149999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84375">
                <text:p>0.15018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369548611111">
                <text:p>0.1503695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554722222222">
                <text:p>0.15055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739930555556">
                <text:p>0.1507399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925092592593">
                <text:p>0.150925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110277777778">
                <text:p>0.15111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295462962963">
                <text:p>0.151295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480648148148">
                <text:p>0.151480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665833333333">
                <text:p>0.151665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51018518519">
                <text:p>0.151851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036226851852">
                <text:p>0.1520362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221388888889">
                <text:p>0.15222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406574074074">
                <text:p>0.15240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591759259259">
                <text:p>0.152591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776944444444">
                <text:p>0.152776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96212962963">
                <text:p>0.15296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147337962963">
                <text:p>0.153147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3325">
                <text:p>0.15333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17685185185">
                <text:p>0.153517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702893518519">
                <text:p>0.153702893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88055555556">
                <text:p>0.15388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073240740741">
                <text:p>0.154073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58425925926">
                <text:p>0.154258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43634259259">
                <text:p>0.1544436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28819444444">
                <text:p>0.1546288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13981481481">
                <text:p>0.154813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99166666667">
                <text:p>0.15499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84351851852">
                <text:p>0.15518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69560185185">
                <text:p>0.1553695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5474537037">
                <text:p>0.15555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39930555556">
                <text:p>0.15573993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925092592593">
                <text:p>0.155925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110277777778">
                <text:p>0.15611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95462962963">
                <text:p>0.156295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480671296296">
                <text:p>0.1564806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65833333333">
                <text:p>0.156665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851018518519">
                <text:p>0.15685101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036215277778">
                <text:p>0.157036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21388888889">
                <text:p>0.157221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406574074074">
                <text:p>0.157406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591759259259">
                <text:p>0.157591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776944444444">
                <text:p>0.157776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962152777778">
                <text:p>0.15796215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147314814815">
                <text:p>0.158147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3325">
                <text:p>0.15833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517685185185">
                <text:p>0.158517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70287037037">
                <text:p>0.15870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888055555556">
                <text:p>0.158888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073240740741">
                <text:p>0.159073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2584375">
                <text:p>0.1592584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443611111111">
                <text:p>0.159443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628796296296">
                <text:p>0.159628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813993055556">
                <text:p>0.1598139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999166666667">
                <text:p>0.159999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84351851852">
                <text:p>0.160184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369537037037">
                <text:p>0.160369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554722222222">
                <text:p>0.160554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739907407407">
                <text:p>0.160739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925092592593">
                <text:p>0.16092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110277777778">
                <text:p>0.161110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295462962963">
                <text:p>0.161295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480648148148">
                <text:p>0.161480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665833333333">
                <text:p>0.161665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851018518519">
                <text:p>0.1618510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036203703704">
                <text:p>0.162036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221388888889">
                <text:p>0.162221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406585648148">
                <text:p>0.1624065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591759259259">
                <text:p>0.162591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776956018519">
                <text:p>0.1627769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6212962963">
                <text:p>0.16296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47314814815">
                <text:p>0.163147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332511574074">
                <text:p>0.163332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517685185185">
                <text:p>0.163517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70287037037">
                <text:p>0.16370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888055555556">
                <text:p>0.163888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73240740741">
                <text:p>0.164073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58425925926">
                <text:p>0.164258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43622685185">
                <text:p>0.164443622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2880787037">
                <text:p>0.16462880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13981481481">
                <text:p>0.164813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99166666667">
                <text:p>0.1649991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184351851852">
                <text:p>0.165184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69537037037">
                <text:p>0.16536953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554722222222">
                <text:p>0.1655547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739918981481">
                <text:p>0.1657399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25092592593">
                <text:p>0.16592509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110289351852">
                <text:p>0.1661102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95462962963">
                <text:p>0.166295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480659722222">
                <text:p>0.16648065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665833333333">
                <text:p>0.166665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851018518519">
                <text:p>0.16685101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036203703704">
                <text:p>0.167036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221388888889">
                <text:p>0.167221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406574074074">
                <text:p>0.167406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591759259259">
                <text:p>0.167591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776944444444">
                <text:p>0.167776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96212962963">
                <text:p>0.16796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147314814815">
                <text:p>0.168147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3325">
                <text:p>0.16833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517685185185">
                <text:p>0.168517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70287037037">
                <text:p>0.168702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88806712963">
                <text:p>0.1688880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073240740741">
                <text:p>0.169073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258425925926">
                <text:p>0.169258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443622685185">
                <text:p>0.1694436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628796296296">
                <text:p>0.169628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81400462963">
                <text:p>0.169814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999166666667">
                <text:p>0.169999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184351851852">
                <text:p>0.170184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369537037037">
                <text:p>0.170369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55474537037">
                <text:p>0.170554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739918981481">
                <text:p>0.1707399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925115740741">
                <text:p>0.17092511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110289351852">
                <text:p>0.1711102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295462962963">
                <text:p>0.171295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80648148148">
                <text:p>0.171480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65833333333">
                <text:p>0.171665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851018518519">
                <text:p>0.17185101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036203703704">
                <text:p>0.172036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221388888889">
                <text:p>0.172221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406574074074">
                <text:p>0.17240657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591759259259">
                <text:p>0.172591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776967592593">
                <text:p>0.17277696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96212962963">
                <text:p>0.17296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147314814815">
                <text:p>0.17314731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3325">
                <text:p>0.17333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517685185185">
                <text:p>0.1735176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70287037037">
                <text:p>0.1737028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88806712963">
                <text:p>0.173888067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073252314815">
                <text:p>0.1740732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258425925926">
                <text:p>0.1742584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443611111111">
                <text:p>0.1744436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628796296296">
                <text:p>0.17462879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813981481481">
                <text:p>0.17481398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999166666667">
                <text:p>0.174999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184351851852">
                <text:p>0.175184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369537037037">
                <text:p>0.175369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554733796296">
                <text:p>0.1755547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739930555556">
                <text:p>0.17573993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925092592593">
                <text:p>0.175925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110300925926">
                <text:p>0.17611030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295462962963">
                <text:p>0.1762954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80671296296">
                <text:p>0.176480671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65833333333">
                <text:p>0.176665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51018518519">
                <text:p>0.17685101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36203703704">
                <text:p>0.1770362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221388888889">
                <text:p>0.17722138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406597222222">
                <text:p>0.17740659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591759259259">
                <text:p>0.1775917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776944444444">
                <text:p>0.17777694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962152777778">
                <text:p>0.17796215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147337962963">
                <text:p>0.17814733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3325">
                <text:p>0.17833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517685185185">
                <text:p>0.1785176851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70287037037">
                <text:p>0.1787028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888055555556">
                <text:p>0.1788880555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073240740741">
                <text:p>0.179073240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258425925926">
                <text:p>0.179258425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443611111111">
                <text:p>0.17944361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628796296296">
                <text:p>0.17962879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813981481481">
                <text:p>0.179813981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79999178240741">
                <text:p>0.1799991782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0184351851852">
                <text:p>0.18018435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0369537037037">
                <text:p>0.18036953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055474537037">
                <text:p>0.18055474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0739907407407">
                <text:p>0.1807399074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0925115740741">
                <text:p>0.180925115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110277777778">
                <text:p>0.1811102777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295474537037">
                <text:p>0.181295474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480648148148">
                <text:p>0.1814806481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665833333333">
                <text:p>0.1816658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1839467592593">
                <text:p>0.1818394675925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